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9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33.0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420.09pt"/>
    </style:style>
    <style:style style:name="co7" style:family="table-column">
      <style:table-column-properties fo:break-before="auto" style:column-width="136.01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67.01pt"/>
    </style:style>
    <style:style style:name="co10" style:family="table-column">
      <style:table-column-properties fo:break-before="auto" style:column-width="85.01pt"/>
    </style:style>
    <style:style style:name="co11" style:family="table-column">
      <style:table-column-properties fo:break-before="auto" style:column-width="108pt"/>
    </style:style>
    <style:style style:name="co12" style:family="table-column">
      <style:table-column-properties fo:break-before="auto" style:column-width="94.99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119.99pt"/>
    </style:style>
    <style:style style:name="co16" style:family="table-column">
      <style:table-column-properties fo:break-before="auto" style:column-width="151.99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84.99pt"/>
    </style:style>
    <style:style style:name="co19" style:family="table-column">
      <style:table-column-properties fo:break-before="auto" style:column-width="151.06pt"/>
    </style:style>
    <style:style style:name="co20" style:family="table-column">
      <style:table-column-properties fo:break-before="auto" style:column-width="60.01pt"/>
    </style:style>
    <style:style style:name="co21" style:family="table-column">
      <style:table-column-properties fo:break-before="auto" style:column-width="87.99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65.2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0.76pt" fo:break-before="auto" style:use-optimal-row-height="true"/>
    </style:style>
    <style:style style:name="ro6" style:family="table-row">
      <style:table-row-properties style:row-height="21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style:rotation-align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e7e6e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ackground-color="#e7e6e6" style:rotation-align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5" style:family="table-cell" style:parent-style-name="Default">
      <style:table-cell-properties fo:border-bottom="none" fo:background-color="#b4c6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 style:data-style-name="N125">
      <style:table-cell-properties style:rotation-align="none"/>
    </style:style>
    <style:style style:name="ce42" style:family="table-cell" style:parent-style-name="Default" style:data-style-name="N125">
      <style:table-cell-properties style:rotation-align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126">
      <style:table-cell-properties style:rotation-align="none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8" style:family="table-cell" style:parent-style-name="Default">
      <style:table-cell-properties fo:border-bottom="none" fo:background-color="#e7e6e6" style:diagonal-bl-tr="none" style:diagonal-tl-br="none" fo:border-left="0.74pt solid #000000" fo:border-right="none" style:rotation-align="none" fo:border-top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aeaaa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30">
      <style:table-cell-properties style:rotation-align="none"/>
    </style:style>
    <style:style style:name="ce54" style:family="table-cell" style:parent-style-name="Default" style:data-style-name="N130">
      <style:table-cell-properties fo:border-bottom="none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solid" svg:stroke-width="0.74pt" svg:stroke-color="#000000" draw:stroke-linejoin="miter" draw:fill="solid" draw:fill-color="#ffffff" draw:textarea-vertical-align="top" draw:auto-grow-height="false" fo:min-height="504.2pt" fo:min-width="596.38pt" fo:padding-top="3.54pt" fo:padding-bottom="3.54pt" fo:padding-left="7.09pt" fo:padding-right="7.09pt" fo:wrap-option="wrap"/>
    </style:style>
    <style:style style:name="gr2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504.17pt" fo:min-width="596.35pt" fo:padding-top="3.54pt" fo:padding-bottom="3.54pt" fo:padding-left="7.09pt" fo:padding-right="7.09pt" fo:wrap-option="wrap"/>
    </style:style>
    <style:style style:name="gr3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493.17pt" fo:min-width="1069.2pt" fo:padding-top="3.54pt" fo:padding-bottom="3.54pt" fo:padding-left="7.09pt" fo:padding-right="7.09pt" fo:wrap-option="wrap"/>
    </style:style>
    <style:style style:name="gr4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0.6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8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1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Building_data_audits_1.F6">
          <table:help-message table:title="Building serie"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Building_data_audits_1.F11">
          <table:help-message table:title="Building serie"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Building_data_audits_1.O6">
          <table:help-message table:display="true"/>
          <table:error-message table:message-type="stop" table:display="true"/>
        </table:content-validation>
        <table:content-validation table:name="val4" table:condition="of:cell-content-is-in-list(#REF!)" table:allow-empty-cell="true" table:display-list="unsorted" table:base-cell-address="Building_data_audits_1.W6">
          <table:help-message table:display="true"/>
          <table:error-message table:message-type="stop" table:display="true"/>
        </table:content-validation>
        <table:content-validation table:name="val5" table:condition="of:cell-content-is-in-list(#REF!)" table:allow-empty-cell="true" table:display-list="unsorted" table:base-cell-address="Building_data_audits_1.X6">
          <table:help-message table:display="true"/>
          <table:error-message table:message-type="stop" table:display="true"/>
        </table:content-validation>
      </table:content-validations>
      <table:table table:name="Building_data_audits_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5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number-columns-repeated="985" table:default-cell-style-name="Default"/>
        <table:table-row table:style-name="ro1">
          <table:table-cell>
            <draw:custom-shape table:end-cell-address="Building_data_audits_1.F24" table:end-x="94.48pt" table:end-y="12.47pt" draw:z-index="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1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2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3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4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5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6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7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6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7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8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89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0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1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2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3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4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5" draw:name="_x0000_t202" draw:style-name="gr1" draw:text-style-name="P1" drawooo:display="printer" svg:width="610.53pt" svg:height="511.26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Building_data_audits_1.F24" table:end-x="94.48pt" table:end-y="12.47pt" draw:z-index="96" draw:name="AutoShape 19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97" draw:name="AutoShape 19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98" draw:name="AutoShape 18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99" draw:name="AutoShape 18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0" draw:name="AutoShape 18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1" draw:name="AutoShape 18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2" draw:name="AutoShape 18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3" draw:name="AutoShape 17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4" draw:name="AutoShape 17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5" draw:name="AutoShape 17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6" draw:name="AutoShape 17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7" draw:name="AutoShape 17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8" draw:name="AutoShape 16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09" draw:name="AutoShape 16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0" draw:name="AutoShape 16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1" draw:name="AutoShape 16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2" draw:name="AutoShape 16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3" draw:name="AutoShape 15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4" draw:name="AutoShape 15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5" draw:name="AutoShape 15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6" draw:name="AutoShape 15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7" draw:name="AutoShape 15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8" draw:name="AutoShape 14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19" draw:name="AutoShape 14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0" draw:name="AutoShape 14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1" draw:name="AutoShape 14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2" draw:name="AutoShape 14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3" draw:name="AutoShape 13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4" draw:name="AutoShape 13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5" draw:name="AutoShape 13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6" draw:name="AutoShape 13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7" draw:name="AutoShape 13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8" draw:name="AutoShape 12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29" draw:name="AutoShape 12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0" draw:name="AutoShape 12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1" draw:name="AutoShape 12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2" draw:name="AutoShape 12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3" draw:name="AutoShape 11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4" draw:name="AutoShape 11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5" draw:name="AutoShape 11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6" draw:name="AutoShape 11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7" draw:name="AutoShape 11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8" draw:name="AutoShape 10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39" draw:name="AutoShape 10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0" draw:name="AutoShape 10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1" draw:name="AutoShape 10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2" draw:name="AutoShape 10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3" draw:name="AutoShape 9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4" draw:name="AutoShape 9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5" draw:name="AutoShape 9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6" draw:name="AutoShape 9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7" draw:name="AutoShape 9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8" draw:name="AutoShape 8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49" draw:name="AutoShape 8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0" draw:name="AutoShape 8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1" draw:name="AutoShape 8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2" draw:name="AutoShape 8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3" draw:name="AutoShape 7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4" draw:name="AutoShape 7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5" draw:name="AutoShape 7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6" draw:name="AutoShape 7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7" draw:name="AutoShape 7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8" draw:name="AutoShape 6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59" draw:name="AutoShape 6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0" draw:name="AutoShape 6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1" draw:name="AutoShape 6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2" draw:name="AutoShape 6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3" draw:name="AutoShape 5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4" draw:name="AutoShape 5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5" draw:name="AutoShape 5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6" draw:name="AutoShape 5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7" draw:name="AutoShape 5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8" draw:name="AutoShape 4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69" draw:name="AutoShape 4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0" draw:name="AutoShape 4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1" draw:name="AutoShape 4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2" draw:name="AutoShape 4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3" draw:name="AutoShape 3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4" draw:name="AutoShape 3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5" draw:name="AutoShape 3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6" draw:name="AutoShape 3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7" draw:name="AutoShape 3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8" draw:name="AutoShape 2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79" draw:name="AutoShape 2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0" draw:name="AutoShape 2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1" draw:name="AutoShape 2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2" draw:name="AutoShape 2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3" draw:name="AutoShape 1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4" draw:name="AutoShape 1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5" draw:name="AutoShape 1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6" draw:name="AutoShape 1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7" draw:name="AutoShape 10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8" draw:name="AutoShape 8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89" draw:name="AutoShape 6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90" draw:name="AutoShape 4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F24" table:end-x="94.48pt" table:end-y="12.47pt" draw:z-index="191" draw:name="AutoShape 2" draw:style-name="gr2" draw:text-style-name="P1" svg:width="610.53pt" svg:height="511.26pt" svg:x="0pt" svg:y="0pt">
              <text:p/>
              <draw:enhanced-geometry draw:mirror-horizontal="false" draw:mirror-vertical="false" svg:viewBox="0 0 7753951 6492591" draw:text-areas="0 0 0 0" draw:type="ooxml-non-primitive" draw:enhanced-path="M"/>
            </draw:custom-shape>
            <draw:custom-shape table:end-cell-address="Building_data_audits_1.H24" table:end-x="11.23pt" table:end-y="1.47pt" draw:z-index="192" draw:name="AutoShape 19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3" draw:name="AutoShape 19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4" draw:name="AutoShape 18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5" draw:name="AutoShape 18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6" draw:name="AutoShape 18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7" draw:name="AutoShape 18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8" draw:name="AutoShape 18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199" draw:name="AutoShape 17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0" draw:name="AutoShape 17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1" draw:name="AutoShape 17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2" draw:name="AutoShape 17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3" draw:name="AutoShape 17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4" draw:name="AutoShape 16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5" draw:name="AutoShape 16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6" draw:name="AutoShape 16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7" draw:name="AutoShape 16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8" draw:name="AutoShape 16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09" draw:name="AutoShape 15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0" draw:name="AutoShape 15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1" draw:name="AutoShape 15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2" draw:name="AutoShape 15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3" draw:name="AutoShape 15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4" draw:name="AutoShape 14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5" draw:name="AutoShape 14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6" draw:name="AutoShape 14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7" draw:name="AutoShape 14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8" draw:name="AutoShape 14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19" draw:name="AutoShape 13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0" draw:name="AutoShape 13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1" draw:name="AutoShape 13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2" draw:name="AutoShape 13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3" draw:name="AutoShape 13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4" draw:name="AutoShape 12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5" draw:name="AutoShape 12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6" draw:name="AutoShape 12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7" draw:name="AutoShape 12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8" draw:name="AutoShape 12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29" draw:name="AutoShape 11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0" draw:name="AutoShape 11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1" draw:name="AutoShape 11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2" draw:name="AutoShape 11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3" draw:name="AutoShape 11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4" draw:name="AutoShape 10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5" draw:name="AutoShape 10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6" draw:name="AutoShape 10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7" draw:name="AutoShape 10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8" draw:name="AutoShape 10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39" draw:name="AutoShape 9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0" draw:name="AutoShape 9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1" draw:name="AutoShape 9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2" draw:name="AutoShape 9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3" draw:name="AutoShape 9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4" draw:name="AutoShape 8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5" draw:name="AutoShape 8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6" draw:name="AutoShape 8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7" draw:name="AutoShape 8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8" draw:name="AutoShape 8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49" draw:name="AutoShape 7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0" draw:name="AutoShape 7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1" draw:name="AutoShape 7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2" draw:name="AutoShape 7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3" draw:name="AutoShape 7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4" draw:name="AutoShape 6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5" draw:name="AutoShape 6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6" draw:name="AutoShape 6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7" draw:name="AutoShape 6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8" draw:name="AutoShape 6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59" draw:name="AutoShape 5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0" draw:name="AutoShape 5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1" draw:name="AutoShape 5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2" draw:name="AutoShape 5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3" draw:name="AutoShape 5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4" draw:name="AutoShape 4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5" draw:name="AutoShape 4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6" draw:name="AutoShape 4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7" draw:name="AutoShape 4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8" draw:name="AutoShape 4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69" draw:name="AutoShape 3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0" draw:name="AutoShape 3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1" draw:name="AutoShape 3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2" draw:name="AutoShape 3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3" draw:name="AutoShape 3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4" draw:name="AutoShape 2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5" draw:name="AutoShape 2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6" draw:name="AutoShape 2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7" draw:name="AutoShape 2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8" draw:name="AutoShape 2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79" draw:name="AutoShape 1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0" draw:name="AutoShape 1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1" draw:name="AutoShape 1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2" draw:name="AutoShape 1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3" draw:name="AutoShape 10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4" draw:name="AutoShape 8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5" draw:name="AutoShape 6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6" draw:name="AutoShape 4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  <draw:custom-shape table:end-cell-address="Building_data_audits_1.H24" table:end-x="11.23pt" table:end-y="1.47pt" draw:z-index="287" draw:name="AutoShape 2" draw:style-name="gr3" draw:text-style-name="P1" svg:width="1083.37pt" svg:height="500.26pt" svg:x="0pt" svg:y="0pt">
              <text:p/>
              <draw:enhanced-geometry draw:mirror-horizontal="false" draw:mirror-vertical="false" svg:viewBox="0 0 13759156 6352891" draw:text-areas="0 0 0 0" draw:type="ooxml-non-primitive" draw:enhanced-path="M"/>
            </draw:custom-shape>
          </table:table-cell>
          <table:table-cell table:number-columns-repeated="2"/>
          <table:table-cell table:style-name="ce61" office:value-type="string" calcext:value-type="string" table:number-columns-spanned="14" table:number-rows-spanned="1">
            <text:p>Building characteristics</text:p>
          </table:table-cell>
          <table:covered-table-cell table:number-columns-repeated="13" table:style-name="ce61"/>
          <table:table-cell table:style-name="ce61" office:value-type="string" calcext:value-type="string" table:number-columns-spanned="15" table:number-rows-spanned="1">
            <text:p>Energy use calculation data from energy audit</text:p>
          </table:table-cell>
          <table:covered-table-cell table:number-columns-repeated="14" table:style-name="ce61"/>
          <table:table-cell table:style-name="ce103" office:value-type="string" calcext:value-type="string" table:number-columns-spanned="2" table:number-rows-spanned="1">
            <text:p>Projected investment costs (estimations from energy audit) </text:p>
          </table:table-cell>
          <table:covered-table-cell table:style-name="ce103"/>
          <table:table-cell table:number-columns-repeated="990"/>
        </table:table-row>
        <table:table-row table:style-name="ro2">
          <table:table-cell table:number-columns-repeated="3"/>
          <table:table-cell table:style-name="ce13"/>
          <table:table-cell table:style-name="ce18" table:number-columns-repeated="12"/>
          <table:table-cell table:style-name="ce36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7"/>
          <table:table-cell table:style-name="ce38"/>
          <table:table-cell table:style-name="ce50"/>
          <table:table-cell table:style-name="ce38"/>
          <table:table-cell table:style-name="ce50"/>
          <table:table-cell table:number-columns-repeated="990"/>
        </table:table-row>
        <table:table-row table:style-name="ro2">
          <table:table-cell table:number-columns-repeated="3"/>
          <table:table-cell table:style-name="ce14" office:value-type="string" calcext:value-type="string">
            <text:p>*Values in red inserted by the user</text:p>
          </table:table-cell>
          <table:table-cell table:style-name="ce19" table:number-columns-repeated="12"/>
          <table:table-cell table:style-name="ce37"/>
          <table:table-cell table:style-name="ce90" office:value-type="string" calcext:value-type="string" table:number-columns-spanned="5" table:number-rows-spanned="1">
            <text:p>Information on calculation zones and groups of premises</text:p>
          </table:table-cell>
          <table:covered-table-cell table:number-columns-repeated="4" table:style-name="ce90"/>
          <table:table-cell table:style-name="ce90" office:value-type="string" calcext:value-type="string" table:number-columns-spanned="8" table:number-rows-spanned="1">
            <text:p>Distribution of energy consumption (Enerģijas patēriņa sadalījums)</text:p>
          </table:table-cell>
          <table:covered-table-cell table:number-columns-repeated="7" table:style-name="ce90"/>
          <table:table-cell table:style-name="ce90" office:value-type="string" calcext:value-type="string" table:number-columns-spanned="2" table:number-rows-spanned="1">
            <text:p>Building envelope</text:p>
          </table:table-cell>
          <table:covered-table-cell table:style-name="ce90"/>
          <table:table-cell table:style-name="ce90" table:number-columns-spanned="2" table:number-rows-spanned="1"/>
          <table:covered-table-cell table:style-name="ce90"/>
          <table:table-cell table:number-columns-repeated="990"/>
        </table:table-row>
        <table:table-row table:style-name="ro3">
          <table:table-cell table:style-name="ce2" office:value-type="string" calcext:value-type="string">
            <text:p>Sample data set</text:p>
          </table:table-cell>
          <table:table-cell table:style-name="ce2"/>
          <table:table-cell table:style-name="ce8"/>
          <table:table-cell table:style-name="ce15" office:value-type="string" calcext:value-type="string">
            <office:annotation draw:style-name="gr4" draw:text-style-name="P3" svg:width="136.52pt" svg:height="236.32pt" svg:x="403.51pt" svg:y="0pt" draw:caption-point-x="-10.77pt" draw:caption-point-y="67.78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Šīs vērtības ievada rīka lietotājs/ User inserts these values</text:span></text:p>
            </office:annotation>
            <text:p>Address</text:p>
          </table:table-cell>
          <table:table-cell table:style-name="ce15" office:value-type="string" calcext:value-type="string">
            <text:p>Cadaster number</text:p>
          </table:table-cell>
          <table:table-cell table:style-name="ce15" office:value-type="string" calcext:value-type="string">
            <text:p>Type of apartment building (building serie)</text:p>
          </table:table-cell>
          <table:table-cell table:style-name="ce24" office:value-type="string" calcext:value-type="string">
            <text:p>Building Serie Code</text:p>
          </table:table-cell>
          <table:table-cell table:style-name="ce15" office:value-type="string" calcext:value-type="string">
            <text:p>Building length</text:p>
          </table:table-cell>
          <table:table-cell table:style-name="ce15" office:value-type="string" calcext:value-type="string">
            <text:p>Building width</text:p>
          </table:table-cell>
          <table:table-cell table:style-name="ce15" office:value-type="string" calcext:value-type="string">
            <text:p>Building height </text:p>
          </table:table-cell>
          <table:table-cell table:style-name="ce27" office:value-type="string" calcext:value-type="string">
            <office:annotation draw:style-name="gr5" draw:text-style-name="P3" svg:width="129.26pt" svg:height="364.45pt" svg:x="1398.39pt" svg:y="0pt" draw:caption-point-x="-11.54pt" draw:caption-point-y="67.78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nodefinēt pašiem attiecīgajām sērijām</text:span></text:p>
              <text:p text:style-name="P2"><text:span text:style-name="T1">Reply:</text:span></text:p>
              <text:p text:style-name="P2"><text:span text:style-name="T1"><text:s text:c="4"/></text:span><text:span text:style-name="T1">vai nu ievada iedzīvotājs, vai AI paņem pēc atbilstošās sērijas</text:span></text:p>
              <text:p text:style-name="P2"><text:span text:style-name="T1">Reply:</text:span></text:p>
              <text:p text:style-name="P2"><text:span text:style-name="T1"><text:s text:c="4"/></text:span><text:span text:style-name="T1">Either entered by the user or autofilled depending on the selected serie</text:span></text:p>
            </office:annotation>
            <text:p>Avg. indoor height</text:p>
          </table:table-cell>
          <table:table-cell table:style-name="ce27" office:value-type="string" calcext:value-type="string">
            <text:p>Heated area</text:p>
          </table:table-cell>
          <table:table-cell table:style-name="ce31" office:value-type="string" calcext:value-type="string">
            <text:p>Building volume</text:p>
          </table:table-cell>
          <table:table-cell table:style-name="ce15" office:value-type="string" calcext:value-type="string">
            <text:p>Number of floors (excl basement)</text:p>
          </table:table-cell>
          <table:table-cell table:style-name="ce33" office:value-type="string" calcext:value-type="string">
            <text:p>Type of heating</text:p>
          </table:table-cell>
          <table:table-cell table:style-name="ce35" office:value-type="string" calcext:value-type="string">
            <office:annotation draw:style-name="gr6" draw:text-style-name="P3" svg:width="147.74pt" svg:height="223.51pt" svg:x="1879.4pt" svg:y="0pt" draw:caption-point-x="-11.54pt" draw:caption-point-y="67.78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Nav būtiski AI rīkam, taču būtiski apkopot priekš REA</text:span></text:p>
            </office:annotation>
            <text:p>Building operating year</text:p>
          </table:table-cell>
          <table:table-cell table:style-name="ce35" office:value-type="string" calcext:value-type="string">
            <office:annotation draw:style-name="gr6" draw:text-style-name="P3" svg:width="144.99pt" svg:height="223.51pt" svg:x="1964.38pt" svg:y="0pt" draw:caption-point-x="-11.54pt" draw:caption-point-y="67.78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Nav būtiski AI rīkam, taču būtiski apkopot priekš REA</text:span></text:p>
            </office:annotation>
            <text:p>Number of apartments</text:p>
          </table:table-cell>
          <table:table-cell table:style-name="ce2" office:value-type="string" calcext:value-type="string">
            <text:p>Total area (calculation)</text:p>
          </table:table-cell>
          <table:table-cell table:style-name="ce44" office:value-type="string" calcext:value-type="string">
            <text:p>Building volume (calculation)</text:p>
          </table:table-cell>
          <table:table-cell table:style-name="ce44" office:value-type="string" calcext:value-type="string">
            <text:p>Calculation temperature</text:p>
          </table:table-cell>
          <table:table-cell table:style-name="ce2" office:value-type="string" calcext:value-type="string">
            <text:p>Length of the heating period</text:p>
          </table:table-cell>
          <table:table-cell table:style-name="ce2" office:value-type="string" calcext:value-type="string">
            <text:p>Air exchange (methodologically accepted in the audit)</text:p>
          </table:table-cell>
          <table:table-cell table:style-name="ce46" office:value-type="string" calcext:value-type="string">
            <text:p>Heating system type </text:p>
          </table:table-cell>
          <table:table-cell table:style-name="ce2" office:value-type="string" calcext:value-type="string">
            <text:p>Hot water system</text:p>
          </table:table-cell>
          <table:table-cell table:style-name="ce49" office:value-type="string" calcext:value-type="string">
            <text:p>Heating system energy consumption (average annual)</text:p>
          </table:table-cell>
          <table:table-cell table:style-name="ce49" office:value-type="string" calcext:value-type="string">
            <text:p>Hot water preparation energy consumption (average annual)</text:p>
          </table:table-cell>
          <table:table-cell table:style-name="ce49" office:value-type="string" calcext:value-type="string">
            <text:p>Total energy consumption</text:p>
          </table:table-cell>
          <table:table-cell table:style-name="ce2" office:value-type="string" calcext:value-type="string">
            <text:p>Benefit utilization factor (Ieguvumu</text:p>
            <text:p>izmantošanas</text:p>
            <text:p>koeficients)</text:p>
          </table:table-cell>
          <table:table-cell table:style-name="ce31" office:value-type="string" calcext:value-type="string">
            <text:p>Kopējie</text:p>
            <text:p>siltuma</text:p>
            <text:p>ieguvumi</text:p>
          </table:table-cell>
          <table:table-cell table:style-name="ce31" office:value-type="string" calcext:value-type="string">
            <text:p>Kopējie</text:p>
            <text:p>siltuma</text:p>
            <text:p>ieguvumi</text:p>
          </table:table-cell>
          <table:table-cell table:style-name="ce2" office:value-type="string" calcext:value-type="string">
            <text:p>Structure heat loss coefficient</text:p>
          </table:table-cell>
          <table:table-cell table:style-name="ce31" office:value-type="string" calcext:value-type="string">
            <text:p>Energy consumption = 10 x 9 x number of heating days x hours</text:p>
          </table:table-cell>
          <table:table-cell table:style-name="ce2" office:value-type="string" calcext:value-type="string">
            <text:p>Total renovation cost</text:p>
          </table:table-cell>
          <table:table-cell table:style-name="ce31" office:value-type="string" calcext:value-type="string">
            <text:p>Total renovation cost per m2</text:p>
          </table:table-cell>
          <table:table-cell table:style-name="ce2" table:number-columns-repeated="990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Units</text:p>
          </table:table-cell>
          <table:table-cell table:style-name="ce16" office:value-type="string" calcext:value-type="string">
            <text:p>[text]</text:p>
          </table:table-cell>
          <table:table-cell table:style-name="ce20" office:value-type="string" calcext:value-type="string">
            <text:p>[number]</text:p>
          </table:table-cell>
          <table:table-cell table:style-name="ce23" office:value-type="string" calcext:value-type="string">
            <text:p>[building serie]</text:p>
          </table:table-cell>
          <table:table-cell table:style-name="ce25" office:value-type="string" calcext:value-type="string">
            <text:p>Building Serie Code</text:p>
          </table:table-cell>
          <table:table-cell table:number-columns-repeated="3" table:style-name="ce23" office:value-type="string" calcext:value-type="string">
            <text:p>[m] </text:p>
          </table:table-cell>
          <table:table-cell table:style-name="ce28" office:value-type="string" calcext:value-type="string">
            <text:p>[m]</text:p>
          </table:table-cell>
          <table:table-cell table:style-name="ce30" office:value-type="string" calcext:value-type="string">
            <text:p>[m2]</text:p>
          </table:table-cell>
          <table:table-cell table:style-name="ce32" office:value-type="string" calcext:value-type="string">
            <text:p>[m3]</text:p>
          </table:table-cell>
          <table:table-cell table:style-name="ce23" office:value-type="string" calcext:value-type="string">
            <text:p>[number]</text:p>
          </table:table-cell>
          <table:table-cell table:style-name="ce23" office:value-type="string" calcext:value-type="string">
            <text:p>[type]</text:p>
          </table:table-cell>
          <table:table-cell table:style-name="ce23" office:value-type="string" calcext:value-type="string">
            <text:p>[year]</text:p>
          </table:table-cell>
          <table:table-cell table:style-name="ce9" office:value-type="string" calcext:value-type="string">
            <text:p>[number]</text:p>
          </table:table-cell>
          <table:table-cell table:style-name="ce40" office:value-type="string" calcext:value-type="string">
            <text:p>[m2]</text:p>
          </table:table-cell>
          <table:table-cell table:style-name="ce9" office:value-type="string" calcext:value-type="string">
            <text:p>[m3]</text:p>
          </table:table-cell>
          <table:table-cell table:style-name="ce9" office:value-type="string" calcext:value-type="string">
            <text:p>[oC]</text:p>
          </table:table-cell>
          <table:table-cell table:style-name="ce9" office:value-type="string" calcext:value-type="string">
            <text:p>[days] </text:p>
          </table:table-cell>
          <table:table-cell table:style-name="ce23" office:value-type="string" calcext:value-type="string">
            <text:p>[1/h]</text:p>
          </table:table-cell>
          <table:table-cell table:style-name="ce9" office:value-type="string" calcext:value-type="string">
            <text:p>[single or double pipe]</text:p>
          </table:table-cell>
          <table:table-cell table:style-name="ce40" office:value-type="string" calcext:value-type="string">
            <text:p>[district heating or electricity]</text:p>
          </table:table-cell>
          <table:table-cell table:number-columns-repeated="3" table:style-name="ce40" office:value-type="string" calcext:value-type="string">
            <text:p>[annual kWh]</text:p>
          </table:table-cell>
          <table:table-cell table:style-name="ce40" office:value-type="string" calcext:value-type="string">
            <text:p>[coeficient]</text:p>
          </table:table-cell>
          <table:table-cell table:style-name="ce40" office:value-type="string" calcext:value-type="string">
            <text:p>[annual kWh]</text:p>
          </table:table-cell>
          <table:table-cell table:style-name="ce40" office:value-type="string" calcext:value-type="string">
            <text:p>kWh/m2</text:p>
          </table:table-cell>
          <table:table-cell table:style-name="ce40" office:value-type="string" calcext:value-type="string">
            <text:p>W/K</text:p>
          </table:table-cell>
          <table:table-cell table:style-name="ce40" office:value-type="string" calcext:value-type="string">
            <text:p>kwh</text:p>
          </table:table-cell>
          <table:table-cell table:style-name="ce40" office:value-type="string" calcext:value-type="string">
            <text:p>[EUR]</text:p>
          </table:table-cell>
          <table:table-cell table:style-name="ce40" office:value-type="string" calcext:value-type="string">
            <text:p>[EUR/m2]</text:p>
          </table:table-cell>
          <table:table-cell table:style-name="ce3" table:number-columns-repeated="990"/>
        </table:table-row>
        <table:table-row table:style-name="ro5">
          <table:table-cell table:style-name="ce4" office:value-type="string" calcext:value-type="string">
            <text:p>BUILDING A</text:p>
          </table:table-cell>
          <table:table-cell/>
          <table:table-cell table:style-name="ce10"/>
          <table:table-cell office:value-type="string" calcext:value-type="string">
            <text:p>Nīcgales iela 4, Rīga, LV-1035</text:p>
          </table:table-cell>
          <table:table-cell table:style-name="ce21" office:value-type="float" office:value="1000702031001" calcext:value-type="float">
            <text:p>1000702031001</text:p>
          </table:table-cell>
          <table:table-cell table:content-validation-name="val1" office:value-type="string" calcext:value-type="string">
            <text:p>Čehu projekts</text:p>
          </table:table-cell>
          <table:table-cell table:style-name="ce75" table:formula="of:=VLOOKUP([.F6];['file:///home/mixalako/Documents/EPU/rea-uc/datasets/Dataset-for-AI-tool_renovated-buildings-91-AUDITI-AR-2-ZON%C3%84_M-ENG.xlsx'#$'Building series'.A$1:.F$1048576];6;0)" office:value-type="float" office:value="101" calcext:value-type="float">
            <text:p>101</text:p>
          </table:table-cell>
          <table:table-cell table:content-validation-name="val2" office:value-type="float" office:value="166.65" calcext:value-type="float">
            <text:p>166.65</text:p>
          </table:table-cell>
          <table:table-cell office:value-type="float" office:value="9.78" calcext:value-type="float">
            <text:p>9.78</text:p>
          </table:table-cell>
          <table:table-cell office:value-type="float" office:value="25.7" calcext:value-type="float">
            <text:p>25.7</text:p>
          </table:table-cell>
          <table:table-cell table:style-name="ce29" table:formula="of:=VLOOKUP([.F6];['file:///home/mixalako/Documents/EPU/rea-uc/datasets/Dataset-for-AI-tool_renovated-buildings-91-AUDITI-AR-2-ZON%C3%84_M-ENG.xlsx'#$'Building series'.A$1:.C$1048576];2;0)">
            <text:p/>
          </table:table-cell>
          <table:table-cell office:value-type="float" office:value="2000" calcext:value-type="float">
            <text:p>2000</text:p>
          </table:table-cell>
          <table:table-cell table:style-name="ce10" table:formula="of:=[.L6]*[.K6]" office:value-type="string" office:string-value="" calcext:value-type="error">
            <text:p>#VALUE!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7.33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Other</text:p>
          </table:table-cell>
          <table:table-cell office:value-type="string" calcext:value-type="string">
            <text:p>n/a</text:p>
          </table:table-cell>
          <table:table-cell table:style-name="ce10" office:value-type="float" office:value="252" calcext:value-type="float">
            <text:p>252</text:p>
          </table:table-cell>
          <table:table-cell table:style-name="ce41" table:formula="of:=SUM([.R7:.R8])" office:value-type="float" office:value="13916.2" calcext:value-type="float">
            <text:p>13916.2</text:p>
          </table:table-cell>
          <table:table-cell table:formula="of:=SUM([.S7:.S8])" office:value-type="float" office:value="35625.5" calcext:value-type="float">
            <text:p>35625.5</text:p>
          </table:table-cell>
          <table:table-cell table:style-name="ce45" table:formula="of:=([.S7]*[.T7]+[.S8]*[.T8])/[.S6]" office:value-type="float" office:value="19.7740326451559" calcext:value-type="float">
            <text:p>19.774</text:p>
          </table:table-cell>
          <table:table-cell table:formula="of:=AVERAGE([.U7:.U8])" office:value-type="float" office:value="212" calcext:value-type="float">
            <text:p>212</text:p>
          </table:table-cell>
          <table:table-cell table:formula="of:=AVERAGE([.V7:.V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350237.7" calcext:value-type="float">
            <text:p>1350237.7</text:p>
          </table:table-cell>
          <table:table-cell office:value-type="float" office:value="828677.3" calcext:value-type="float">
            <text:p>828677.3</text:p>
          </table:table-cell>
          <table:table-cell table:formula="of:=SUM([.Y6:.Z6])" office:value-type="float" office:value="2178915" calcext:value-type="float">
            <text:p>2178915</text:p>
          </table:table-cell>
          <table:table-cell table:formula="of:=AVERAGE([.AB7:.AB8])" office:value-type="float" office:value="0.99" calcext:value-type="float">
            <text:p>0.99</text:p>
          </table:table-cell>
          <table:table-cell/>
          <table:table-cell table:style-name="ce10"/>
          <table:table-cell/>
          <table:table-cell table:style-name="ce10" table:formula="of:=SUM([.AF7:.AF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4]" office:value-type="currency" office:currency="EUR" office:value="1466500" calcext:value-type="currency">
            <text:p>€ 1,466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4]" office:value-type="currency" office:currency="EUR" office:value="105.380779235711" calcext:value-type="currency">
            <text:p>€ 105.3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2868" calcext:value-type="float">
            <text:p>12868.0</text:p>
          </table:table-cell>
          <table:table-cell table:style-name="ce11" office:value-type="float" office:value="32942.1" calcext:value-type="float">
            <text:p>32942.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]" office:value-type="float" office:value="13847.8" calcext:value-type="float">
            <text:p>13847.8</text:p>
          </table:table-cell>
          <table:table-cell table:style-name="ce51" table:formula="of:=['file:///home/mixalako/Documents/EPU/rea-uc/datasets/Dataset-for-AI-tool_renovated-buildings-91-AUDITI-AR-2-ZON%C3%84_M-ENG.xlsx'#$'Building envelope'.E16]" office:value-type="float" office:value="1278254.14" calcext:value-type="float">
            <text:p>1278254.1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048.2" calcext:value-type="float">
            <text:p>1048.2</text:p>
          </table:table-cell>
          <table:table-cell table:style-name="ce11" office:value-type="float" office:value="2683.4" calcext:value-type="float">
            <text:p>2683.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8" calcext:value-type="float">
            <text:p>0.98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6">
          <table:table-cell table:style-name="ce55"/>
          <table:table-cell table:number-columns-repeated="5"/>
          <table:table-cell table:formula="of:=VLOOKUP([.F1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</text:p>
          </table:table-cell>
          <table:table-cell/>
          <table:table-cell table:style-name="ce10"/>
          <table:table-cell office:value-type="string" calcext:value-type="string">
            <text:p>Dagmāras iela 9k1, Rīga, LV-1007</text:p>
          </table:table-cell>
          <table:table-cell table:style-name="ce21" office:value-type="float" office:value="1000660229001" calcext:value-type="float">
            <text:p>1000660229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1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46.9" calcext:value-type="float">
            <text:p>46.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1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042.91" calcext:value-type="float">
            <text:p>2042.91</text:p>
          </table:table-cell>
          <table:table-cell table:style-name="ce10" table:formula="of:=[.L11]*[.K11]" office:value-type="float" office:value="5107.275" calcext:value-type="float">
            <text:p>5107.2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34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45" calcext:value-type="float">
            <text:p>45</text:p>
          </table:table-cell>
          <table:table-cell table:style-name="ce41" table:formula="of:=SUM([.R12:.R13])" office:value-type="float" office:value="2042.91" calcext:value-type="float">
            <text:p>2042.9</text:p>
          </table:table-cell>
          <table:table-cell table:formula="of:=SUM([.S12:.S13])" office:value-type="float" office:value="5107" calcext:value-type="float">
            <text:p>5107</text:p>
          </table:table-cell>
          <table:table-cell table:style-name="ce45" table:formula="of:=([.S12]*[.T12]+[.S13]*[.T13])/[.S11]" office:value-type="float" office:value="21.634814959859" calcext:value-type="float">
            <text:p>21.635</text:p>
          </table:table-cell>
          <table:table-cell table:formula="of:=AVERAGE([.U12:.U13])" office:value-type="float" office:value="203" calcext:value-type="float">
            <text:p>203</text:p>
          </table:table-cell>
          <table:table-cell table:formula="of:=AVERAGE([.V12:.V13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44176" calcext:value-type="float">
            <text:p>544176</text:p>
          </table:table-cell>
          <table:table-cell office:value-type="float" office:value="306072" calcext:value-type="float">
            <text:p>306072</text:p>
          </table:table-cell>
          <table:table-cell table:formula="of:=SUM([.Y11:.Z11])" office:value-type="float" office:value="850248" calcext:value-type="float">
            <text:p>850248</text:p>
          </table:table-cell>
          <table:table-cell table:formula="of:=AVERAGE([.AB12:.AB13])" office:value-type="float" office:value="0.92" calcext:value-type="float">
            <text:p>0.92</text:p>
          </table:table-cell>
          <table:table-cell office:value-type="float" office:value="72659" calcext:value-type="float">
            <text:p>72659</text:p>
          </table:table-cell>
          <table:table-cell table:style-name="ce10" office:value-type="float" office:value="35.6" calcext:value-type="float">
            <text:p>35.6</text:p>
          </table:table-cell>
          <table:table-cell/>
          <table:table-cell table:style-name="ce10" table:formula="of:=SUM([.AF12:.AF13])" office:value-type="float" office:value="260187" calcext:value-type="float">
            <text:p>260187</text:p>
          </table:table-cell>
          <table:table-cell table:style-name="ce53" table:formula="of:=['file:///home/mixalako/Documents/EPU/rea-uc/datasets/Dataset-for-AI-tool_renovated-buildings-91-AUDITI-AR-2-ZON%C3%84_M-ENG.xlsx'#$'Energy efficiency measures'.H25]" office:value-type="currency" office:currency="EUR" office:value="139800" calcext:value-type="currency">
            <text:p>€ 139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5]" office:value-type="currency" office:currency="EUR" office:value="10.0458458487231" calcext:value-type="currency">
            <text:p>€ 10.0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93.57" calcext:value-type="float">
            <text:p>1893.6</text:p>
          </table:table-cell>
          <table:table-cell table:style-name="ce11" office:value-type="float" office:value="4734" calcext:value-type="float">
            <text:p>473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7]" office:value-type="float" office:value="2265.8" calcext:value-type="float">
            <text:p>2265.8</text:p>
          </table:table-cell>
          <table:table-cell table:style-name="ce51" table:formula="of:=['file:///home/mixalako/Documents/EPU/rea-uc/datasets/Dataset-for-AI-tool_renovated-buildings-91-AUDITI-AR-2-ZON%C3%84_M-ENG.xlsx'#$'Building envelope'.E37]" office:value-type="float" office:value="242863" calcext:value-type="float">
            <text:p>24286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49.34" calcext:value-type="float">
            <text:p>149.34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4]" office:value-type="float" office:value="209.2" calcext:value-type="float">
            <text:p>209.2</text:p>
          </table:table-cell>
          <table:table-cell table:style-name="ce51" table:formula="of:=['file:///home/mixalako/Documents/EPU/rea-uc/datasets/Dataset-for-AI-tool_renovated-buildings-91-AUDITI-AR-2-ZON%C3%84_M-ENG.xlsx'#$'Building envelope'.E44]" office:value-type="float" office:value="17324" calcext:value-type="float">
            <text:p>1732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5"/>
          <table:table-cell table:number-columns-repeated="5"/>
          <table:table-cell table:formula="of:=VLOOKUP([.F1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5"/>
          <table:table-cell table:number-columns-repeated="5"/>
          <table:table-cell table:formula="of:=VLOOKUP([.F1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</text:p>
          </table:table-cell>
          <table:table-cell/>
          <table:table-cell table:style-name="ce10"/>
          <table:table-cell office:value-type="string" calcext:value-type="string">
            <text:p>Dagmāras iela 9k2, Rīga, LV-1007</text:p>
          </table:table-cell>
          <table:table-cell table:style-name="ce21" office:value-type="float" office:value="1000660171001" calcext:value-type="float">
            <text:p>1000660171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1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46.9" calcext:value-type="float">
            <text:p>46.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1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044.12" calcext:value-type="float">
            <text:p>2044.12</text:p>
          </table:table-cell>
          <table:table-cell table:style-name="ce10" table:formula="of:=[.L16]*[.K16]" office:value-type="float" office:value="5110.3" calcext:value-type="float">
            <text:p>5110.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25.6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45" calcext:value-type="float">
            <text:p>45</text:p>
          </table:table-cell>
          <table:table-cell table:style-name="ce41" table:formula="of:=SUM([.R17:.R18])" office:value-type="float" office:value="2044.12" calcext:value-type="float">
            <text:p>2044.1</text:p>
          </table:table-cell>
          <table:table-cell table:formula="of:=SUM([.S17:.S18])" office:value-type="float" office:value="5111" calcext:value-type="float">
            <text:p>5111</text:p>
          </table:table-cell>
          <table:table-cell table:style-name="ce45" table:formula="of:=([.S17]*[.T17]+[.S18]*[.T18])/[.S16]" office:value-type="float" office:value="21.6223830952847" calcext:value-type="float">
            <text:p>21.622</text:p>
          </table:table-cell>
          <table:table-cell table:formula="of:=AVERAGE([.U17:.U18])" office:value-type="float" office:value="203" calcext:value-type="float">
            <text:p>203</text:p>
          </table:table-cell>
          <table:table-cell table:formula="of:=AVERAGE([.V17:.V18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44176" calcext:value-type="float">
            <text:p>544176</text:p>
          </table:table-cell>
          <table:table-cell office:value-type="float" office:value="306072" calcext:value-type="float">
            <text:p>306072</text:p>
          </table:table-cell>
          <table:table-cell table:formula="of:=SUM([.Y16:.Z16])" office:value-type="float" office:value="850248" calcext:value-type="float">
            <text:p>850248</text:p>
          </table:table-cell>
          <table:table-cell table:formula="of:=AVERAGE([.AB17:.AB18])" office:value-type="float" office:value="0.92" calcext:value-type="float">
            <text:p>0.92</text:p>
          </table:table-cell>
          <table:table-cell office:value-type="float" office:value="72691" calcext:value-type="float">
            <text:p>72691</text:p>
          </table:table-cell>
          <table:table-cell table:style-name="ce10" office:value-type="float" office:value="35.6" calcext:value-type="float">
            <text:p>35.6</text:p>
          </table:table-cell>
          <table:table-cell/>
          <table:table-cell table:style-name="ce10" table:formula="of:=SUM([.AF17:.AF18])" office:value-type="float" office:value="260817" calcext:value-type="float">
            <text:p>260817</text:p>
          </table:table-cell>
          <table:table-cell table:style-name="ce53" table:formula="of:=['file:///home/mixalako/Documents/EPU/rea-uc/datasets/Dataset-for-AI-tool_renovated-buildings-91-AUDITI-AR-2-ZON%C3%84_M-ENG.xlsx'#$'Energy efficiency measures'.H36]" office:value-type="currency" office:currency="EUR" office:value="139400" calcext:value-type="currency">
            <text:p>€ 139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36]" office:value-type="currency" office:currency="EUR" office:value="10.0171023698998" calcext:value-type="currency">
            <text:p>€ 10.0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89.82" calcext:value-type="float">
            <text:p>1889.8</text:p>
          </table:table-cell>
          <table:table-cell table:style-name="ce11" office:value-type="float" office:value="4725" calcext:value-type="float">
            <text:p>472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6]" office:value-type="float" office:value="2271.8" calcext:value-type="float">
            <text:p>2271.8</text:p>
          </table:table-cell>
          <table:table-cell table:style-name="ce51" table:formula="of:=['file:///home/mixalako/Documents/EPU/rea-uc/datasets/Dataset-for-AI-tool_renovated-buildings-91-AUDITI-AR-2-ZON%C3%84_M-ENG.xlsx'#$'Building envelope'.E56]" office:value-type="float" office:value="243493" calcext:value-type="float">
            <text:p>24349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4.3" calcext:value-type="float">
            <text:p>154.3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3]" office:value-type="float" office:value="209.2" calcext:value-type="float">
            <text:p>209.2</text:p>
          </table:table-cell>
          <table:table-cell table:style-name="ce51" table:formula="of:=['file:///home/mixalako/Documents/EPU/rea-uc/datasets/Dataset-for-AI-tool_renovated-buildings-91-AUDITI-AR-2-ZON%C3%84_M-ENG.xlsx'#$'Building envelope'.E63]" office:value-type="float" office:value="17324" calcext:value-type="float">
            <text:p>1732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5"/>
          <table:table-cell table:number-columns-repeated="5"/>
          <table:table-cell table:formula="of:=VLOOKUP([.F1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5"/>
          <table:table-cell table:number-columns-repeated="5"/>
          <table:table-cell table:formula="of:=VLOOKUP([.F2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</text:p>
          </table:table-cell>
          <table:table-cell/>
          <table:table-cell table:style-name="ce10"/>
          <table:table-cell office:value-type="string" calcext:value-type="string">
            <text:p>Dagmāras iela 18, Rīga, LV-1007</text:p>
          </table:table-cell>
          <table:table-cell table:style-name="ce21" office:value-type="float" office:value="1000660177001" calcext:value-type="float">
            <text:p>1000660177001</text:p>
          </table:table-cell>
          <table:table-cell table:content-validation-name="val2" office:value-type="string" calcext:value-type="string">
            <text:p>103. sērija</text:p>
          </table:table-cell>
          <table:table-cell table:style-name="ce75" table:formula="of:=VLOOKUP([.F21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2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630.73" calcext:value-type="float">
            <text:p>1630.73</text:p>
          </table:table-cell>
          <table:table-cell table:style-name="ce10" table:formula="of:=[.L21]*[.K21]" office:value-type="float" office:value="4076.825" calcext:value-type="float">
            <text:p>4076.8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16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7" calcext:value-type="float">
            <text:p>1977</text:p>
          </table:table-cell>
          <table:table-cell table:style-name="ce10" office:value-type="float" office:value="30" calcext:value-type="float">
            <text:p>30</text:p>
          </table:table-cell>
          <table:table-cell table:style-name="ce41" table:formula="of:=SUM([.R22:.R23])" office:value-type="float" office:value="1630.73" calcext:value-type="float">
            <text:p>1630.7</text:p>
          </table:table-cell>
          <table:table-cell table:formula="of:=SUM([.S22:.S23])" office:value-type="float" office:value="4076" calcext:value-type="float">
            <text:p>4076</text:p>
          </table:table-cell>
          <table:table-cell table:style-name="ce45" table:formula="of:=([.S22]*[.T22]+[.S23]*[.T23])/[.S21]" office:value-type="float" office:value="20.5215897939156" calcext:value-type="float">
            <text:p>20.522</text:p>
          </table:table-cell>
          <table:table-cell table:formula="of:=AVERAGE([.U22:.U23])" office:value-type="float" office:value="203" calcext:value-type="float">
            <text:p>203</text:p>
          </table:table-cell>
          <table:table-cell table:formula="of:=AVERAGE([.V22:.V23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94614" calcext:value-type="float">
            <text:p>194614</text:p>
          </table:table-cell>
          <table:table-cell office:value-type="float" office:value="127848" calcext:value-type="float">
            <text:p>127848</text:p>
          </table:table-cell>
          <table:table-cell table:formula="of:=SUM([.Y21:.Z21])" office:value-type="float" office:value="322462" calcext:value-type="float">
            <text:p>322462</text:p>
          </table:table-cell>
          <table:table-cell table:formula="of:=AVERAGE([.AB22:.AB23])" office:value-type="float" office:value="0.91" calcext:value-type="float">
            <text:p>0.91</text:p>
          </table:table-cell>
          <table:table-cell office:value-type="float" office:value="58855" calcext:value-type="float">
            <text:p>58855</text:p>
          </table:table-cell>
          <table:table-cell table:style-name="ce10" office:value-type="float" office:value="36.1" calcext:value-type="float">
            <text:p>36.1</text:p>
          </table:table-cell>
          <table:table-cell/>
          <table:table-cell table:style-name="ce10" table:formula="of:=SUM([.AF22:.AF23])" office:value-type="float" office:value="198179" calcext:value-type="float">
            <text:p>198179</text:p>
          </table:table-cell>
          <table:table-cell table:style-name="ce53" table:formula="of:=['file:///home/mixalako/Documents/EPU/rea-uc/datasets/Dataset-for-AI-tool_renovated-buildings-91-AUDITI-AR-2-ZON%C3%84_M-ENG.xlsx'#$'Energy efficiency measures'.H49]" office:value-type="currency" office:currency="EUR" office:value="124800" calcext:value-type="currency">
            <text:p>€ 124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9]" office:value-type="currency" office:currency="EUR" office:value="8.9679653928515" calcext:value-type="currency">
            <text:p>€ 8.9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500.56" calcext:value-type="float">
            <text:p>1500.6</text:p>
          </table:table-cell>
          <table:table-cell table:style-name="ce11" office:value-type="float" office:value="3751" calcext:value-type="float">
            <text:p>375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6]" office:value-type="float" office:value="1794.5" calcext:value-type="float">
            <text:p>1794.5</text:p>
          </table:table-cell>
          <table:table-cell table:style-name="ce51" table:formula="of:=['file:///home/mixalako/Documents/EPU/rea-uc/datasets/Dataset-for-AI-tool_renovated-buildings-91-AUDITI-AR-2-ZON%C3%84_M-ENG.xlsx'#$'Building envelope'.E76]" office:value-type="float" office:value="183597" calcext:value-type="float">
            <text:p>18359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30.17" calcext:value-type="float">
            <text:p>130.17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4]" office:value-type="float" office:value="199.6" calcext:value-type="float">
            <text:p>199.6</text:p>
          </table:table-cell>
          <table:table-cell table:style-name="ce51" table:formula="of:=['file:///home/mixalako/Documents/EPU/rea-uc/datasets/Dataset-for-AI-tool_renovated-buildings-91-AUDITI-AR-2-ZON%C3%84_M-ENG.xlsx'#$'Building envelope'.E84]" office:value-type="float" office:value="14582" calcext:value-type="float">
            <text:p>1458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</text:p>
          </table:table-cell>
          <table:table-cell/>
          <table:table-cell table:style-name="ce10"/>
          <table:table-cell office:value-type="string" calcext:value-type="string">
            <text:p>Duntes iela 26/2, Rīga</text:p>
          </table:table-cell>
          <table:table-cell table:style-name="ce21" office:value-type="float" office:value="1000170149001" calcext:value-type="float">
            <text:p>1000170149001</text:p>
          </table:table-cell>
          <table:table-cell table:content-validation-name="val2" office:value-type="string" calcext:value-type="string">
            <text:p>Specprojekts 2.58</text:p>
          </table:table-cell>
          <table:table-cell table:style-name="ce75" table:formula="of:=VLOOKUP([.F2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6.1" calcext:value-type="float">
            <text:p>16.1</text:p>
          </table:table-cell>
          <table:table-cell office:value-type="float" office:value="15.4" calcext:value-type="float">
            <text:p>15.4</text:p>
          </table:table-cell>
          <table:table-cell table:style-name="ce29" table:formula="of:=VLOOKUP([.F26];['file:///home/mixalako/Documents/EPU/rea-uc/datasets/Dataset-for-AI-tool_renovated-buildings-91-AUDITI-AR-2-ZON%C3%84_M-ENG.xlsx'#$'Building series'.A$1:.C$1048576];2;0)" office:value-type="float" office:value="2.58" calcext:value-type="float">
            <text:p>2.58</text:p>
          </table:table-cell>
          <table:table-cell office:value-type="float" office:value="5121.67" calcext:value-type="float">
            <text:p>5121.67</text:p>
          </table:table-cell>
          <table:table-cell table:style-name="ce10" table:formula="of:=[.L26]*[.K26]" office:value-type="float" office:value="13213.9086" calcext:value-type="float">
            <text:p>13213.908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07.08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120" calcext:value-type="float">
            <text:p>120</text:p>
          </table:table-cell>
          <table:table-cell table:style-name="ce41" table:formula="of:=SUM([.R27:.R28])" office:value-type="float" office:value="5121.67" calcext:value-type="float">
            <text:p>5121.7</text:p>
          </table:table-cell>
          <table:table-cell table:formula="of:=SUM([.S27:.S28])" office:value-type="float" office:value="13225.5" calcext:value-type="float">
            <text:p>13225.5</text:p>
          </table:table-cell>
          <table:table-cell table:style-name="ce45" table:formula="of:=([.S27]*[.T27]+[.S28]*[.T28])/[.S26]" office:value-type="float" office:value="19.5968923670183" calcext:value-type="float">
            <text:p>19.597</text:p>
          </table:table-cell>
          <table:table-cell table:formula="of:=AVERAGE([.U27:.U28])" office:value-type="float" office:value="203" calcext:value-type="float">
            <text:p>203</text:p>
          </table:table-cell>
          <table:table-cell table:formula="of:=AVERAGE([.V27:.V2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15580" calcext:value-type="float">
            <text:p>415580</text:p>
          </table:table-cell>
          <table:table-cell office:value-type="float" office:value="71985" calcext:value-type="float">
            <text:p>71985</text:p>
          </table:table-cell>
          <table:table-cell table:formula="of:=SUM([.Y26:.Z26])" office:value-type="float" office:value="487565" calcext:value-type="float">
            <text:p>487565</text:p>
          </table:table-cell>
          <table:table-cell table:formula="of:=AVERAGE([.AB27:.AB28])" office:value-type="float" office:value="0.779" calcext:value-type="float">
            <text:p>0.779</text:p>
          </table:table-cell>
          <table:table-cell office:value-type="float" office:value="309179.3" calcext:value-type="float">
            <text:p>309179.3</text:p>
          </table:table-cell>
          <table:table-cell table:style-name="ce10" office:value-type="float" office:value="60.36" calcext:value-type="float">
            <text:p>60.36</text:p>
          </table:table-cell>
          <table:table-cell/>
          <table:table-cell table:style-name="ce10" table:formula="of:=SUM([.AF27:.AF28])" office:value-type="float" office:value="91615.7" calcext:value-type="float">
            <text:p>91615.7</text:p>
          </table:table-cell>
          <table:table-cell table:style-name="ce53" table:formula="of:=['file:///home/mixalako/Documents/EPU/rea-uc/datasets/Dataset-for-AI-tool_renovated-buildings-91-AUDITI-AR-2-ZON%C3%84_M-ENG.xlsx'#$'Energy efficiency measures'.H63]" office:value-type="currency" office:currency="EUR" office:value="168890" calcext:value-type="currency">
            <text:p>€ 168,890.00 </text:p>
          </table:table-cell>
          <table:table-cell table:style-name="ce54" table:formula="of:=['file:///home/mixalako/Documents/EPU/rea-uc/datasets/Dataset-for-AI-tool_renovated-buildings-91-AUDITI-AR-2-ZON%C3%84_M-ENG.xlsx'#$'Energy efficiency measures'.I63]" office:value-type="currency" office:currency="EUR" office:value="12.1362153461433" calcext:value-type="currency">
            <text:p>€ 12.1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963.33" calcext:value-type="float">
            <text:p>4963.3</text:p>
          </table:table-cell>
          <table:table-cell table:style-name="ce11" office:value-type="float" office:value="12815.4" calcext:value-type="float">
            <text:p>12815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72" calcext:value-type="float">
            <text:p>0.87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1]" office:value-type="float" office:value="4707.7" calcext:value-type="float">
            <text:p>4707.7</text:p>
          </table:table-cell>
          <table:table-cell table:style-name="ce51" table:formula="of:=['file:///home/mixalako/Documents/EPU/rea-uc/datasets/Dataset-for-AI-tool_renovated-buildings-91-AUDITI-AR-2-ZON%C3%84_M-ENG.xlsx'#$'Building envelope'.E101]" office:value-type="float" office:value="90657" calcext:value-type="float">
            <text:p>9065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8.34" calcext:value-type="float">
            <text:p>158.34</text:p>
          </table:table-cell>
          <table:table-cell table:style-name="ce11" office:value-type="float" office:value="410.1" calcext:value-type="float">
            <text:p>410.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686" calcext:value-type="float">
            <text:p>0.68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7]" office:value-type="float" office:value="137" calcext:value-type="float">
            <text:p>137</text:p>
          </table:table-cell>
          <table:table-cell table:style-name="ce51" table:formula="of:=['file:///home/mixalako/Documents/EPU/rea-uc/datasets/Dataset-for-AI-tool_renovated-buildings-91-AUDITI-AR-2-ZON%C3%84_M-ENG.xlsx'#$'Building envelope'.E107]" office:value-type="float" office:value="958.7" calcext:value-type="float">
            <text:p>958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</text:p>
          </table:table-cell>
          <table:table-cell/>
          <table:table-cell table:style-name="ce10"/>
          <table:table-cell office:value-type="string" calcext:value-type="string">
            <text:p>Dzirciema iela 70, Rīga, LV-1055</text:p>
          </table:table-cell>
          <table:table-cell table:style-name="ce21" office:value-type="float" office:value="1000670322003" calcext:value-type="float">
            <text:p>1000670322003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3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3.48" calcext:value-type="float">
            <text:p>53.48</text:p>
          </table:table-cell>
          <table:table-cell office:value-type="float" office:value="11.04" calcext:value-type="float">
            <text:p>11.04</text:p>
          </table:table-cell>
          <table:table-cell office:value-type="float" office:value="13.8" calcext:value-type="float">
            <text:p>13.8</text:p>
          </table:table-cell>
          <table:table-cell table:style-name="ce29" table:formula="of:=VLOOKUP([.F3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334.33" calcext:value-type="float">
            <text:p>2334.33</text:p>
          </table:table-cell>
          <table:table-cell table:style-name="ce10" table:formula="of:=[.L31]*[.K31]" office:value-type="float" office:value="5835.825" calcext:value-type="float">
            <text:p>5835.8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97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5" calcext:value-type="float">
            <text:p>1965</text:p>
          </table:table-cell>
          <table:table-cell table:style-name="ce10" office:value-type="float" office:value="54" calcext:value-type="float">
            <text:p>54</text:p>
          </table:table-cell>
          <table:table-cell table:style-name="ce41" table:formula="of:=SUM([.R32:.R33])" office:value-type="float" office:value="2334.33" calcext:value-type="float">
            <text:p>2334.3</text:p>
          </table:table-cell>
          <table:table-cell table:formula="of:=SUM([.S32:.S33])" office:value-type="float" office:value="5836" calcext:value-type="float">
            <text:p>5836</text:p>
          </table:table-cell>
          <table:table-cell table:style-name="ce45" table:formula="of:=([.S32]*[.T32]+[.S33]*[.T33])/[.S31]" office:value-type="float" office:value="21.1258567511994" calcext:value-type="float">
            <text:p>21.126</text:p>
          </table:table-cell>
          <table:table-cell table:formula="of:=AVERAGE([.U32:.U33])" office:value-type="float" office:value="203" calcext:value-type="float">
            <text:p>203</text:p>
          </table:table-cell>
          <table:table-cell table:formula="of:=AVERAGE([.V32:.V33])" office:value-type="float" office:value="0.585" calcext:value-type="float">
            <text:p>0.58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30414" calcext:value-type="float">
            <text:p>330414</text:p>
          </table:table-cell>
          <table:table-cell office:value-type="float" office:value="123840" calcext:value-type="float">
            <text:p>123840</text:p>
          </table:table-cell>
          <table:table-cell table:formula="of:=SUM([.Y31:.Z31])" office:value-type="float" office:value="454254" calcext:value-type="float">
            <text:p>454254</text:p>
          </table:table-cell>
          <table:table-cell table:formula="of:=AVERAGE([.AB32:.AB33])" office:value-type="float" office:value="0.93" calcext:value-type="float">
            <text:p>0.93</text:p>
          </table:table-cell>
          <table:table-cell office:value-type="float" office:value="74544" calcext:value-type="float">
            <text:p>74544</text:p>
          </table:table-cell>
          <table:table-cell table:style-name="ce10" office:value-type="float" office:value="31.9" calcext:value-type="float">
            <text:p>31.9</text:p>
          </table:table-cell>
          <table:table-cell/>
          <table:table-cell table:style-name="ce10" table:formula="of:=SUM([.AF32:.AF33])" office:value-type="float" office:value="333254" calcext:value-type="float">
            <text:p>333254</text:p>
          </table:table-cell>
          <table:table-cell table:style-name="ce53" table:formula="of:=['file:///home/mixalako/Documents/EPU/rea-uc/datasets/Dataset-for-AI-tool_renovated-buildings-91-AUDITI-AR-2-ZON%C3%84_M-ENG.xlsx'#$'Energy efficiency measures'.H77]" office:value-type="currency" office:currency="EUR" office:value="184900" calcext:value-type="currency">
            <text:p>€ 184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7]" office:value-type="currency" office:currency="EUR" office:value="13.2866730860436" calcext:value-type="currency">
            <text:p>€ 13.2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175.61" calcext:value-type="float">
            <text:p>2175.6</text:p>
          </table:table-cell>
          <table:table-cell table:style-name="ce11" office:value-type="float" office:value="5439" calcext:value-type="float">
            <text:p>5439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7" calcext:value-type="float">
            <text:p>0.57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0]" office:value-type="float" office:value="3008.5" calcext:value-type="float">
            <text:p>3008.5</text:p>
          </table:table-cell>
          <table:table-cell table:style-name="ce51" table:formula="of:=['file:///home/mixalako/Documents/EPU/rea-uc/datasets/Dataset-for-AI-tool_renovated-buildings-91-AUDITI-AR-2-ZON%C3%84_M-ENG.xlsx'#$'Building envelope'.E120]" office:value-type="float" office:value="315120" calcext:value-type="float">
            <text:p>31512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8.72" calcext:value-type="float">
            <text:p>158.72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7]" office:value-type="float" office:value="232.6" calcext:value-type="float">
            <text:p>232.6</text:p>
          </table:table-cell>
          <table:table-cell table:style-name="ce51" table:formula="of:=['file:///home/mixalako/Documents/EPU/rea-uc/datasets/Dataset-for-AI-tool_renovated-buildings-91-AUDITI-AR-2-ZON%C3%84_M-ENG.xlsx'#$'Building envelope'.E127]" office:value-type="float" office:value="18134" calcext:value-type="float">
            <text:p>1813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</text:p>
          </table:table-cell>
          <table:table-cell/>
          <table:table-cell table:style-name="ce10"/>
          <table:table-cell office:value-type="string" calcext:value-type="string">
            <text:p>Blaumaņa iela 8, Rīga, LV-1011</text:p>
          </table:table-cell>
          <table:table-cell table:style-name="ce21" office:value-type="float" office:value="1000210014001" calcext:value-type="float">
            <text:p>1000210014001</text:p>
          </table:table-cell>
          <table:table-cell table:content-validation-name="val2" office:value-type="string" calcext:value-type="string">
            <text:p>Individuālais projekts, mūra ēka</text:p>
          </table:table-cell>
          <table:table-cell table:style-name="ce75" table:formula="of:=VLOOKUP([.F3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39.86" calcext:value-type="float">
            <text:p>39.86</text:p>
          </table:table-cell>
          <table:table-cell office:value-type="string" calcext:value-type="string">
            <text:p>13.05-22.54</text:p>
          </table:table-cell>
          <table:table-cell office:value-type="float" office:value="20.5" calcext:value-type="float">
            <text:p>20.5</text:p>
          </table:table-cell>
          <table:table-cell table:style-name="ce29" table:formula="of:=VLOOKUP([.F36];['file:///home/mixalako/Documents/EPU/rea-uc/datasets/Dataset-for-AI-tool_renovated-buildings-91-AUDITI-AR-2-ZON%C3%84_M-ENG.xlsx'#$'Building series'.A$1:.C$1048576];2;0)" office:value-type="float" office:value="3" calcext:value-type="float">
            <text:p>3</text:p>
          </table:table-cell>
          <table:table-cell office:value-type="float" office:value="2735" calcext:value-type="float">
            <text:p>2735</text:p>
          </table:table-cell>
          <table:table-cell table:style-name="ce10" table:formula="of:=[.L36]*[.K36]" office:value-type="float" office:value="8205" calcext:value-type="float">
            <text:p>8205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88.59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21" calcext:value-type="float">
            <text:p>21</text:p>
          </table:table-cell>
          <table:table-cell table:style-name="ce41" table:formula="of:=SUM([.R37:.R38])" office:value-type="float" office:value="2735" calcext:value-type="float">
            <text:p>2735.0</text:p>
          </table:table-cell>
          <table:table-cell table:formula="of:=SUM([.S37:.S38])" office:value-type="float" office:value="8205" calcext:value-type="float">
            <text:p>8205</text:p>
          </table:table-cell>
          <table:table-cell table:style-name="ce45" table:formula="of:=([.S37]*[.T37]+[.S38]*[.T38])/[.S36]" office:value-type="float" office:value="18" calcext:value-type="float">
            <text:p>18.000</text:p>
          </table:table-cell>
          <table:table-cell table:formula="of:=AVERAGE([.U37:.U38])" office:value-type="float" office:value="203" calcext:value-type="float">
            <text:p>203</text:p>
          </table:table-cell>
          <table:table-cell table:formula="of:=AVERAGE([.V37:.V3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Doub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306312.17" calcext:value-type="float">
            <text:p>306312.17</text:p>
          </table:table-cell>
          <table:table-cell office:value-type="float" office:value="31997.8" calcext:value-type="float">
            <text:p>31997.8</text:p>
          </table:table-cell>
          <table:table-cell table:formula="of:=SUM([.Y36:.Z36])" office:value-type="float" office:value="338309.97" calcext:value-type="float">
            <text:p>338309.97</text:p>
          </table:table-cell>
          <table:table-cell table:formula="of:=AVERAGE([.AB37:.AB38])" office:value-type="float" office:value="0.95" calcext:value-type="float">
            <text:p>0.95</text:p>
          </table:table-cell>
          <table:table-cell office:value-type="float" office:value="64657.8" calcext:value-type="float">
            <text:p>64657.8</text:p>
          </table:table-cell>
          <table:table-cell table:style-name="ce10" office:value-type="float" office:value="23.64" calcext:value-type="float">
            <text:p>23.64</text:p>
          </table:table-cell>
          <table:table-cell/>
          <table:table-cell table:style-name="ce10" table:formula="of:=SUM([.AF37:.AF3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89]" office:value-type="currency" office:currency="EUR" office:value="103967.65" calcext:value-type="currency">
            <text:p>€ 103,967.65 </text:p>
          </table:table-cell>
          <table:table-cell table:style-name="ce54" table:formula="of:=['file:///home/mixalako/Documents/EPU/rea-uc/datasets/Dataset-for-AI-tool_renovated-buildings-91-AUDITI-AR-2-ZON%C3%84_M-ENG.xlsx'#$'Energy efficiency measures'.I89]" office:value-type="currency" office:currency="EUR" office:value="7.47097986519308" calcext:value-type="currency">
            <text:p>€ 7.4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735" calcext:value-type="float">
            <text:p>2735.0</text:p>
          </table:table-cell>
          <table:table-cell table:style-name="ce11" office:value-type="float" office:value="8205" calcext:value-type="float">
            <text:p>820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3]" office:value-type="float" office:value="3227.6" calcext:value-type="float">
            <text:p>3227.6</text:p>
          </table:table-cell>
          <table:table-cell table:style-name="ce51" table:formula="of:=['file:///home/mixalako/Documents/EPU/rea-uc/datasets/Dataset-for-AI-tool_renovated-buildings-91-AUDITI-AR-2-ZON%C3%84_M-ENG.xlsx'#$'Building envelope'.E143]" office:value-type="float" office:value="271928553.86" calcext:value-type="float">
            <text:p>271928553.8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</text:p>
          </table:table-cell>
          <table:table-cell/>
          <table:table-cell table:style-name="ce10"/>
          <table:table-cell office:value-type="string" calcext:value-type="string">
            <text:p>Elvīras iela 5, Rīga, LV-1083</text:p>
          </table:table-cell>
          <table:table-cell table:style-name="ce21" office:value-type="float" office:value="1000642031001" calcext:value-type="float">
            <text:p>1000642031001</text:p>
          </table:table-cell>
          <table:table-cell table:content-validation-name="val2" office:value-type="string" calcext:value-type="string">
            <text:p>Specprojekts</text:p>
          </table:table-cell>
          <table:table-cell table:formula="of:=VLOOKUP([.F4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6.74" calcext:value-type="float">
            <text:p>16.74</text:p>
          </table:table-cell>
          <table:table-cell office:value-type="float" office:value="14.4" calcext:value-type="float">
            <text:p>14.4</text:p>
          </table:table-cell>
          <table:table-cell office:value-type="float" office:value="6.4" calcext:value-type="float">
            <text:p>6.4</text:p>
          </table:table-cell>
          <table:table-cell table:style-name="ce29" table:formula="of:=VLOOKUP([.F41];['file:///home/mixalako/Documents/EPU/rea-uc/datasets/Dataset-for-AI-tool_renovated-buildings-91-AUDITI-AR-2-ZON%C3%84_M-ENG.xlsx'#$'Building series'.A$1:.C$1048576];2;0)" office:value-type="float" office:value="2.95" calcext:value-type="float">
            <text:p>2.95</text:p>
          </table:table-cell>
          <table:table-cell office:value-type="float" office:value="426.8" calcext:value-type="float">
            <text:p>426.8</text:p>
          </table:table-cell>
          <table:table-cell table:style-name="ce10" table:formula="of:=[.L41]*[.K41]" office:value-type="float" office:value="1259.06" calcext:value-type="float">
            <text:p>1259.06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79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38" calcext:value-type="float">
            <text:p>1938</text:p>
          </table:table-cell>
          <table:table-cell table:style-name="ce10" office:value-type="float" office:value="6" calcext:value-type="float">
            <text:p>6</text:p>
          </table:table-cell>
          <table:table-cell table:style-name="ce41" table:formula="of:=SUM([.R42:.R43])" office:value-type="float" office:value="426.8" calcext:value-type="float">
            <text:p>426.8</text:p>
          </table:table-cell>
          <table:table-cell table:formula="of:=SUM([.S42:.S43])" office:value-type="float" office:value="1259" calcext:value-type="float">
            <text:p>1259</text:p>
          </table:table-cell>
          <table:table-cell table:style-name="ce45" table:formula="of:=([.S42]*[.T42]+[.S43]*[.T43])/[.S41]" office:value-type="float" office:value="17.6580619539317" calcext:value-type="float">
            <text:p>17.658</text:p>
          </table:table-cell>
          <table:table-cell table:formula="of:=AVERAGE([.U42:.U43])" office:value-type="float" office:value="203" calcext:value-type="float">
            <text:p>203</text:p>
          </table:table-cell>
          <table:table-cell table:formula="of:=AVERAGE([.V42:.V4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82240" calcext:value-type="float">
            <text:p>82240</text:p>
          </table:table-cell>
          <table:table-cell office:value-type="float" office:value="9600" calcext:value-type="float">
            <text:p>9600</text:p>
          </table:table-cell>
          <table:table-cell table:formula="of:=SUM([.Y41:.Z41])" office:value-type="float" office:value="91840" calcext:value-type="float">
            <text:p>91840</text:p>
          </table:table-cell>
          <table:table-cell table:formula="of:=AVERAGE([.AB42:.AB43])" office:value-type="float" office:value="0.94" calcext:value-type="float">
            <text:p>0.94</text:p>
          </table:table-cell>
          <table:table-cell office:value-type="float" office:value="15271" calcext:value-type="float">
            <text:p>15271</text:p>
          </table:table-cell>
          <table:table-cell table:style-name="ce10" office:value-type="float" office:value="35.8" calcext:value-type="float">
            <text:p>35.8</text:p>
          </table:table-cell>
          <table:table-cell/>
          <table:table-cell table:style-name="ce10" table:formula="of:=SUM([.AF42:.AF43])" office:value-type="float" office:value="77260.3" calcext:value-type="float">
            <text:p>77260.3</text:p>
          </table:table-cell>
          <table:table-cell table:style-name="ce53" table:formula="of:=['file:///home/mixalako/Documents/EPU/rea-uc/datasets/Dataset-for-AI-tool_renovated-buildings-91-AUDITI-AR-2-ZON%C3%84_M-ENG.xlsx'#$'Energy efficiency measures'.H101]" office:value-type="currency" office:currency="EUR" office:value="55300" calcext:value-type="currency">
            <text:p>€ 55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1]" office:value-type="currency" office:currency="EUR" office:value="3.9737859473132" calcext:value-type="currency">
            <text:p>€ 3.9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97.6" calcext:value-type="float">
            <text:p>397.6</text:p>
          </table:table-cell>
          <table:table-cell table:style-name="ce11" office:value-type="float" office:value="1172.9" calcext:value-type="float">
            <text:p>1172.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7]" office:value-type="float" office:value="835.3" calcext:value-type="float">
            <text:p>835.3</text:p>
          </table:table-cell>
          <table:table-cell table:style-name="ce51" table:formula="of:=['file:///home/mixalako/Documents/EPU/rea-uc/datasets/Dataset-for-AI-tool_renovated-buildings-91-AUDITI-AR-2-ZON%C3%84_M-ENG.xlsx'#$'Building envelope'.E157]" office:value-type="float" office:value="73260.2" calcext:value-type="float">
            <text:p>73260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9.2" calcext:value-type="float">
            <text:p>29.2</text:p>
          </table:table-cell>
          <table:table-cell table:style-name="ce11" office:value-type="float" office:value="86.1" calcext:value-type="float">
            <text:p>86.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4]" office:value-type="float" office:value="63.1" calcext:value-type="float">
            <text:p>63.1</text:p>
          </table:table-cell>
          <table:table-cell table:style-name="ce51" table:formula="of:=['file:///home/mixalako/Documents/EPU/rea-uc/datasets/Dataset-for-AI-tool_renovated-buildings-91-AUDITI-AR-2-ZON%C3%84_M-ENG.xlsx'#$'Building envelope'.E164]" office:value-type="float" office:value="4000.1" calcext:value-type="float">
            <text:p>4000.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</text:p>
          </table:table-cell>
          <table:table-cell/>
          <table:table-cell table:style-name="ce10"/>
          <table:table-cell office:value-type="string" calcext:value-type="string">
            <text:p>Ernestīnes iela 18A, Rīga</text:p>
          </table:table-cell>
          <table:table-cell table:style-name="ce21" office:value-type="float" office:value="1000590272001" calcext:value-type="float">
            <text:p>1000590272001</text:p>
          </table:table-cell>
          <table:table-cell table:content-validation-name="val2" office:value-type="string" calcext:value-type="string">
            <text:p>Hruščova (316. sērija) laika projekts</text:p>
          </table:table-cell>
          <table:table-cell table:formula="of:=VLOOKUP([.F4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38.11" calcext:value-type="float">
            <text:p>38.11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.9</text:p>
          </table:table-cell>
          <table:table-cell table:style-name="ce29" table:formula="of:=VLOOKUP([.F46];['file:///home/mixalako/Documents/EPU/rea-uc/datasets/Dataset-for-AI-tool_renovated-buildings-91-AUDITI-AR-2-ZON%C3%84_M-ENG.xlsx'#$'Building series'.A$1:.C$1048576];2;0)" office:value-type="float" office:value="2.63" calcext:value-type="float">
            <text:p>2.63</text:p>
          </table:table-cell>
          <table:table-cell office:value-type="float" office:value="1205.42" calcext:value-type="float">
            <text:p>1205.42</text:p>
          </table:table-cell>
          <table:table-cell table:style-name="ce10" table:formula="of:=[.L46]*[.K46]" office:value-type="float" office:value="3170.2546" calcext:value-type="float">
            <text:p>3170.254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70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32" calcext:value-type="float">
            <text:p>32</text:p>
          </table:table-cell>
          <table:table-cell table:style-name="ce41" table:formula="of:=SUM([.R47:.R48])" office:value-type="float" office:value="1205.42" calcext:value-type="float">
            <text:p>1205.4</text:p>
          </table:table-cell>
          <table:table-cell table:formula="of:=SUM([.S47:.S48])" office:value-type="float" office:value="3402.3" calcext:value-type="float">
            <text:p>3402.3</text:p>
          </table:table-cell>
          <table:table-cell table:style-name="ce45" table:formula="of:=([.S47]*[.T47]+[.S48]*[.T48])/[.S46]" office:value-type="float" office:value="20" calcext:value-type="float">
            <text:p>20.000</text:p>
          </table:table-cell>
          <table:table-cell table:formula="of:=AVERAGE([.U47:.U48])" office:value-type="float" office:value="203" calcext:value-type="float">
            <text:p>203</text:p>
          </table:table-cell>
          <table:table-cell table:formula="of:=AVERAGE([.V47:.V48])" office:value-type="float" office:value="0.6" calcext:value-type="float">
            <text:p>0.6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02527" calcext:value-type="float">
            <text:p>202527</text:p>
          </table:table-cell>
          <table:table-cell office:value-type="float" office:value="71333" calcext:value-type="float">
            <text:p>71333</text:p>
          </table:table-cell>
          <table:table-cell table:formula="of:=SUM([.Y46:.Z46])" office:value-type="float" office:value="273860" calcext:value-type="float">
            <text:p>273860</text:p>
          </table:table-cell>
          <table:table-cell table:formula="of:=AVERAGE([.AB47:.AB48])" office:value-type="float" office:value="0.865" calcext:value-type="float">
            <text:p>0.865</text:p>
          </table:table-cell>
          <table:table-cell office:value-type="float" office:value="95208.2" calcext:value-type="float">
            <text:p>95208.2</text:p>
          </table:table-cell>
          <table:table-cell table:style-name="ce10" office:value-type="float" office:value="73.5" calcext:value-type="float">
            <text:p>73.5</text:p>
          </table:table-cell>
          <table:table-cell/>
          <table:table-cell table:style-name="ce10" table:formula="of:=SUM([.AF47:.AF4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13]" office:value-type="currency" office:currency="EUR" office:value="122250" calcext:value-type="currency">
            <text:p>€ 122,25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3]" office:value-type="currency" office:currency="EUR" office:value="8.78472571535333" calcext:value-type="currency">
            <text:p>€ 8.7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205.42" calcext:value-type="float">
            <text:p>1205.4</text:p>
          </table:table-cell>
          <table:table-cell table:style-name="ce11" office:value-type="float" office:value="3402.3" calcext:value-type="float">
            <text:p>3402.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865" calcext:value-type="float">
            <text:p>0.86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6]" office:value-type="float" office:value="2256.6" calcext:value-type="float">
            <text:p>2256.6</text:p>
          </table:table-cell>
          <table:table-cell table:style-name="ce51" table:formula="of:=['file:///home/mixalako/Documents/EPU/rea-uc/datasets/Dataset-for-AI-tool_renovated-buildings-91-AUDITI-AR-2-ZON%C3%84_M-ENG.xlsx'#$'Building envelope'.E176]" office:value-type="float" office:value="43511.4" calcext:value-type="float">
            <text:p>43511.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865" calcext:value-type="float">
            <text:p>0.86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8]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5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</text:p>
          </table:table-cell>
          <table:table-cell/>
          <table:table-cell table:style-name="ce10"/>
          <table:table-cell office:value-type="string" calcext:value-type="string">
            <text:p>Esplanādes iela 6, Rīga, LV1016</text:p>
          </table:table-cell>
          <table:table-cell table:style-name="ce21" office:value-type="float" office:value="1001030081001" calcext:value-type="float">
            <text:p>1001030081001</text:p>
          </table:table-cell>
          <table:table-cell table:content-validation-name="val2" office:value-type="string" calcext:value-type="string">
            <text:p>103. sērija</text:p>
          </table:table-cell>
          <table:table-cell table:formula="of:=VLOOKUP([.F51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.5" calcext:value-type="float">
            <text:p>12.5</text:p>
          </table:table-cell>
          <table:table-cell office:value-type="float" office:value="14.1" calcext:value-type="float">
            <text:p>14.1</text:p>
          </table:table-cell>
          <table:table-cell table:style-name="ce29" table:formula="of:=VLOOKUP([.F5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214.5" calcext:value-type="float">
            <text:p>5214.5</text:p>
          </table:table-cell>
          <table:table-cell table:style-name="ce10" table:formula="of:=[.L51]*[.K51]" office:value-type="float" office:value="13036.25" calcext:value-type="float">
            <text:p>13036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860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98" calcext:value-type="float">
            <text:p>98</text:p>
          </table:table-cell>
          <table:table-cell table:style-name="ce41" table:formula="of:=SUM([.R52:.R53])" office:value-type="float" office:value="5214.5" calcext:value-type="float">
            <text:p>5214.5</text:p>
          </table:table-cell>
          <table:table-cell table:formula="of:=SUM([.S52:.S53])" office:value-type="float" office:value="13036.25" calcext:value-type="float">
            <text:p>13036.25</text:p>
          </table:table-cell>
          <table:table-cell table:style-name="ce45" table:formula="of:=([.S52]*[.T52]+[.S53]*[.T53])/[.S51]" office:value-type="float" office:value="19.5901812254291" calcext:value-type="float">
            <text:p>19.590</text:p>
          </table:table-cell>
          <table:table-cell table:formula="of:=AVERAGE([.U52:.U53])" office:value-type="float" office:value="203" calcext:value-type="float">
            <text:p>203</text:p>
          </table:table-cell>
          <table:table-cell table:formula="of:=AVERAGE([.V52:.V5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table:style-name="ce26" office:value-type="float" office:value="646623.9" calcext:value-type="float">
            <text:p>646623.9</text:p>
          </table:table-cell>
          <table:table-cell table:style-name="ce26" office:value-type="float" office:value="398176.1" calcext:value-type="float">
            <text:p>398176.1</text:p>
          </table:table-cell>
          <table:table-cell table:formula="of:=SUM([.Y51:.Z51])" office:value-type="float" office:value="1044800" calcext:value-type="float">
            <text:p>1044800</text:p>
          </table:table-cell>
          <table:table-cell table:formula="of:=AVERAGE([.AB52:.AB53])" office:value-type="float" office:value="0.929" calcext:value-type="float">
            <text:p>0.929</text:p>
          </table:table-cell>
          <table:table-cell table:style-name="ce26" office:value-type="string" calcext:value-type="string">
            <text:p>144294,91</text:p>
          </table:table-cell>
          <table:table-cell table:style-name="ce10" office:value-type="float" office:value="27.67" calcext:value-type="float">
            <text:p>27.67</text:p>
          </table:table-cell>
          <table:table-cell/>
          <table:table-cell table:style-name="ce10" table:formula="of:=SUM([.AF52:.AF53])" office:value-type="float" office:value="632688.2" calcext:value-type="float">
            <text:p>632688.2</text:p>
          </table:table-cell>
          <table:table-cell table:style-name="ce53" table:formula="of:=['file:///home/mixalako/Documents/EPU/rea-uc/datasets/Dataset-for-AI-tool_renovated-buildings-91-AUDITI-AR-2-ZON%C3%84_M-ENG.xlsx'#$'Energy efficiency measures'.H126]" office:value-type="currency" office:currency="EUR" office:value="404209" calcext:value-type="currency">
            <text:p>€ 404,209.00 </text:p>
          </table:table-cell>
          <table:table-cell table:style-name="ce54" table:formula="of:=['file:///home/mixalako/Documents/EPU/rea-uc/datasets/Dataset-for-AI-tool_renovated-buildings-91-AUDITI-AR-2-ZON%C3%84_M-ENG.xlsx'#$'Energy efficiency measures'.I126]" office:value-type="currency" office:currency="EUR" office:value="29.0459320791595" calcext:value-type="currency">
            <text:p>€ 29.0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5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000.8" calcext:value-type="float">
            <text:p>5000.8</text:p>
          </table:table-cell>
          <table:table-cell table:style-name="ce11" office:value-type="float" office:value="12502" calcext:value-type="float">
            <text:p>1250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9" calcext:value-type="float">
            <text:p>0.92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6]" office:value-type="float" office:value="5974.9" calcext:value-type="float">
            <text:p>5974.9</text:p>
          </table:table-cell>
          <table:table-cell table:style-name="ce51" table:formula="of:=['file:///home/mixalako/Documents/EPU/rea-uc/datasets/Dataset-for-AI-tool_renovated-buildings-91-AUDITI-AR-2-ZON%C3%84_M-ENG.xlsx'#$'Building envelope'.E196]" office:value-type="float" office:value="582190.4" calcext:value-type="float">
            <text:p>582190.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5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13.7" calcext:value-type="float">
            <text:p>213.7</text:p>
          </table:table-cell>
          <table:table-cell table:style-name="ce11" office:value-type="float" office:value="534.25" calcext:value-type="float">
            <text:p>534.2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9" calcext:value-type="float">
            <text:p>0.92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04]" office:value-type="float" office:value="1036.6" calcext:value-type="float">
            <text:p>1036.6</text:p>
          </table:table-cell>
          <table:table-cell table:style-name="ce51" table:formula="of:=['file:///home/mixalako/Documents/EPU/rea-uc/datasets/Dataset-for-AI-tool_renovated-buildings-91-AUDITI-AR-2-ZON%C3%84_M-ENG.xlsx'#$'Building envelope'.E204]" office:value-type="float" office:value="50497.8" calcext:value-type="float">
            <text:p>50497.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5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5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0</text:p>
          </table:table-cell>
          <table:table-cell/>
          <table:table-cell table:style-name="ce10"/>
          <table:table-cell office:value-type="string" calcext:value-type="string">
            <text:p>Ganību dambis 13, Rīga, LV-1045</text:p>
          </table:table-cell>
          <table:table-cell table:style-name="ce21" office:value-type="float" office:value="1000120128001" calcext:value-type="float">
            <text:p>1000120128001</text:p>
          </table:table-cell>
          <table:table-cell table:content-validation-name="val2" office:value-type="string" calcext:value-type="string">
            <text:p>103. sērija</text:p>
          </table:table-cell>
          <table:table-cell table:formula="of:=VLOOKUP([.F56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82.4" calcext:value-type="float">
            <text:p>82.4</text:p>
          </table:table-cell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5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972.9" calcext:value-type="float">
            <text:p>3972.9</text:p>
          </table:table-cell>
          <table:table-cell table:style-name="ce10" table:formula="of:=[.L56]*[.K56]" office:value-type="float" office:value="9932.25" calcext:value-type="float">
            <text:p>9932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951.5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5" calcext:value-type="float">
            <text:p>1985</text:p>
          </table:table-cell>
          <table:table-cell table:style-name="ce10" office:value-type="float" office:value="66" calcext:value-type="float">
            <text:p>66</text:p>
          </table:table-cell>
          <table:table-cell table:style-name="ce41" table:formula="of:=SUM([.R57:.R58])" office:value-type="float" office:value="3972.9" calcext:value-type="float">
            <text:p>3972.9</text:p>
          </table:table-cell>
          <table:table-cell table:formula="of:=SUM([.S57:.S58])" office:value-type="float" office:value="9932.35" calcext:value-type="float">
            <text:p>9932.35</text:p>
          </table:table-cell>
          <table:table-cell table:style-name="ce45" table:formula="of:=([.S57]*[.T57]+[.S58]*[.T58])/[.S56]" office:value-type="float" office:value="20" calcext:value-type="float">
            <text:p>20.000</text:p>
          </table:table-cell>
          <table:table-cell table:formula="of:=AVERAGE([.U57:.U58])" office:value-type="float" office:value="203" calcext:value-type="float">
            <text:p>203</text:p>
          </table:table-cell>
          <table:table-cell table:formula="of:=AVERAGE([.V57:.V5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01343.2" calcext:value-type="float">
            <text:p>401343.2</text:p>
          </table:table-cell>
          <table:table-cell office:value-type="float" office:value="257736" calcext:value-type="float">
            <text:p>257736</text:p>
          </table:table-cell>
          <table:table-cell table:formula="of:=SUM([.Y56:.Z56])" office:value-type="float" office:value="659079.2" calcext:value-type="float">
            <text:p>659079.2</text:p>
          </table:table-cell>
          <table:table-cell table:formula="of:=AVERAGE([.AB57:.AB58])" office:value-type="float" office:value="0.83" calcext:value-type="float">
            <text:p>0.83</text:p>
          </table:table-cell>
          <table:table-cell office:value-type="float" office:value="134656.43" calcext:value-type="float">
            <text:p>134656.43</text:p>
          </table:table-cell>
          <table:table-cell table:style-name="ce10" office:value-type="float" office:value="33.89" calcext:value-type="float">
            <text:p>33.89</text:p>
          </table:table-cell>
          <table:table-cell/>
          <table:table-cell table:style-name="ce10" table:formula="of:=SUM([.AF57:.AF5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42]" office:value-type="currency" office:currency="EUR" office:value="202656.4" calcext:value-type="currency">
            <text:p>€ 202,656.40 </text:p>
          </table:table-cell>
          <table:table-cell table:style-name="ce54" table:formula="of:=['file:///home/mixalako/Documents/EPU/rea-uc/datasets/Dataset-for-AI-tool_renovated-buildings-91-AUDITI-AR-2-ZON%C3%84_M-ENG.xlsx'#$'Energy efficiency measures'.I142]" office:value-type="currency" office:currency="EUR" office:value="14.5626248544861" calcext:value-type="currency">
            <text:p>€ 14.5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5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972.9" calcext:value-type="float">
            <text:p>3972.9</text:p>
          </table:table-cell>
          <table:table-cell table:style-name="ce11" office:value-type="float" office:value="9932.35" calcext:value-type="float">
            <text:p>9932.3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3" calcext:value-type="float">
            <text:p>0.8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21]" office:value-type="float" office:value="4954.56" calcext:value-type="float">
            <text:p>4954.56</text:p>
          </table:table-cell>
          <table:table-cell table:style-name="ce51" table:formula="of:=['file:///home/mixalako/Documents/EPU/rea-uc/datasets/Dataset-for-AI-tool_renovated-buildings-91-AUDITI-AR-2-ZON%C3%84_M-ENG.xlsx'#$'Building envelope'.E221]" office:value-type="float" office:value="456135678.56" calcext:value-type="float">
            <text:p>456135678.5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5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3" calcext:value-type="float">
            <text:p>0.83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5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6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1</text:p>
          </table:table-cell>
          <table:table-cell/>
          <table:table-cell table:style-name="ce10"/>
          <table:table-cell office:value-type="string" calcext:value-type="string">
            <text:p>Keramikas iela 6, Rīga, LV-1016</text:p>
          </table:table-cell>
          <table:table-cell table:style-name="ce21" office:value-type="float" office:value="1001102082001" calcext:value-type="float">
            <text:p>1001102082001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6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37.22" calcext:value-type="float">
            <text:p>37.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29" table:formula="of:=VLOOKUP([.F6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937.3" calcext:value-type="float">
            <text:p>937.3</text:p>
          </table:table-cell>
          <table:table-cell table:style-name="ce10" table:formula="of:=[.L61]*[.K61]" office:value-type="float" office:value="2343.25" calcext:value-type="float">
            <text:p>2343.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042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5" calcext:value-type="float">
            <text:p>1955</text:p>
          </table:table-cell>
          <table:table-cell table:style-name="ce10" office:value-type="float" office:value="24" calcext:value-type="float">
            <text:p>24</text:p>
          </table:table-cell>
          <table:table-cell table:style-name="ce41" table:formula="of:=SUM([.R62:.R63])" office:value-type="float" office:value="937.3" calcext:value-type="float">
            <text:p>937.3</text:p>
          </table:table-cell>
          <table:table-cell table:formula="of:=SUM([.S62:.S63])" office:value-type="float" office:value="2343.25" calcext:value-type="float">
            <text:p>2343.25</text:p>
          </table:table-cell>
          <table:table-cell table:style-name="ce45" table:formula="of:=([.S62]*[.T62]+[.S63]*[.T63])/[.S61]" office:value-type="float" office:value="18.7" calcext:value-type="float">
            <text:p>18.700</text:p>
          </table:table-cell>
          <table:table-cell table:formula="of:=AVERAGE([.U62:.U63])" office:value-type="float" office:value="203" calcext:value-type="float">
            <text:p>203</text:p>
          </table:table-cell>
          <table:table-cell table:formula="of:=AVERAGE([.V62:.V6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37252.8" calcext:value-type="float">
            <text:p>137252.8</text:p>
          </table:table-cell>
          <table:table-cell office:value-type="float" office:value="71966.4" calcext:value-type="float">
            <text:p>71966.4</text:p>
          </table:table-cell>
          <table:table-cell table:formula="of:=SUM([.Y61:.Z61])" office:value-type="float" office:value="209219.2" calcext:value-type="float">
            <text:p>209219.2</text:p>
          </table:table-cell>
          <table:table-cell table:formula="of:=AVERAGE([.AB62:.AB63])" office:value-type="float" office:value="0.88" calcext:value-type="float">
            <text:p>0.88</text:p>
          </table:table-cell>
          <table:table-cell office:value-type="float" office:value="49729.2" calcext:value-type="float">
            <text:p>49729.2</text:p>
          </table:table-cell>
          <table:table-cell table:style-name="ce10" office:value-type="float" office:value="53.06" calcext:value-type="float">
            <text:p>53.06</text:p>
          </table:table-cell>
          <table:table-cell/>
          <table:table-cell table:style-name="ce10" table:formula="of:=SUM([.AF62:.AF63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53]" office:value-type="currency" office:currency="EUR" office:value="70589.65" calcext:value-type="currency">
            <text:p>€ 70,589.65 </text:p>
          </table:table-cell>
          <table:table-cell table:style-name="ce54" table:formula="of:=['file:///home/mixalako/Documents/EPU/rea-uc/datasets/Dataset-for-AI-tool_renovated-buildings-91-AUDITI-AR-2-ZON%C3%84_M-ENG.xlsx'#$'Energy efficiency measures'.I153]" office:value-type="currency" office:currency="EUR" office:value="5.07248027478766" calcext:value-type="currency">
            <text:p>€ 5.0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6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937.3" calcext:value-type="float">
            <text:p>937.3</text:p>
          </table:table-cell>
          <table:table-cell table:style-name="ce11" office:value-type="float" office:value="2343.25" calcext:value-type="float">
            <text:p>2343.25</text:p>
          </table:table-cell>
          <table:table-cell table:style-name="ce11" office:value-type="float" office:value="18.7" calcext:value-type="float">
            <text:p>18.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35]" office:value-type="float" office:value="1857.89" calcext:value-type="float">
            <text:p>1857.89</text:p>
          </table:table-cell>
          <table:table-cell table:style-name="ce51" table:formula="of:=['file:///home/mixalako/Documents/EPU/rea-uc/datasets/Dataset-for-AI-tool_renovated-buildings-91-AUDITI-AR-2-ZON%C3%84_M-ENG.xlsx'#$'Building envelope'.E235]" office:value-type="float" office:value="165647517.92" calcext:value-type="float">
            <text:p>165647517.9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6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.7" calcext:value-type="float">
            <text:p>18.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6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6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2</text:p>
          </table:table-cell>
          <table:table-cell/>
          <table:table-cell table:style-name="ce10"/>
          <table:table-cell office:value-type="string" calcext:value-type="string">
            <text:p>Maskavas iela 163, Rīga, LV-1003</text:p>
          </table:table-cell>
          <table:table-cell table:style-name="ce21" office:value-type="float" office:value="1000460110001" calcext:value-type="float">
            <text:p>1000460110001</text:p>
          </table:table-cell>
          <table:table-cell table:content-validation-name="val2" office:value-type="string" calcext:value-type="string">
            <text:p>Individuālais projekts, ķieģeļu mūris</text:p>
          </table:table-cell>
          <table:table-cell table:formula="of:=VLOOKUP([.F6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6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856.1" calcext:value-type="float">
            <text:p>1856.1</text:p>
          </table:table-cell>
          <table:table-cell table:style-name="ce10" table:formula="of:=[.L66]*[.K66]" office:value-type="float" office:value="4640.25" calcext:value-type="float">
            <text:p>4640.25</text:p>
          </table:table-cell>
          <table:table-cell office:value-type="float" office:value="6" calcext:value-type="float">
            <text:p>6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133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39" calcext:value-type="float">
            <text:p>39</text:p>
          </table:table-cell>
          <table:table-cell table:style-name="ce41" table:formula="of:=SUM([.R67:.R68])" office:value-type="float" office:value="1856.1" calcext:value-type="float">
            <text:p>1856.1</text:p>
          </table:table-cell>
          <table:table-cell table:formula="of:=SUM([.S67:.S68])" office:value-type="float" office:value="4640.25" calcext:value-type="float">
            <text:p>4640.25</text:p>
          </table:table-cell>
          <table:table-cell table:style-name="ce45" table:formula="of:=([.S67]*[.T67]+[.S68]*[.T68])/[.S66]" office:value-type="float" office:value="17.4" calcext:value-type="float">
            <text:p>17.400</text:p>
          </table:table-cell>
          <table:table-cell table:formula="of:=AVERAGE([.U67:.U68])" office:value-type="float" office:value="203" calcext:value-type="float">
            <text:p>203</text:p>
          </table:table-cell>
          <table:table-cell table:formula="of:=AVERAGE([.V67:.V6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221468" calcext:value-type="float">
            <text:p>221468</text:p>
          </table:table-cell>
          <table:table-cell table:style-name="ce26" office:value-type="string" calcext:value-type="string">
            <text:p>n/a</text:p>
          </table:table-cell>
          <table:table-cell table:formula="of:=SUM([.Y66:.Z66])" office:value-type="float" office:value="221468" calcext:value-type="float">
            <text:p>221468</text:p>
          </table:table-cell>
          <table:table-cell table:formula="of:=AVERAGE([.AB67:.AB68])" office:value-type="float" office:value="0.93" calcext:value-type="float">
            <text:p>0.93</text:p>
          </table:table-cell>
          <table:table-cell office:value-type="float" office:value="68510.4" calcext:value-type="float">
            <text:p>68510.4</text:p>
          </table:table-cell>
          <table:table-cell table:style-name="ce10" office:value-type="float" office:value="36.91" calcext:value-type="float">
            <text:p>36.91</text:p>
          </table:table-cell>
          <table:table-cell/>
          <table:table-cell table:style-name="ce10" table:formula="of:=SUM([.AF67:.AF6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66]" office:value-type="currency" office:currency="EUR" office:value="118463.75" calcext:value-type="currency">
            <text:p>€ 118,463.75 </text:p>
          </table:table-cell>
          <table:table-cell table:style-name="ce54" table:formula="of:=['file:///home/mixalako/Documents/EPU/rea-uc/datasets/Dataset-for-AI-tool_renovated-buildings-91-AUDITI-AR-2-ZON%C3%84_M-ENG.xlsx'#$'Energy efficiency measures'.I166]" office:value-type="currency" office:currency="EUR" office:value="8.51265072361708" calcext:value-type="currency">
            <text:p>€ 8.51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6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56.1" calcext:value-type="float">
            <text:p>1856.1</text:p>
          </table:table-cell>
          <table:table-cell table:style-name="ce11" office:value-type="float" office:value="4640.25" calcext:value-type="float">
            <text:p>4640.25</text:p>
          </table:table-cell>
          <table:table-cell table:style-name="ce11" office:value-type="float" office:value="17.4" calcext:value-type="float">
            <text:p>17.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53]" office:value-type="float" office:value="2733.41" calcext:value-type="float">
            <text:p>2733.41</text:p>
          </table:table-cell>
          <table:table-cell table:style-name="ce51" table:formula="of:=['file:///home/mixalako/Documents/EPU/rea-uc/datasets/Dataset-for-AI-tool_renovated-buildings-91-AUDITI-AR-2-ZON%C3%84_M-ENG.xlsx'#$'Building envelope'.E253]" office:value-type="float" office:value="221140.78" calcext:value-type="float">
            <text:p>221140.7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6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.4" calcext:value-type="float">
            <text:p>17.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6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7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3</text:p>
          </table:table-cell>
          <table:table-cell/>
          <table:table-cell table:style-name="ce10"/>
          <table:table-cell office:value-type="string" calcext:value-type="string">
            <text:p>Sesku iela 3 k-2, Rīga, LV-1035</text:p>
          </table:table-cell>
          <table:table-cell table:style-name="ce21" office:value-type="float" office:value="1000712548001" calcext:value-type="float">
            <text:p>1000712548001</text:p>
          </table:table-cell>
          <table:table-cell table:content-validation-name="val2" office:value-type="string" calcext:value-type="string">
            <text:p>104. sērija</text:p>
          </table:table-cell>
          <table:table-cell table:formula="of:=VLOOKUP([.F71];['file:///home/mixalako/Documents/EPU/rea-uc/datasets/Dataset-for-AI-tool_renovated-buildings-91-AUDITI-AR-2-ZON%C3%84_M-ENG.xlsx'#$'Building series'.A$1:.F$1048576];6;0)" office:value-type="float" office:value="104" calcext:value-type="float">
            <text:p>104</text:p>
          </table:table-cell>
          <table:table-cell office:value-type="float" office:value="23.25" calcext:value-type="float">
            <text:p>23.25</text:p>
          </table:table-cell>
          <table:table-cell office:value-type="float" office:value="16.17" calcext:value-type="float">
            <text:p>16.17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7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319" calcext:value-type="float">
            <text:p>2319</text:p>
          </table:table-cell>
          <table:table-cell table:style-name="ce10" table:formula="of:=[.L71]*[.K71]" office:value-type="float" office:value="5797.5" calcext:value-type="float">
            <text:p>5797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223.8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94" calcext:value-type="float">
            <text:p>1994</text:p>
          </table:table-cell>
          <table:table-cell table:style-name="ce10" office:value-type="float" office:value="34" calcext:value-type="float">
            <text:p>34</text:p>
          </table:table-cell>
          <table:table-cell table:style-name="ce41" table:formula="of:=SUM([.R72:.R73])" office:value-type="float" office:value="2319" calcext:value-type="float">
            <text:p>2319.0</text:p>
          </table:table-cell>
          <table:table-cell table:formula="of:=SUM([.S72:.S73])" office:value-type="float" office:value="5797.5" calcext:value-type="float">
            <text:p>5797.5</text:p>
          </table:table-cell>
          <table:table-cell table:style-name="ce45" table:formula="of:=([.S72]*[.T72]+[.S73]*[.T73])/[.S71]" office:value-type="float" office:value="20" calcext:value-type="float">
            <text:p>20.000</text:p>
          </table:table-cell>
          <table:table-cell table:formula="of:=AVERAGE([.U72:.U73])" office:value-type="float" office:value="203" calcext:value-type="float">
            <text:p>203</text:p>
          </table:table-cell>
          <table:table-cell table:formula="of:=AVERAGE([.V72:.V7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42884.4" calcext:value-type="float">
            <text:p>242884.4</text:p>
          </table:table-cell>
          <table:table-cell office:value-type="float" office:value="119126.4" calcext:value-type="float">
            <text:p>119126.4</text:p>
          </table:table-cell>
          <table:table-cell table:formula="of:=SUM([.Y71:.Z71])" office:value-type="float" office:value="362010.8" calcext:value-type="float">
            <text:p>362010.8</text:p>
          </table:table-cell>
          <table:table-cell table:formula="of:=AVERAGE([.AB72:.AB73])" office:value-type="float" office:value="0.79" calcext:value-type="float">
            <text:p>0.79</text:p>
          </table:table-cell>
          <table:table-cell office:value-type="float" office:value="89744.44" calcext:value-type="float">
            <text:p>89744.44</text:p>
          </table:table-cell>
          <table:table-cell table:style-name="ce10" office:value-type="float" office:value="38.7" calcext:value-type="float">
            <text:p>38.7</text:p>
          </table:table-cell>
          <table:table-cell/>
          <table:table-cell table:style-name="ce10" table:formula="of:=SUM([.AF72:.AF73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79]" office:value-type="currency" office:currency="EUR" office:value="104921.1" calcext:value-type="currency">
            <text:p>€ 104,921.10 </text:p>
          </table:table-cell>
          <table:table-cell table:style-name="ce54" table:formula="of:=['file:///home/mixalako/Documents/EPU/rea-uc/datasets/Dataset-for-AI-tool_renovated-buildings-91-AUDITI-AR-2-ZON%C3%84_M-ENG.xlsx'#$'Energy efficiency measures'.I179]" office:value-type="currency" office:currency="EUR" office:value="7.53949353990314" calcext:value-type="currency">
            <text:p>€ 7.5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7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319" calcext:value-type="float">
            <text:p>2319.0</text:p>
          </table:table-cell>
          <table:table-cell table:style-name="ce11" office:value-type="float" office:value="5797.5" calcext:value-type="float">
            <text:p>5797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79" calcext:value-type="float">
            <text:p>0.7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70]" office:value-type="float" office:value="3105.82" calcext:value-type="float">
            <text:p>3105.82</text:p>
          </table:table-cell>
          <table:table-cell table:style-name="ce51" table:formula="of:=['file:///home/mixalako/Documents/EPU/rea-uc/datasets/Dataset-for-AI-tool_renovated-buildings-91-AUDITI-AR-2-ZON%C3%84_M-ENG.xlsx'#$'Building envelope'.E270]" office:value-type="float" office:value="290568233.42" calcext:value-type="float">
            <text:p>290568233.4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7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79" calcext:value-type="float">
            <text:p>0.79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7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7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4</text:p>
          </table:table-cell>
          <table:table-cell/>
          <table:table-cell table:style-name="ce10"/>
          <table:table-cell office:value-type="string" calcext:value-type="string">
            <text:p>Tadaiķu iela 12, Rīga, LV-1004</text:p>
          </table:table-cell>
          <table:table-cell table:style-name="ce21" office:value-type="float" office:value="1000740247001" calcext:value-type="float">
            <text:p>1000740247001</text:p>
          </table:table-cell>
          <table:table-cell table:content-validation-name="val2" office:value-type="string" calcext:value-type="string">
            <text:p>Individuālais projekts, divu stāvu ēka ar ķieģeļu <text:s/>sienam</text:p>
          </table:table-cell>
          <table:table-cell table:formula="of:=VLOOKUP([.F7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13.72" calcext:value-type="float">
            <text:p>13.72</text:p>
          </table:table-cell>
          <table:table-cell office:value-type="float" office:value="6.4" calcext:value-type="float">
            <text:p>6.4</text:p>
          </table:table-cell>
          <table:table-cell table:style-name="ce29" table:formula="of:=VLOOKUP([.F76];['file:///home/mixalako/Documents/EPU/rea-uc/datasets/Dataset-for-AI-tool_renovated-buildings-91-AUDITI-AR-2-ZON%C3%84_M-ENG.xlsx'#$'Building series'.A$1:.C$1048576];2;0)" office:value-type="float" office:value="2.9" calcext:value-type="float">
            <text:p>2.9</text:p>
          </table:table-cell>
          <table:table-cell office:value-type="float" office:value="283.4" calcext:value-type="float">
            <text:p>283.4</text:p>
          </table:table-cell>
          <table:table-cell table:style-name="ce10" table:formula="of:=[.L76]*[.K76]" office:value-type="float" office:value="821.86" calcext:value-type="float">
            <text:p>821.86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314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38" calcext:value-type="float">
            <text:p>1938</text:p>
          </table:table-cell>
          <table:table-cell table:style-name="ce10" office:value-type="float" office:value="4" calcext:value-type="float">
            <text:p>4</text:p>
          </table:table-cell>
          <table:table-cell table:style-name="ce41" table:formula="of:=SUM([.R77:.R78])" office:value-type="float" office:value="283.4" calcext:value-type="float">
            <text:p>283.4</text:p>
          </table:table-cell>
          <table:table-cell table:formula="of:=SUM([.S77:.S78])" office:value-type="float" office:value="821.86" calcext:value-type="float">
            <text:p>821.86</text:p>
          </table:table-cell>
          <table:table-cell table:style-name="ce45" table:formula="of:=([.S77]*[.T77]+[.S78]*[.T78])/[.S76]" office:value-type="float" office:value="18" calcext:value-type="float">
            <text:p>18.000</text:p>
          </table:table-cell>
          <table:table-cell table:formula="of:=AVERAGE([.U77:.U78])" office:value-type="float" office:value="203" calcext:value-type="float">
            <text:p>203</text:p>
          </table:table-cell>
          <table:table-cell table:formula="of:=AVERAGE([.V77:.V78])" office:value-type="float" office:value="0.6" calcext:value-type="float">
            <text:p>0.6</text:p>
          </table:table-cell>
          <table:table-cell table:style-name="ce47" table:content-validation-name="val4" office:value-type="string" calcext:value-type="string">
            <text:p>Doub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61976.14" calcext:value-type="float">
            <text:p>61976.14</text:p>
          </table:table-cell>
          <table:table-cell office:value-type="float" office:value="66703.6" calcext:value-type="float">
            <text:p>66703.6</text:p>
          </table:table-cell>
          <table:table-cell table:formula="of:=SUM([.Y76:.Z76])" office:value-type="float" office:value="128679.74" calcext:value-type="float">
            <text:p>128679.74</text:p>
          </table:table-cell>
          <table:table-cell table:formula="of:=AVERAGE([.AB77:.AB78])" office:value-type="float" office:value="0.95" calcext:value-type="float">
            <text:p>0.95</text:p>
          </table:table-cell>
          <table:table-cell office:value-type="float" office:value="8515" calcext:value-type="float">
            <text:p>8515</text:p>
          </table:table-cell>
          <table:table-cell table:style-name="ce10" office:value-type="float" office:value="30.05" calcext:value-type="float">
            <text:p>30.05</text:p>
          </table:table-cell>
          <table:table-cell/>
          <table:table-cell table:style-name="ce10" table:formula="of:=SUM([.AF77:.AF78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193]" office:value-type="currency" office:currency="EUR" office:value="34105.5" calcext:value-type="currency">
            <text:p>€ 34,105.50 </text:p>
          </table:table-cell>
          <table:table-cell table:style-name="ce54" table:formula="of:=['file:///home/mixalako/Documents/EPU/rea-uc/datasets/Dataset-for-AI-tool_renovated-buildings-91-AUDITI-AR-2-ZON%C3%84_M-ENG.xlsx'#$'Energy efficiency measures'.I193]" office:value-type="currency" office:currency="EUR" office:value="2.4507767925152" calcext:value-type="currency">
            <text:p>€ 2.4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7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83.4" calcext:value-type="float">
            <text:p>283.4</text:p>
          </table:table-cell>
          <table:table-cell table:style-name="ce11" office:value-type="float" office:value="821.86" calcext:value-type="float">
            <text:p>821.8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285]" office:value-type="float" office:value="673.17" calcext:value-type="float">
            <text:p>673.17</text:p>
          </table:table-cell>
          <table:table-cell table:style-name="ce51" table:formula="of:=['file:///home/mixalako/Documents/EPU/rea-uc/datasets/Dataset-for-AI-tool_renovated-buildings-91-AUDITI-AR-2-ZON%C3%84_M-ENG.xlsx'#$'Building envelope'.E285]" office:value-type="float" office:value="56884" calcext:value-type="float">
            <text:p>5688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7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7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8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5</text:p>
          </table:table-cell>
          <table:table-cell/>
          <table:table-cell table:style-name="ce10"/>
          <table:table-cell office:value-type="string" calcext:value-type="string">
            <text:p>Vējdzirnavu iela 24, Rīga, LV-1024</text:p>
          </table:table-cell>
          <table:table-cell table:style-name="ce21" office:value-type="float" office:value="1001272045001" calcext:value-type="float">
            <text:p>1001272045001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8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29" table:formula="of:=VLOOKUP([.F8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62.58" calcext:value-type="float">
            <text:p>562.58</text:p>
          </table:table-cell>
          <table:table-cell table:style-name="ce10" table:formula="of:=[.L81]*[.K81]" office:value-type="float" office:value="1406.45" calcext:value-type="float">
            <text:p>1406.4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405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82:.R83])" office:value-type="float" office:value="562.58" calcext:value-type="float">
            <text:p>562.6</text:p>
          </table:table-cell>
          <table:table-cell table:formula="of:=SUM([.S82:.S83])" office:value-type="float" office:value="1406.45" calcext:value-type="float">
            <text:p>1406.45</text:p>
          </table:table-cell>
          <table:table-cell table:style-name="ce45" table:formula="of:=([.S82]*[.T82]+[.S83]*[.T83])/[.S81]" office:value-type="float" office:value="18" calcext:value-type="float">
            <text:p>18.000</text:p>
          </table:table-cell>
          <table:table-cell table:formula="of:=AVERAGE([.U82:.U83])" office:value-type="float" office:value="203" calcext:value-type="float">
            <text:p>203</text:p>
          </table:table-cell>
          <table:table-cell table:formula="of:=AVERAGE([.V82:.V83])" office:value-type="float" office:value="0.61" calcext:value-type="float">
            <text:p>0.61</text:p>
          </table:table-cell>
          <table:table-cell table:style-name="ce47" table:content-validation-name="val4" office:value-type="string" calcext:value-type="string">
            <text:p>Doub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109493.25" calcext:value-type="float">
            <text:p>109493.25</text:p>
          </table:table-cell>
          <table:table-cell office:value-type="float" office:value="118565.1" calcext:value-type="float">
            <text:p>118565.1</text:p>
          </table:table-cell>
          <table:table-cell table:formula="of:=SUM([.Y81:.Z81])" office:value-type="float" office:value="228058.35" calcext:value-type="float">
            <text:p>228058.35</text:p>
          </table:table-cell>
          <table:table-cell table:formula="of:=AVERAGE([.AB82:.AB83])" office:value-type="float" office:value="0.95" calcext:value-type="float">
            <text:p>0.95</text:p>
          </table:table-cell>
          <table:table-cell office:value-type="float" office:value="18900.35" calcext:value-type="float">
            <text:p>18900.35</text:p>
          </table:table-cell>
          <table:table-cell table:style-name="ce10" office:value-type="float" office:value="33.6" calcext:value-type="float">
            <text:p>33.6</text:p>
          </table:table-cell>
          <table:table-cell/>
          <table:table-cell table:style-name="ce10" table:formula="of:=SUM([.AF82:.AF83])" office:value-type="string" office:string-value="" calcext:value-type="error">
            <text:p>#REF!</text:p>
          </table:table-cell>
          <table:table-cell table:style-name="ce53" table:formula="of:=['file:///home/mixalako/Documents/EPU/rea-uc/datasets/Dataset-for-AI-tool_renovated-buildings-91-AUDITI-AR-2-ZON%C3%84_M-ENG.xlsx'#$'Energy efficiency measures'.H205]" office:value-type="currency" office:currency="EUR" office:value="38941.85" calcext:value-type="currency">
            <text:p>€ 38,941.85 </text:p>
          </table:table-cell>
          <table:table-cell table:style-name="ce54" table:formula="of:=['file:///home/mixalako/Documents/EPU/rea-uc/datasets/Dataset-for-AI-tool_renovated-buildings-91-AUDITI-AR-2-ZON%C3%84_M-ENG.xlsx'#$'Energy efficiency measures'.I205]" office:value-type="currency" office:currency="EUR" office:value="2.79831060203216" calcext:value-type="currency">
            <text:p>€ 2.8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8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62.58" calcext:value-type="float">
            <text:p>562.6</text:p>
          </table:table-cell>
          <table:table-cell table:style-name="ce11" office:value-type="float" office:value="1406.45" calcext:value-type="float">
            <text:p>1406.4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1" calcext:value-type="float">
            <text:p>0.61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01]" office:value-type="float" office:value="1207.3" calcext:value-type="float">
            <text:p>1207.3</text:p>
          </table:table-cell>
          <table:table-cell table:style-name="ce51" table:formula="of:=['file:///home/mixalako/Documents/EPU/rea-uc/datasets/Dataset-for-AI-tool_renovated-buildings-91-AUDITI-AR-2-ZON%C3%84_M-ENG.xlsx'#$'Building envelope'.E301]" office:value-type="float" office:value="102972.65" calcext:value-type="float">
            <text:p>102972.6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8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1" calcext:value-type="float">
            <text:p>0.61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#REF!" office:value-type="string" office:string-value="" calcext:value-type="error">
            <text:p>#REF!</text:p>
          </table:table-cell>
          <table:table-cell table:style-name="ce51" table:formula="of:=#REF!" office:value-type="string" office:string-value="" calcext:value-type="error">
            <text:p>#REF!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8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8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6</text:p>
          </table:table-cell>
          <table:table-cell/>
          <table:table-cell table:style-name="ce10"/>
          <table:table-cell office:value-type="string" calcext:value-type="string">
            <text:p>Brīvibas iela 64, Rīga, LV-1011</text:p>
          </table:table-cell>
          <table:table-cell table:style-name="ce21" office:value-type="float" office:value="1000220051001" calcext:value-type="float">
            <text:p>1000220051001</text:p>
          </table:table-cell>
          <table:table-cell table:content-validation-name="val2" office:value-type="string" calcext:value-type="string">
            <text:p>Piecstāvu, ķieģeļu mūra ēka ar koka pārsegumiem un divslīpju jumtu.</text:p>
          </table:table-cell>
          <table:table-cell table:formula="of:=VLOOKUP([.F8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8.5" calcext:value-type="float">
            <text:p>8.5</text:p>
          </table:table-cell>
          <table:table-cell office:value-type="float" office:value="16.4" calcext:value-type="float">
            <text:p>16.4</text:p>
          </table:table-cell>
          <table:table-cell table:style-name="ce29" table:formula="of:=VLOOKUP([.F86];['file:///home/mixalako/Documents/EPU/rea-uc/datasets/Dataset-for-AI-tool_renovated-buildings-91-AUDITI-AR-2-ZON%C3%84_M-ENG.xlsx'#$'Building series'.A$1:.C$1048576];2;0)" office:value-type="float" office:value="3.02" calcext:value-type="float">
            <text:p>3.02</text:p>
          </table:table-cell>
          <table:table-cell office:value-type="float" office:value="986.1" calcext:value-type="float">
            <text:p>986.1</text:p>
          </table:table-cell>
          <table:table-cell table:style-name="ce10" table:formula="of:=[.L86]*[.K86]" office:value-type="float" office:value="2978.022" calcext:value-type="float">
            <text:p>2978.022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496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03" calcext:value-type="float">
            <text:p>1903</text:p>
          </table:table-cell>
          <table:table-cell table:style-name="ce10" office:value-type="float" office:value="10" calcext:value-type="float">
            <text:p>10</text:p>
          </table:table-cell>
          <table:table-cell table:style-name="ce41" table:formula="of:=SUM([.R87:.R88])" office:value-type="float" office:value="986.1" calcext:value-type="float">
            <text:p>986.1</text:p>
          </table:table-cell>
          <table:table-cell table:formula="of:=SUM([.S87:.S88])" office:value-type="float" office:value="2980.2" calcext:value-type="float">
            <text:p>2980.2</text:p>
          </table:table-cell>
          <table:table-cell table:style-name="ce45" table:formula="of:=([.S87]*[.T87]+[.S88]*[.T88])/[.S86]" office:value-type="float" office:value="18.0811354942621" calcext:value-type="float">
            <text:p>18.081</text:p>
          </table:table-cell>
          <table:table-cell table:formula="of:=AVERAGE([.U87:.U88])" office:value-type="float" office:value="203" calcext:value-type="float">
            <text:p>203</text:p>
          </table:table-cell>
          <table:table-cell table:formula="of:=AVERAGE([.V87:.V88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90960" calcext:value-type="float">
            <text:p>90960</text:p>
          </table:table-cell>
          <table:table-cell office:value-type="float" office:value="29808" calcext:value-type="float">
            <text:p>29808</text:p>
          </table:table-cell>
          <table:table-cell table:formula="of:=SUM([.Y86:.Z86])" office:value-type="float" office:value="120768" calcext:value-type="float">
            <text:p>120768</text:p>
          </table:table-cell>
          <table:table-cell table:formula="of:=AVERAGE([.AB87:.AB88])" office:value-type="float" office:value="0.984" calcext:value-type="float">
            <text:p>0.984</text:p>
          </table:table-cell>
          <table:table-cell office:value-type="float" office:value="26616.4" calcext:value-type="float">
            <text:p>26616.4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10" table:formula="of:=SUM([.AF87:.AF88])" office:value-type="float" office:value="105431.5" calcext:value-type="float">
            <text:p>105431.5</text:p>
          </table:table-cell>
          <table:table-cell table:style-name="ce53" table:formula="of:=['file:///home/mixalako/Documents/EPU/rea-uc/datasets/Dataset-for-AI-tool_renovated-buildings-91-AUDITI-AR-2-ZON%C3%84_M-ENG.xlsx'#$'Energy efficiency measures'.H218]" office:value-type="currency" office:currency="EUR" office:value="60100" calcext:value-type="currency">
            <text:p>€ 60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18]" office:value-type="currency" office:currency="EUR" office:value="4.31870769319211" calcext:value-type="currency">
            <text:p>€ 4.3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8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894.3" calcext:value-type="float">
            <text:p>894.3</text:p>
          </table:table-cell>
          <table:table-cell table:style-name="ce11" office:value-type="float" office:value="2702.8" calcext:value-type="float">
            <text:p>2702.8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84" calcext:value-type="float">
            <text:p>0.98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21]" office:value-type="float" office:value="1061.9" calcext:value-type="float">
            <text:p>1061.9</text:p>
          </table:table-cell>
          <table:table-cell table:style-name="ce51" table:formula="of:=['file:///home/mixalako/Documents/EPU/rea-uc/datasets/Dataset-for-AI-tool_renovated-buildings-91-AUDITI-AR-2-ZON%C3%84_M-ENG.xlsx'#$'Building envelope'.E321]" office:value-type="float" office:value="95709.5" calcext:value-type="float">
            <text:p>95709.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8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91.8" calcext:value-type="float">
            <text:p>91.8</text:p>
          </table:table-cell>
          <table:table-cell table:style-name="ce11" office:value-type="float" office:value="277.4" calcext:value-type="float">
            <text:p>277.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84" calcext:value-type="float">
            <text:p>0.98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31]" office:value-type="float" office:value="142.5" calcext:value-type="float">
            <text:p>142.5</text:p>
          </table:table-cell>
          <table:table-cell table:style-name="ce51" table:formula="of:=['file:///home/mixalako/Documents/EPU/rea-uc/datasets/Dataset-for-AI-tool_renovated-buildings-91-AUDITI-AR-2-ZON%C3%84_M-ENG.xlsx'#$'Building envelope'.E331]" office:value-type="float" office:value="9722" calcext:value-type="float">
            <text:p>972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8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9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7</text:p>
          </table:table-cell>
          <table:table-cell/>
          <table:table-cell table:style-name="ce10"/>
          <table:table-cell office:value-type="string" calcext:value-type="string">
            <text:p>Brīvības gatve 388, Rīga, LV-1024</text:p>
          </table:table-cell>
          <table:table-cell table:style-name="ce21" office:value-type="float" office:value="1000920727001" calcext:value-type="float">
            <text:p>1000920727001</text:p>
          </table:table-cell>
          <table:table-cell table:content-validation-name="val2" office:value-type="string" calcext:value-type="string">
            <text:p>104. sērija</text:p>
          </table:table-cell>
          <table:table-cell table:formula="of:=VLOOKUP([.F91];['file:///home/mixalako/Documents/EPU/rea-uc/datasets/Dataset-for-AI-tool_renovated-buildings-91-AUDITI-AR-2-ZON%C3%84_M-ENG.xlsx'#$'Building series'.A$1:.F$1048576];6;0)" office:value-type="float" office:value="104" calcext:value-type="float">
            <text:p>104</text:p>
          </table:table-cell>
          <table:table-cell office:value-type="float" office:value="22.5" calcext:value-type="float">
            <text:p>22.5</text:p>
          </table:table-cell>
          <table:table-cell office:value-type="float" office:value="18.5" calcext:value-type="float">
            <text:p>18.5</text:p>
          </table:table-cell>
          <table:table-cell office:value-type="float" office:value="36.4" calcext:value-type="float">
            <text:p>36.4</text:p>
          </table:table-cell>
          <table:table-cell table:style-name="ce29" table:formula="of:=VLOOKUP([.F9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663" calcext:value-type="float">
            <text:p>3663</text:p>
          </table:table-cell>
          <table:table-cell table:style-name="ce10" table:formula="of:=[.L91]*[.K91]" office:value-type="float" office:value="9157.5" calcext:value-type="float">
            <text:p>9157.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586.83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103" calcext:value-type="float">
            <text:p>103</text:p>
          </table:table-cell>
          <table:table-cell table:style-name="ce41" table:formula="of:=SUM([.R92:.R93])" office:value-type="float" office:value="3663" calcext:value-type="float">
            <text:p>3663.0</text:p>
          </table:table-cell>
          <table:table-cell table:formula="of:=SUM([.S92:.S93])" office:value-type="float" office:value="9157.5" calcext:value-type="float">
            <text:p>9157.5</text:p>
          </table:table-cell>
          <table:table-cell table:style-name="ce45" table:formula="of:=([.S92]*[.T92]+[.S93]*[.T93])/[.S91]" office:value-type="float" office:value="21.1302211302211" calcext:value-type="float">
            <text:p>21.130</text:p>
          </table:table-cell>
          <table:table-cell table:formula="of:=AVERAGE([.U92:.U93])" office:value-type="float" office:value="203" calcext:value-type="float">
            <text:p>203</text:p>
          </table:table-cell>
          <table:table-cell table:formula="of:=AVERAGE([.V92:.V93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06799" calcext:value-type="float">
            <text:p>506799</text:p>
          </table:table-cell>
          <table:table-cell office:value-type="float" office:value="295013" calcext:value-type="float">
            <text:p>295013</text:p>
          </table:table-cell>
          <table:table-cell table:formula="of:=SUM([.Y91:.Z91])" office:value-type="float" office:value="801812" calcext:value-type="float">
            <text:p>801812</text:p>
          </table:table-cell>
          <table:table-cell table:formula="of:=AVERAGE([.AB92:.AB93])" office:value-type="float" office:value="0.95" calcext:value-type="float">
            <text:p>0.95</text:p>
          </table:table-cell>
          <table:table-cell office:value-type="float" office:value="136965" calcext:value-type="float">
            <text:p>136965</text:p>
          </table:table-cell>
          <table:table-cell table:style-name="ce10" office:value-type="float" office:value="37.4" calcext:value-type="float">
            <text:p>37.4</text:p>
          </table:table-cell>
          <table:table-cell/>
          <table:table-cell table:style-name="ce10" table:formula="of:=SUM([.AF92:.AF93])" office:value-type="float" office:value="542552.9" calcext:value-type="float">
            <text:p>542552.9</text:p>
          </table:table-cell>
          <table:table-cell table:style-name="ce53" table:formula="of:=['file:///home/mixalako/Documents/EPU/rea-uc/datasets/Dataset-for-AI-tool_renovated-buildings-91-AUDITI-AR-2-ZON%C3%84_M-ENG.xlsx'#$'Energy efficiency measures'.H232]" office:value-type="currency" office:currency="EUR" office:value="297040" calcext:value-type="currency">
            <text:p>€ 297,040.00 </text:p>
          </table:table-cell>
          <table:table-cell table:style-name="ce54" table:formula="of:=['file:///home/mixalako/Documents/EPU/rea-uc/datasets/Dataset-for-AI-tool_renovated-buildings-91-AUDITI-AR-2-ZON%C3%84_M-ENG.xlsx'#$'Energy efficiency measures'.I232]" office:value-type="currency" office:currency="EUR" office:value="21.3449073741395" calcext:value-type="currency">
            <text:p>€ 21.3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9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132" calcext:value-type="float">
            <text:p>3132.0</text:p>
          </table:table-cell>
          <table:table-cell table:style-name="ce11" office:value-type="float" office:value="7830" calcext:value-type="float">
            <text:p>783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47]" office:value-type="float" office:value="4293.9" calcext:value-type="float">
            <text:p>4293.9</text:p>
          </table:table-cell>
          <table:table-cell table:style-name="ce51" table:formula="of:=['file:///home/mixalako/Documents/EPU/rea-uc/datasets/Dataset-for-AI-tool_renovated-buildings-91-AUDITI-AR-2-ZON%C3%84_M-ENG.xlsx'#$'Building envelope'.E347]" office:value-type="float" office:value="473403.6" calcext:value-type="float">
            <text:p>473403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9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1327.5" calcext:value-type="float">
            <text:p>1327.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58]" office:value-type="float" office:value="887.1" calcext:value-type="float">
            <text:p>887.1</text:p>
          </table:table-cell>
          <table:table-cell table:style-name="ce51" table:formula="of:=['file:///home/mixalako/Documents/EPU/rea-uc/datasets/Dataset-for-AI-tool_renovated-buildings-91-AUDITI-AR-2-ZON%C3%84_M-ENG.xlsx'#$'Building envelope'.E358]" office:value-type="float" office:value="69149.3" calcext:value-type="float">
            <text:p>69149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9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9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8</text:p>
          </table:table-cell>
          <table:table-cell/>
          <table:table-cell table:style-name="ce10"/>
          <table:table-cell office:value-type="string" calcext:value-type="string">
            <text:p>Brīvības gatve 389, Rīga, LV-1024</text:p>
          </table:table-cell>
          <table:table-cell table:style-name="ce21" office:value-type="float" office:value="1000912011002" calcext:value-type="float">
            <text:p>1000912011002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9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3.49" calcext:value-type="float">
            <text:p>53.49</text:p>
          </table:table-cell>
          <table:table-cell office:value-type="float" office:value="11.01" calcext:value-type="float">
            <text:p>11.01</text:p>
          </table:table-cell>
          <table:table-cell office:value-type="float" office:value="11.2" calcext:value-type="float">
            <text:p>11.2</text:p>
          </table:table-cell>
          <table:table-cell table:style-name="ce29" table:formula="of:=VLOOKUP([.F9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847.1" calcext:value-type="float">
            <text:p>1847.1</text:p>
          </table:table-cell>
          <table:table-cell table:style-name="ce10" table:formula="of:=[.L96]*[.K96]" office:value-type="float" office:value="4617.75" calcext:value-type="float">
            <text:p>4617.7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677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44" calcext:value-type="float">
            <text:p>44</text:p>
          </table:table-cell>
          <table:table-cell table:style-name="ce41" table:formula="of:=SUM([.R97:.R98])" office:value-type="float" office:value="1847.1" calcext:value-type="float">
            <text:p>1847.1</text:p>
          </table:table-cell>
          <table:table-cell table:formula="of:=SUM([.S97:.S98])" office:value-type="float" office:value="4617.8" calcext:value-type="float">
            <text:p>4617.8</text:p>
          </table:table-cell>
          <table:table-cell table:style-name="ce45" table:formula="of:=([.S97]*[.T97]+[.S98]*[.T98])/[.S96]" office:value-type="float" office:value="20.1881631945948" calcext:value-type="float">
            <text:p>20.188</text:p>
          </table:table-cell>
          <table:table-cell table:formula="of:=AVERAGE([.U97:.U98])" office:value-type="float" office:value="203" calcext:value-type="float">
            <text:p>203</text:p>
          </table:table-cell>
          <table:table-cell table:formula="of:=AVERAGE([.V97:.V98])" office:value-type="float" office:value="0.525" calcext:value-type="float">
            <text:p>0.5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81379" calcext:value-type="float">
            <text:p>281379</text:p>
          </table:table-cell>
          <table:table-cell office:value-type="float" office:value="78211" calcext:value-type="float">
            <text:p>78211</text:p>
          </table:table-cell>
          <table:table-cell table:formula="of:=SUM([.Y96:.Z96])" office:value-type="float" office:value="359590" calcext:value-type="float">
            <text:p>359590</text:p>
          </table:table-cell>
          <table:table-cell table:formula="of:=AVERAGE([.AB97:.AB98])" office:value-type="float" office:value="0.97" calcext:value-type="float">
            <text:p>0.97</text:p>
          </table:table-cell>
          <table:table-cell office:value-type="float" office:value="48101" calcext:value-type="float">
            <text:p>48101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0" table:formula="of:=SUM([.AF97:.AF98])" office:value-type="float" office:value="263125" calcext:value-type="float">
            <text:p>263125</text:p>
          </table:table-cell>
          <table:table-cell table:style-name="ce53" table:formula="of:=['file:///home/mixalako/Documents/EPU/rea-uc/datasets/Dataset-for-AI-tool_renovated-buildings-91-AUDITI-AR-2-ZON%C3%84_M-ENG.xlsx'#$'Energy efficiency measures'.H246]" office:value-type="currency" office:currency="EUR" office:value="144800" calcext:value-type="currency">
            <text:p>€ 144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46]" office:value-type="currency" office:currency="EUR" office:value="10.4051393340136" calcext:value-type="currency">
            <text:p>€ 10.41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9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719.1" calcext:value-type="float">
            <text:p>1719.1</text:p>
          </table:table-cell>
          <table:table-cell table:style-name="ce11" office:value-type="float" office:value="4297.8" calcext:value-type="float">
            <text:p>4297.8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69]" office:value-type="float" office:value="2499.5" calcext:value-type="float">
            <text:p>2499.5</text:p>
          </table:table-cell>
          <table:table-cell table:style-name="ce51" table:formula="of:=['file:///home/mixalako/Documents/EPU/rea-uc/datasets/Dataset-for-AI-tool_renovated-buildings-91-AUDITI-AR-2-ZON%C3%84_M-ENG.xlsx'#$'Building envelope'.E369]" office:value-type="float" office:value="249635.6" calcext:value-type="float">
            <text:p>249635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9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77]" office:value-type="float" office:value="173" calcext:value-type="float">
            <text:p>173</text:p>
          </table:table-cell>
          <table:table-cell table:style-name="ce51" table:formula="of:=['file:///home/mixalako/Documents/EPU/rea-uc/datasets/Dataset-for-AI-tool_renovated-buildings-91-AUDITI-AR-2-ZON%C3%84_M-ENG.xlsx'#$'Building envelope'.E377]" office:value-type="float" office:value="13489.4" calcext:value-type="float">
            <text:p>13489.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9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0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19</text:p>
          </table:table-cell>
          <table:table-cell/>
          <table:table-cell table:style-name="ce10"/>
          <table:table-cell office:value-type="string" calcext:value-type="string">
            <text:p>Caunes iela 8A, Rīga, LV-1006</text:p>
          </table:table-cell>
          <table:table-cell table:style-name="ce21" office:value-type="float" office:value="1000860207001" calcext:value-type="float">
            <text:p>1000860207001</text:p>
          </table:table-cell>
          <table:table-cell table:content-validation-name="val2" office:value-type="string" calcext:value-type="string">
            <text:p>Hruščova (316. sērija) laika projekts 2.65</text:p>
          </table:table-cell>
          <table:table-cell table:formula="of:=VLOOKUP([.F10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24.31" calcext:value-type="float">
            <text:p>24.31</text:p>
          </table:table-cell>
          <table:table-cell office:value-type="float" office:value="10.29" calcext:value-type="float">
            <text:p>10.29</text:p>
          </table:table-cell>
          <table:table-cell office:value-type="float" office:value="8.55" calcext:value-type="float">
            <text:p>8.55</text:p>
          </table:table-cell>
          <table:table-cell table:style-name="ce29" table:formula="of:=VLOOKUP([.F101];['file:///home/mixalako/Documents/EPU/rea-uc/datasets/Dataset-for-AI-tool_renovated-buildings-91-AUDITI-AR-2-ZON%C3%84_M-ENG.xlsx'#$'Building series'.A$1:.C$1048576];2;0)" office:value-type="float" office:value="2.65" calcext:value-type="float">
            <text:p>2.65</text:p>
          </table:table-cell>
          <table:table-cell office:value-type="float" office:value="559.7" calcext:value-type="float">
            <text:p>559.7</text:p>
          </table:table-cell>
          <table:table-cell table:style-name="ce10" table:formula="of:=[.L101]*[.K101]" office:value-type="float" office:value="1483.205" calcext:value-type="float">
            <text:p>1483.20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768.34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102:.R103])" office:value-type="float" office:value="559.7" calcext:value-type="float">
            <text:p>559.7</text:p>
          </table:table-cell>
          <table:table-cell table:formula="of:=SUM([.S102:.S103])" office:value-type="float" office:value="1483.2" calcext:value-type="float">
            <text:p>1483.2</text:p>
          </table:table-cell>
          <table:table-cell table:style-name="ce45" table:formula="of:=([.S102]*[.T102]+[.S103]*[.T103])/[.S101]" office:value-type="float" office:value="19.7087378640777" calcext:value-type="float">
            <text:p>19.709</text:p>
          </table:table-cell>
          <table:table-cell table:formula="of:=AVERAGE([.U102:.U103])" office:value-type="float" office:value="203" calcext:value-type="float">
            <text:p>203</text:p>
          </table:table-cell>
          <table:table-cell table:formula="of:=AVERAGE([.V102:.V103])" office:value-type="float" office:value="0.505" calcext:value-type="float">
            <text:p>0.50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87415" calcext:value-type="float">
            <text:p>87415</text:p>
          </table:table-cell>
          <table:table-cell office:value-type="float" office:value="27210" calcext:value-type="float">
            <text:p>27210</text:p>
          </table:table-cell>
          <table:table-cell table:formula="of:=SUM([.Y101:.Z101])" office:value-type="float" office:value="114625" calcext:value-type="float">
            <text:p>114625</text:p>
          </table:table-cell>
          <table:table-cell table:formula="of:=AVERAGE([.AB102:.AB103])" office:value-type="float" office:value="0.96" calcext:value-type="float">
            <text:p>0.96</text:p>
          </table:table-cell>
          <table:table-cell office:value-type="float" office:value="17225" calcext:value-type="float">
            <text:p>17225</text:p>
          </table:table-cell>
          <table:table-cell table:style-name="ce10" office:value-type="float" office:value="30.8" calcext:value-type="float">
            <text:p>30.8</text:p>
          </table:table-cell>
          <table:table-cell/>
          <table:table-cell table:style-name="ce10" table:formula="of:=SUM([.AF102:.AF103])" office:value-type="float" office:value="90481.6" calcext:value-type="float">
            <text:p>90481.6</text:p>
          </table:table-cell>
          <table:table-cell table:style-name="ce53" table:formula="of:=['file:///home/mixalako/Documents/EPU/rea-uc/datasets/Dataset-for-AI-tool_renovated-buildings-91-AUDITI-AR-2-ZON%C3%84_M-ENG.xlsx'#$'Energy efficiency measures'.H260]" office:value-type="currency" office:currency="EUR" office:value="55900" calcext:value-type="currency">
            <text:p>€ 55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60]" office:value-type="currency" office:currency="EUR" office:value="4.01690116554807" calcext:value-type="currency">
            <text:p>€ 4.0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0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27.1" calcext:value-type="float">
            <text:p>527.1</text:p>
          </table:table-cell>
          <table:table-cell table:style-name="ce11" office:value-type="float" office:value="1396.8" calcext:value-type="float">
            <text:p>1396.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1" calcext:value-type="float">
            <text:p>0.51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88]" office:value-type="float" office:value="884.9" calcext:value-type="float">
            <text:p>884.9</text:p>
          </table:table-cell>
          <table:table-cell table:style-name="ce51" table:formula="of:=['file:///home/mixalako/Documents/EPU/rea-uc/datasets/Dataset-for-AI-tool_renovated-buildings-91-AUDITI-AR-2-ZON%C3%84_M-ENG.xlsx'#$'Building envelope'.E388]" office:value-type="float" office:value="86224.5" calcext:value-type="float">
            <text:p>86224.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0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2.6" calcext:value-type="float">
            <text:p>32.6</text:p>
          </table:table-cell>
          <table:table-cell table:style-name="ce11" office:value-type="float" office:value="86.4" calcext:value-type="float">
            <text:p>86.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395]" office:value-type="float" office:value="58.3" calcext:value-type="float">
            <text:p>58.3</text:p>
          </table:table-cell>
          <table:table-cell table:style-name="ce51" table:formula="of:=['file:///home/mixalako/Documents/EPU/rea-uc/datasets/Dataset-for-AI-tool_renovated-buildings-91-AUDITI-AR-2-ZON%C3%84_M-ENG.xlsx'#$'Building envelope'.E395]" office:value-type="float" office:value="4257.1" calcext:value-type="float">
            <text:p>4257.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0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0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0</text:p>
          </table:table-cell>
          <table:table-cell/>
          <table:table-cell table:style-name="ce10"/>
          <table:table-cell office:value-type="string" calcext:value-type="string">
            <text:p>Dzegužu iela 3, Rīga, LV-1007</text:p>
          </table:table-cell>
          <table:table-cell table:style-name="ce21" office:value-type="float" office:value="1000632022001" calcext:value-type="float">
            <text:p>1000632022001</text:p>
          </table:table-cell>
          <table:table-cell table:content-validation-name="val2" office:value-type="string" calcext:value-type="string">
            <text:p>Hruščova (316. sērija) laika projekts 2.64</text:p>
          </table:table-cell>
          <table:table-cell table:formula="of:=VLOOKUP([.F10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37.84" calcext:value-type="float">
            <text:p>37.84</text:p>
          </table:table-cell>
          <table:table-cell office:value-type="float" office:value="11.09" calcext:value-type="float">
            <text:p>11.09</text:p>
          </table:table-cell>
          <table:table-cell office:value-type="float" office:value="8.67" calcext:value-type="float">
            <text:p>8.67</text:p>
          </table:table-cell>
          <table:table-cell table:style-name="ce29" table:formula="of:=VLOOKUP([.F106];['file:///home/mixalako/Documents/EPU/rea-uc/datasets/Dataset-for-AI-tool_renovated-buildings-91-AUDITI-AR-2-ZON%C3%84_M-ENG.xlsx'#$'Building series'.A$1:.C$1048576];2;0)" office:value-type="float" office:value="2.64" calcext:value-type="float">
            <text:p>2.64</text:p>
          </table:table-cell>
          <table:table-cell office:value-type="float" office:value="972.9" calcext:value-type="float">
            <text:p>972.9</text:p>
          </table:table-cell>
          <table:table-cell table:style-name="ce10" table:formula="of:=[.L106]*[.K106]" office:value-type="float" office:value="2568.456" calcext:value-type="float">
            <text:p>2568.45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859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24" calcext:value-type="float">
            <text:p>24</text:p>
          </table:table-cell>
          <table:table-cell table:style-name="ce41" table:formula="of:=SUM([.R107:.R108])" office:value-type="float" office:value="972.9" calcext:value-type="float">
            <text:p>972.9</text:p>
          </table:table-cell>
          <table:table-cell table:formula="of:=SUM([.S107:.S108])" office:value-type="float" office:value="2568.4" calcext:value-type="float">
            <text:p>2568.4</text:p>
          </table:table-cell>
          <table:table-cell table:style-name="ce45" table:formula="of:=([.S107]*[.T107]+[.S108]*[.T108])/[.S106]" office:value-type="float" office:value="19.6747002024607" calcext:value-type="float">
            <text:p>19.675</text:p>
          </table:table-cell>
          <table:table-cell table:formula="of:=AVERAGE([.U107:.U108])" office:value-type="float" office:value="203" calcext:value-type="float">
            <text:p>203</text:p>
          </table:table-cell>
          <table:table-cell table:formula="of:=AVERAGE([.V107:.V10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55674" calcext:value-type="float">
            <text:p>155674</text:p>
          </table:table-cell>
          <table:table-cell office:value-type="float" office:value="25502" calcext:value-type="float">
            <text:p>25502</text:p>
          </table:table-cell>
          <table:table-cell table:formula="of:=SUM([.Y106:.Z106])" office:value-type="float" office:value="181176" calcext:value-type="float">
            <text:p>181176</text:p>
          </table:table-cell>
          <table:table-cell table:formula="of:=AVERAGE([.AB107:.AB108])" office:value-type="float" office:value="0.97" calcext:value-type="float">
            <text:p>0.97</text:p>
          </table:table-cell>
          <table:table-cell office:value-type="float" office:value="25485" calcext:value-type="float">
            <text:p>25485</text:p>
          </table:table-cell>
          <table:table-cell table:style-name="ce10" office:value-type="float" office:value="26.2" calcext:value-type="float">
            <text:p>26.2</text:p>
          </table:table-cell>
          <table:table-cell/>
          <table:table-cell table:style-name="ce10" table:formula="of:=SUM([.AF107:.AF108])" office:value-type="float" office:value="156471.3" calcext:value-type="float">
            <text:p>156471.3</text:p>
          </table:table-cell>
          <table:table-cell table:style-name="ce53" table:formula="of:=['file:///home/mixalako/Documents/EPU/rea-uc/datasets/Dataset-for-AI-tool_renovated-buildings-91-AUDITI-AR-2-ZON%C3%84_M-ENG.xlsx'#$'Energy efficiency measures'.H274]" office:value-type="currency" office:currency="EUR" office:value="83800" calcext:value-type="currency">
            <text:p>€ 83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74]" office:value-type="currency" office:currency="EUR" office:value="6.02175881346919" calcext:value-type="currency">
            <text:p>€ 6.0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0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909.6" calcext:value-type="float">
            <text:p>909.6</text:p>
          </table:table-cell>
          <table:table-cell table:style-name="ce11" office:value-type="float" office:value="2401.3" calcext:value-type="float">
            <text:p>2401.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07]" office:value-type="float" office:value="1548" calcext:value-type="float">
            <text:p>1548</text:p>
          </table:table-cell>
          <table:table-cell table:style-name="ce51" table:formula="of:=['file:///home/mixalako/Documents/EPU/rea-uc/datasets/Dataset-for-AI-tool_renovated-buildings-91-AUDITI-AR-2-ZON%C3%84_M-ENG.xlsx'#$'Building envelope'.E407]" office:value-type="float" office:value="150829.9" calcext:value-type="float">
            <text:p>150829.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0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3.3" calcext:value-type="float">
            <text:p>63.3</text:p>
          </table:table-cell>
          <table:table-cell table:style-name="ce11" office:value-type="float" office:value="167.1" calcext:value-type="float">
            <text:p>167.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14]" office:value-type="float" office:value="77.2" calcext:value-type="float">
            <text:p>77.2</text:p>
          </table:table-cell>
          <table:table-cell table:style-name="ce51" table:formula="of:=['file:///home/mixalako/Documents/EPU/rea-uc/datasets/Dataset-for-AI-tool_renovated-buildings-91-AUDITI-AR-2-ZON%C3%84_M-ENG.xlsx'#$'Building envelope'.E414]" office:value-type="float" office:value="5641.4" calcext:value-type="float">
            <text:p>5641.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0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1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1</text:p>
          </table:table-cell>
          <table:table-cell/>
          <table:table-cell table:style-name="ce10"/>
          <table:table-cell office:value-type="string" calcext:value-type="string">
            <text:p>Ieroču iela 1, Rīga, LV-1013</text:p>
          </table:table-cell>
          <table:table-cell table:style-name="ce21" office:value-type="float" office:value="1000252032001" calcext:value-type="float">
            <text:p>1000252032001</text:p>
          </table:table-cell>
          <table:table-cell table:content-validation-name="val2" office:value-type="string" calcext:value-type="string">
            <text:p>Piecstāvu, ķieģeļu mūra ēka ar divslīpju jumtu.</text:p>
          </table:table-cell>
          <table:table-cell table:formula="of:=VLOOKUP([.F11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14.1" calcext:value-type="float">
            <text:p>14.1</text:p>
          </table:table-cell>
          <table:table-cell office:value-type="float" office:value="13.2" calcext:value-type="float">
            <text:p>13.2</text:p>
          </table:table-cell>
          <table:table-cell table:style-name="ce29" table:formula="of:=VLOOKUP([.F111];['file:///home/mixalako/Documents/EPU/rea-uc/datasets/Dataset-for-AI-tool_renovated-buildings-91-AUDITI-AR-2-ZON%C3%84_M-ENG.xlsx'#$'Building series'.A$1:.C$1048576];2;0)" office:value-type="float" office:value="3" calcext:value-type="float">
            <text:p>3</text:p>
          </table:table-cell>
          <table:table-cell office:value-type="float" office:value="2347" calcext:value-type="float">
            <text:p>2347</text:p>
          </table:table-cell>
          <table:table-cell table:style-name="ce10" table:formula="of:=[.L111]*[.K111]" office:value-type="float" office:value="7041" calcext:value-type="float">
            <text:p>7041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1949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21" calcext:value-type="float">
            <text:p>21</text:p>
          </table:table-cell>
          <table:table-cell table:style-name="ce41" table:formula="of:=SUM([.R112:.R113])" office:value-type="float" office:value="2347" calcext:value-type="float">
            <text:p>2347.0</text:p>
          </table:table-cell>
          <table:table-cell table:formula="of:=SUM([.S112:.S113])" office:value-type="float" office:value="7041" calcext:value-type="float">
            <text:p>7041</text:p>
          </table:table-cell>
          <table:table-cell table:style-name="ce45" table:formula="of:=([.S112]*[.T112]+[.S113]*[.T113])/[.S111]" office:value-type="float" office:value="18.6562846186621" calcext:value-type="float">
            <text:p>18.656</text:p>
          </table:table-cell>
          <table:table-cell table:formula="of:=AVERAGE([.U112:.U113])" office:value-type="float" office:value="203" calcext:value-type="float">
            <text:p>203</text:p>
          </table:table-cell>
          <table:table-cell table:formula="of:=AVERAGE([.V112:.V113])" office:value-type="float" office:value="0.425" calcext:value-type="float">
            <text:p>0.4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81477" calcext:value-type="float">
            <text:p>281477</text:p>
          </table:table-cell>
          <table:table-cell office:value-type="float" office:value="56371" calcext:value-type="float">
            <text:p>56371</text:p>
          </table:table-cell>
          <table:table-cell table:formula="of:=SUM([.Y111:.Z111])" office:value-type="float" office:value="337848" calcext:value-type="float">
            <text:p>337848</text:p>
          </table:table-cell>
          <table:table-cell table:formula="of:=AVERAGE([.AB112:.AB113])" office:value-type="float" office:value="0.98" calcext:value-type="float">
            <text:p>0.98</text:p>
          </table:table-cell>
          <table:table-cell office:value-type="float" office:value="46582.9" calcext:value-type="float">
            <text:p>46582.9</text:p>
          </table:table-cell>
          <table:table-cell table:style-name="ce10" office:value-type="float" office:value="19.8" calcext:value-type="float">
            <text:p>19.8</text:p>
          </table:table-cell>
          <table:table-cell/>
          <table:table-cell table:style-name="ce10" table:formula="of:=SUM([.AF112:.AF113])" office:value-type="float" office:value="272734.7" calcext:value-type="float">
            <text:p>272734.7</text:p>
          </table:table-cell>
          <table:table-cell table:style-name="ce53" table:formula="of:=['file:///home/mixalako/Documents/EPU/rea-uc/datasets/Dataset-for-AI-tool_renovated-buildings-91-AUDITI-AR-2-ZON%C3%84_M-ENG.xlsx'#$'Energy efficiency measures'.H288]" office:value-type="currency" office:currency="EUR" office:value="197000" calcext:value-type="currency">
            <text:p>€ 197,000.00 </text:p>
          </table:table-cell>
          <table:table-cell table:style-name="ce54" table:formula="of:=['file:///home/mixalako/Documents/EPU/rea-uc/datasets/Dataset-for-AI-tool_renovated-buildings-91-AUDITI-AR-2-ZON%C3%84_M-ENG.xlsx'#$'Energy efficiency measures'.I288]" office:value-type="currency" office:currency="EUR" office:value="14.1561633204467" calcext:value-type="currency">
            <text:p>€ 14.1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1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078.1" calcext:value-type="float">
            <text:p>2078.1</text:p>
          </table:table-cell>
          <table:table-cell table:style-name="ce11" office:value-type="float" office:value="6234.3" calcext:value-type="float">
            <text:p>6234.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8" calcext:value-type="float">
            <text:p>0.9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27]" office:value-type="float" office:value="2716" calcext:value-type="float">
            <text:p>2716</text:p>
          </table:table-cell>
          <table:table-cell table:style-name="ce51" table:formula="of:=['file:///home/mixalako/Documents/EPU/rea-uc/datasets/Dataset-for-AI-tool_renovated-buildings-91-AUDITI-AR-2-ZON%C3%84_M-ENG.xlsx'#$'Building envelope'.E427]" office:value-type="float" office:value="251413.5" calcext:value-type="float">
            <text:p>251413.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1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68.9" calcext:value-type="float">
            <text:p>268.9</text:p>
          </table:table-cell>
          <table:table-cell table:style-name="ce11" office:value-type="float" office:value="806.7" calcext:value-type="float">
            <text:p>806.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8" calcext:value-type="float">
            <text:p>0.9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35]" office:value-type="float" office:value="273.5" calcext:value-type="float">
            <text:p>273.5</text:p>
          </table:table-cell>
          <table:table-cell table:style-name="ce51" table:formula="of:=['file:///home/mixalako/Documents/EPU/rea-uc/datasets/Dataset-for-AI-tool_renovated-buildings-91-AUDITI-AR-2-ZON%C3%84_M-ENG.xlsx'#$'Building envelope'.E435]" office:value-type="float" office:value="21321.2" calcext:value-type="float">
            <text:p>21321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1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1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2</text:p>
          </table:table-cell>
          <table:table-cell/>
          <table:table-cell table:style-name="ce10"/>
          <table:table-cell office:value-type="string" calcext:value-type="string">
            <text:p>Kristapa iela 18, Rīga, LV-1046</text:p>
          </table:table-cell>
          <table:table-cell table:style-name="ce21" office:value-type="float" office:value="1000602021001" calcext:value-type="float">
            <text:p>1000602021001</text:p>
          </table:table-cell>
          <table:table-cell table:content-validation-name="val2" office:value-type="string" calcext:value-type="string">
            <text:p>Hruščova (316. sērija) laika projekts 2.7</text:p>
          </table:table-cell>
          <table:table-cell table:formula="of:=VLOOKUP([.F11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3.4" calcext:value-type="float">
            <text:p>53.4</text:p>
          </table:table-cell>
          <table:table-cell office:value-type="float" office:value="11.02" calcext:value-type="float">
            <text:p>11.02</text:p>
          </table:table-cell>
          <table:table-cell office:value-type="float" office:value="15.1" calcext:value-type="float">
            <text:p>15.1</text:p>
          </table:table-cell>
          <table:table-cell table:style-name="ce29" table:formula="of:=VLOOKUP([.F116];['file:///home/mixalako/Documents/EPU/rea-uc/datasets/Dataset-for-AI-tool_renovated-buildings-91-AUDITI-AR-2-ZON%C3%84_M-ENG.xlsx'#$'Building series'.A$1:.C$1048576];2;0)" office:value-type="float" office:value="2.7" calcext:value-type="float">
            <text:p>2.7</text:p>
          </table:table-cell>
          <table:table-cell office:value-type="float" office:value="2315.3" calcext:value-type="float">
            <text:p>2315.3</text:p>
          </table:table-cell>
          <table:table-cell table:style-name="ce10" table:formula="of:=[.L116]*[.K116]" office:value-type="float" office:value="6251.31" calcext:value-type="float">
            <text:p>6251.3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040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55" calcext:value-type="float">
            <text:p>55</text:p>
          </table:table-cell>
          <table:table-cell table:style-name="ce41" table:formula="of:=SUM([.R117:.R118])" office:value-type="float" office:value="2315.3" calcext:value-type="float">
            <text:p>2315.3</text:p>
          </table:table-cell>
          <table:table-cell table:formula="of:=SUM([.S117:.S118])" office:value-type="float" office:value="6251.3" calcext:value-type="float">
            <text:p>6251.3</text:p>
          </table:table-cell>
          <table:table-cell table:style-name="ce45" table:formula="of:=([.S117]*[.T117]+[.S118]*[.T118])/[.S116]" office:value-type="float" office:value="21.4975605074145" calcext:value-type="float">
            <text:p>21.498</text:p>
          </table:table-cell>
          <table:table-cell table:formula="of:=AVERAGE([.U117:.U118])" office:value-type="float" office:value="203" calcext:value-type="float">
            <text:p>203</text:p>
          </table:table-cell>
          <table:table-cell table:formula="of:=AVERAGE([.V117:.V118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56914.8" calcext:value-type="float">
            <text:p>356914.8</text:p>
          </table:table-cell>
          <table:table-cell office:value-type="float" office:value="75619.2" calcext:value-type="float">
            <text:p>75619.2</text:p>
          </table:table-cell>
          <table:table-cell table:formula="of:=SUM([.Y116:.Z116])" office:value-type="float" office:value="432534" calcext:value-type="float">
            <text:p>432534</text:p>
          </table:table-cell>
          <table:table-cell table:formula="of:=AVERAGE([.AB117:.AB118])" office:value-type="float" office:value="0.939" calcext:value-type="float">
            <text:p>0.939</text:p>
          </table:table-cell>
          <table:table-cell office:value-type="float" office:value="64107.8" calcext:value-type="float">
            <text:p>64107.8</text:p>
          </table:table-cell>
          <table:table-cell table:style-name="ce10" office:value-type="float" office:value="27.69" calcext:value-type="float">
            <text:p>27.69</text:p>
          </table:table-cell>
          <table:table-cell/>
          <table:table-cell table:style-name="ce10" table:formula="of:=SUM([.AF117:.AF118])" office:value-type="float" office:value="342217.8" calcext:value-type="float">
            <text:p>342217.8</text:p>
          </table:table-cell>
          <table:table-cell table:style-name="ce53" table:formula="of:=['file:///home/mixalako/Documents/EPU/rea-uc/datasets/Dataset-for-AI-tool_renovated-buildings-91-AUDITI-AR-2-ZON%C3%84_M-ENG.xlsx'#$'Energy efficiency measures'.H302]" office:value-type="currency" office:currency="EUR" office:value="198438" calcext:value-type="currency">
            <text:p>€ 198,438.00 </text:p>
          </table:table-cell>
          <table:table-cell table:style-name="ce54" table:formula="of:=['file:///home/mixalako/Documents/EPU/rea-uc/datasets/Dataset-for-AI-tool_renovated-buildings-91-AUDITI-AR-2-ZON%C3%84_M-ENG.xlsx'#$'Energy efficiency measures'.I302]" office:value-type="currency" office:currency="EUR" office:value="14.2594961268162" calcext:value-type="currency">
            <text:p>€ 14.2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1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149.1" calcext:value-type="float">
            <text:p>2149.1</text:p>
          </table:table-cell>
          <table:table-cell table:style-name="ce11" office:value-type="float" office:value="5802.6" calcext:value-type="float">
            <text:p>5802.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39" calcext:value-type="float">
            <text:p>0.93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46]" office:value-type="float" office:value="3100.1" calcext:value-type="float">
            <text:p>3100.1</text:p>
          </table:table-cell>
          <table:table-cell table:style-name="ce51" table:formula="of:=['file:///home/mixalako/Documents/EPU/rea-uc/datasets/Dataset-for-AI-tool_renovated-buildings-91-AUDITI-AR-2-ZON%C3%84_M-ENG.xlsx'#$'Building envelope'.E446]" office:value-type="float" office:value="324730.3" calcext:value-type="float">
            <text:p>324730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1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66.2" calcext:value-type="float">
            <text:p>166.2</text:p>
          </table:table-cell>
          <table:table-cell table:style-name="ce11" office:value-type="float" office:value="448.7" calcext:value-type="float">
            <text:p>448.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39" calcext:value-type="float">
            <text:p>0.93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53]" office:value-type="float" office:value="239.3" calcext:value-type="float">
            <text:p>239.3</text:p>
          </table:table-cell>
          <table:table-cell table:style-name="ce51" table:formula="of:=['file:///home/mixalako/Documents/EPU/rea-uc/datasets/Dataset-for-AI-tool_renovated-buildings-91-AUDITI-AR-2-ZON%C3%84_M-ENG.xlsx'#$'Building envelope'.E453]" office:value-type="float" office:value="17487.5" calcext:value-type="float">
            <text:p>17487.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1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2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3</text:p>
          </table:table-cell>
          <table:table-cell/>
          <table:table-cell table:style-name="ce10"/>
          <table:table-cell office:value-type="string" calcext:value-type="string">
            <text:p>Sarkandaugavas iela 31, Rīga, LV-1048</text:p>
          </table:table-cell>
          <table:table-cell table:style-name="ce21" office:value-type="float" office:value="1000150054001" calcext:value-type="float">
            <text:p>1000150054001</text:p>
          </table:table-cell>
          <table:table-cell table:content-validation-name="val2" office:value-type="string" calcext:value-type="string">
            <text:p>103.sērijas specprojekts ar ķieģeļu mūra un gāzbetona bloku sienām.</text:p>
          </table:table-cell>
          <table:table-cell table:formula="of:=VLOOKUP([.F121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85.3" calcext:value-type="float">
            <text:p>85.3</text:p>
          </table:table-cell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16.5-24.8</text:p>
          </table:table-cell>
          <table:table-cell table:style-name="ce29" table:formula="of:=VLOOKUP([.F121];['file:///home/mixalako/Documents/EPU/rea-uc/datasets/Dataset-for-AI-tool_renovated-buildings-91-AUDITI-AR-2-ZON%C3%84_M-ENG.xlsx'#$'Building series'.A$1:.C$1048576];2;0)" office:value-type="float" office:value="2.45" calcext:value-type="float">
            <text:p>2.45</text:p>
          </table:table-cell>
          <table:table-cell office:value-type="float" office:value="5366.7" calcext:value-type="float">
            <text:p>5366.7</text:p>
          </table:table-cell>
          <table:table-cell table:style-name="ce10" table:formula="of:=[.L121]*[.K121]" office:value-type="float" office:value="13148.415" calcext:value-type="float">
            <text:p>13148.415</text:p>
          </table:table-cell>
          <table:table-cell table:style-name="ce26" office:value-type="string" calcext:value-type="string">
            <text:p>6-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131.3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94" calcext:value-type="float">
            <text:p>1994</text:p>
          </table:table-cell>
          <table:table-cell table:style-name="ce10" office:value-type="float" office:value="96" calcext:value-type="float">
            <text:p>96</text:p>
          </table:table-cell>
          <table:table-cell table:style-name="ce41" table:formula="of:=SUM([.R122:.R123])" office:value-type="float" office:value="5366.7" calcext:value-type="float">
            <text:p>5366.7</text:p>
          </table:table-cell>
          <table:table-cell table:formula="of:=SUM([.S122:.S123])" office:value-type="float" office:value="13148.4" calcext:value-type="float">
            <text:p>13148.4</text:p>
          </table:table-cell>
          <table:table-cell table:style-name="ce45" table:formula="of:=([.S122]*[.T122]+[.S123]*[.T123])/[.S121]" office:value-type="float" office:value="20.127277843692" calcext:value-type="float">
            <text:p>20.127</text:p>
          </table:table-cell>
          <table:table-cell table:formula="of:=AVERAGE([.U122:.U123])" office:value-type="float" office:value="203" calcext:value-type="float">
            <text:p>203</text:p>
          </table:table-cell>
          <table:table-cell table:formula="of:=AVERAGE([.V122:.V123])" office:value-type="float" office:value="0.475" calcext:value-type="float">
            <text:p>0.4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618570" calcext:value-type="float">
            <text:p>618570</text:p>
          </table:table-cell>
          <table:table-cell office:value-type="float" office:value="312346" calcext:value-type="float">
            <text:p>312346</text:p>
          </table:table-cell>
          <table:table-cell table:formula="of:=SUM([.Y121:.Z121])" office:value-type="float" office:value="930916" calcext:value-type="float">
            <text:p>930916</text:p>
          </table:table-cell>
          <table:table-cell table:formula="of:=AVERAGE([.AB122:.AB123])" office:value-type="float" office:value="0.981" calcext:value-type="float">
            <text:p>0.981</text:p>
          </table:table-cell>
          <table:table-cell office:value-type="float" office:value="112044.6" calcext:value-type="float">
            <text:p>112044.6</text:p>
          </table:table-cell>
          <table:table-cell table:style-name="ce10" office:value-type="float" office:value="20.9" calcext:value-type="float">
            <text:p>20.9</text:p>
          </table:table-cell>
          <table:table-cell/>
          <table:table-cell table:style-name="ce10" table:formula="of:=SUM([.AF122:.AF123])" office:value-type="float" office:value="604014.3" calcext:value-type="float">
            <text:p>604014.3</text:p>
          </table:table-cell>
          <table:table-cell table:style-name="ce53" table:formula="of:=['file:///home/mixalako/Documents/EPU/rea-uc/datasets/Dataset-for-AI-tool_renovated-buildings-91-AUDITI-AR-2-ZON%C3%84_M-ENG.xlsx'#$'Energy efficiency measures'.H316]" office:value-type="currency" office:currency="EUR" office:value="357300" calcext:value-type="currency">
            <text:p>€ 357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316]" office:value-type="currency" office:currency="EUR" office:value="25.6751124588609" calcext:value-type="currency">
            <text:p>€ 25.6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2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795.2" calcext:value-type="float">
            <text:p>4795.2</text:p>
          </table:table-cell>
          <table:table-cell table:style-name="ce11" office:value-type="float" office:value="11748.2" calcext:value-type="float">
            <text:p>11748.2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81" calcext:value-type="float">
            <text:p>0.98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71]" office:value-type="float" office:value="4517.8" calcext:value-type="float">
            <text:p>4517.8</text:p>
          </table:table-cell>
          <table:table-cell table:style-name="ce51" table:formula="of:=['file:///home/mixalako/Documents/EPU/rea-uc/datasets/Dataset-for-AI-tool_renovated-buildings-91-AUDITI-AR-2-ZON%C3%84_M-ENG.xlsx'#$'Building envelope'.E471]" office:value-type="float" office:value="451223.3" calcext:value-type="float">
            <text:p>451223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2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71.5" calcext:value-type="float">
            <text:p>571.5</text:p>
          </table:table-cell>
          <table:table-cell table:style-name="ce11" office:value-type="float" office:value="1400.2" calcext:value-type="float">
            <text:p>1400.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81" calcext:value-type="float">
            <text:p>0.98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481]" office:value-type="float" office:value="1844.8" calcext:value-type="float">
            <text:p>1844.8</text:p>
          </table:table-cell>
          <table:table-cell table:style-name="ce51" table:formula="of:=['file:///home/mixalako/Documents/EPU/rea-uc/datasets/Dataset-for-AI-tool_renovated-buildings-91-AUDITI-AR-2-ZON%C3%84_M-ENG.xlsx'#$'Building envelope'.E481]" office:value-type="float" office:value="152791" calcext:value-type="float">
            <text:p>15279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2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2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4</text:p>
          </table:table-cell>
          <table:table-cell/>
          <table:table-cell table:style-name="ce10"/>
          <table:table-cell office:value-type="string" calcext:value-type="string">
            <text:p>Gaigalas iela 23, Rīga, LV-1016</text:p>
          </table:table-cell>
          <table:table-cell table:style-name="ce21" office:value-type="float" office:value="1000972048001" calcext:value-type="float">
            <text:p>1000972048001</text:p>
          </table:table-cell>
          <table:table-cell table:content-validation-name="val2" office:value-type="string" calcext:value-type="string">
            <text:p>103. sērija</text:p>
          </table:table-cell>
          <table:table-cell table:formula="of:=VLOOKUP([.F126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35.2" calcext:value-type="float">
            <text:p>35.2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table:style-name="ce29" table:formula="of:=VLOOKUP([.F12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916.3" calcext:value-type="float">
            <text:p>1916.3</text:p>
          </table:table-cell>
          <table:table-cell table:style-name="ce10" table:formula="of:=[.L126]*[.K126]" office:value-type="float" office:value="4790.75" calcext:value-type="float">
            <text:p>4790.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222.1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9" calcext:value-type="float">
            <text:p>1989</text:p>
          </table:table-cell>
          <table:table-cell table:style-name="ce10" office:value-type="float" office:value="39" calcext:value-type="float">
            <text:p>39</text:p>
          </table:table-cell>
          <table:table-cell table:style-name="ce41" table:formula="of:=SUM([.R127:.R128])" office:value-type="float" office:value="1916.3" calcext:value-type="float">
            <text:p>1916.3</text:p>
          </table:table-cell>
          <table:table-cell table:formula="of:=SUM([.S127:.S128])" office:value-type="float" office:value="4791" calcext:value-type="float">
            <text:p>4791</text:p>
          </table:table-cell>
          <table:table-cell table:style-name="ce45" table:formula="of:=([.S127]*[.T127]+[.S128]*[.T128])/[.S126]" office:value-type="float" office:value="18.8340638697558" calcext:value-type="float">
            <text:p>18.834</text:p>
          </table:table-cell>
          <table:table-cell table:formula="of:=AVERAGE([.U127:.U128])" office:value-type="float" office:value="203" calcext:value-type="float">
            <text:p>203</text:p>
          </table:table-cell>
          <table:table-cell table:formula="of:=AVERAGE([.V127:.V128])" office:value-type="float" office:value="0.85" calcext:value-type="float">
            <text:p>0.8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51263" calcext:value-type="float">
            <text:p>251263</text:p>
          </table:table-cell>
          <table:table-cell office:value-type="float" office:value="127939" calcext:value-type="float">
            <text:p>127939</text:p>
          </table:table-cell>
          <table:table-cell table:formula="of:=SUM([.Y126:.Z126])" office:value-type="float" office:value="379202" calcext:value-type="float">
            <text:p>379202</text:p>
          </table:table-cell>
          <table:table-cell table:formula="of:=AVERAGE([.AB127:.AB128])" office:value-type="float" office:value="0.94" calcext:value-type="float">
            <text:p>0.94</text:p>
          </table:table-cell>
          <table:table-cell office:value-type="float" office:value="89439" calcext:value-type="float">
            <text:p>89439</text:p>
          </table:table-cell>
          <table:table-cell table:style-name="ce10" office:value-type="float" office:value="71.06" calcext:value-type="float">
            <text:p>71.06</text:p>
          </table:table-cell>
          <table:table-cell/>
          <table:table-cell table:style-name="ce10" table:formula="of:=SUM([.AF127:.AF128])" office:value-type="float" office:value="241166" calcext:value-type="float">
            <text:p>241166</text:p>
          </table:table-cell>
          <table:table-cell table:style-name="ce53" table:formula="of:=['file:///home/mixalako/Documents/EPU/rea-uc/datasets/Dataset-for-AI-tool_renovated-buildings-91-AUDITI-AR-2-ZON%C3%84_M-ENG.xlsx'#$'Energy efficiency measures'.H332]" office:value-type="currency" office:currency="EUR" office:value="205545" calcext:value-type="currency">
            <text:p>€ 205,545.00 </text:p>
          </table:table-cell>
          <table:table-cell table:style-name="ce54" table:formula="of:=['file:///home/mixalako/Documents/EPU/rea-uc/datasets/Dataset-for-AI-tool_renovated-buildings-91-AUDITI-AR-2-ZON%C3%84_M-ENG.xlsx'#$'Energy efficiency measures'.I332]" office:value-type="currency" office:currency="EUR" office:value="14.7701958868082" calcext:value-type="currency">
            <text:p>€ 14.7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2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540.6" calcext:value-type="float">
            <text:p>1540.6</text:p>
          </table:table-cell>
          <table:table-cell table:style-name="ce11" office:value-type="float" office:value="3852" calcext:value-type="float">
            <text:p>3852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01]" office:value-type="float" office:value="2604" calcext:value-type="float">
            <text:p>2604</text:p>
          </table:table-cell>
          <table:table-cell table:style-name="ce51" table:formula="of:=['file:///home/mixalako/Documents/EPU/rea-uc/datasets/Dataset-for-AI-tool_renovated-buildings-91-AUDITI-AR-2-ZON%C3%84_M-ENG.xlsx'#$'Building envelope'.E501]" office:value-type="float" office:value="227299" calcext:value-type="float">
            <text:p>22729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2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75.7" calcext:value-type="float">
            <text:p>375.7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.1" calcext:value-type="float">
            <text:p>1.1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13]" office:value-type="float" office:value="313" calcext:value-type="float">
            <text:p>313</text:p>
          </table:table-cell>
          <table:table-cell table:style-name="ce51" table:formula="of:=['file:///home/mixalako/Documents/EPU/rea-uc/datasets/Dataset-for-AI-tool_renovated-buildings-91-AUDITI-AR-2-ZON%C3%84_M-ENG.xlsx'#$'Building envelope'.E513]" office:value-type="float" office:value="13867" calcext:value-type="float">
            <text:p>1386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2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3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5</text:p>
          </table:table-cell>
          <table:table-cell/>
          <table:table-cell table:style-name="ce10"/>
          <table:table-cell office:value-type="string" calcext:value-type="string">
            <text:p>Gaiļezera iela 6, Rīga</text:p>
          </table:table-cell>
          <table:table-cell table:style-name="ce21" office:value-type="float" office:value="1001222005017" calcext:value-type="float">
            <text:p>1001222005017</text:p>
          </table:table-cell>
          <table:table-cell table:content-validation-name="val2" office:value-type="string" calcext:value-type="string">
            <text:p>602. sērija</text:p>
          </table:table-cell>
          <table:table-cell table:formula="of:=VLOOKUP([.F131];['file:///home/mixalako/Documents/EPU/rea-uc/datasets/Dataset-for-AI-tool_renovated-buildings-91-AUDITI-AR-2-ZON%C3%84_M-ENG.xlsx'#$'Building series'.A$1:.F$1048576];6;0)" office:value-type="float" office:value="602" calcext:value-type="float">
            <text:p>602</text:p>
          </table:table-cell>
          <table:table-cell office:value-type="float" office:value="25.5" calcext:value-type="float">
            <text:p>25.5</text:p>
          </table:table-cell>
          <table:table-cell office:value-type="float" office:value="11.7" calcext:value-type="float">
            <text:p>11.7</text:p>
          </table:table-cell>
          <table:table-cell office:value-type="float" office:value="27" calcext:value-type="float">
            <text:p>27</text:p>
          </table:table-cell>
          <table:table-cell table:style-name="ce29" table:formula="of:=VLOOKUP([.F131];['file:///home/mixalako/Documents/EPU/rea-uc/datasets/Dataset-for-AI-tool_renovated-buildings-91-AUDITI-AR-2-ZON%C3%84_M-ENG.xlsx'#$'Building series'.A$1:.C$1048576];2;0)" office:value-type="float" office:value="2.56" calcext:value-type="float">
            <text:p>2.56</text:p>
          </table:table-cell>
          <table:table-cell office:value-type="float" office:value="2172.2" calcext:value-type="float">
            <text:p>2172.2</text:p>
          </table:table-cell>
          <table:table-cell table:style-name="ce10" table:formula="of:=[.L131]*[.K131]" office:value-type="float" office:value="5560.832" calcext:value-type="float">
            <text:p>5560.832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312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0" calcext:value-type="float">
            <text:p>1980</text:p>
          </table:table-cell>
          <table:table-cell table:style-name="ce10" office:value-type="float" office:value="35" calcext:value-type="float">
            <text:p>35</text:p>
          </table:table-cell>
          <table:table-cell table:style-name="ce41" table:formula="of:=SUM([.R132:.R133])" office:value-type="float" office:value="2172.2" calcext:value-type="float">
            <text:p>2172.2</text:p>
          </table:table-cell>
          <table:table-cell table:formula="of:=SUM([.S132:.S133])" office:value-type="float" office:value="5539" calcext:value-type="float">
            <text:p>5539</text:p>
          </table:table-cell>
          <table:table-cell table:style-name="ce45" table:formula="of:=([.S132]*[.T132]+[.S133]*[.T133])/[.S131]" office:value-type="float" office:value="20.8961003791298" calcext:value-type="float">
            <text:p>20.896</text:p>
          </table:table-cell>
          <table:table-cell table:formula="of:=AVERAGE([.U132:.U133])" office:value-type="float" office:value="203" calcext:value-type="float">
            <text:p>203</text:p>
          </table:table-cell>
          <table:table-cell table:formula="of:=AVERAGE([.V132:.V133])" office:value-type="float" office:value="0.815" calcext:value-type="float">
            <text:p>0.81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84450" calcext:value-type="float">
            <text:p>284450</text:p>
          </table:table-cell>
          <table:table-cell office:value-type="float" office:value="135984" calcext:value-type="float">
            <text:p>135984</text:p>
          </table:table-cell>
          <table:table-cell table:formula="of:=SUM([.Y131:.Z131])" office:value-type="float" office:value="420434" calcext:value-type="float">
            <text:p>420434</text:p>
          </table:table-cell>
          <table:table-cell table:formula="of:=AVERAGE([.AB132:.AB133])" office:value-type="float" office:value="0.94" calcext:value-type="float">
            <text:p>0.94</text:p>
          </table:table-cell>
          <table:table-cell office:value-type="float" office:value="106037" calcext:value-type="float">
            <text:p>106037</text:p>
          </table:table-cell>
          <table:table-cell table:style-name="ce10" office:value-type="float" office:value="69.39" calcext:value-type="float">
            <text:p>69.39</text:p>
          </table:table-cell>
          <table:table-cell/>
          <table:table-cell table:style-name="ce10" table:formula="of:=SUM([.AF132:.AF133])" office:value-type="float" office:value="275998" calcext:value-type="float">
            <text:p>275998</text:p>
          </table:table-cell>
          <table:table-cell table:style-name="ce53" table:formula="of:=['file:///home/mixalako/Documents/EPU/rea-uc/datasets/Dataset-for-AI-tool_renovated-buildings-91-AUDITI-AR-2-ZON%C3%84_M-ENG.xlsx'#$'Energy efficiency measures'.H349]" office:value-type="currency" office:currency="EUR" office:value="237318" calcext:value-type="currency">
            <text:p>€ 237,318.00 </text:p>
          </table:table-cell>
          <table:table-cell table:style-name="ce54" table:formula="of:=['file:///home/mixalako/Documents/EPU/rea-uc/datasets/Dataset-for-AI-tool_renovated-buildings-91-AUDITI-AR-2-ZON%C3%84_M-ENG.xlsx'#$'Energy efficiency measures'.I349]" office:value-type="currency" office:currency="EUR" office:value="17.0533622684353" calcext:value-type="currency">
            <text:p>€ 17.0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3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997.2" calcext:value-type="float">
            <text:p>1997.2</text:p>
          </table:table-cell>
          <table:table-cell table:style-name="ce11" office:value-type="float" office:value="5093" calcext:value-type="float">
            <text:p>5093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8" calcext:value-type="float">
            <text:p>0.68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32]" office:value-type="float" office:value="2664" calcext:value-type="float">
            <text:p>2664</text:p>
          </table:table-cell>
          <table:table-cell table:style-name="ce51" table:formula="of:=['file:///home/mixalako/Documents/EPU/rea-uc/datasets/Dataset-for-AI-tool_renovated-buildings-91-AUDITI-AR-2-ZON%C3%84_M-ENG.xlsx'#$'Building envelope'.E532]" office:value-type="float" office:value="260350" calcext:value-type="float">
            <text:p>26035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3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95" calcext:value-type="float">
            <text:p>0.95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42]" office:value-type="float" office:value="262" calcext:value-type="float">
            <text:p>262</text:p>
          </table:table-cell>
          <table:table-cell table:style-name="ce51" table:formula="of:=['file:///home/mixalako/Documents/EPU/rea-uc/datasets/Dataset-for-AI-tool_renovated-buildings-91-AUDITI-AR-2-ZON%C3%84_M-ENG.xlsx'#$'Building envelope'.E542]" office:value-type="float" office:value="15648" calcext:value-type="float">
            <text:p>1564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3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3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6</text:p>
          </table:table-cell>
          <table:table-cell/>
          <table:table-cell table:style-name="ce10"/>
          <table:table-cell office:value-type="string" calcext:value-type="string">
            <text:p>Garā iela 28, Rīga, LV-1055</text:p>
          </table:table-cell>
          <table:table-cell table:style-name="ce21" office:value-type="float" office:value="1000672082001" calcext:value-type="float">
            <text:p>1000672082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136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13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292.04" calcext:value-type="float">
            <text:p>3292.04</text:p>
          </table:table-cell>
          <table:table-cell table:style-name="ce10" table:formula="of:=[.L136]*[.K136]" office:value-type="float" office:value="8230.1" calcext:value-type="float">
            <text:p>8230.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403.6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0" calcext:value-type="float">
            <text:p>1970</text:p>
          </table:table-cell>
          <table:table-cell table:style-name="ce10" office:value-type="float" office:value="60" calcext:value-type="float">
            <text:p>60</text:p>
          </table:table-cell>
          <table:table-cell table:style-name="ce41" table:formula="of:=SUM([.R137:.R138])" office:value-type="float" office:value="3292.04" calcext:value-type="float">
            <text:p>3292.0</text:p>
          </table:table-cell>
          <table:table-cell table:formula="of:=SUM([.S137:.S138])" office:value-type="float" office:value="8230" calcext:value-type="float">
            <text:p>8230</text:p>
          </table:table-cell>
          <table:table-cell table:style-name="ce45" table:formula="of:=([.S137]*[.T137]+[.S138]*[.T138])/[.S136]" office:value-type="float" office:value="19.4167679222357" calcext:value-type="float">
            <text:p>19.417</text:p>
          </table:table-cell>
          <table:table-cell table:formula="of:=AVERAGE([.U137:.U138])" office:value-type="float" office:value="203" calcext:value-type="float">
            <text:p>203</text:p>
          </table:table-cell>
          <table:table-cell table:formula="of:=AVERAGE([.V137:.V138])" office:value-type="float" office:value="0.475" calcext:value-type="float">
            <text:p>0.4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06436" calcext:value-type="float">
            <text:p>306436</text:p>
          </table:table-cell>
          <table:table-cell office:value-type="float" office:value="193186" calcext:value-type="float">
            <text:p>193186</text:p>
          </table:table-cell>
          <table:table-cell table:formula="of:=SUM([.Y136:.Z136])" office:value-type="float" office:value="499622" calcext:value-type="float">
            <text:p>499622</text:p>
          </table:table-cell>
          <table:table-cell table:formula="of:=AVERAGE([.AB137:.AB138])" office:value-type="float" office:value="0.89" calcext:value-type="float">
            <text:p>0.89</text:p>
          </table:table-cell>
          <table:table-cell office:value-type="float" office:value="122535" calcext:value-type="float">
            <text:p>122535</text:p>
          </table:table-cell>
          <table:table-cell table:style-name="ce10" office:value-type="float" office:value="37.2" calcext:value-type="float">
            <text:p>37.2</text:p>
          </table:table-cell>
          <table:table-cell/>
          <table:table-cell table:style-name="ce10" table:formula="of:=SUM([.AF137:.AF138])" office:value-type="float" office:value="345131" calcext:value-type="float">
            <text:p>345131</text:p>
          </table:table-cell>
          <table:table-cell table:style-name="ce53" table:formula="of:=['file:///home/mixalako/Documents/EPU/rea-uc/datasets/Dataset-for-AI-tool_renovated-buildings-91-AUDITI-AR-2-ZON%C3%84_M-ENG.xlsx'#$'Energy efficiency measures'.H362]" office:value-type="currency" office:currency="EUR" office:value="239200" calcext:value-type="currency">
            <text:p>€ 239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362]" office:value-type="currency" office:currency="EUR" office:value="17.1886003362987" calcext:value-type="currency">
            <text:p>€ 17.1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3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971.87" calcext:value-type="float">
            <text:p>2971.9</text:p>
          </table:table-cell>
          <table:table-cell table:style-name="ce11" office:value-type="float" office:value="7430" calcext:value-type="float">
            <text:p>74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54]" office:value-type="float" office:value="3323.4" calcext:value-type="float">
            <text:p>3323.4</text:p>
          </table:table-cell>
          <table:table-cell table:style-name="ce51" table:formula="of:=['file:///home/mixalako/Documents/EPU/rea-uc/datasets/Dataset-for-AI-tool_renovated-buildings-91-AUDITI-AR-2-ZON%C3%84_M-ENG.xlsx'#$'Building envelope'.E554]" office:value-type="float" office:value="323834" calcext:value-type="float">
            <text:p>32383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3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20.17" calcext:value-type="float">
            <text:p>320.17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61]" office:value-type="float" office:value="312.3" calcext:value-type="float">
            <text:p>312.3</text:p>
          </table:table-cell>
          <table:table-cell table:style-name="ce51" table:formula="of:=['file:///home/mixalako/Documents/EPU/rea-uc/datasets/Dataset-for-AI-tool_renovated-buildings-91-AUDITI-AR-2-ZON%C3%84_M-ENG.xlsx'#$'Building envelope'.E561]" office:value-type="float" office:value="21297" calcext:value-type="float">
            <text:p>2129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3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4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7</text:p>
          </table:table-cell>
          <table:table-cell/>
          <table:table-cell table:style-name="ce10"/>
          <table:table-cell office:value-type="string" calcext:value-type="string">
            <text:p>Gobas iela 20, Rīga</text:p>
          </table:table-cell>
          <table:table-cell table:style-name="ce21" office:value-type="float" office:value="1000972064001" calcext:value-type="float">
            <text:p>1000972064001</text:p>
          </table:table-cell>
          <table:table-cell table:content-validation-name="val2" office:value-type="string" calcext:value-type="string">
            <text:p>Specprojekts 2.55</text:p>
          </table:table-cell>
          <table:table-cell table:formula="of:=VLOOKUP([.F14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29" table:formula="of:=VLOOKUP([.F141];['file:///home/mixalako/Documents/EPU/rea-uc/datasets/Dataset-for-AI-tool_renovated-buildings-91-AUDITI-AR-2-ZON%C3%84_M-ENG.xlsx'#$'Building series'.A$1:.C$1048576];2;0)" office:value-type="float" office:value="2.55" calcext:value-type="float">
            <text:p>2.55</text:p>
          </table:table-cell>
          <table:table-cell office:value-type="float" office:value="3198.7" calcext:value-type="float">
            <text:p>3198.7</text:p>
          </table:table-cell>
          <table:table-cell table:style-name="ce10" table:formula="of:=[.L141]*[.K141]" office:value-type="float" office:value="8156.685" calcext:value-type="float">
            <text:p>8156.68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494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71" calcext:value-type="float">
            <text:p>71</text:p>
          </table:table-cell>
          <table:table-cell table:style-name="ce41" table:formula="of:=SUM([.R142:.R143])" office:value-type="float" office:value="3198.7" calcext:value-type="float">
            <text:p>3198.7</text:p>
          </table:table-cell>
          <table:table-cell table:formula="of:=SUM([.S142:.S143])" office:value-type="float" office:value="8157" calcext:value-type="float">
            <text:p>8157</text:p>
          </table:table-cell>
          <table:table-cell table:style-name="ce45" table:formula="of:=([.S142]*[.T142]+[.S143]*[.T143])/[.S141]" office:value-type="float" office:value="20.0791957827633" calcext:value-type="float">
            <text:p>20.079</text:p>
          </table:table-cell>
          <table:table-cell table:formula="of:=AVERAGE([.U142:.U143])" office:value-type="float" office:value="203" calcext:value-type="float">
            <text:p>203</text:p>
          </table:table-cell>
          <table:table-cell table:formula="of:=AVERAGE([.V142:.V143])" office:value-type="float" office:value="0.85" calcext:value-type="float">
            <text:p>0.8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63782" calcext:value-type="float">
            <text:p>363782</text:p>
          </table:table-cell>
          <table:table-cell office:value-type="float" office:value="248832" calcext:value-type="float">
            <text:p>248832</text:p>
          </table:table-cell>
          <table:table-cell table:formula="of:=SUM([.Y141:.Z141])" office:value-type="float" office:value="612614" calcext:value-type="float">
            <text:p>612614</text:p>
          </table:table-cell>
          <table:table-cell table:formula="of:=AVERAGE([.AB142:.AB143])" office:value-type="float" office:value="0.96" calcext:value-type="float">
            <text:p>0.96</text:p>
          </table:table-cell>
          <table:table-cell office:value-type="float" office:value="159540" calcext:value-type="float">
            <text:p>159540</text:p>
          </table:table-cell>
          <table:table-cell table:style-name="ce10" office:value-type="float" office:value="71.13" calcext:value-type="float">
            <text:p>71.13</text:p>
          </table:table-cell>
          <table:table-cell/>
          <table:table-cell table:style-name="ce10" table:formula="of:=SUM([.AF142:.AF143])" office:value-type="float" office:value="354336" calcext:value-type="float">
            <text:p>354336</text:p>
          </table:table-cell>
          <table:table-cell table:style-name="ce53" table:formula="of:=['file:///home/mixalako/Documents/EPU/rea-uc/datasets/Dataset-for-AI-tool_renovated-buildings-91-AUDITI-AR-2-ZON%C3%84_M-ENG.xlsx'#$'Energy efficiency measures'.H377]" office:value-type="currency" office:currency="EUR" office:value="344460" calcext:value-type="currency">
            <text:p>€ 344,460.00 </text:p>
          </table:table-cell>
          <table:table-cell table:style-name="ce54" table:formula="of:=['file:///home/mixalako/Documents/EPU/rea-uc/datasets/Dataset-for-AI-tool_renovated-buildings-91-AUDITI-AR-2-ZON%C3%84_M-ENG.xlsx'#$'Energy efficiency measures'.I377]" office:value-type="currency" office:currency="EUR" office:value="24.7524467886348" calcext:value-type="currency">
            <text:p>€ 24.7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4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778.1" calcext:value-type="float">
            <text:p>2778.1</text:p>
          </table:table-cell>
          <table:table-cell table:style-name="ce11" office:value-type="float" office:value="7084" calcext:value-type="float">
            <text:p>708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81]" office:value-type="float" office:value="3219" calcext:value-type="float">
            <text:p>3219</text:p>
          </table:table-cell>
          <table:table-cell table:style-name="ce51" table:formula="of:=['file:///home/mixalako/Documents/EPU/rea-uc/datasets/Dataset-for-AI-tool_renovated-buildings-91-AUDITI-AR-2-ZON%C3%84_M-ENG.xlsx'#$'Building envelope'.E581]" office:value-type="float" office:value="305141" calcext:value-type="float">
            <text:p>30514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4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420.6" calcext:value-type="float">
            <text:p>420.6</text:p>
          </table:table-cell>
          <table:table-cell table:style-name="ce11" office:value-type="float" office:value="1073" calcext:value-type="float">
            <text:p>107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.1" calcext:value-type="float">
            <text:p>1.1</text:p>
          </table:table-cell>
          <table:table-cell table:style-name="ce48"/>
          <table:table-cell table:style-name="ce22" table:number-columns-repeated="4"/>
          <table:table-cell table:style-name="ce11" office:value-type="float" office:value="0.99" calcext:value-type="float">
            <text:p>0.9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592]" office:value-type="float" office:value="793" calcext:value-type="float">
            <text:p>793</text:p>
          </table:table-cell>
          <table:table-cell table:style-name="ce51" table:formula="of:=['file:///home/mixalako/Documents/EPU/rea-uc/datasets/Dataset-for-AI-tool_renovated-buildings-91-AUDITI-AR-2-ZON%C3%84_M-ENG.xlsx'#$'Building envelope'.E592]" office:value-type="float" office:value="49195" calcext:value-type="float">
            <text:p>4919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4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4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8</text:p>
          </table:table-cell>
          <table:table-cell/>
          <table:table-cell table:style-name="ce10"/>
          <table:table-cell office:value-type="string" calcext:value-type="string">
            <text:p>Gramzdas iela 19 k.3, Rīga, LV-1029</text:p>
          </table:table-cell>
          <table:table-cell table:style-name="ce21" office:value-type="float" office:value="1000930793001" calcext:value-type="float">
            <text:p>1000930793001</text:p>
          </table:table-cell>
          <table:table-cell table:content-validation-name="val2" office:value-type="string" calcext:value-type="string">
            <text:p>119. sērija</text:p>
          </table:table-cell>
          <table:table-cell table:formula="of:=VLOOKUP([.F146];['file:///home/mixalako/Documents/EPU/rea-uc/datasets/Dataset-for-AI-tool_renovated-buildings-91-AUDITI-AR-2-ZON%C3%84_M-ENG.xlsx'#$'Building series'.A$1:.F$1048576];6;0)" office:value-type="float" office:value="119" calcext:value-type="float">
            <text:p>119</text:p>
          </table:table-cell>
          <table:table-cell office:value-type="float" office:value="11.8" calcext:value-type="float">
            <text:p>11.8</text:p>
          </table:table-cell>
          <table:table-cell office:value-type="float" office:value="62.9" calcext:value-type="float">
            <text:p>62.9</text:p>
          </table:table-cell>
          <table:table-cell office:value-type="float" office:value="26.1" calcext:value-type="float">
            <text:p>26.1</text:p>
          </table:table-cell>
          <table:table-cell table:style-name="ce29" table:formula="of:=VLOOKUP([.F146];['file:///home/mixalako/Documents/EPU/rea-uc/datasets/Dataset-for-AI-tool_renovated-buildings-91-AUDITI-AR-2-ZON%C3%84_M-ENG.xlsx'#$'Building series'.A$1:.C$1048576];2;0)" office:value-type="float" office:value="2.6" calcext:value-type="float">
            <text:p>2.6</text:p>
          </table:table-cell>
          <table:table-cell office:value-type="float" office:value="5157.9" calcext:value-type="float">
            <text:p>5157.9</text:p>
          </table:table-cell>
          <table:table-cell table:style-name="ce10" table:formula="of:=[.L146]*[.K146]" office:value-type="float" office:value="13410.54" calcext:value-type="float">
            <text:p>13410.54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585.08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7" calcext:value-type="float">
            <text:p>1987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147:.R148])" office:value-type="float" office:value="5157.9" calcext:value-type="float">
            <text:p>5157.9</text:p>
          </table:table-cell>
          <table:table-cell table:formula="of:=SUM([.S147:.S148])" office:value-type="float" office:value="13410.6" calcext:value-type="float">
            <text:p>13410.6</text:p>
          </table:table-cell>
          <table:table-cell table:style-name="ce45" table:formula="of:=([.S147]*[.T147]+[.S148]*[.T148])/[.S146]" office:value-type="float" office:value="19.4985459263568" calcext:value-type="float">
            <text:p>19.499</text:p>
          </table:table-cell>
          <table:table-cell table:formula="of:=AVERAGE([.U147:.U148])" office:value-type="float" office:value="203" calcext:value-type="float">
            <text:p>203</text:p>
          </table:table-cell>
          <table:table-cell table:formula="of:=AVERAGE([.V147:.V148])" office:value-type="float" office:value="0.45" calcext:value-type="float">
            <text:p>0.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92637" calcext:value-type="float">
            <text:p>592637</text:p>
          </table:table-cell>
          <table:table-cell office:value-type="float" office:value="283863.4" calcext:value-type="float">
            <text:p>283863.4</text:p>
          </table:table-cell>
          <table:table-cell table:formula="of:=SUM([.Y146:.Z146])" office:value-type="float" office:value="876500.4" calcext:value-type="float">
            <text:p>876500.4</text:p>
          </table:table-cell>
          <table:table-cell table:formula="of:=AVERAGE([.AB147:.AB148])" office:value-type="float" office:value="0.977" calcext:value-type="float">
            <text:p>0.977</text:p>
          </table:table-cell>
          <table:table-cell office:value-type="float" office:value="121138" calcext:value-type="float">
            <text:p>121138</text:p>
          </table:table-cell>
          <table:table-cell table:style-name="ce10" office:value-type="float" office:value="23.5" calcext:value-type="float">
            <text:p>23.5</text:p>
          </table:table-cell>
          <table:table-cell/>
          <table:table-cell table:style-name="ce10" table:formula="of:=SUM([.AF147:.AF148])" office:value-type="float" office:value="544728.17" calcext:value-type="float">
            <text:p>544728.17</text:p>
          </table:table-cell>
          <table:table-cell table:style-name="ce53" table:formula="of:=['file:///home/mixalako/Documents/EPU/rea-uc/datasets/Dataset-for-AI-tool_renovated-buildings-91-AUDITI-AR-2-ZON%C3%84_M-ENG.xlsx'#$'Energy efficiency measures'.H392]" office:value-type="currency" office:currency="EUR" office:value="350600" calcext:value-type="currency">
            <text:p>€ 350,600.00 </text:p>
          </table:table-cell>
          <table:table-cell table:style-name="ce54" table:formula="of:=['file:///home/mixalako/Documents/EPU/rea-uc/datasets/Dataset-for-AI-tool_renovated-buildings-91-AUDITI-AR-2-ZON%C3%84_M-ENG.xlsx'#$'Energy efficiency measures'.I392]" office:value-type="currency" office:currency="EUR" office:value="25.1936591885716" calcext:value-type="currency">
            <text:p>€ 25.1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4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511.3" calcext:value-type="float">
            <text:p>4511.3</text:p>
          </table:table-cell>
          <table:table-cell table:style-name="ce11" office:value-type="float" office:value="11729.4" calcext:value-type="float">
            <text:p>11729.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77" calcext:value-type="float">
            <text:p>0.97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07]" office:value-type="float" office:value="5241.79" calcext:value-type="float">
            <text:p>5241.79</text:p>
          </table:table-cell>
          <table:table-cell table:style-name="ce51" table:formula="of:=['file:///home/mixalako/Documents/EPU/rea-uc/datasets/Dataset-for-AI-tool_renovated-buildings-91-AUDITI-AR-2-ZON%C3%84_M-ENG.xlsx'#$'Building envelope'.E607]" office:value-type="float" office:value="510756.1" calcext:value-type="float">
            <text:p>510756.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4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46.6" calcext:value-type="float">
            <text:p>646.6</text:p>
          </table:table-cell>
          <table:table-cell table:style-name="ce11" office:value-type="float" office:value="1681.2" calcext:value-type="float">
            <text:p>1681.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77" calcext:value-type="float">
            <text:p>0.97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15]" office:value-type="float" office:value="435.85" calcext:value-type="float">
            <text:p>435.85</text:p>
          </table:table-cell>
          <table:table-cell table:style-name="ce51" table:formula="of:=['file:///home/mixalako/Documents/EPU/rea-uc/datasets/Dataset-for-AI-tool_renovated-buildings-91-AUDITI-AR-2-ZON%C3%84_M-ENG.xlsx'#$'Building envelope'.E615]" office:value-type="float" office:value="33972.07" calcext:value-type="float">
            <text:p>33972.0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4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5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29</text:p>
          </table:table-cell>
          <table:table-cell/>
          <table:table-cell table:style-name="ce10"/>
          <table:table-cell office:value-type="string" calcext:value-type="string">
            <text:p>Ikšķiles iela 3, Rīga, LV-1057</text:p>
          </table:table-cell>
          <table:table-cell table:style-name="ce21" office:value-type="float" office:value="1000782064001" calcext:value-type="float">
            <text:p>1000782064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15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table:content-validation-name="val2" office:value-type="float" office:value="166.65" calcext:value-type="float">
            <text:p>166.65</text:p>
          </table:table-cell>
          <table:table-cell office:value-type="float" office:value="9.78" calcext:value-type="float">
            <text:p>9.78</text:p>
          </table:table-cell>
          <table:table-cell office:value-type="float" office:value="25.7" calcext:value-type="float">
            <text:p>25.7</text:p>
          </table:table-cell>
          <table:table-cell table:style-name="ce29" table:formula="of:=VLOOKUP([.F15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430.6" calcext:value-type="float">
            <text:p>5430.6</text:p>
          </table:table-cell>
          <table:table-cell table:style-name="ce10" table:formula="of:=[.L151]*[.K151]" office:value-type="float" office:value="13576.5" calcext:value-type="float">
            <text:p>13576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675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5" calcext:value-type="float">
            <text:p>1965</text:p>
          </table:table-cell>
          <table:table-cell table:style-name="ce10" office:value-type="float" office:value="115" calcext:value-type="float">
            <text:p>115</text:p>
          </table:table-cell>
          <table:table-cell table:style-name="ce41" table:formula="of:=SUM([.R152:.R153])" office:value-type="float" office:value="5430.6" calcext:value-type="float">
            <text:p>5430.6</text:p>
          </table:table-cell>
          <table:table-cell table:formula="of:=SUM([.S152:.S153])" office:value-type="float" office:value="13577" calcext:value-type="float">
            <text:p>13577</text:p>
          </table:table-cell>
          <table:table-cell table:style-name="ce45" table:formula="of:=([.S152]*[.T152]+[.S153]*[.T153])/[.S151]" office:value-type="float" office:value="20.1476762171319" calcext:value-type="float">
            <text:p>20.148</text:p>
          </table:table-cell>
          <table:table-cell table:formula="of:=AVERAGE([.U152:.U153])" office:value-type="float" office:value="203" calcext:value-type="float">
            <text:p>203</text:p>
          </table:table-cell>
          <table:table-cell table:formula="of:=AVERAGE([.V152:.V15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645354" calcext:value-type="float">
            <text:p>645354</text:p>
          </table:table-cell>
          <table:table-cell office:value-type="float" office:value="338026" calcext:value-type="float">
            <text:p>338026</text:p>
          </table:table-cell>
          <table:table-cell table:formula="of:=SUM([.Y151:.Z151])" office:value-type="float" office:value="983380" calcext:value-type="float">
            <text:p>983380</text:p>
          </table:table-cell>
          <table:table-cell table:formula="of:=AVERAGE([.AB152:.AB153])" office:value-type="float" office:value="0.9" calcext:value-type="float">
            <text:p>0.9</text:p>
          </table:table-cell>
          <table:table-cell office:value-type="float" office:value="209169" calcext:value-type="float">
            <text:p>209169</text:p>
          </table:table-cell>
          <table:table-cell table:style-name="ce10" office:value-type="float" office:value="38.5" calcext:value-type="float">
            <text:p>38.5</text:p>
          </table:table-cell>
          <table:table-cell/>
          <table:table-cell table:style-name="ce10" table:formula="of:=SUM([.AF152:.AF153])" office:value-type="float" office:value="696320" calcext:value-type="float">
            <text:p>696320</text:p>
          </table:table-cell>
          <table:table-cell table:style-name="ce53" table:formula="of:=['file:///home/mixalako/Documents/EPU/rea-uc/datasets/Dataset-for-AI-tool_renovated-buildings-91-AUDITI-AR-2-ZON%C3%84_M-ENG.xlsx'#$'Energy efficiency measures'.H406]" office:value-type="currency" office:currency="EUR" office:value="463100" calcext:value-type="currency">
            <text:p>€ 463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06]" office:value-type="currency" office:currency="EUR" office:value="33.2777626076084" calcext:value-type="currency">
            <text:p>€ 33.2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5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005.5" calcext:value-type="float">
            <text:p>5005.5</text:p>
          </table:table-cell>
          <table:table-cell table:style-name="ce11" office:value-type="float" office:value="12514" calcext:value-type="float">
            <text:p>12514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27]" office:value-type="float" office:value="6393.1" calcext:value-type="float">
            <text:p>6393.1</text:p>
          </table:table-cell>
          <table:table-cell table:style-name="ce51" table:formula="of:=['file:///home/mixalako/Documents/EPU/rea-uc/datasets/Dataset-for-AI-tool_renovated-buildings-91-AUDITI-AR-2-ZON%C3%84_M-ENG.xlsx'#$'Building envelope'.E627]" office:value-type="float" office:value="638515" calcext:value-type="float">
            <text:p>63851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5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425.1" calcext:value-type="float">
            <text:p>425.1</text:p>
          </table:table-cell>
          <table:table-cell table:style-name="ce11" office:value-type="float" office:value="1063" calcext:value-type="float">
            <text:p>106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34]" office:value-type="float" office:value="741.5" calcext:value-type="float">
            <text:p>741.5</text:p>
          </table:table-cell>
          <table:table-cell table:style-name="ce51" table:formula="of:=['file:///home/mixalako/Documents/EPU/rea-uc/datasets/Dataset-for-AI-tool_renovated-buildings-91-AUDITI-AR-2-ZON%C3%84_M-ENG.xlsx'#$'Building envelope'.E634]" office:value-type="float" office:value="57805" calcext:value-type="float">
            <text:p>5780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5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5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0</text:p>
          </table:table-cell>
          <table:table-cell/>
          <table:table-cell table:style-name="ce10"/>
          <table:table-cell office:value-type="string" calcext:value-type="string">
            <text:p>Ikšķiles iela 13, Rīga, LV-1057</text:p>
          </table:table-cell>
          <table:table-cell table:style-name="ce21" office:value-type="float" office:value="1000780884001" calcext:value-type="float">
            <text:p>1000780884001</text:p>
          </table:table-cell>
          <table:table-cell table:content-validation-name="val2" office:value-type="string" calcext:value-type="string">
            <text:p>Specprojekts 2.5</text:p>
          </table:table-cell>
          <table:table-cell table:formula="of:=VLOOKUP([.F15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33.6" calcext:value-type="float">
            <text:p>33.6</text:p>
          </table:table-cell>
          <table:table-cell table:style-name="ce29" table:formula="of:=VLOOKUP([.F15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284.42" calcext:value-type="float">
            <text:p>4284.42</text:p>
          </table:table-cell>
          <table:table-cell table:style-name="ce10" table:formula="of:=[.L156]*[.K156]" office:value-type="float" office:value="10711.05" calcext:value-type="float">
            <text:p>10711.0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766.59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2" calcext:value-type="float">
            <text:p>1972</text:p>
          </table:table-cell>
          <table:table-cell table:style-name="ce10" office:value-type="float" office:value="71" calcext:value-type="float">
            <text:p>71</text:p>
          </table:table-cell>
          <table:table-cell table:style-name="ce41" table:formula="of:=SUM([.R157:.R158])" office:value-type="float" office:value="4284.42" calcext:value-type="float">
            <text:p>4284.4</text:p>
          </table:table-cell>
          <table:table-cell table:formula="of:=SUM([.S157:.S158])" office:value-type="float" office:value="10711" calcext:value-type="float">
            <text:p>10711</text:p>
          </table:table-cell>
          <table:table-cell table:style-name="ce45" table:formula="of:=([.S157]*[.T157]+[.S158]*[.T158])/[.S156]" office:value-type="float" office:value="20.2577723835309" calcext:value-type="float">
            <text:p>20.258</text:p>
          </table:table-cell>
          <table:table-cell table:formula="of:=AVERAGE([.U157:.U158])" office:value-type="float" office:value="203" calcext:value-type="float">
            <text:p>203</text:p>
          </table:table-cell>
          <table:table-cell table:formula="of:=AVERAGE([.V157:.V158])" office:value-type="float" office:value="0.675" calcext:value-type="float">
            <text:p>0.6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81548" calcext:value-type="float">
            <text:p>481548</text:p>
          </table:table-cell>
          <table:table-cell office:value-type="float" office:value="232378" calcext:value-type="float">
            <text:p>232378</text:p>
          </table:table-cell>
          <table:table-cell table:formula="of:=SUM([.Y156:.Z156])" office:value-type="float" office:value="713926" calcext:value-type="float">
            <text:p>713926</text:p>
          </table:table-cell>
          <table:table-cell table:formula="of:=AVERAGE([.AB157:.AB158])" office:value-type="float" office:value="0.92" calcext:value-type="float">
            <text:p>0.92</text:p>
          </table:table-cell>
          <table:table-cell office:value-type="float" office:value="137206" calcext:value-type="float">
            <text:p>137206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0" table:formula="of:=SUM([.AF157:.AF158])" office:value-type="float" office:value="466342" calcext:value-type="float">
            <text:p>466342</text:p>
          </table:table-cell>
          <table:table-cell table:style-name="ce53" table:formula="of:=['file:///home/mixalako/Documents/EPU/rea-uc/datasets/Dataset-for-AI-tool_renovated-buildings-91-AUDITI-AR-2-ZON%C3%84_M-ENG.xlsx'#$'Energy efficiency measures'.H420]" office:value-type="currency" office:currency="EUR" office:value="297700" calcext:value-type="currency">
            <text:p>€ 297,7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20]" office:value-type="currency" office:currency="EUR" office:value="21.3923341141978" calcext:value-type="currency">
            <text:p>€ 21.3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5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648.27" calcext:value-type="float">
            <text:p>3648.3</text:p>
          </table:table-cell>
          <table:table-cell table:style-name="ce11" office:value-type="float" office:value="9121" calcext:value-type="float">
            <text:p>912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47]" office:value-type="float" office:value="4124.2" calcext:value-type="float">
            <text:p>4124.2</text:p>
          </table:table-cell>
          <table:table-cell table:style-name="ce51" table:formula="of:=['file:///home/mixalako/Documents/EPU/rea-uc/datasets/Dataset-for-AI-tool_renovated-buildings-91-AUDITI-AR-2-ZON%C3%84_M-ENG.xlsx'#$'Building envelope'.E647]" office:value-type="float" office:value="421954" calcext:value-type="float">
            <text:p>42195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5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36.15" calcext:value-type="float">
            <text:p>636.15</text:p>
          </table:table-cell>
          <table:table-cell table:style-name="ce11" office:value-type="float" office:value="1590" calcext:value-type="float">
            <text:p>159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53]" office:value-type="float" office:value="569.4" calcext:value-type="float">
            <text:p>569.4</text:p>
          </table:table-cell>
          <table:table-cell table:style-name="ce51" table:formula="of:=['file:///home/mixalako/Documents/EPU/rea-uc/datasets/Dataset-for-AI-tool_renovated-buildings-91-AUDITI-AR-2-ZON%C3%84_M-ENG.xlsx'#$'Building envelope'.E653]" office:value-type="float" office:value="44388" calcext:value-type="float">
            <text:p>4438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5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6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1</text:p>
          </table:table-cell>
          <table:table-cell/>
          <table:table-cell table:style-name="ce10"/>
          <table:table-cell office:value-type="string" calcext:value-type="string">
            <text:p>Kalnciema iela 116B, Rīga, LV-1046</text:p>
          </table:table-cell>
          <table:table-cell table:style-name="ce21" office:value-type="float" office:value="1000750529002" calcext:value-type="float">
            <text:p>1000750529002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16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38.02" calcext:value-type="float">
            <text:p>38.02</text:p>
          </table:table-cell>
          <table:table-cell office:value-type="float" office:value="11.04" calcext:value-type="float">
            <text:p>11.04</text:p>
          </table:table-cell>
          <table:table-cell office:value-type="float" office:value="11.6" calcext:value-type="float">
            <text:p>11.6</text:p>
          </table:table-cell>
          <table:table-cell table:style-name="ce29" table:formula="of:=VLOOKUP([.F16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328.6" calcext:value-type="float">
            <text:p>1328.6</text:p>
          </table:table-cell>
          <table:table-cell table:style-name="ce10" table:formula="of:=[.L161]*[.K161]" office:value-type="float" office:value="3321.5" calcext:value-type="float">
            <text:p>3321.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857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2" calcext:value-type="float">
            <text:p>32</text:p>
          </table:table-cell>
          <table:table-cell table:style-name="ce41" table:formula="of:=SUM([.R162:.R163])" office:value-type="float" office:value="1328.6" calcext:value-type="float">
            <text:p>1328.6</text:p>
          </table:table-cell>
          <table:table-cell table:formula="of:=SUM([.S162:.S163])" office:value-type="float" office:value="3322" calcext:value-type="float">
            <text:p>3322</text:p>
          </table:table-cell>
          <table:table-cell table:style-name="ce45" table:formula="of:=([.S162]*[.T162]+[.S163]*[.T163])/[.S161]" office:value-type="float" office:value="20.8067429259482" calcext:value-type="float">
            <text:p>20.807</text:p>
          </table:table-cell>
          <table:table-cell table:formula="of:=AVERAGE([.U162:.U163])" office:value-type="float" office:value="203" calcext:value-type="float">
            <text:p>203</text:p>
          </table:table-cell>
          <table:table-cell table:formula="of:=AVERAGE([.V162:.V16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86013" calcext:value-type="float">
            <text:p>186013</text:p>
          </table:table-cell>
          <table:table-cell office:value-type="float" office:value="56909" calcext:value-type="float">
            <text:p>56909</text:p>
          </table:table-cell>
          <table:table-cell table:formula="of:=SUM([.Y161:.Z161])" office:value-type="float" office:value="242922" calcext:value-type="float">
            <text:p>242922</text:p>
          </table:table-cell>
          <table:table-cell table:formula="of:=AVERAGE([.AB162:.AB163])" office:value-type="float" office:value="0.93" calcext:value-type="float">
            <text:p>0.93</text:p>
          </table:table-cell>
          <table:table-cell office:value-type="float" office:value="39103" calcext:value-type="float">
            <text:p>39103</text:p>
          </table:table-cell>
          <table:table-cell table:style-name="ce10" office:value-type="float" office:value="29.4" calcext:value-type="float">
            <text:p>29.4</text:p>
          </table:table-cell>
          <table:table-cell/>
          <table:table-cell table:style-name="ce10" table:formula="of:=SUM([.AF162:.AF163])" office:value-type="float" office:value="187387" calcext:value-type="float">
            <text:p>187387</text:p>
          </table:table-cell>
          <table:table-cell table:style-name="ce53" table:formula="of:=['file:///home/mixalako/Documents/EPU/rea-uc/datasets/Dataset-for-AI-tool_renovated-buildings-91-AUDITI-AR-2-ZON%C3%84_M-ENG.xlsx'#$'Energy efficiency measures'.H433]" office:value-type="currency" office:currency="EUR" office:value="111000" calcext:value-type="currency">
            <text:p>€ 111,0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33]" office:value-type="currency" office:currency="EUR" office:value="7.97631537344965" calcext:value-type="currency">
            <text:p>€ 7.9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6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243" calcext:value-type="float">
            <text:p>1243.0</text:p>
          </table:table-cell>
          <table:table-cell table:style-name="ce11" office:value-type="float" office:value="3108" calcext:value-type="float">
            <text:p>310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65]" office:value-type="float" office:value="1723.7" calcext:value-type="float">
            <text:p>1723.7</text:p>
          </table:table-cell>
          <table:table-cell table:style-name="ce51" table:formula="of:=['file:///home/mixalako/Documents/EPU/rea-uc/datasets/Dataset-for-AI-tool_renovated-buildings-91-AUDITI-AR-2-ZON%C3%84_M-ENG.xlsx'#$'Building envelope'.E665]" office:value-type="float" office:value="176355" calcext:value-type="float">
            <text:p>17635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6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5.6" calcext:value-type="float">
            <text:p>85.6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72]" office:value-type="float" office:value="125.8" calcext:value-type="float">
            <text:p>125.8</text:p>
          </table:table-cell>
          <table:table-cell table:style-name="ce51" table:formula="of:=['file:///home/mixalako/Documents/EPU/rea-uc/datasets/Dataset-for-AI-tool_renovated-buildings-91-AUDITI-AR-2-ZON%C3%84_M-ENG.xlsx'#$'Building envelope'.E672]" office:value-type="float" office:value="11032" calcext:value-type="float">
            <text:p>1103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6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6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2</text:p>
          </table:table-cell>
          <table:table-cell/>
          <table:table-cell table:style-name="ce10"/>
          <table:table-cell office:value-type="string" calcext:value-type="string">
            <text:p>Kalsnavas iela 1, Rīga, LV-1035</text:p>
          </table:table-cell>
          <table:table-cell table:style-name="ce21" office:value-type="float" office:value="1000702087001" calcext:value-type="float">
            <text:p>1000702087001</text:p>
          </table:table-cell>
          <table:table-cell table:content-validation-name="val2" office:value-type="string" calcext:value-type="string">
            <text:p>602. sērija 2.58</text:p>
          </table:table-cell>
          <table:table-cell table:formula="of:=VLOOKUP([.F166];['file:///home/mixalako/Documents/EPU/rea-uc/datasets/Dataset-for-AI-tool_renovated-buildings-91-AUDITI-AR-2-ZON%C3%84_M-ENG.xlsx'#$'Building series'.A$1:.F$1048576];6;0)" office:value-type="float" office:value="602" calcext:value-type="float">
            <text:p>602</text:p>
          </table:table-cell>
          <table:table-cell office:value-type="float" office:value="51.6" calcext:value-type="float">
            <text:p>51.6</text:p>
          </table:table-cell>
          <table:table-cell office:value-type="float" office:value="10.7" calcext:value-type="float">
            <text:p>10.7</text:p>
          </table:table-cell>
          <table:table-cell office:value-type="float" office:value="25.9" calcext:value-type="float">
            <text:p>25.9</text:p>
          </table:table-cell>
          <table:table-cell table:style-name="ce29" table:formula="of:=VLOOKUP([.F166];['file:///home/mixalako/Documents/EPU/rea-uc/datasets/Dataset-for-AI-tool_renovated-buildings-91-AUDITI-AR-2-ZON%C3%84_M-ENG.xlsx'#$'Building series'.A$1:.C$1048576];2;0)" office:value-type="float" office:value="2.58" calcext:value-type="float">
            <text:p>2.58</text:p>
          </table:table-cell>
          <table:table-cell office:value-type="float" office:value="4287.9" calcext:value-type="float">
            <text:p>4287.9</text:p>
          </table:table-cell>
          <table:table-cell table:style-name="ce10" table:formula="of:=[.L166]*[.K166]" office:value-type="float" office:value="11062.782" calcext:value-type="float">
            <text:p>11062.782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2948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167:.R168])" office:value-type="float" office:value="4513.4" calcext:value-type="float">
            <text:p>4513.4</text:p>
          </table:table-cell>
          <table:table-cell table:formula="of:=SUM([.S167:.S168])" office:value-type="float" office:value="11062.8" calcext:value-type="float">
            <text:p>11062.8</text:p>
          </table:table-cell>
          <table:table-cell table:style-name="ce45" table:formula="of:=([.S167]*[.T167]+[.S168]*[.T168])/[.S166]" office:value-type="float" office:value="20.546642802907" calcext:value-type="float">
            <text:p>20.547</text:p>
          </table:table-cell>
          <table:table-cell table:formula="of:=AVERAGE([.U167:.U168])" office:value-type="float" office:value="203" calcext:value-type="float">
            <text:p>203</text:p>
          </table:table-cell>
          <table:table-cell table:formula="of:=AVERAGE([.V167:.V168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46920.9" calcext:value-type="float">
            <text:p>446920.9</text:p>
          </table:table-cell>
          <table:table-cell office:value-type="float" office:value="277639.1" calcext:value-type="float">
            <text:p>277639.1</text:p>
          </table:table-cell>
          <table:table-cell table:formula="of:=SUM([.Y166:.Z166])" office:value-type="float" office:value="724560" calcext:value-type="float">
            <text:p>724560</text:p>
          </table:table-cell>
          <table:table-cell table:formula="of:=AVERAGE([.AB167:.AB168])" office:value-type="float" office:value="0.974" calcext:value-type="float">
            <text:p>0.974</text:p>
          </table:table-cell>
          <table:table-cell office:value-type="float" office:value="110828.02" calcext:value-type="float">
            <text:p>110828.02</text:p>
          </table:table-cell>
          <table:table-cell table:style-name="ce10" office:value-type="float" office:value="25.85" calcext:value-type="float">
            <text:p>25.85</text:p>
          </table:table-cell>
          <table:table-cell/>
          <table:table-cell table:style-name="ce10" table:formula="of:=SUM([.AF167:.AF168])" office:value-type="float" office:value="441770.6" calcext:value-type="float">
            <text:p>441770.6</text:p>
          </table:table-cell>
          <table:table-cell table:style-name="ce53" table:formula="of:=['file:///home/mixalako/Documents/EPU/rea-uc/datasets/Dataset-for-AI-tool_renovated-buildings-91-AUDITI-AR-2-ZON%C3%84_M-ENG.xlsx'#$'Energy efficiency measures'.H446]" office:value-type="currency" office:currency="EUR" office:value="280000" calcext:value-type="currency">
            <text:p>€ 280,0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46]" office:value-type="currency" office:currency="EUR" office:value="20.1204351762694" calcext:value-type="currency">
            <text:p>€ 20.1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6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963.9" calcext:value-type="float">
            <text:p>3963.9</text:p>
          </table:table-cell>
          <table:table-cell table:style-name="ce11" office:value-type="float" office:value="10226.9" calcext:value-type="float">
            <text:p>10226.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74" calcext:value-type="float">
            <text:p>0.97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86]" office:value-type="float" office:value="3975.2" calcext:value-type="float">
            <text:p>3975.2</text:p>
          </table:table-cell>
          <table:table-cell table:style-name="ce51" table:formula="of:=['file:///home/mixalako/Documents/EPU/rea-uc/datasets/Dataset-for-AI-tool_renovated-buildings-91-AUDITI-AR-2-ZON%C3%84_M-ENG.xlsx'#$'Building envelope'.E686]" office:value-type="float" office:value="406752.3" calcext:value-type="float">
            <text:p>406752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6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49.5" calcext:value-type="float">
            <text:p>549.5</text:p>
          </table:table-cell>
          <table:table-cell table:style-name="ce11" office:value-type="float" office:value="835.9" calcext:value-type="float">
            <text:p>835.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74" calcext:value-type="float">
            <text:p>0.97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694]" office:value-type="float" office:value="479.3" calcext:value-type="float">
            <text:p>479.3</text:p>
          </table:table-cell>
          <table:table-cell table:style-name="ce51" table:formula="of:=['file:///home/mixalako/Documents/EPU/rea-uc/datasets/Dataset-for-AI-tool_renovated-buildings-91-AUDITI-AR-2-ZON%C3%84_M-ENG.xlsx'#$'Building envelope'.E694]" office:value-type="float" office:value="35018.3" calcext:value-type="float">
            <text:p>35018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6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7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3</text:p>
          </table:table-cell>
          <table:table-cell/>
          <table:table-cell table:style-name="ce10"/>
          <table:table-cell office:value-type="string" calcext:value-type="string">
            <text:p>Lielā iela 59, Rīga, LV-1016</text:p>
          </table:table-cell>
          <table:table-cell table:style-name="ce21" office:value-type="float" office:value="1001100026001" calcext:value-type="float">
            <text:p>1001100026001</text:p>
          </table:table-cell>
          <table:table-cell table:content-validation-name="val2" office:value-type="string" calcext:value-type="string">
            <text:p>104. sērija</text:p>
          </table:table-cell>
          <table:table-cell table:formula="of:=VLOOKUP([.F171];['file:///home/mixalako/Documents/EPU/rea-uc/datasets/Dataset-for-AI-tool_renovated-buildings-91-AUDITI-AR-2-ZON%C3%84_M-ENG.xlsx'#$'Building series'.A$1:.F$1048576];6;0)" office:value-type="float" office:value="104" calcext:value-type="float">
            <text:p>104</text:p>
          </table:table-cell>
          <table:table-cell office:value-type="float" office:value="195" calcext:value-type="float">
            <text:p>195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17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9737.9" calcext:value-type="float">
            <text:p>9737.9</text:p>
          </table:table-cell>
          <table:table-cell table:style-name="ce10" table:formula="of:=[.L171]*[.K171]" office:value-type="float" office:value="24344.75" calcext:value-type="float">
            <text:p>24344.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038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6" calcext:value-type="float">
            <text:p>1986</text:p>
          </table:table-cell>
          <table:table-cell table:style-name="ce10" office:value-type="float" office:value="168" calcext:value-type="float">
            <text:p>168</text:p>
          </table:table-cell>
          <table:table-cell table:style-name="ce41" table:formula="of:=SUM([.R172:.R173])" office:value-type="float" office:value="9737.9" calcext:value-type="float">
            <text:p>9737.9</text:p>
          </table:table-cell>
          <table:table-cell table:formula="of:=SUM([.S172:.S173])" office:value-type="float" office:value="24345" calcext:value-type="float">
            <text:p>24345</text:p>
          </table:table-cell>
          <table:table-cell table:style-name="ce45" table:formula="of:=([.S172]*[.T172]+[.S173]*[.T173])/[.S171]" office:value-type="float" office:value="20.8355925241323" calcext:value-type="float">
            <text:p>20.836</text:p>
          </table:table-cell>
          <table:table-cell table:formula="of:=AVERAGE([.U172:.U173])" office:value-type="float" office:value="203" calcext:value-type="float">
            <text:p>203</text:p>
          </table:table-cell>
          <table:table-cell table:formula="of:=AVERAGE([.V172:.V173])" office:value-type="float" office:value="0.6" calcext:value-type="float">
            <text:p>0.6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206700" calcext:value-type="float">
            <text:p>1206700</text:p>
          </table:table-cell>
          <table:table-cell office:value-type="float" office:value="690000" calcext:value-type="float">
            <text:p>690000</text:p>
          </table:table-cell>
          <table:table-cell table:formula="of:=SUM([.Y171:.Z171])" office:value-type="float" office:value="1896700" calcext:value-type="float">
            <text:p>1896700</text:p>
          </table:table-cell>
          <table:table-cell table:formula="of:=AVERAGE([.AB172:.AB173])" office:value-type="float" office:value="0.92" calcext:value-type="float">
            <text:p>0.92</text:p>
          </table:table-cell>
          <table:table-cell office:value-type="float" office:value="340488" calcext:value-type="float">
            <text:p>340488</text:p>
          </table:table-cell>
          <table:table-cell table:style-name="ce10" office:value-type="float" office:value="35" calcext:value-type="float">
            <text:p>35</text:p>
          </table:table-cell>
          <table:table-cell/>
          <table:table-cell table:style-name="ce10" table:formula="of:=SUM([.AF172:.AF173])" office:value-type="float" office:value="1206492" calcext:value-type="float">
            <text:p>1206492</text:p>
          </table:table-cell>
          <table:table-cell table:style-name="ce53" table:formula="of:=['file:///home/mixalako/Documents/EPU/rea-uc/datasets/Dataset-for-AI-tool_renovated-buildings-91-AUDITI-AR-2-ZON%C3%84_M-ENG.xlsx'#$'Energy efficiency measures'.H461]" office:value-type="currency" office:currency="EUR" office:value="751100" calcext:value-type="currency">
            <text:p>€ 751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61]" office:value-type="currency" office:currency="EUR" office:value="53.9730673603426" calcext:value-type="currency">
            <text:p>€ 53.9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7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8443.8" calcext:value-type="float">
            <text:p>8443.8</text:p>
          </table:table-cell>
          <table:table-cell table:style-name="ce11" office:value-type="float" office:value="21110" calcext:value-type="float">
            <text:p>21110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07]" office:value-type="float" office:value="10109.6" calcext:value-type="float">
            <text:p>10109.6</text:p>
          </table:table-cell>
          <table:table-cell table:style-name="ce51" table:formula="of:=['file:///home/mixalako/Documents/EPU/rea-uc/datasets/Dataset-for-AI-tool_renovated-buildings-91-AUDITI-AR-2-ZON%C3%84_M-ENG.xlsx'#$'Building envelope'.E707]" office:value-type="float" office:value="1058949" calcext:value-type="float">
            <text:p>105894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7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294.1" calcext:value-type="float">
            <text:p>1294.1</text:p>
          </table:table-cell>
          <table:table-cell table:style-name="ce11" office:value-type="float" office:value="3235" calcext:value-type="float">
            <text:p>3235</text:p>
          </table:table-cell>
          <table:table-cell table:style-name="ce11" office:value-type="float" office:value="16.5" calcext:value-type="float">
            <text:p>16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5" calcext:value-type="float">
            <text:p>0.6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16]" office:value-type="float" office:value="1835.5" calcext:value-type="float">
            <text:p>1835.5</text:p>
          </table:table-cell>
          <table:table-cell table:style-name="ce51" table:formula="of:=['file:///home/mixalako/Documents/EPU/rea-uc/datasets/Dataset-for-AI-tool_renovated-buildings-91-AUDITI-AR-2-ZON%C3%84_M-ENG.xlsx'#$'Building envelope'.E716]" office:value-type="float" office:value="147543" calcext:value-type="float">
            <text:p>14754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7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7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4</text:p>
          </table:table-cell>
          <table:table-cell/>
          <table:table-cell table:style-name="ce10"/>
          <table:table-cell office:value-type="string" calcext:value-type="string">
            <text:p>A.Saharova iela 5k-1, Rīga, LV-1082</text:p>
          </table:table-cell>
          <table:table-cell table:style-name="ce21" office:value-type="float" office:value="1001212391003" calcext:value-type="float">
            <text:p>1001212391003</text:p>
          </table:table-cell>
          <table:table-cell table:content-validation-name="val2" office:value-type="string" calcext:value-type="string">
            <text:p>602. sērija 2.5</text:p>
          </table:table-cell>
          <table:table-cell table:formula="of:=VLOOKUP([.F176];['file:///home/mixalako/Documents/EPU/rea-uc/datasets/Dataset-for-AI-tool_renovated-buildings-91-AUDITI-AR-2-ZON%C3%84_M-ENG.xlsx'#$'Building series'.A$1:.F$1048576];6;0)" office:value-type="float" office:value="602" calcext:value-type="float">
            <text:p>60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17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788.6" calcext:value-type="float">
            <text:p>3788.6</text:p>
          </table:table-cell>
          <table:table-cell table:style-name="ce10" table:formula="of:=[.L176]*[.K176]" office:value-type="float" office:value="9471.5" calcext:value-type="float">
            <text:p>9471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129.5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91" calcext:value-type="float">
            <text:p>1991</text:p>
          </table:table-cell>
          <table:table-cell table:style-name="ce10" office:value-type="float" office:value="65" calcext:value-type="float">
            <text:p>65</text:p>
          </table:table-cell>
          <table:table-cell table:style-name="ce41" table:formula="of:=SUM([.R177:.R178])" office:value-type="float" office:value="3788.6" calcext:value-type="float">
            <text:p>3788.6</text:p>
          </table:table-cell>
          <table:table-cell table:formula="of:=SUM([.S177:.S178])" office:value-type="float" office:value="9472" calcext:value-type="float">
            <text:p>9472</text:p>
          </table:table-cell>
          <table:table-cell table:style-name="ce45" table:formula="of:=([.S177]*[.T177]+[.S178]*[.T178])/[.S176]" office:value-type="float" office:value="20.3192567567568" calcext:value-type="float">
            <text:p>20.319</text:p>
          </table:table-cell>
          <table:table-cell table:formula="of:=AVERAGE([.U177:.U178])" office:value-type="float" office:value="203" calcext:value-type="float">
            <text:p>203</text:p>
          </table:table-cell>
          <table:table-cell table:formula="of:=AVERAGE([.V177:.V178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38219" calcext:value-type="float">
            <text:p>438219</text:p>
          </table:table-cell>
          <table:table-cell office:value-type="float" office:value="268507" calcext:value-type="float">
            <text:p>268507</text:p>
          </table:table-cell>
          <table:table-cell table:formula="of:=SUM([.Y176:.Z176])" office:value-type="float" office:value="706726" calcext:value-type="float">
            <text:p>706726</text:p>
          </table:table-cell>
          <table:table-cell table:formula="of:=AVERAGE([.AB177:.AB178])" office:value-type="float" office:value="0.91" calcext:value-type="float">
            <text:p>0.91</text:p>
          </table:table-cell>
          <table:table-cell office:value-type="float" office:value="134804" calcext:value-type="float">
            <text:p>134804</text:p>
          </table:table-cell>
          <table:table-cell table:style-name="ce10" office:value-type="float" office:value="35.6" calcext:value-type="float">
            <text:p>35.6</text:p>
          </table:table-cell>
          <table:table-cell/>
          <table:table-cell table:style-name="ce10" table:formula="of:=SUM([.AF177:.AF178])" office:value-type="float" office:value="442395" calcext:value-type="float">
            <text:p>442395</text:p>
          </table:table-cell>
          <table:table-cell table:style-name="ce53" table:formula="of:=['file:///home/mixalako/Documents/EPU/rea-uc/datasets/Dataset-for-AI-tool_renovated-buildings-91-AUDITI-AR-2-ZON%C3%84_M-ENG.xlsx'#$'Energy efficiency measures'.H474]" office:value-type="currency" office:currency="EUR" office:value="255600" calcext:value-type="currency">
            <text:p>€ 255,6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74]" office:value-type="currency" office:currency="EUR" office:value="18.3670829680516" calcext:value-type="currency">
            <text:p>€ 18.3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7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466.3" calcext:value-type="float">
            <text:p>3466.3</text:p>
          </table:table-cell>
          <table:table-cell table:style-name="ce11" office:value-type="float" office:value="8666" calcext:value-type="float">
            <text:p>866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28]" office:value-type="float" office:value="4044.6" calcext:value-type="float">
            <text:p>4044.6</text:p>
          </table:table-cell>
          <table:table-cell table:style-name="ce51" table:formula="of:=['file:///home/mixalako/Documents/EPU/rea-uc/datasets/Dataset-for-AI-tool_renovated-buildings-91-AUDITI-AR-2-ZON%C3%84_M-ENG.xlsx'#$'Building envelope'.E728]" office:value-type="float" office:value="413802" calcext:value-type="float">
            <text:p>41380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7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22.3" calcext:value-type="float">
            <text:p>322.3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35]" office:value-type="float" office:value="451.4" calcext:value-type="float">
            <text:p>451.4</text:p>
          </table:table-cell>
          <table:table-cell table:style-name="ce51" table:formula="of:=['file:///home/mixalako/Documents/EPU/rea-uc/datasets/Dataset-for-AI-tool_renovated-buildings-91-AUDITI-AR-2-ZON%C3%84_M-ENG.xlsx'#$'Building envelope'.E735]" office:value-type="float" office:value="28593" calcext:value-type="float">
            <text:p>2859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7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8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5</text:p>
          </table:table-cell>
          <table:table-cell/>
          <table:table-cell table:style-name="ce10"/>
          <table:table-cell office:value-type="string" calcext:value-type="string">
            <text:p>Auces iela 9, Rīga, LV-1048</text:p>
          </table:table-cell>
          <table:table-cell table:style-name="ce21" office:value-type="float" office:value="1000580177001" calcext:value-type="float">
            <text:p>1000580177001</text:p>
          </table:table-cell>
          <table:table-cell table:content-validation-name="val2" office:value-type="string" calcext:value-type="string">
            <text:p>Hruščova (318. sērija) laika projekts 2.75</text:p>
          </table:table-cell>
          <table:table-cell table:formula="of:=VLOOKUP([.F18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9.06" calcext:value-type="float">
            <text:p>9.06</text:p>
          </table:table-cell>
          <table:table-cell table:style-name="ce29" table:formula="of:=VLOOKUP([.F181];['file:///home/mixalako/Documents/EPU/rea-uc/datasets/Dataset-for-AI-tool_renovated-buildings-91-AUDITI-AR-2-ZON%C3%84_M-ENG.xlsx'#$'Building series'.A$1:.C$1048576];2;0)" office:value-type="float" office:value="2.75" calcext:value-type="float">
            <text:p>2.75</text:p>
          </table:table-cell>
          <table:table-cell office:value-type="float" office:value="575.2" calcext:value-type="float">
            <text:p>575.2</text:p>
          </table:table-cell>
          <table:table-cell table:style-name="ce10" table:formula="of:=[.L181]*[.K181]" office:value-type="float" office:value="1581.8" calcext:value-type="float">
            <text:p>1581.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220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table:style-name="ce26" office:value-type="string" calcext:value-type="string">
            <text:p>n/a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182:.R183])" office:value-type="float" office:value="575.2" calcext:value-type="float">
            <text:p>575.2</text:p>
          </table:table-cell>
          <table:table-cell table:formula="of:=SUM([.S182:.S183])" office:value-type="float" office:value="1581" calcext:value-type="float">
            <text:p>1581</text:p>
          </table:table-cell>
          <table:table-cell table:style-name="ce45" table:formula="of:=([.S182]*[.T182]+[.S183]*[.T183])/[.S181]" office:value-type="float" office:value="20.7039848197343" calcext:value-type="float">
            <text:p>20.704</text:p>
          </table:table-cell>
          <table:table-cell table:formula="of:=AVERAGE([.U182:.U183])" office:value-type="float" office:value="203" calcext:value-type="float">
            <text:p>203</text:p>
          </table:table-cell>
          <table:table-cell table:formula="of:=AVERAGE([.V182:.V183])" office:value-type="float" office:value="0.54" calcext:value-type="float">
            <text:p>0.5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97146" calcext:value-type="float">
            <text:p>97146</text:p>
          </table:table-cell>
          <table:table-cell office:value-type="float" office:value="16762" calcext:value-type="float">
            <text:p>16762</text:p>
          </table:table-cell>
          <table:table-cell table:formula="of:=SUM([.Y181:.Z181])" office:value-type="float" office:value="113908" calcext:value-type="float">
            <text:p>113908</text:p>
          </table:table-cell>
          <table:table-cell table:formula="of:=AVERAGE([.AB182:.AB183])" office:value-type="float" office:value="0.94" calcext:value-type="float">
            <text:p>0.94</text:p>
          </table:table-cell>
          <table:table-cell office:value-type="float" office:value="15899" calcext:value-type="float">
            <text:p>15899</text:p>
          </table:table-cell>
          <table:table-cell table:style-name="ce10" office:value-type="float" office:value="27.6" calcext:value-type="float">
            <text:p>27.6</text:p>
          </table:table-cell>
          <table:table-cell/>
          <table:table-cell table:style-name="ce10" table:formula="of:=SUM([.AF182:.AF183])" office:value-type="float" office:value="94638" calcext:value-type="float">
            <text:p>94638</text:p>
          </table:table-cell>
          <table:table-cell table:style-name="ce53" table:formula="of:=['file:///home/mixalako/Documents/EPU/rea-uc/datasets/Dataset-for-AI-tool_renovated-buildings-91-AUDITI-AR-2-ZON%C3%84_M-ENG.xlsx'#$'Energy efficiency measures'.H488]" office:value-type="currency" office:currency="EUR" office:value="63200" calcext:value-type="currency">
            <text:p>€ 63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488]" office:value-type="currency" office:currency="EUR" office:value="4.54146965407223" calcext:value-type="currency">
            <text:p>€ 4.5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8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46.7" calcext:value-type="float">
            <text:p>546.7</text:p>
          </table:table-cell>
          <table:table-cell table:style-name="ce11" office:value-type="float" office:value="1503" calcext:value-type="float">
            <text:p>150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3" calcext:value-type="float">
            <text:p>0.53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47]" office:value-type="float" office:value="877" calcext:value-type="float">
            <text:p>877</text:p>
          </table:table-cell>
          <table:table-cell table:style-name="ce51" table:formula="of:=['file:///home/mixalako/Documents/EPU/rea-uc/datasets/Dataset-for-AI-tool_renovated-buildings-91-AUDITI-AR-2-ZON%C3%84_M-ENG.xlsx'#$'Building envelope'.E747]" office:value-type="float" office:value="89720" calcext:value-type="float">
            <text:p>8972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8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8.5" calcext:value-type="float">
            <text:p>28.5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54]" office:value-type="float" office:value="67.3" calcext:value-type="float">
            <text:p>67.3</text:p>
          </table:table-cell>
          <table:table-cell table:style-name="ce51" table:formula="of:=['file:///home/mixalako/Documents/EPU/rea-uc/datasets/Dataset-for-AI-tool_renovated-buildings-91-AUDITI-AR-2-ZON%C3%84_M-ENG.xlsx'#$'Building envelope'.E754]" office:value-type="float" office:value="4918" calcext:value-type="float">
            <text:p>491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8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8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6</text:p>
          </table:table-cell>
          <table:table-cell/>
          <table:table-cell table:style-name="ce10"/>
          <table:table-cell office:value-type="string" calcext:value-type="string">
            <text:p>Bāriņu iela 2, Rīga, LV-1002</text:p>
          </table:table-cell>
          <table:table-cell table:style-name="ce21" office:value-type="float" office:value="1000570046001" calcext:value-type="float">
            <text:p>1000570046001</text:p>
          </table:table-cell>
          <table:table-cell table:content-validation-name="val2" office:value-type="string" calcext:value-type="string">
            <text:p>Hruščova (318. sērija) laika projekts 2.8</text:p>
          </table:table-cell>
          <table:table-cell table:formula="of:=VLOOKUP([.F18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26.45" calcext:value-type="float">
            <text:p>26.45</text:p>
          </table:table-cell>
          <table:table-cell office:value-type="float" office:value="10.25" calcext:value-type="float">
            <text:p>10.25</text:p>
          </table:table-cell>
          <table:table-cell office:value-type="float" office:value="9.35" calcext:value-type="float">
            <text:p>9.35</text:p>
          </table:table-cell>
          <table:table-cell table:style-name="ce29" table:formula="of:=VLOOKUP([.F186];['file:///home/mixalako/Documents/EPU/rea-uc/datasets/Dataset-for-AI-tool_renovated-buildings-91-AUDITI-AR-2-ZON%C3%84_M-ENG.xlsx'#$'Building series'.A$1:.C$1048576];2;0)" office:value-type="float" office:value="2.8" calcext:value-type="float">
            <text:p>2.8</text:p>
          </table:table-cell>
          <table:table-cell office:value-type="float" office:value="617.7" calcext:value-type="float">
            <text:p>617.7</text:p>
          </table:table-cell>
          <table:table-cell table:style-name="ce10" table:formula="of:=[.L186]*[.K186]" office:value-type="float" office:value="1729.56" calcext:value-type="float">
            <text:p>1729.5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311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187:.R188])" office:value-type="float" office:value="617.7" calcext:value-type="float">
            <text:p>617.7</text:p>
          </table:table-cell>
          <table:table-cell table:formula="of:=SUM([.S187:.S188])" office:value-type="float" office:value="1729" calcext:value-type="float">
            <text:p>1729</text:p>
          </table:table-cell>
          <table:table-cell table:style-name="ce45" table:formula="of:=([.S187]*[.T187]+[.S188]*[.T188])/[.S186]" office:value-type="float" office:value="19.1917293233083" calcext:value-type="float">
            <text:p>19.192</text:p>
          </table:table-cell>
          <table:table-cell table:formula="of:=AVERAGE([.U187:.U188])" office:value-type="float" office:value="203" calcext:value-type="float">
            <text:p>203</text:p>
          </table:table-cell>
          <table:table-cell table:formula="of:=AVERAGE([.V187:.V18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86362" calcext:value-type="float">
            <text:p>86362</text:p>
          </table:table-cell>
          <table:table-cell office:value-type="float" office:value="15528" calcext:value-type="float">
            <text:p>15528</text:p>
          </table:table-cell>
          <table:table-cell table:formula="of:=SUM([.Y186:.Z186])" office:value-type="float" office:value="101890" calcext:value-type="float">
            <text:p>101890</text:p>
          </table:table-cell>
          <table:table-cell table:formula="of:=AVERAGE([.AB187:.AB188])" office:value-type="float" office:value="0.92" calcext:value-type="float">
            <text:p>0.92</text:p>
          </table:table-cell>
          <table:table-cell office:value-type="float" office:value="19185" calcext:value-type="float">
            <text:p>19185</text:p>
          </table:table-cell>
          <table:table-cell table:style-name="ce10" office:value-type="float" office:value="31.1" calcext:value-type="float">
            <text:p>31.1</text:p>
          </table:table-cell>
          <table:table-cell/>
          <table:table-cell table:style-name="ce10" table:formula="of:=SUM([.AF187:.AF188])" office:value-type="float" office:value="109321" calcext:value-type="float">
            <text:p>109321</text:p>
          </table:table-cell>
          <table:table-cell table:style-name="ce53" table:formula="of:=['file:///home/mixalako/Documents/EPU/rea-uc/datasets/Dataset-for-AI-tool_renovated-buildings-91-AUDITI-AR-2-ZON%C3%84_M-ENG.xlsx'#$'Energy efficiency measures'.H502]" office:value-type="currency" office:currency="EUR" office:value="75500" calcext:value-type="currency">
            <text:p>€ 75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02]" office:value-type="currency" office:currency="EUR" office:value="5.42533162788692" calcext:value-type="currency">
            <text:p>€ 5.4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8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88.3" calcext:value-type="float">
            <text:p>588.3</text:p>
          </table:table-cell>
          <table:table-cell table:style-name="ce11" office:value-type="float" office:value="1647" calcext:value-type="float">
            <text:p>1647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66]" office:value-type="float" office:value="1110" calcext:value-type="float">
            <text:p>1110</text:p>
          </table:table-cell>
          <table:table-cell table:style-name="ce51" table:formula="of:=['file:///home/mixalako/Documents/EPU/rea-uc/datasets/Dataset-for-AI-tool_renovated-buildings-91-AUDITI-AR-2-ZON%C3%84_M-ENG.xlsx'#$'Building envelope'.E766]" office:value-type="float" office:value="105471" calcext:value-type="float">
            <text:p>10547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8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9.4" calcext:value-type="float">
            <text:p>29.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74]" office:value-type="float" office:value="60.9" calcext:value-type="float">
            <text:p>60.9</text:p>
          </table:table-cell>
          <table:table-cell table:style-name="ce51" table:formula="of:=['file:///home/mixalako/Documents/EPU/rea-uc/datasets/Dataset-for-AI-tool_renovated-buildings-91-AUDITI-AR-2-ZON%C3%84_M-ENG.xlsx'#$'Building envelope'.E774]" office:value-type="float" office:value="3850" calcext:value-type="float">
            <text:p>385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8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9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7</text:p>
          </table:table-cell>
          <table:table-cell/>
          <table:table-cell table:style-name="ce10"/>
          <table:table-cell office:value-type="string" calcext:value-type="string">
            <text:p>Biķernieku iela 224, Rīga, LV-1079</text:p>
          </table:table-cell>
          <table:table-cell table:style-name="ce21" office:value-type="float" office:value="1001232020001" calcext:value-type="float">
            <text:p>1001232020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19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table:style-name="ce29" table:formula="of:=VLOOKUP([.F19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768.26" calcext:value-type="float">
            <text:p>2768.26</text:p>
          </table:table-cell>
          <table:table-cell table:style-name="ce10" table:formula="of:=[.L191]*[.K191]" office:value-type="float" office:value="6920.65" calcext:value-type="float">
            <text:p>6920.6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401.8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9" calcext:value-type="float">
            <text:p>1969</text:p>
          </table:table-cell>
          <table:table-cell table:style-name="ce10" office:value-type="float" office:value="55" calcext:value-type="float">
            <text:p>55</text:p>
          </table:table-cell>
          <table:table-cell table:style-name="ce41" table:formula="of:=SUM([.R192:.R193])" office:value-type="float" office:value="2768.26" calcext:value-type="float">
            <text:p>2768.3</text:p>
          </table:table-cell>
          <table:table-cell table:formula="of:=SUM([.S192:.S193])" office:value-type="float" office:value="6921" calcext:value-type="float">
            <text:p>6921</text:p>
          </table:table-cell>
          <table:table-cell table:style-name="ce45" table:formula="of:=([.S192]*[.T192]+[.S193]*[.T193])/[.S191]" office:value-type="float" office:value="19.1690507152146" calcext:value-type="float">
            <text:p>19.169</text:p>
          </table:table-cell>
          <table:table-cell table:formula="of:=AVERAGE([.U192:.U193])" office:value-type="float" office:value="203" calcext:value-type="float">
            <text:p>203</text:p>
          </table:table-cell>
          <table:table-cell table:formula="of:=AVERAGE([.V192:.V19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09728" calcext:value-type="float">
            <text:p>309728</text:p>
          </table:table-cell>
          <table:table-cell office:value-type="float" office:value="98170" calcext:value-type="float">
            <text:p>98170</text:p>
          </table:table-cell>
          <table:table-cell table:formula="of:=SUM([.Y191:.Z191])" office:value-type="float" office:value="407898" calcext:value-type="float">
            <text:p>407898</text:p>
          </table:table-cell>
          <table:table-cell table:formula="of:=AVERAGE([.AB192:.AB193])" office:value-type="float" office:value="0.91" calcext:value-type="float">
            <text:p>0.91</text:p>
          </table:table-cell>
          <table:table-cell office:value-type="float" office:value="89918" calcext:value-type="float">
            <text:p>89918</text:p>
          </table:table-cell>
          <table:table-cell table:style-name="ce10" office:value-type="float" office:value="32.5" calcext:value-type="float">
            <text:p>32.5</text:p>
          </table:table-cell>
          <table:table-cell/>
          <table:table-cell table:style-name="ce10" table:formula="of:=SUM([.AF192:.AF193])" office:value-type="float" office:value="317214" calcext:value-type="float">
            <text:p>317214</text:p>
          </table:table-cell>
          <table:table-cell table:style-name="ce53" table:formula="of:=['file:///home/mixalako/Documents/EPU/rea-uc/datasets/Dataset-for-AI-tool_renovated-buildings-91-AUDITI-AR-2-ZON%C3%84_M-ENG.xlsx'#$'Energy efficiency measures'.H516]" office:value-type="currency" office:currency="EUR" office:value="211900" calcext:value-type="currency">
            <text:p>€ 211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16]" office:value-type="currency" office:currency="EUR" office:value="15.2268579066124" calcext:value-type="currency">
            <text:p>€ 15.2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9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564.76" calcext:value-type="float">
            <text:p>2564.8</text:p>
          </table:table-cell>
          <table:table-cell table:style-name="ce11" office:value-type="float" office:value="6412" calcext:value-type="float">
            <text:p>6412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86]" office:value-type="float" office:value="3135" calcext:value-type="float">
            <text:p>3135</text:p>
          </table:table-cell>
          <table:table-cell table:style-name="ce51" table:formula="of:=['file:///home/mixalako/Documents/EPU/rea-uc/datasets/Dataset-for-AI-tool_renovated-buildings-91-AUDITI-AR-2-ZON%C3%84_M-ENG.xlsx'#$'Building envelope'.E786]" office:value-type="float" office:value="297833" calcext:value-type="float">
            <text:p>29783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9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3.5" calcext:value-type="float">
            <text:p>203.5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793]" office:value-type="float" office:value="265.3" calcext:value-type="float">
            <text:p>265.3</text:p>
          </table:table-cell>
          <table:table-cell table:style-name="ce51" table:formula="of:=['file:///home/mixalako/Documents/EPU/rea-uc/datasets/Dataset-for-AI-tool_renovated-buildings-91-AUDITI-AR-2-ZON%C3%84_M-ENG.xlsx'#$'Building envelope'.E793]" office:value-type="float" office:value="19381" calcext:value-type="float">
            <text:p>1938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9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19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8</text:p>
          </table:table-cell>
          <table:table-cell/>
          <table:table-cell table:style-name="ce10"/>
          <table:table-cell office:value-type="string" calcext:value-type="string">
            <text:p>F.Sadovņikova iela 33, Rīga, LV-1003</text:p>
          </table:table-cell>
          <table:table-cell table:style-name="ce21" office:value-type="float" office:value="1000390080001" calcext:value-type="float">
            <text:p>1000390080001</text:p>
          </table:table-cell>
          <table:table-cell table:content-validation-name="val2" office:value-type="string" calcext:value-type="string">
            <text:p>Specprojekts 2.75</text:p>
          </table:table-cell>
          <table:table-cell table:formula="of:=VLOOKUP([.F19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style-name="ce26" office:value-type="string" calcext:value-type="string">
            <text:p>16.3-17.0</text:p>
          </table:table-cell>
          <table:table-cell office:value-type="float" office:value="13.96" calcext:value-type="float">
            <text:p>13.96</text:p>
          </table:table-cell>
          <table:table-cell office:value-type="float" office:value="15" calcext:value-type="float">
            <text:p>15</text:p>
          </table:table-cell>
          <table:table-cell table:style-name="ce29" table:formula="of:=VLOOKUP([.F196];['file:///home/mixalako/Documents/EPU/rea-uc/datasets/Dataset-for-AI-tool_renovated-buildings-91-AUDITI-AR-2-ZON%C3%84_M-ENG.xlsx'#$'Building series'.A$1:.C$1048576];2;0)" office:value-type="float" office:value="2.75" calcext:value-type="float">
            <text:p>2.75</text:p>
          </table:table-cell>
          <table:table-cell office:value-type="float" office:value="802.42" calcext:value-type="float">
            <text:p>802.42</text:p>
          </table:table-cell>
          <table:table-cell table:style-name="ce10" table:formula="of:=[.L196]*[.K196]" office:value-type="float" office:value="2206.655" calcext:value-type="float">
            <text:p>2206.65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492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11" calcext:value-type="float">
            <text:p>11</text:p>
          </table:table-cell>
          <table:table-cell table:style-name="ce41" table:formula="of:=SUM([.R197:.R198])" office:value-type="float" office:value="802.42" calcext:value-type="float">
            <text:p>802.4</text:p>
          </table:table-cell>
          <table:table-cell table:formula="of:=SUM([.S197:.S198])" office:value-type="float" office:value="2207" calcext:value-type="float">
            <text:p>2207</text:p>
          </table:table-cell>
          <table:table-cell table:style-name="ce45" table:formula="of:=([.S197]*[.T197]+[.S198]*[.T198])/[.S196]" office:value-type="float" office:value="18.1848663343906" calcext:value-type="float">
            <text:p>18.185</text:p>
          </table:table-cell>
          <table:table-cell table:formula="of:=AVERAGE([.U197:.U198])" office:value-type="float" office:value="203" calcext:value-type="float">
            <text:p>203</text:p>
          </table:table-cell>
          <table:table-cell table:formula="of:=AVERAGE([.V197:.V19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147436" calcext:value-type="float">
            <text:p>147436</text:p>
          </table:table-cell>
          <table:table-cell office:value-type="float" office:value="19800" calcext:value-type="float">
            <text:p>19800</text:p>
          </table:table-cell>
          <table:table-cell table:formula="of:=SUM([.Y196:.Z196])" office:value-type="float" office:value="167236" calcext:value-type="float">
            <text:p>167236</text:p>
          </table:table-cell>
          <table:table-cell table:formula="of:=AVERAGE([.AB197:.AB198])" office:value-type="float" office:value="0.91" calcext:value-type="float">
            <text:p>0.91</text:p>
          </table:table-cell>
          <table:table-cell office:value-type="float" office:value="27988" calcext:value-type="float">
            <text:p>27988</text:p>
          </table:table-cell>
          <table:table-cell table:style-name="ce10" office:value-type="float" office:value="34.9" calcext:value-type="float">
            <text:p>34.9</text:p>
          </table:table-cell>
          <table:table-cell/>
          <table:table-cell table:style-name="ce10" table:formula="of:=SUM([.AF197:.AF198])" office:value-type="float" office:value="142203" calcext:value-type="float">
            <text:p>142203</text:p>
          </table:table-cell>
          <table:table-cell table:style-name="ce53" table:formula="of:=['file:///home/mixalako/Documents/EPU/rea-uc/datasets/Dataset-for-AI-tool_renovated-buildings-91-AUDITI-AR-2-ZON%C3%84_M-ENG.xlsx'#$'Energy efficiency measures'.H527]" office:value-type="currency" office:currency="EUR" office:value="72400" calcext:value-type="currency">
            <text:p>€ 72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27]" office:value-type="currency" office:currency="EUR" office:value="5.2025696670068" calcext:value-type="currency">
            <text:p>€ 5.2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9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709" calcext:value-type="float">
            <text:p>709.0</text:p>
          </table:table-cell>
          <table:table-cell table:style-name="ce11" office:value-type="float" office:value="1950" calcext:value-type="float">
            <text:p>195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09]" office:value-type="float" office:value="1437.6" calcext:value-type="float">
            <text:p>1437.6</text:p>
          </table:table-cell>
          <table:table-cell table:style-name="ce51" table:formula="of:=['file:///home/mixalako/Documents/EPU/rea-uc/datasets/Dataset-for-AI-tool_renovated-buildings-91-AUDITI-AR-2-ZON%C3%84_M-ENG.xlsx'#$'Building envelope'.E809]" office:value-type="float" office:value="133085" calcext:value-type="float">
            <text:p>13308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19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93.42" calcext:value-type="float">
            <text:p>93.4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16]" office:value-type="float" office:value="156.1" calcext:value-type="float">
            <text:p>156.1</text:p>
          </table:table-cell>
          <table:table-cell table:style-name="ce51" table:formula="of:=['file:///home/mixalako/Documents/EPU/rea-uc/datasets/Dataset-for-AI-tool_renovated-buildings-91-AUDITI-AR-2-ZON%C3%84_M-ENG.xlsx'#$'Building envelope'.E816]" office:value-type="float" office:value="9118" calcext:value-type="float">
            <text:p>911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19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0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39</text:p>
          </table:table-cell>
          <table:table-cell/>
          <table:table-cell table:style-name="ce10"/>
          <table:table-cell office:value-type="string" calcext:value-type="string">
            <text:p>Ieriķu iela 46, Rīga, LV-1084</text:p>
          </table:table-cell>
          <table:table-cell table:style-name="ce21" office:value-type="float" office:value="1000700090008" calcext:value-type="float">
            <text:p>1000700090008</text:p>
          </table:table-cell>
          <table:table-cell table:content-validation-name="val2" office:value-type="string" calcext:value-type="string">
            <text:p>430-1.sērija (specprojekts)</text:p>
          </table:table-cell>
          <table:table-cell table:formula="of:=VLOOKUP([.F20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.6" calcext:value-type="float">
            <text:p>12.6</text:p>
          </table:table-cell>
          <table:table-cell office:value-type="float" office:value="9.75" calcext:value-type="float">
            <text:p>9.75</text:p>
          </table:table-cell>
          <table:table-cell table:style-name="ce29" table:formula="of:=VLOOKUP([.F201];['file:///home/mixalako/Documents/EPU/rea-uc/datasets/Dataset-for-AI-tool_renovated-buildings-91-AUDITI-AR-2-ZON%C3%84_M-ENG.xlsx'#$'Building series'.A$1:.C$1048576];2;0)" office:value-type="float" office:value="2.95" calcext:value-type="float">
            <text:p>2.95</text:p>
          </table:table-cell>
          <table:table-cell office:value-type="float" office:value="1092.21" calcext:value-type="float">
            <text:p>1092.21</text:p>
          </table:table-cell>
          <table:table-cell table:style-name="ce10" table:formula="of:=[.L201]*[.K201]" office:value-type="float" office:value="3222.0195" calcext:value-type="float">
            <text:p>3222.019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583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18" calcext:value-type="float">
            <text:p>18</text:p>
          </table:table-cell>
          <table:table-cell table:style-name="ce41" table:formula="of:=SUM([.R202:.R203])" office:value-type="float" office:value="1092.21" calcext:value-type="float">
            <text:p>1092.2</text:p>
          </table:table-cell>
          <table:table-cell table:formula="of:=SUM([.S202:.S203])" office:value-type="float" office:value="3223" calcext:value-type="float">
            <text:p>3223</text:p>
          </table:table-cell>
          <table:table-cell table:style-name="ce45" table:formula="of:=([.S202]*[.T202]+[.S203]*[.T203])/[.S201]" office:value-type="float" office:value="19.5671734408936" calcext:value-type="float">
            <text:p>19.567</text:p>
          </table:table-cell>
          <table:table-cell table:formula="of:=AVERAGE([.U202:.U203])" office:value-type="float" office:value="203" calcext:value-type="float">
            <text:p>203</text:p>
          </table:table-cell>
          <table:table-cell table:formula="of:=AVERAGE([.V202:.V203])" office:value-type="float" office:value="0.535" calcext:value-type="float">
            <text:p>0.53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130540" calcext:value-type="float">
            <text:p>130540</text:p>
          </table:table-cell>
          <table:table-cell office:value-type="float" office:value="32400" calcext:value-type="float">
            <text:p>32400</text:p>
          </table:table-cell>
          <table:table-cell table:formula="of:=SUM([.Y201:.Z201])" office:value-type="float" office:value="162940" calcext:value-type="float">
            <text:p>162940</text:p>
          </table:table-cell>
          <table:table-cell table:formula="of:=AVERAGE([.AB202:.AB203])" office:value-type="float" office:value="0.93" calcext:value-type="float">
            <text:p>0.93</text:p>
          </table:table-cell>
          <table:table-cell office:value-type="float" office:value="33492" calcext:value-type="float">
            <text:p>33492</text:p>
          </table:table-cell>
          <table:table-cell table:style-name="ce10" office:value-type="float" office:value="30.7" calcext:value-type="float">
            <text:p>30.7</text:p>
          </table:table-cell>
          <table:table-cell/>
          <table:table-cell table:style-name="ce10" table:formula="of:=SUM([.AF202:.AF203])" office:value-type="float" office:value="188606" calcext:value-type="float">
            <text:p>188606</text:p>
          </table:table-cell>
          <table:table-cell table:style-name="ce53" table:formula="of:=['file:///home/mixalako/Documents/EPU/rea-uc/datasets/Dataset-for-AI-tool_renovated-buildings-91-AUDITI-AR-2-ZON%C3%84_M-ENG.xlsx'#$'Energy efficiency measures'.H538]" office:value-type="currency" office:currency="EUR" office:value="100100" calcext:value-type="currency">
            <text:p>€ 100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38]" office:value-type="currency" office:currency="EUR" office:value="7.1930555755163" calcext:value-type="currency">
            <text:p>€ 7.1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0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997.8" calcext:value-type="float">
            <text:p>997.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2" calcext:value-type="float">
            <text:p>0.52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28]" office:value-type="float" office:value="1801.1" calcext:value-type="float">
            <text:p>1801.1</text:p>
          </table:table-cell>
          <table:table-cell table:style-name="ce51" table:formula="of:=['file:///home/mixalako/Documents/EPU/rea-uc/datasets/Dataset-for-AI-tool_renovated-buildings-91-AUDITI-AR-2-ZON%C3%84_M-ENG.xlsx'#$'Building envelope'.E828]" office:value-type="float" office:value="175497" calcext:value-type="float">
            <text:p>17549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0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94.41" calcext:value-type="float">
            <text:p>94.41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35]" office:value-type="float" office:value="179.3" calcext:value-type="float">
            <text:p>179.3</text:p>
          </table:table-cell>
          <table:table-cell table:style-name="ce51" table:formula="of:=['file:///home/mixalako/Documents/EPU/rea-uc/datasets/Dataset-for-AI-tool_renovated-buildings-91-AUDITI-AR-2-ZON%C3%84_M-ENG.xlsx'#$'Building envelope'.E835]" office:value-type="float" office:value="13109" calcext:value-type="float">
            <text:p>1310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0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0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0</text:p>
          </table:table-cell>
          <table:table-cell/>
          <table:table-cell table:style-name="ce10"/>
          <table:table-cell office:value-type="string" calcext:value-type="string">
            <text:p>J.Alunāna iela 6, Rīga, LV-1010</text:p>
          </table:table-cell>
          <table:table-cell table:style-name="ce21" office:value-type="float" office:value="1000100030001" calcext:value-type="float">
            <text:p>1000100030001</text:p>
          </table:table-cell>
          <table:table-cell table:content-validation-name="val2" office:value-type="string" calcext:value-type="string">
            <text:p>Pirmskara ēka </text:p>
          </table:table-cell>
          <table:table-cell table:formula="of:=VLOOKUP([.F20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16.8" calcext:value-type="float">
            <text:p>16.8</text:p>
          </table:table-cell>
          <table:table-cell table:style-name="ce29" table:formula="of:=VLOOKUP([.F206];['file:///home/mixalako/Documents/EPU/rea-uc/datasets/Dataset-for-AI-tool_renovated-buildings-91-AUDITI-AR-2-ZON%C3%84_M-ENG.xlsx'#$'Building series'.A$1:.C$1048576];2;0)" office:value-type="float" office:value="3.2" calcext:value-type="float">
            <text:p>3.2</text:p>
          </table:table-cell>
          <table:table-cell office:value-type="float" office:value="1744.94" calcext:value-type="float">
            <text:p>1744.94</text:p>
          </table:table-cell>
          <table:table-cell table:style-name="ce10" table:formula="of:=[.L206]*[.K206]" office:value-type="float" office:value="5583.808" calcext:value-type="float">
            <text:p>5583.808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674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890" calcext:value-type="float">
            <text:p>1890</text:p>
          </table:table-cell>
          <table:table-cell table:style-name="ce10" office:value-type="float" office:value="25" calcext:value-type="float">
            <text:p>25</text:p>
          </table:table-cell>
          <table:table-cell table:style-name="ce41" table:formula="of:=SUM([.R207:.R208])" office:value-type="float" office:value="1744.94" calcext:value-type="float">
            <text:p>1744.9</text:p>
          </table:table-cell>
          <table:table-cell table:formula="of:=SUM([.S207:.S208])" office:value-type="float" office:value="5584" calcext:value-type="float">
            <text:p>5584</text:p>
          </table:table-cell>
          <table:table-cell table:style-name="ce45" table:formula="of:=([.S207]*[.T207]+[.S208]*[.T208])/[.S206]" office:value-type="float" office:value="19.6391475644699" calcext:value-type="float">
            <text:p>19.639</text:p>
          </table:table-cell>
          <table:table-cell table:formula="of:=AVERAGE([.U207:.U208])" office:value-type="float" office:value="203" calcext:value-type="float">
            <text:p>203</text:p>
          </table:table-cell>
          <table:table-cell table:formula="of:=AVERAGE([.V207:.V20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88390" calcext:value-type="float">
            <text:p>188390</text:p>
          </table:table-cell>
          <table:table-cell office:value-type="float" office:value="72408" calcext:value-type="float">
            <text:p>72408</text:p>
          </table:table-cell>
          <table:table-cell table:formula="of:=SUM([.Y206:.Z206])" office:value-type="float" office:value="260798" calcext:value-type="float">
            <text:p>260798</text:p>
          </table:table-cell>
          <table:table-cell table:formula="of:=AVERAGE([.AB207:.AB208])" office:value-type="float" office:value="0.91" calcext:value-type="float">
            <text:p>0.91</text:p>
          </table:table-cell>
          <table:table-cell office:value-type="float" office:value="58208" calcext:value-type="float">
            <text:p>58208</text:p>
          </table:table-cell>
          <table:table-cell table:style-name="ce10" office:value-type="float" office:value="33.4" calcext:value-type="float">
            <text:p>33.4</text:p>
          </table:table-cell>
          <table:table-cell/>
          <table:table-cell table:style-name="ce10" table:formula="of:=SUM([.AF207:.AF208])" office:value-type="float" office:value="175394" calcext:value-type="float">
            <text:p>175394</text:p>
          </table:table-cell>
          <table:table-cell table:style-name="ce53" table:formula="of:=['file:///home/mixalako/Documents/EPU/rea-uc/datasets/Dataset-for-AI-tool_renovated-buildings-91-AUDITI-AR-2-ZON%C3%84_M-ENG.xlsx'#$'Energy efficiency measures'.H550]" office:value-type="currency" office:currency="EUR" office:value="156400" calcext:value-type="currency">
            <text:p>€ 156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50]" office:value-type="currency" office:currency="EUR" office:value="11.2387002198876" calcext:value-type="currency">
            <text:p>€ 11.2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0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619.04" calcext:value-type="float">
            <text:p>1619.0</text:p>
          </table:table-cell>
          <table:table-cell table:style-name="ce11" office:value-type="float" office:value="5181" calcext:value-type="float">
            <text:p>518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52]" office:value-type="float" office:value="1718.4" calcext:value-type="float">
            <text:p>1718.4</text:p>
          </table:table-cell>
          <table:table-cell table:style-name="ce51" table:formula="of:=['file:///home/mixalako/Documents/EPU/rea-uc/datasets/Dataset-for-AI-tool_renovated-buildings-91-AUDITI-AR-2-ZON%C3%84_M-ENG.xlsx'#$'Building envelope'.E852]" office:value-type="float" office:value="167442" calcext:value-type="float">
            <text:p>16744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0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25.9" calcext:value-type="float">
            <text:p>125.9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59]" office:value-type="float" office:value="108.8" calcext:value-type="float">
            <text:p>108.8</text:p>
          </table:table-cell>
          <table:table-cell table:style-name="ce51" table:formula="of:=['file:///home/mixalako/Documents/EPU/rea-uc/datasets/Dataset-for-AI-tool_renovated-buildings-91-AUDITI-AR-2-ZON%C3%84_M-ENG.xlsx'#$'Building envelope'.E859]" office:value-type="float" office:value="7952" calcext:value-type="float">
            <text:p>795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0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1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1</text:p>
          </table:table-cell>
          <table:table-cell/>
          <table:table-cell table:style-name="ce10"/>
          <table:table-cell office:value-type="string" calcext:value-type="string">
            <text:p>Kalpaka bulvāris 10, Rīga, LV-1050</text:p>
          </table:table-cell>
          <table:table-cell table:style-name="ce21" office:value-type="float" office:value="1000090005001" calcext:value-type="float">
            <text:p>1000090005001</text:p>
          </table:table-cell>
          <table:table-cell table:content-validation-name="val2" office:value-type="string" calcext:value-type="string">
            <text:p>Pirmskara ēka </text:p>
          </table:table-cell>
          <table:table-cell table:formula="of:=VLOOKUP([.F21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20.7" calcext:value-type="float">
            <text:p>20.7</text:p>
          </table:table-cell>
          <table:table-cell table:style-name="ce29" table:formula="of:=VLOOKUP([.F211];['file:///home/mixalako/Documents/EPU/rea-uc/datasets/Dataset-for-AI-tool_renovated-buildings-91-AUDITI-AR-2-ZON%C3%84_M-ENG.xlsx'#$'Building series'.A$1:.C$1048576];2;0)" office:value-type="float" office:value="3.2" calcext:value-type="float">
            <text:p>3.2</text:p>
          </table:table-cell>
          <table:table-cell office:value-type="float" office:value="991.7" calcext:value-type="float">
            <text:p>991.7</text:p>
          </table:table-cell>
          <table:table-cell table:style-name="ce10" table:formula="of:=[.L211]*[.K211]" office:value-type="float" office:value="3173.44" calcext:value-type="float">
            <text:p>3173.4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764.83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11" calcext:value-type="float">
            <text:p>11</text:p>
          </table:table-cell>
          <table:table-cell table:style-name="ce41" table:formula="of:=SUM([.R212:.R213])" office:value-type="float" office:value="991.7" calcext:value-type="float">
            <text:p>991.7</text:p>
          </table:table-cell>
          <table:table-cell table:formula="of:=SUM([.S212:.S213])" office:value-type="float" office:value="3173" calcext:value-type="float">
            <text:p>3173</text:p>
          </table:table-cell>
          <table:table-cell table:style-name="ce45" table:formula="of:=([.S212]*[.T212]+[.S213]*[.T213])/[.S211]" office:value-type="float" office:value="19.5650803655846" calcext:value-type="float">
            <text:p>19.565</text:p>
          </table:table-cell>
          <table:table-cell table:formula="of:=AVERAGE([.U212:.U213])" office:value-type="float" office:value="203" calcext:value-type="float">
            <text:p>203</text:p>
          </table:table-cell>
          <table:table-cell table:formula="of:=AVERAGE([.V212:.V213])" office:value-type="float" office:value="0.425" calcext:value-type="float">
            <text:p>0.4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24681" calcext:value-type="float">
            <text:p>124681</text:p>
          </table:table-cell>
          <table:table-cell office:value-type="float" office:value="35988" calcext:value-type="float">
            <text:p>35988</text:p>
          </table:table-cell>
          <table:table-cell table:formula="of:=SUM([.Y211:.Z211])" office:value-type="float" office:value="160669" calcext:value-type="float">
            <text:p>160669</text:p>
          </table:table-cell>
          <table:table-cell table:formula="of:=AVERAGE([.AB212:.AB213])" office:value-type="float" office:value="0.92" calcext:value-type="float">
            <text:p>0.92</text:p>
          </table:table-cell>
          <table:table-cell office:value-type="float" office:value="31738" calcext:value-type="float">
            <text:p>31738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0" table:formula="of:=SUM([.AF212:.AF213])" office:value-type="float" office:value="130497" calcext:value-type="float">
            <text:p>130497</text:p>
          </table:table-cell>
          <table:table-cell table:style-name="ce53" table:formula="of:=['file:///home/mixalako/Documents/EPU/rea-uc/datasets/Dataset-for-AI-tool_renovated-buildings-91-AUDITI-AR-2-ZON%C3%84_M-ENG.xlsx'#$'Energy efficiency measures'.H562]" office:value-type="currency" office:currency="EUR" office:value="108700" calcext:value-type="currency">
            <text:p>€ 108,7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62]" office:value-type="currency" office:currency="EUR" office:value="7.81104037021601" calcext:value-type="currency">
            <text:p>€ 7.81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1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919.8" calcext:value-type="float">
            <text:p>919.8</text:p>
          </table:table-cell>
          <table:table-cell table:style-name="ce11" office:value-type="float" office:value="2943" calcext:value-type="float">
            <text:p>294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72]" office:value-type="float" office:value="1252" calcext:value-type="float">
            <text:p>1252</text:p>
          </table:table-cell>
          <table:table-cell table:style-name="ce51" table:formula="of:=['file:///home/mixalako/Documents/EPU/rea-uc/datasets/Dataset-for-AI-tool_renovated-buildings-91-AUDITI-AR-2-ZON%C3%84_M-ENG.xlsx'#$'Building envelope'.E872]" office:value-type="float" office:value="121985" calcext:value-type="float">
            <text:p>12198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1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71.9" calcext:value-type="float">
            <text:p>71.9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80]" office:value-type="float" office:value="124.8" calcext:value-type="float">
            <text:p>124.8</text:p>
          </table:table-cell>
          <table:table-cell table:style-name="ce51" table:formula="of:=['file:///home/mixalako/Documents/EPU/rea-uc/datasets/Dataset-for-AI-tool_renovated-buildings-91-AUDITI-AR-2-ZON%C3%84_M-ENG.xlsx'#$'Building envelope'.E880]" office:value-type="float" office:value="8512" calcext:value-type="float">
            <text:p>851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1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1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2</text:p>
          </table:table-cell>
          <table:table-cell/>
          <table:table-cell table:style-name="ce10"/>
          <table:table-cell office:value-type="string" calcext:value-type="string">
            <text:p>Patversmes iela 30, Rīga, LV-1005</text:p>
          </table:table-cell>
          <table:table-cell table:style-name="ce21" office:value-type="float" office:value="1000170125002" calcext:value-type="float">
            <text:p>1000170125002</text:p>
          </table:table-cell>
          <table:table-cell table:content-validation-name="val2" office:value-type="string" calcext:value-type="string">
            <text:p>Specprojekts 3.3</text:p>
          </table:table-cell>
          <table:table-cell table:formula="of:=VLOOKUP([.F21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4.4" calcext:value-type="float">
            <text:p>14.4</text:p>
          </table:table-cell>
          <table:table-cell table:style-name="ce29" table:formula="of:=VLOOKUP([.F216];['file:///home/mixalako/Documents/EPU/rea-uc/datasets/Dataset-for-AI-tool_renovated-buildings-91-AUDITI-AR-2-ZON%C3%84_M-ENG.xlsx'#$'Building series'.A$1:.C$1048576];2;0)" office:value-type="float" office:value="3.3" calcext:value-type="float">
            <text:p>3.3</text:p>
          </table:table-cell>
          <table:table-cell office:value-type="float" office:value="1709.2" calcext:value-type="float">
            <text:p>1709.2</text:p>
          </table:table-cell>
          <table:table-cell table:style-name="ce10" table:formula="of:=[.L216]*[.K216]" office:value-type="float" office:value="5640.36" calcext:value-type="float">
            <text:p>5640.36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855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ecentralized heating - gas</text:p>
          </table:table-cell>
          <table:table-cell office:value-type="float" office:value="1953" calcext:value-type="float">
            <text:p>1953</text:p>
          </table:table-cell>
          <table:table-cell table:style-name="ce10" office:value-type="float" office:value="16" calcext:value-type="float">
            <text:p>16</text:p>
          </table:table-cell>
          <table:table-cell table:style-name="ce41" table:formula="of:=SUM([.R217:.R218])" office:value-type="float" office:value="1709.2" calcext:value-type="float">
            <text:p>1709.2</text:p>
          </table:table-cell>
          <table:table-cell table:formula="of:=SUM([.S217:.S218])" office:value-type="float" office:value="5640" calcext:value-type="float">
            <text:p>5640</text:p>
          </table:table-cell>
          <table:table-cell table:style-name="ce45" table:formula="of:=([.S217]*[.T217]+[.S218]*[.T218])/[.S216]" office:value-type="float" office:value="18.5879432624113" calcext:value-type="float">
            <text:p>18.588</text:p>
          </table:table-cell>
          <table:table-cell table:formula="of:=AVERAGE([.U217:.U218])" office:value-type="float" office:value="203" calcext:value-type="float">
            <text:p>203</text:p>
          </table:table-cell>
          <table:table-cell table:formula="of:=AVERAGE([.V217:.V218])" office:value-type="float" office:value="0.51" calcext:value-type="float">
            <text:p>0.51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201681" calcext:value-type="float">
            <text:p>201681</text:p>
          </table:table-cell>
          <table:table-cell office:value-type="float" office:value="40929" calcext:value-type="float">
            <text:p>40929</text:p>
          </table:table-cell>
          <table:table-cell table:formula="of:=SUM([.Y216:.Z216])" office:value-type="float" office:value="242610" calcext:value-type="float">
            <text:p>242610</text:p>
          </table:table-cell>
          <table:table-cell table:formula="of:=AVERAGE([.AB217:.AB218])" office:value-type="float" office:value="0.91" calcext:value-type="float">
            <text:p>0.91</text:p>
          </table:table-cell>
          <table:table-cell office:value-type="float" office:value="57760" calcext:value-type="float">
            <text:p>57760</text:p>
          </table:table-cell>
          <table:table-cell table:style-name="ce10" office:value-type="float" office:value="33.8" calcext:value-type="float">
            <text:p>33.8</text:p>
          </table:table-cell>
          <table:table-cell/>
          <table:table-cell table:style-name="ce10" table:formula="of:=SUM([.AF217:.AF218])" office:value-type="float" office:value="187165" calcext:value-type="float">
            <text:p>187165</text:p>
          </table:table-cell>
          <table:table-cell table:style-name="ce53" table:formula="of:=['file:///home/mixalako/Documents/EPU/rea-uc/datasets/Dataset-for-AI-tool_renovated-buildings-91-AUDITI-AR-2-ZON%C3%84_M-ENG.xlsx'#$'Energy efficiency measures'.H572]" office:value-type="currency" office:currency="EUR" office:value="125000" calcext:value-type="currency">
            <text:p>€ 125,0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72]" office:value-type="currency" office:currency="EUR" office:value="8.98233713226312" calcext:value-type="currency">
            <text:p>€ 8.9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1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533" calcext:value-type="float">
            <text:p>1533.0</text:p>
          </table:table-cell>
          <table:table-cell table:style-name="ce11" office:value-type="float" office:value="5059" calcext:value-type="float">
            <text:p>5059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892]" office:value-type="float" office:value="1870.1" calcext:value-type="float">
            <text:p>1870.1</text:p>
          </table:table-cell>
          <table:table-cell table:style-name="ce51" table:formula="of:=['file:///home/mixalako/Documents/EPU/rea-uc/datasets/Dataset-for-AI-tool_renovated-buildings-91-AUDITI-AR-2-ZON%C3%84_M-ENG.xlsx'#$'Building envelope'.E892]" office:value-type="float" office:value="173105" calcext:value-type="float">
            <text:p>17310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1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76.2" calcext:value-type="float">
            <text:p>176.2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2" calcext:value-type="float">
            <text:p>0.52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00]" office:value-type="float" office:value="192.4" calcext:value-type="float">
            <text:p>192.4</text:p>
          </table:table-cell>
          <table:table-cell table:style-name="ce51" table:formula="of:=['file:///home/mixalako/Documents/EPU/rea-uc/datasets/Dataset-for-AI-tool_renovated-buildings-91-AUDITI-AR-2-ZON%C3%84_M-ENG.xlsx'#$'Building envelope'.E900]" office:value-type="float" office:value="14060" calcext:value-type="float">
            <text:p>1406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1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2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3</text:p>
          </table:table-cell>
          <table:table-cell/>
          <table:table-cell table:style-name="ce10"/>
          <table:table-cell office:value-type="string" calcext:value-type="string">
            <text:p>Slāvu iela 13, Rīga, LV-1021</text:p>
          </table:table-cell>
          <table:table-cell table:style-name="ce21" office:value-type="float" office:value="1000710054001" calcext:value-type="float">
            <text:p>1000710054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221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22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6449.56" calcext:value-type="float">
            <text:p>6449.56</text:p>
          </table:table-cell>
          <table:table-cell table:style-name="ce10" table:formula="of:=[.L221]*[.K221]" office:value-type="float" office:value="16123.9" calcext:value-type="float">
            <text:p>16123.9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3946.34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108" calcext:value-type="float">
            <text:p>108</text:p>
          </table:table-cell>
          <table:table-cell table:style-name="ce41" table:formula="of:=SUM([.R222:.R223])" office:value-type="float" office:value="6449.56" calcext:value-type="float">
            <text:p>6449.6</text:p>
          </table:table-cell>
          <table:table-cell table:formula="of:=SUM([.S222:.S223])" office:value-type="float" office:value="16124" calcext:value-type="float">
            <text:p>16124</text:p>
          </table:table-cell>
          <table:table-cell table:style-name="ce45" table:formula="of:=([.S222]*[.T222]+[.S223]*[.T223])/[.S221]" office:value-type="float" office:value="20.3447655668569" calcext:value-type="float">
            <text:p>20.345</text:p>
          </table:table-cell>
          <table:table-cell table:formula="of:=AVERAGE([.U222:.U223])" office:value-type="float" office:value="203" calcext:value-type="float">
            <text:p>203</text:p>
          </table:table-cell>
          <table:table-cell table:formula="of:=AVERAGE([.V222:.V223])" office:value-type="float" office:value="0.575" calcext:value-type="float">
            <text:p>0.5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656000" calcext:value-type="float">
            <text:p>656000</text:p>
          </table:table-cell>
          <table:table-cell office:value-type="float" office:value="388090" calcext:value-type="float">
            <text:p>388090</text:p>
          </table:table-cell>
          <table:table-cell table:formula="of:=SUM([.Y221:.Z221])" office:value-type="float" office:value="1044090" calcext:value-type="float">
            <text:p>1044090</text:p>
          </table:table-cell>
          <table:table-cell table:formula="of:=AVERAGE([.AB222:.AB223])" office:value-type="float" office:value="0.91" calcext:value-type="float">
            <text:p>0.91</text:p>
          </table:table-cell>
          <table:table-cell office:value-type="float" office:value="228806" calcext:value-type="float">
            <text:p>228806</text:p>
          </table:table-cell>
          <table:table-cell table:style-name="ce10" office:value-type="float" office:value="35.5" calcext:value-type="float">
            <text:p>35.5</text:p>
          </table:table-cell>
          <table:table-cell/>
          <table:table-cell table:style-name="ce10" table:formula="of:=SUM([.AF222:.AF223])" office:value-type="float" office:value="654003" calcext:value-type="float">
            <text:p>654003</text:p>
          </table:table-cell>
          <table:table-cell table:style-name="ce53" table:formula="of:=['file:///home/mixalako/Documents/EPU/rea-uc/datasets/Dataset-for-AI-tool_renovated-buildings-91-AUDITI-AR-2-ZON%C3%84_M-ENG.xlsx'#$'Energy efficiency measures'.H586]" office:value-type="currency" office:currency="EUR" office:value="413600" calcext:value-type="currency">
            <text:p>€ 413,6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86]" office:value-type="currency" office:currency="EUR" office:value="29.7207571032322" calcext:value-type="currency">
            <text:p>€ 29.7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2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604.42" calcext:value-type="float">
            <text:p>5604.4</text:p>
          </table:table-cell>
          <table:table-cell table:style-name="ce11" office:value-type="float" office:value="14011" calcext:value-type="float">
            <text:p>1401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12]" office:value-type="float" office:value="5872.4" calcext:value-type="float">
            <text:p>5872.4</text:p>
          </table:table-cell>
          <table:table-cell table:style-name="ce51" table:formula="of:=['file:///home/mixalako/Documents/EPU/rea-uc/datasets/Dataset-for-AI-tool_renovated-buildings-91-AUDITI-AR-2-ZON%C3%84_M-ENG.xlsx'#$'Building envelope'.E912]" office:value-type="float" office:value="600820" calcext:value-type="float">
            <text:p>60082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2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45.14" calcext:value-type="float">
            <text:p>845.14</text:p>
          </table:table-cell>
          <table:table-cell table:style-name="ce11" office:value-type="float" office:value="2113" calcext:value-type="float">
            <text:p>21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20]" office:value-type="float" office:value="682.2" calcext:value-type="float">
            <text:p>682.2</text:p>
          </table:table-cell>
          <table:table-cell table:style-name="ce51" table:formula="of:=['file:///home/mixalako/Documents/EPU/rea-uc/datasets/Dataset-for-AI-tool_renovated-buildings-91-AUDITI-AR-2-ZON%C3%84_M-ENG.xlsx'#$'Building envelope'.E920]" office:value-type="float" office:value="53183" calcext:value-type="float">
            <text:p>5318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2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2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4</text:p>
          </table:table-cell>
          <table:table-cell/>
          <table:table-cell table:style-name="ce10"/>
          <table:table-cell office:value-type="string" calcext:value-type="string">
            <text:p>Dzelzavas iela 76k-1, Rīga, LV-1082</text:p>
          </table:table-cell>
          <table:table-cell table:style-name="ce21" office:value-type="float" office:value="1000711537001" calcext:value-type="float">
            <text:p>1000711537001</text:p>
          </table:table-cell>
          <table:table-cell table:content-validation-name="val2" office:value-type="string" calcext:value-type="string">
            <text:p>602. sērija 2.5</text:p>
          </table:table-cell>
          <table:table-cell table:formula="of:=VLOOKUP([.F226];['file:///home/mixalako/Documents/EPU/rea-uc/datasets/Dataset-for-AI-tool_renovated-buildings-91-AUDITI-AR-2-ZON%C3%84_M-ENG.xlsx'#$'Building series'.A$1:.F$1048576];6;0)" office:value-type="float" office:value="602" calcext:value-type="float">
            <text:p>602</text:p>
          </table:table-cell>
          <table:table-cell office:value-type="float" office:value="52" calcext:value-type="float">
            <text:p>52</text:p>
          </table:table-cell>
          <table:table-cell office:value-type="float" office:value="10.6" calcext:value-type="float">
            <text:p>10.6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22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206.6" calcext:value-type="float">
            <text:p>4206.6</text:p>
          </table:table-cell>
          <table:table-cell table:style-name="ce10" table:formula="of:=[.L226]*[.K226]" office:value-type="float" office:value="10516.5" calcext:value-type="float">
            <text:p>10516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037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4" calcext:value-type="float">
            <text:p>1984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227:.R228])" office:value-type="float" office:value="4206.6" calcext:value-type="float">
            <text:p>4206.6</text:p>
          </table:table-cell>
          <table:table-cell table:formula="of:=SUM([.S227:.S228])" office:value-type="float" office:value="10516.6" calcext:value-type="float">
            <text:p>10516.6</text:p>
          </table:table-cell>
          <table:table-cell table:style-name="ce45" table:formula="of:=([.S227]*[.T227]+[.S228]*[.T228])/[.S226]" office:value-type="float" office:value="18.7087271551642" calcext:value-type="float">
            <text:p>18.709</text:p>
          </table:table-cell>
          <table:table-cell table:formula="of:=AVERAGE([.U227:.U228])" office:value-type="float" office:value="203" calcext:value-type="float">
            <text:p>203</text:p>
          </table:table-cell>
          <table:table-cell table:formula="of:=AVERAGE([.V227:.V228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79634" calcext:value-type="float">
            <text:p>379634</text:p>
          </table:table-cell>
          <table:table-cell office:value-type="float" office:value="326393.6" calcext:value-type="float">
            <text:p>326393.6</text:p>
          </table:table-cell>
          <table:table-cell table:formula="of:=SUM([.Y226:.Z226])" office:value-type="float" office:value="706027.6" calcext:value-type="float">
            <text:p>706027.6</text:p>
          </table:table-cell>
          <table:table-cell table:formula="of:=AVERAGE([.AB227:.AB228])" office:value-type="float" office:value="0.95" calcext:value-type="float">
            <text:p>0.95</text:p>
          </table:table-cell>
          <table:table-cell office:value-type="float" office:value="140559" calcext:value-type="float">
            <text:p>140559</text:p>
          </table:table-cell>
          <table:table-cell table:style-name="ce10" office:value-type="float" office:value="33.4" calcext:value-type="float">
            <text:p>33.4</text:p>
          </table:table-cell>
          <table:table-cell/>
          <table:table-cell table:style-name="ce10" table:formula="of:=SUM([.AF227:.AF228])" office:value-type="float" office:value="432044.9" calcext:value-type="float">
            <text:p>432044.9</text:p>
          </table:table-cell>
          <table:table-cell table:style-name="ce53" table:formula="of:=['file:///home/mixalako/Documents/EPU/rea-uc/datasets/Dataset-for-AI-tool_renovated-buildings-91-AUDITI-AR-2-ZON%C3%84_M-ENG.xlsx'#$'Energy efficiency measures'.H599]" office:value-type="currency" office:currency="EUR" office:value="304100" calcext:value-type="currency">
            <text:p>€ 304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599]" office:value-type="currency" office:currency="EUR" office:value="21.8522297753697" calcext:value-type="currency">
            <text:p>€ 21.8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2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900.3" calcext:value-type="float">
            <text:p>3900.3</text:p>
          </table:table-cell>
          <table:table-cell table:style-name="ce11" office:value-type="float" office:value="9750.8" calcext:value-type="float">
            <text:p>9750.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32]" office:value-type="float" office:value="4320.8" calcext:value-type="float">
            <text:p>4320.8</text:p>
          </table:table-cell>
          <table:table-cell table:style-name="ce51" table:formula="of:=['file:///home/mixalako/Documents/EPU/rea-uc/datasets/Dataset-for-AI-tool_renovated-buildings-91-AUDITI-AR-2-ZON%C3%84_M-ENG.xlsx'#$'Building envelope'.E932]" office:value-type="float" office:value="399963.2" calcext:value-type="float">
            <text:p>399963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2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06.3" calcext:value-type="float">
            <text:p>306.3</text:p>
          </table:table-cell>
          <table:table-cell table:style-name="ce11" office:value-type="float" office:value="765.8" calcext:value-type="float">
            <text:p>765.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" calcext:value-type="float">
            <text:p>0.9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41]" office:value-type="float" office:value="438.9" calcext:value-type="float">
            <text:p>438.9</text:p>
          </table:table-cell>
          <table:table-cell table:style-name="ce51" table:formula="of:=['file:///home/mixalako/Documents/EPU/rea-uc/datasets/Dataset-for-AI-tool_renovated-buildings-91-AUDITI-AR-2-ZON%C3%84_M-ENG.xlsx'#$'Building envelope'.E941]" office:value-type="float" office:value="32081.7" calcext:value-type="float">
            <text:p>32081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2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3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5</text:p>
          </table:table-cell>
          <table:table-cell/>
          <table:table-cell table:style-name="ce10"/>
          <table:table-cell office:value-type="string" calcext:value-type="string">
            <text:p>Dzelzavas iela 101, Rīga, LV-1084</text:p>
          </table:table-cell>
          <table:table-cell table:style-name="ce21" office:value-type="float" office:value="1000712161001" calcext:value-type="float">
            <text:p>1000712161001</text:p>
          </table:table-cell>
          <table:table-cell table:content-validation-name="val2" office:value-type="string" calcext:value-type="string">
            <text:p>464. sērija (Lietuviešu projekts)</text:p>
          </table:table-cell>
          <table:table-cell table:formula="of:=VLOOKUP([.F231];['file:///home/mixalako/Documents/EPU/rea-uc/datasets/Dataset-for-AI-tool_renovated-buildings-91-AUDITI-AR-2-ZON%C3%84_M-ENG.xlsx'#$'Building series'.A$1:.F$1048576];6;0)" office:value-type="float" office:value="464" calcext:value-type="float">
            <text:p>464</text:p>
          </table:table-cell>
          <table:table-cell office:value-type="float" office:value="51.5" calcext:value-type="float">
            <text:p>51.5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 table:style-name="ce29" table:formula="of:=VLOOKUP([.F231];['file:///home/mixalako/Documents/EPU/rea-uc/datasets/Dataset-for-AI-tool_renovated-buildings-91-AUDITI-AR-2-ZON%C3%84_M-ENG.xlsx'#$'Building series'.A$1:.C$1048576];2;0)" office:value-type="float" office:value="2.55" calcext:value-type="float">
            <text:p>2.55</text:p>
          </table:table-cell>
          <table:table-cell office:value-type="float" office:value="2553.6" calcext:value-type="float">
            <text:p>2553.6</text:p>
          </table:table-cell>
          <table:table-cell table:style-name="ce10" table:formula="of:=[.L231]*[.K231]" office:value-type="float" office:value="6511.68" calcext:value-type="float">
            <text:p>6511.6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127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45" calcext:value-type="float">
            <text:p>45</text:p>
          </table:table-cell>
          <table:table-cell table:style-name="ce41" table:formula="of:=SUM([.R232:.R233])" office:value-type="float" office:value="2553.6" calcext:value-type="float">
            <text:p>2553.6</text:p>
          </table:table-cell>
          <table:table-cell table:formula="of:=SUM([.S232:.S233])" office:value-type="float" office:value="6511.7" calcext:value-type="float">
            <text:p>6511.7</text:p>
          </table:table-cell>
          <table:table-cell table:style-name="ce45" table:formula="of:=([.S232]*[.T232]+[.S233]*[.T233])/[.S231]" office:value-type="float" office:value="18.1884684490993" calcext:value-type="float">
            <text:p>18.188</text:p>
          </table:table-cell>
          <table:table-cell table:formula="of:=AVERAGE([.U232:.U233])" office:value-type="float" office:value="203" calcext:value-type="float">
            <text:p>203</text:p>
          </table:table-cell>
          <table:table-cell table:formula="of:=AVERAGE([.V232:.V233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22228" calcext:value-type="float">
            <text:p>222228</text:p>
          </table:table-cell>
          <table:table-cell office:value-type="float" office:value="170784" calcext:value-type="float">
            <text:p>170784</text:p>
          </table:table-cell>
          <table:table-cell table:formula="of:=SUM([.Y231:.Z231])" office:value-type="float" office:value="393012" calcext:value-type="float">
            <text:p>393012</text:p>
          </table:table-cell>
          <table:table-cell table:formula="of:=AVERAGE([.AB232:.AB233])" office:value-type="float" office:value="0.957" calcext:value-type="float">
            <text:p>0.957</text:p>
          </table:table-cell>
          <table:table-cell office:value-type="float" office:value="76849" calcext:value-type="float">
            <text:p>76849</text:p>
          </table:table-cell>
          <table:table-cell table:style-name="ce10" office:value-type="float" office:value="30.1" calcext:value-type="float">
            <text:p>30.1</text:p>
          </table:table-cell>
          <table:table-cell/>
          <table:table-cell table:style-name="ce10" table:formula="of:=SUM([.AF232:.AF233])" office:value-type="float" office:value="246577.4" calcext:value-type="float">
            <text:p>246577.4</text:p>
          </table:table-cell>
          <table:table-cell table:style-name="ce53" table:formula="of:=['file:///home/mixalako/Documents/EPU/rea-uc/datasets/Dataset-for-AI-tool_renovated-buildings-91-AUDITI-AR-2-ZON%C3%84_M-ENG.xlsx'#$'Energy efficiency measures'.H612]" office:value-type="currency" office:currency="EUR" office:value="168900" calcext:value-type="currency">
            <text:p>€ 168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12]" office:value-type="currency" office:currency="EUR" office:value="12.1369339331139" calcext:value-type="currency">
            <text:p>€ 12.1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3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326.3" calcext:value-type="float">
            <text:p>2326.3</text:p>
          </table:table-cell>
          <table:table-cell table:style-name="ce11" office:value-type="float" office:value="5932.1" calcext:value-type="float">
            <text:p>5932.1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7" calcext:value-type="float">
            <text:p>0.95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54]" office:value-type="float" office:value="2565.8" calcext:value-type="float">
            <text:p>2565.8</text:p>
          </table:table-cell>
          <table:table-cell table:style-name="ce51" table:formula="of:=['file:///home/mixalako/Documents/EPU/rea-uc/datasets/Dataset-for-AI-tool_renovated-buildings-91-AUDITI-AR-2-ZON%C3%84_M-ENG.xlsx'#$'Building envelope'.E954]" office:value-type="float" office:value="231275.2" calcext:value-type="float">
            <text:p>231275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3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27.3" calcext:value-type="float">
            <text:p>227.3</text:p>
          </table:table-cell>
          <table:table-cell table:style-name="ce11" office:value-type="float" office:value="579.6" calcext:value-type="float">
            <text:p>579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7" calcext:value-type="float">
            <text:p>0.95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62]" office:value-type="float" office:value="209.3" calcext:value-type="float">
            <text:p>209.3</text:p>
          </table:table-cell>
          <table:table-cell table:style-name="ce51" table:formula="of:=['file:///home/mixalako/Documents/EPU/rea-uc/datasets/Dataset-for-AI-tool_renovated-buildings-91-AUDITI-AR-2-ZON%C3%84_M-ENG.xlsx'#$'Building envelope'.E962]" office:value-type="float" office:value="15302.2" calcext:value-type="float">
            <text:p>15302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3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3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6</text:p>
          </table:table-cell>
          <table:table-cell/>
          <table:table-cell table:style-name="ce10"/>
          <table:table-cell office:value-type="string" calcext:value-type="string">
            <text:p>Dzērbenes iela 5, Rīga, LV-1006</text:p>
          </table:table-cell>
          <table:table-cell table:style-name="ce21" office:value-type="float" office:value="1001150140001" calcext:value-type="float">
            <text:p>1001150140001</text:p>
          </table:table-cell>
          <table:table-cell table:content-validation-name="val2" office:value-type="string" calcext:value-type="string">
            <text:p>Specprojekts 2.8</text:p>
          </table:table-cell>
          <table:table-cell table:formula="of:=VLOOKUP([.F23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3.1" calcext:value-type="float">
            <text:p>13.1</text:p>
          </table:table-cell>
          <table:table-cell office:value-type="float" office:value="9.3" calcext:value-type="float">
            <text:p>9.3</text:p>
          </table:table-cell>
          <table:table-cell table:style-name="ce29" table:formula="of:=VLOOKUP([.F236];['file:///home/mixalako/Documents/EPU/rea-uc/datasets/Dataset-for-AI-tool_renovated-buildings-91-AUDITI-AR-2-ZON%C3%84_M-ENG.xlsx'#$'Building series'.A$1:.C$1048576];2;0)" office:value-type="float" office:value="2.8" calcext:value-type="float">
            <text:p>2.8</text:p>
          </table:table-cell>
          <table:table-cell office:value-type="float" office:value="634.6" calcext:value-type="float">
            <text:p>634.6</text:p>
          </table:table-cell>
          <table:table-cell table:style-name="ce10" table:formula="of:=[.L236]*[.K236]" office:value-type="float" office:value="1776.88" calcext:value-type="float">
            <text:p>1776.88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218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26" calcext:value-type="float">
            <text:p>1926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237:.R238])" office:value-type="float" office:value="634.6" calcext:value-type="float">
            <text:p>634.6</text:p>
          </table:table-cell>
          <table:table-cell table:formula="of:=SUM([.S237:.S238])" office:value-type="float" office:value="1776.9" calcext:value-type="float">
            <text:p>1776.9</text:p>
          </table:table-cell>
          <table:table-cell table:style-name="ce45" table:formula="of:=([.S237]*[.T237]+[.S238]*[.T238])/[.S236]" office:value-type="float" office:value="17.8250886375148" calcext:value-type="float">
            <text:p>17.825</text:p>
          </table:table-cell>
          <table:table-cell table:formula="of:=AVERAGE([.U237:.U238])" office:value-type="float" office:value="203" calcext:value-type="float">
            <text:p>203</text:p>
          </table:table-cell>
          <table:table-cell table:formula="of:=AVERAGE([.V237:.V238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79336" calcext:value-type="float">
            <text:p>79336</text:p>
          </table:table-cell>
          <table:table-cell office:value-type="float" office:value="16824" calcext:value-type="float">
            <text:p>16824</text:p>
          </table:table-cell>
          <table:table-cell table:formula="of:=SUM([.Y236:.Z236])" office:value-type="float" office:value="96160" calcext:value-type="float">
            <text:p>96160</text:p>
          </table:table-cell>
          <table:table-cell table:formula="of:=AVERAGE([.AB237:.AB238])" office:value-type="float" office:value="0.951" calcext:value-type="float">
            <text:p>0.951</text:p>
          </table:table-cell>
          <table:table-cell office:value-type="float" office:value="19993" calcext:value-type="float">
            <text:p>19993</text:p>
          </table:table-cell>
          <table:table-cell table:style-name="ce10" office:value-type="float" office:value="31.5" calcext:value-type="float">
            <text:p>31.5</text:p>
          </table:table-cell>
          <table:table-cell/>
          <table:table-cell table:style-name="ce10" table:formula="of:=SUM([.AF237:.AF238])" office:value-type="float" office:value="88129.9" calcext:value-type="float">
            <text:p>88129.9</text:p>
          </table:table-cell>
          <table:table-cell table:style-name="ce53" table:formula="of:=['file:///home/mixalako/Documents/EPU/rea-uc/datasets/Dataset-for-AI-tool_renovated-buildings-91-AUDITI-AR-2-ZON%C3%84_M-ENG.xlsx'#$'Energy efficiency measures'.H626]" office:value-type="currency" office:currency="EUR" office:value="69900" calcext:value-type="currency">
            <text:p>€ 69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26]" office:value-type="currency" office:currency="EUR" office:value="5.02292292436154" calcext:value-type="currency">
            <text:p>€ 5.0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3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97.6" calcext:value-type="float">
            <text:p>597.6</text:p>
          </table:table-cell>
          <table:table-cell table:style-name="ce11" office:value-type="float" office:value="1673.3" calcext:value-type="float">
            <text:p>1673.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1" calcext:value-type="float">
            <text:p>0.95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77]" office:value-type="float" office:value="949.7" calcext:value-type="float">
            <text:p>949.7</text:p>
          </table:table-cell>
          <table:table-cell table:style-name="ce51" table:formula="of:=['file:///home/mixalako/Documents/EPU/rea-uc/datasets/Dataset-for-AI-tool_renovated-buildings-91-AUDITI-AR-2-ZON%C3%84_M-ENG.xlsx'#$'Building envelope'.E977]" office:value-type="float" office:value="83284.7" calcext:value-type="float">
            <text:p>83284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3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03.6" calcext:value-type="float">
            <text:p>10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1" calcext:value-type="float">
            <text:p>0.95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86]" office:value-type="float" office:value="66.3" calcext:value-type="float">
            <text:p>66.3</text:p>
          </table:table-cell>
          <table:table-cell table:style-name="ce51" table:formula="of:=['file:///home/mixalako/Documents/EPU/rea-uc/datasets/Dataset-for-AI-tool_renovated-buildings-91-AUDITI-AR-2-ZON%C3%84_M-ENG.xlsx'#$'Building envelope'.E986]" office:value-type="float" office:value="4845.2" calcext:value-type="float">
            <text:p>4845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3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4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7</text:p>
          </table:table-cell>
          <table:table-cell/>
          <table:table-cell table:style-name="ce10"/>
          <table:table-cell office:value-type="string" calcext:value-type="string">
            <text:p>Hipokrāta iela 11, Rīga, LV-1079</text:p>
          </table:table-cell>
          <table:table-cell table:style-name="ce21" office:value-type="float" office:value="1001222005015" calcext:value-type="float">
            <text:p>1001222005015</text:p>
          </table:table-cell>
          <table:table-cell table:content-validation-name="val2" office:value-type="string" calcext:value-type="string">
            <text:p>Specprojekts 2.63</text:p>
          </table:table-cell>
          <table:table-cell table:formula="of:=VLOOKUP([.F24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15.3" calcext:value-type="float">
            <text:p>15.3</text:p>
          </table:table-cell>
          <table:table-cell office:value-type="float" office:value="46.9" calcext:value-type="float">
            <text:p>46.9</text:p>
          </table:table-cell>
          <table:table-cell table:style-name="ce29" table:formula="of:=VLOOKUP([.F241];['file:///home/mixalako/Documents/EPU/rea-uc/datasets/Dataset-for-AI-tool_renovated-buildings-91-AUDITI-AR-2-ZON%C3%84_M-ENG.xlsx'#$'Building series'.A$1:.C$1048576];2;0)" office:value-type="float" office:value="2.63" calcext:value-type="float">
            <text:p>2.63</text:p>
          </table:table-cell>
          <table:table-cell office:value-type="float" office:value="6081.5" calcext:value-type="float">
            <text:p>6081.5</text:p>
          </table:table-cell>
          <table:table-cell table:style-name="ce10" table:formula="of:=[.L241]*[.K241]" office:value-type="float" office:value="15994.345" calcext:value-type="float">
            <text:p>15994.345</text:p>
          </table:table-cell>
          <table:table-cell office:value-type="float" office:value="16" calcext:value-type="float">
            <text:p>16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309.3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2" calcext:value-type="float">
            <text:p>1982</text:p>
          </table:table-cell>
          <table:table-cell table:style-name="ce10" office:value-type="float" office:value="93" calcext:value-type="float">
            <text:p>93</text:p>
          </table:table-cell>
          <table:table-cell table:style-name="ce41" table:formula="of:=SUM([.R242:.R243])" office:value-type="float" office:value="6081.5" calcext:value-type="float">
            <text:p>6081.5</text:p>
          </table:table-cell>
          <table:table-cell table:formula="of:=SUM([.S242:.S243])" office:value-type="float" office:value="15994.3" calcext:value-type="float">
            <text:p>15994.3</text:p>
          </table:table-cell>
          <table:table-cell table:style-name="ce45" table:formula="of:=([.S242]*[.T242]+[.S243]*[.T243])/[.S241]" office:value-type="float" office:value="19.2498577618277" calcext:value-type="float">
            <text:p>19.250</text:p>
          </table:table-cell>
          <table:table-cell table:formula="of:=AVERAGE([.U242:.U243])" office:value-type="float" office:value="203" calcext:value-type="float">
            <text:p>203</text:p>
          </table:table-cell>
          <table:table-cell table:formula="of:=AVERAGE([.V242:.V243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99461.2" calcext:value-type="float">
            <text:p>499461.2</text:p>
          </table:table-cell>
          <table:table-cell office:value-type="float" office:value="352743.8" calcext:value-type="float">
            <text:p>352743.8</text:p>
          </table:table-cell>
          <table:table-cell table:formula="of:=SUM([.Y241:.Z241])" office:value-type="float" office:value="852205" calcext:value-type="float">
            <text:p>852205</text:p>
          </table:table-cell>
          <table:table-cell table:formula="of:=AVERAGE([.AB242:.AB243])" office:value-type="float" office:value="0.957" calcext:value-type="float">
            <text:p>0.957</text:p>
          </table:table-cell>
          <table:table-cell office:value-type="float" office:value="194428" calcext:value-type="float">
            <text:p>194428</text:p>
          </table:table-cell>
          <table:table-cell table:style-name="ce10" office:value-type="float" office:value="32" calcext:value-type="float">
            <text:p>32</text:p>
          </table:table-cell>
          <table:table-cell/>
          <table:table-cell table:style-name="ce10" table:formula="of:=SUM([.AF242:.AF243])" office:value-type="float" office:value="541039.5" calcext:value-type="float">
            <text:p>541039.5</text:p>
          </table:table-cell>
          <table:table-cell table:style-name="ce53" table:formula="of:=['file:///home/mixalako/Documents/EPU/rea-uc/datasets/Dataset-for-AI-tool_renovated-buildings-91-AUDITI-AR-2-ZON%C3%84_M-ENG.xlsx'#$'Energy efficiency measures'.H640]" office:value-type="currency" office:currency="EUR" office:value="387800" calcext:value-type="currency">
            <text:p>€ 387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40]" office:value-type="currency" office:currency="EUR" office:value="27.8668027191331" calcext:value-type="currency">
            <text:p>€ 27.8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4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169.1" calcext:value-type="float">
            <text:p>5169.1</text:p>
          </table:table-cell>
          <table:table-cell table:style-name="ce11" office:value-type="float" office:value="13594.7" calcext:value-type="float">
            <text:p>13594.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7" calcext:value-type="float">
            <text:p>0.95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998]" office:value-type="float" office:value="5142.6" calcext:value-type="float">
            <text:p>5142.6</text:p>
          </table:table-cell>
          <table:table-cell table:style-name="ce51" table:formula="of:=['file:///home/mixalako/Documents/EPU/rea-uc/datasets/Dataset-for-AI-tool_renovated-buildings-91-AUDITI-AR-2-ZON%C3%84_M-ENG.xlsx'#$'Building envelope'.E998]" office:value-type="float" office:value="501098" calcext:value-type="float">
            <text:p>50109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4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912.4" calcext:value-type="float">
            <text:p>912.4</text:p>
          </table:table-cell>
          <table:table-cell table:style-name="ce11" office:value-type="float" office:value="2399.6" calcext:value-type="float">
            <text:p>2399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7" calcext:value-type="float">
            <text:p>0.95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09]" office:value-type="float" office:value="546.6" calcext:value-type="float">
            <text:p>546.6</text:p>
          </table:table-cell>
          <table:table-cell table:style-name="ce51" table:formula="of:=['file:///home/mixalako/Documents/EPU/rea-uc/datasets/Dataset-for-AI-tool_renovated-buildings-91-AUDITI-AR-2-ZON%C3%84_M-ENG.xlsx'#$'Building envelope'.E1009]" office:value-type="float" office:value="39941.5" calcext:value-type="float">
            <text:p>39941.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4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4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8</text:p>
          </table:table-cell>
          <table:table-cell/>
          <table:table-cell table:style-name="ce10"/>
          <table:table-cell office:value-type="string" calcext:value-type="string">
            <text:p>Maskavas iela 273 k-1, Rīga, LV-1063</text:p>
          </table:table-cell>
          <table:table-cell table:style-name="ce21" office:value-type="float" office:value="1000722120001" calcext:value-type="float">
            <text:p>1000722120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246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129" calcext:value-type="float">
            <text:p>129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24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861.7" calcext:value-type="float">
            <text:p>5861.7</text:p>
          </table:table-cell>
          <table:table-cell table:style-name="ce10" table:formula="of:=[.L246]*[.K246]" office:value-type="float" office:value="14654.25" calcext:value-type="float">
            <text:p>14654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400.1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6" calcext:value-type="float">
            <text:p>1966</text:p>
          </table:table-cell>
          <table:table-cell table:style-name="ce10" office:value-type="float" office:value="120" calcext:value-type="float">
            <text:p>120</text:p>
          </table:table-cell>
          <table:table-cell table:style-name="ce41" table:formula="of:=SUM([.R247:.R248])" office:value-type="float" office:value="5861.7" calcext:value-type="float">
            <text:p>5861.7</text:p>
          </table:table-cell>
          <table:table-cell table:formula="of:=SUM([.S247:.S248])" office:value-type="float" office:value="14654.3" calcext:value-type="float">
            <text:p>14654.3</text:p>
          </table:table-cell>
          <table:table-cell table:style-name="ce45" table:formula="of:=([.S247]*[.T247]+[.S248]*[.T248])/[.S246]" office:value-type="float" office:value="18.6091249667333" calcext:value-type="float">
            <text:p>18.609</text:p>
          </table:table-cell>
          <table:table-cell table:formula="of:=AVERAGE([.U247:.U248])" office:value-type="float" office:value="203" calcext:value-type="float">
            <text:p>203</text:p>
          </table:table-cell>
          <table:table-cell table:formula="of:=AVERAGE([.V247:.V248])" office:value-type="float" office:value="0.45" calcext:value-type="float">
            <text:p>0.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22091.7" calcext:value-type="float">
            <text:p>522091.7</text:p>
          </table:table-cell>
          <table:table-cell office:value-type="float" office:value="456040.3" calcext:value-type="float">
            <text:p>456040.3</text:p>
          </table:table-cell>
          <table:table-cell table:formula="of:=SUM([.Y246:.Z246])" office:value-type="float" office:value="978132" calcext:value-type="float">
            <text:p>978132</text:p>
          </table:table-cell>
          <table:table-cell table:formula="of:=AVERAGE([.AB247:.AB248])" office:value-type="float" office:value="0.946" calcext:value-type="float">
            <text:p>0.946</text:p>
          </table:table-cell>
          <table:table-cell office:value-type="float" office:value="203001" calcext:value-type="float">
            <text:p>203001</text:p>
          </table:table-cell>
          <table:table-cell table:style-name="ce10" office:value-type="float" office:value="34.6" calcext:value-type="float">
            <text:p>34.6</text:p>
          </table:table-cell>
          <table:table-cell/>
          <table:table-cell table:style-name="ce10" table:formula="of:=SUM([.AF247:.AF248])" office:value-type="float" office:value="602817.5" calcext:value-type="float">
            <text:p>602817.5</text:p>
          </table:table-cell>
          <table:table-cell table:style-name="ce53" table:formula="of:=['file:///home/mixalako/Documents/EPU/rea-uc/datasets/Dataset-for-AI-tool_renovated-buildings-91-AUDITI-AR-2-ZON%C3%84_M-ENG.xlsx'#$'Energy efficiency measures'.H654]" office:value-type="currency" office:currency="EUR" office:value="424400" calcext:value-type="currency">
            <text:p>€ 424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54]" office:value-type="currency" office:currency="EUR" office:value="30.4968310314597" calcext:value-type="currency">
            <text:p>€ 30.5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4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288.9" calcext:value-type="float">
            <text:p>5288.9</text:p>
          </table:table-cell>
          <table:table-cell table:style-name="ce11" office:value-type="float" office:value="13222.3" calcext:value-type="float">
            <text:p>13222.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46" calcext:value-type="float">
            <text:p>0.94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22]" office:value-type="float" office:value="5947.2" calcext:value-type="float">
            <text:p>5947.2</text:p>
          </table:table-cell>
          <table:table-cell table:style-name="ce51" table:formula="of:=['file:///home/mixalako/Documents/EPU/rea-uc/datasets/Dataset-for-AI-tool_renovated-buildings-91-AUDITI-AR-2-ZON%C3%84_M-ENG.xlsx'#$'Building envelope'.E1022]" office:value-type="float" office:value="550530.7" calcext:value-type="float">
            <text:p>550530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4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72.8" calcext:value-type="float">
            <text:p>572.8</text:p>
          </table:table-cell>
          <table:table-cell table:style-name="ce11" office:value-type="float" office:value="1432" calcext:value-type="float">
            <text:p>143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46" calcext:value-type="float">
            <text:p>0.94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31]" office:value-type="float" office:value="715.5" calcext:value-type="float">
            <text:p>715.5</text:p>
          </table:table-cell>
          <table:table-cell table:style-name="ce51" table:formula="of:=['file:///home/mixalako/Documents/EPU/rea-uc/datasets/Dataset-for-AI-tool_renovated-buildings-91-AUDITI-AR-2-ZON%C3%84_M-ENG.xlsx'#$'Building envelope'.E1031]" office:value-type="float" office:value="52286.8" calcext:value-type="float">
            <text:p>52286.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4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5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49</text:p>
          </table:table-cell>
          <table:table-cell/>
          <table:table-cell table:style-name="ce10"/>
          <table:table-cell office:value-type="string" calcext:value-type="string">
            <text:p>Parādes iela 20A, Rīga, LV-1016</text:p>
          </table:table-cell>
          <table:table-cell table:style-name="ce21" office:value-type="float" office:value="1001030030001" calcext:value-type="float">
            <text:p>1001030030001</text:p>
          </table:table-cell>
          <table:table-cell table:content-validation-name="val2" office:value-type="string" calcext:value-type="string">
            <text:p>Hruščova (318. sērija) laika projekts 2.48</text:p>
          </table:table-cell>
          <table:table-cell table:formula="of:=VLOOKUP([.F25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68.7" calcext:value-type="float">
            <text:p>68.7</text:p>
          </table:table-cell>
          <table:table-cell office:value-type="float" office:value="11.1" calcext:value-type="float">
            <text:p>11.1</text:p>
          </table:table-cell>
          <table:table-cell office:value-type="float" office:value="13.9" calcext:value-type="float">
            <text:p>13.9</text:p>
          </table:table-cell>
          <table:table-cell table:style-name="ce29" table:formula="of:=VLOOKUP([.F251];['file:///home/mixalako/Documents/EPU/rea-uc/datasets/Dataset-for-AI-tool_renovated-buildings-91-AUDITI-AR-2-ZON%C3%84_M-ENG.xlsx'#$'Building series'.A$1:.C$1048576];2;0)" office:value-type="float" office:value="2.48" calcext:value-type="float">
            <text:p>2.48</text:p>
          </table:table-cell>
          <table:table-cell office:value-type="float" office:value="3011.2" calcext:value-type="float">
            <text:p>3011.2</text:p>
          </table:table-cell>
          <table:table-cell table:style-name="ce10" table:formula="of:=[.L251]*[.K251]" office:value-type="float" office:value="7467.776" calcext:value-type="float">
            <text:p>7467.776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490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70" calcext:value-type="float">
            <text:p>70</text:p>
          </table:table-cell>
          <table:table-cell table:style-name="ce41" table:formula="of:=SUM([.R252:.R253])" office:value-type="float" office:value="3011.2" calcext:value-type="float">
            <text:p>3011.2</text:p>
          </table:table-cell>
          <table:table-cell table:formula="of:=SUM([.S252:.S253])" office:value-type="float" office:value="7467.7" calcext:value-type="float">
            <text:p>7467.7</text:p>
          </table:table-cell>
          <table:table-cell table:style-name="ce45" table:formula="of:=([.S252]*[.T252]+[.S253]*[.T253])/[.S251]" office:value-type="float" office:value="20.6466783614768" calcext:value-type="float">
            <text:p>20.647</text:p>
          </table:table-cell>
          <table:table-cell table:formula="of:=AVERAGE([.U252:.U253])" office:value-type="float" office:value="203" calcext:value-type="float">
            <text:p>203</text:p>
          </table:table-cell>
          <table:table-cell table:formula="of:=AVERAGE([.V252:.V25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03084" calcext:value-type="float">
            <text:p>403084</text:p>
          </table:table-cell>
          <table:table-cell office:value-type="float" office:value="183182" calcext:value-type="float">
            <text:p>183182</text:p>
          </table:table-cell>
          <table:table-cell table:formula="of:=SUM([.Y251:.Z251])" office:value-type="float" office:value="586266" calcext:value-type="float">
            <text:p>586266</text:p>
          </table:table-cell>
          <table:table-cell table:formula="of:=AVERAGE([.AB252:.AB253])" office:value-type="float" office:value="0.945" calcext:value-type="float">
            <text:p>0.945</text:p>
          </table:table-cell>
          <table:table-cell office:value-type="float" office:value="118349" calcext:value-type="float">
            <text:p>118349</text:p>
          </table:table-cell>
          <table:table-cell table:style-name="ce10" office:value-type="float" office:value="39.3" calcext:value-type="float">
            <text:p>39.3</text:p>
          </table:table-cell>
          <table:table-cell/>
          <table:table-cell table:style-name="ce10" table:formula="of:=SUM([.AF252:.AF253])" office:value-type="float" office:value="427470.5" calcext:value-type="float">
            <text:p>427470.5</text:p>
          </table:table-cell>
          <table:table-cell table:style-name="ce53" table:formula="of:=['file:///home/mixalako/Documents/EPU/rea-uc/datasets/Dataset-for-AI-tool_renovated-buildings-91-AUDITI-AR-2-ZON%C3%84_M-ENG.xlsx'#$'Energy efficiency measures'.H667]" office:value-type="currency" office:currency="EUR" office:value="218200" calcext:value-type="currency">
            <text:p>€ 218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67]" office:value-type="currency" office:currency="EUR" office:value="15.6795676980785" calcext:value-type="currency">
            <text:p>€ 15.6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5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798.4" calcext:value-type="float">
            <text:p>2798.4</text:p>
          </table:table-cell>
          <table:table-cell table:style-name="ce11" office:value-type="float" office:value="6940" calcext:value-type="float">
            <text:p>69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5" calcext:value-type="float">
            <text:p>0.94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43]" office:value-type="float" office:value="3944.3" calcext:value-type="float">
            <text:p>3944.3</text:p>
          </table:table-cell>
          <table:table-cell table:style-name="ce51" table:formula="of:=['file:///home/mixalako/Documents/EPU/rea-uc/datasets/Dataset-for-AI-tool_renovated-buildings-91-AUDITI-AR-2-ZON%C3%84_M-ENG.xlsx'#$'Building envelope'.E1043]" office:value-type="float" office:value="403542.4" calcext:value-type="float">
            <text:p>403542.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5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12.8" calcext:value-type="float">
            <text:p>212.8</text:p>
          </table:table-cell>
          <table:table-cell table:style-name="ce11" office:value-type="float" office:value="527.7" calcext:value-type="float">
            <text:p>527.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5" calcext:value-type="float">
            <text:p>0.94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52]" office:value-type="float" office:value="307" calcext:value-type="float">
            <text:p>307</text:p>
          </table:table-cell>
          <table:table-cell table:style-name="ce51" table:formula="of:=['file:///home/mixalako/Documents/EPU/rea-uc/datasets/Dataset-for-AI-tool_renovated-buildings-91-AUDITI-AR-2-ZON%C3%84_M-ENG.xlsx'#$'Building envelope'.E1052]" office:value-type="float" office:value="23928.1" calcext:value-type="float">
            <text:p>23928.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5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5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0</text:p>
          </table:table-cell>
          <table:table-cell/>
          <table:table-cell table:style-name="ce10"/>
          <table:table-cell office:value-type="string" calcext:value-type="string">
            <text:p>Pārmiju iela 30, Rīga, LV-1057</text:p>
          </table:table-cell>
          <table:table-cell table:style-name="ce21" office:value-type="float" office:value="1000782149001" calcext:value-type="float">
            <text:p>1000782149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256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52.9" calcext:value-type="float">
            <text:p>52.9</text:p>
          </table:table-cell>
          <table:table-cell office:value-type="float" office:value="18.6" calcext:value-type="float">
            <text:p>18.6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25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323.9" calcext:value-type="float">
            <text:p>4323.9</text:p>
          </table:table-cell>
          <table:table-cell table:style-name="ce10" table:formula="of:=[.L256]*[.K256]" office:value-type="float" office:value="10809.75" calcext:value-type="float">
            <text:p>10809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581.6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257:.R258])" office:value-type="float" office:value="4323.9" calcext:value-type="float">
            <text:p>4323.9</text:p>
          </table:table-cell>
          <table:table-cell table:formula="of:=SUM([.S257:.S258])" office:value-type="float" office:value="10809.8" calcext:value-type="float">
            <text:p>10809.8</text:p>
          </table:table-cell>
          <table:table-cell table:style-name="ce45" table:formula="of:=([.S257]*[.T257]+[.S258]*[.T258])/[.S256]" office:value-type="float" office:value="19.4348461581158" calcext:value-type="float">
            <text:p>19.435</text:p>
          </table:table-cell>
          <table:table-cell table:formula="of:=AVERAGE([.U257:.U258])" office:value-type="float" office:value="203" calcext:value-type="float">
            <text:p>203</text:p>
          </table:table-cell>
          <table:table-cell table:formula="of:=AVERAGE([.V257:.V258])" office:value-type="float" office:value="0.45" calcext:value-type="float">
            <text:p>0.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53199.9" calcext:value-type="float">
            <text:p>453199.9</text:p>
          </table:table-cell>
          <table:table-cell office:value-type="float" office:value="339526.1" calcext:value-type="float">
            <text:p>339526.1</text:p>
          </table:table-cell>
          <table:table-cell table:formula="of:=SUM([.Y256:.Z256])" office:value-type="float" office:value="792726" calcext:value-type="float">
            <text:p>792726</text:p>
          </table:table-cell>
          <table:table-cell table:formula="of:=AVERAGE([.AB257:.AB258])" office:value-type="float" office:value="0.955" calcext:value-type="float">
            <text:p>0.955</text:p>
          </table:table-cell>
          <table:table-cell office:value-type="float" office:value="143938" calcext:value-type="float">
            <text:p>143938</text:p>
          </table:table-cell>
          <table:table-cell table:style-name="ce10" office:value-type="float" office:value="33.3" calcext:value-type="float">
            <text:p>33.3</text:p>
          </table:table-cell>
          <table:table-cell/>
          <table:table-cell table:style-name="ce10" table:formula="of:=SUM([.AF257:.AF258])" office:value-type="float" office:value="503498.7" calcext:value-type="float">
            <text:p>503498.7</text:p>
          </table:table-cell>
          <table:table-cell table:style-name="ce53" table:formula="of:=['file:///home/mixalako/Documents/EPU/rea-uc/datasets/Dataset-for-AI-tool_renovated-buildings-91-AUDITI-AR-2-ZON%C3%84_M-ENG.xlsx'#$'Energy efficiency measures'.H680]" office:value-type="currency" office:currency="EUR" office:value="313300" calcext:value-type="currency">
            <text:p>€ 313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80]" office:value-type="currency" office:currency="EUR" office:value="22.5133297883043" calcext:value-type="currency">
            <text:p>€ 22.51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5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713" calcext:value-type="float">
            <text:p>3713.0</text:p>
          </table:table-cell>
          <table:table-cell table:style-name="ce11" office:value-type="float" office:value="9282.5" calcext:value-type="float">
            <text:p>9282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5" calcext:value-type="float">
            <text:p>0.95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65]" office:value-type="float" office:value="4897.7" calcext:value-type="float">
            <text:p>4897.7</text:p>
          </table:table-cell>
          <table:table-cell table:style-name="ce51" table:formula="of:=['file:///home/mixalako/Documents/EPU/rea-uc/datasets/Dataset-for-AI-tool_renovated-buildings-91-AUDITI-AR-2-ZON%C3%84_M-ENG.xlsx'#$'Building envelope'.E1065]" office:value-type="float" office:value="477235.1" calcext:value-type="float">
            <text:p>477235.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5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10.9" calcext:value-type="float">
            <text:p>610.9</text:p>
          </table:table-cell>
          <table:table-cell table:style-name="ce11" office:value-type="float" office:value="1527.3" calcext:value-type="float">
            <text:p>1527.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55" calcext:value-type="float">
            <text:p>0.95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73]" office:value-type="float" office:value="336.9" calcext:value-type="float">
            <text:p>336.9</text:p>
          </table:table-cell>
          <table:table-cell table:style-name="ce51" table:formula="of:=['file:///home/mixalako/Documents/EPU/rea-uc/datasets/Dataset-for-AI-tool_renovated-buildings-91-AUDITI-AR-2-ZON%C3%84_M-ENG.xlsx'#$'Building envelope'.E1073]" office:value-type="float" office:value="26263.6" calcext:value-type="float">
            <text:p>26263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5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6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1</text:p>
          </table:table-cell>
          <table:table-cell/>
          <table:table-cell table:style-name="ce10"/>
          <table:table-cell office:value-type="string" calcext:value-type="string">
            <text:p>Putnu iela 18, Rīga, LV-1058</text:p>
          </table:table-cell>
          <table:table-cell table:style-name="ce21" office:value-type="float" office:value="1000730041002" calcext:value-type="float">
            <text:p>1000730041002</text:p>
          </table:table-cell>
          <table:table-cell table:content-validation-name="val2" office:value-type="string" calcext:value-type="string">
            <text:p>Specprojekts 2.65</text:p>
          </table:table-cell>
          <table:table-cell table:formula="of:=VLOOKUP([.F26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10.2" calcext:value-type="float">
            <text:p>10.2</text:p>
          </table:table-cell>
          <table:table-cell office:value-type="float" office:value="5.9" calcext:value-type="float">
            <text:p>5.9</text:p>
          </table:table-cell>
          <table:table-cell table:style-name="ce29" table:formula="of:=VLOOKUP([.F261];['file:///home/mixalako/Documents/EPU/rea-uc/datasets/Dataset-for-AI-tool_renovated-buildings-91-AUDITI-AR-2-ZON%C3%84_M-ENG.xlsx'#$'Building series'.A$1:.C$1048576];2;0)" office:value-type="float" office:value="2.65" calcext:value-type="float">
            <text:p>2.65</text:p>
          </table:table-cell>
          <table:table-cell office:value-type="float" office:value="300.9" calcext:value-type="float">
            <text:p>300.9</text:p>
          </table:table-cell>
          <table:table-cell table:style-name="ce10" table:formula="of:=[.L261]*[.K261]" office:value-type="float" office:value="797.385" calcext:value-type="float">
            <text:p>797.385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672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6" calcext:value-type="float">
            <text:p>6</text:p>
          </table:table-cell>
          <table:table-cell table:style-name="ce41" table:formula="of:=SUM([.R262:.R263])" office:value-type="float" office:value="300.9" calcext:value-type="float">
            <text:p>300.9</text:p>
          </table:table-cell>
          <table:table-cell table:formula="of:=SUM([.S262:.S263])" office:value-type="float" office:value="797.4" calcext:value-type="float">
            <text:p>797.4</text:p>
          </table:table-cell>
          <table:table-cell table:style-name="ce45" table:formula="of:=([.S262]*[.T262]+[.S263]*[.T263])/[.S261]" office:value-type="float" office:value="17.875094055681" calcext:value-type="float">
            <text:p>17.875</text:p>
          </table:table-cell>
          <table:table-cell table:formula="of:=AVERAGE([.U262:.U263])" office:value-type="float" office:value="203" calcext:value-type="float">
            <text:p>203</text:p>
          </table:table-cell>
          <table:table-cell table:formula="of:=AVERAGE([.V262:.V263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40206.7" calcext:value-type="float">
            <text:p>40206.7</text:p>
          </table:table-cell>
          <table:table-cell office:value-type="float" office:value="9600" calcext:value-type="float">
            <text:p>9600</text:p>
          </table:table-cell>
          <table:table-cell table:formula="of:=SUM([.Y261:.Z261])" office:value-type="float" office:value="49806.7" calcext:value-type="float">
            <text:p>49806.7</text:p>
          </table:table-cell>
          <table:table-cell table:formula="of:=AVERAGE([.AB262:.AB263])" office:value-type="float" office:value="0.954" calcext:value-type="float">
            <text:p>0.954</text:p>
          </table:table-cell>
          <table:table-cell office:value-type="float" office:value="9069" calcext:value-type="float">
            <text:p>9069</text:p>
          </table:table-cell>
          <table:table-cell table:style-name="ce10" office:value-type="float" office:value="30.1" calcext:value-type="float">
            <text:p>30.1</text:p>
          </table:table-cell>
          <table:table-cell/>
          <table:table-cell table:style-name="ce10" table:formula="of:=SUM([.AF262:.AF263])" office:value-type="float" office:value="57869.6" calcext:value-type="float">
            <text:p>57869.6</text:p>
          </table:table-cell>
          <table:table-cell table:style-name="ce53" table:formula="of:=['file:///home/mixalako/Documents/EPU/rea-uc/datasets/Dataset-for-AI-tool_renovated-buildings-91-AUDITI-AR-2-ZON%C3%84_M-ENG.xlsx'#$'Energy efficiency measures'.H693]" office:value-type="currency" office:currency="EUR" office:value="42900" calcext:value-type="currency">
            <text:p>€ 42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693]" office:value-type="currency" office:currency="EUR" office:value="3.0827381037927" calcext:value-type="currency">
            <text:p>€ 3.08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6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82.1" calcext:value-type="float">
            <text:p>282.1</text:p>
          </table:table-cell>
          <table:table-cell table:style-name="ce11" office:value-type="float" office:value="747.6" calcext:value-type="float">
            <text:p>747.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4" calcext:value-type="float">
            <text:p>0.95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86]" office:value-type="float" office:value="626" calcext:value-type="float">
            <text:p>626</text:p>
          </table:table-cell>
          <table:table-cell table:style-name="ce51" table:formula="of:=['file:///home/mixalako/Documents/EPU/rea-uc/datasets/Dataset-for-AI-tool_renovated-buildings-91-AUDITI-AR-2-ZON%C3%84_M-ENG.xlsx'#$'Building envelope'.E1086]" office:value-type="float" office:value="54906.6" calcext:value-type="float">
            <text:p>54906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6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8.8" calcext:value-type="float">
            <text:p>18.8</text:p>
          </table:table-cell>
          <table:table-cell table:style-name="ce11" office:value-type="float" office:value="49.8" calcext:value-type="float">
            <text:p>49.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54" calcext:value-type="float">
            <text:p>0.95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093]" office:value-type="float" office:value="38" calcext:value-type="float">
            <text:p>38</text:p>
          </table:table-cell>
          <table:table-cell table:style-name="ce51" table:formula="of:=['file:///home/mixalako/Documents/EPU/rea-uc/datasets/Dataset-for-AI-tool_renovated-buildings-91-AUDITI-AR-2-ZON%C3%84_M-ENG.xlsx'#$'Building envelope'.E1093]" office:value-type="float" office:value="2963" calcext:value-type="float">
            <text:p>296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6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6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2</text:p>
          </table:table-cell>
          <table:table-cell/>
          <table:table-cell table:style-name="ce10"/>
          <table:table-cell office:value-type="string" calcext:value-type="string">
            <text:p>Sporta iela 7, Rīga, LV-1013</text:p>
          </table:table-cell>
          <table:table-cell table:style-name="ce21" office:value-type="float" office:value="1000242047001" calcext:value-type="float">
            <text:p>1000242047001</text:p>
          </table:table-cell>
          <table:table-cell table:content-validation-name="val2" office:value-type="string" calcext:value-type="string">
            <text:p>Specprojekts 3.1</text:p>
          </table:table-cell>
          <table:table-cell table:formula="of:=VLOOKUP([.F26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2.5" calcext:value-type="float">
            <text:p>12.5</text:p>
          </table:table-cell>
          <table:table-cell office:value-type="float" office:value="10.2" calcext:value-type="float">
            <text:p>10.2</text:p>
          </table:table-cell>
          <table:table-cell table:style-name="ce29" table:formula="of:=VLOOKUP([.F266];['file:///home/mixalako/Documents/EPU/rea-uc/datasets/Dataset-for-AI-tool_renovated-buildings-91-AUDITI-AR-2-ZON%C3%84_M-ENG.xlsx'#$'Building series'.A$1:.C$1048576];2;0)" office:value-type="float" office:value="3.1" calcext:value-type="float">
            <text:p>3.1</text:p>
          </table:table-cell>
          <table:table-cell office:value-type="float" office:value="902.7" calcext:value-type="float">
            <text:p>902.7</text:p>
          </table:table-cell>
          <table:table-cell table:style-name="ce10" table:formula="of:=[.L266]*[.K266]" office:value-type="float" office:value="2798.37" calcext:value-type="float">
            <text:p>2798.37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763.08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38" calcext:value-type="float">
            <text:p>1938</text:p>
          </table:table-cell>
          <table:table-cell table:style-name="ce10" office:value-type="float" office:value="11" calcext:value-type="float">
            <text:p>11</text:p>
          </table:table-cell>
          <table:table-cell table:style-name="ce41" table:formula="of:=SUM([.R267:.R268])" office:value-type="float" office:value="902.7" calcext:value-type="float">
            <text:p>902.7</text:p>
          </table:table-cell>
          <table:table-cell table:formula="of:=SUM([.S267:.S268])" office:value-type="float" office:value="2798.4" calcext:value-type="float">
            <text:p>2798.4</text:p>
          </table:table-cell>
          <table:table-cell table:style-name="ce45" table:formula="of:=([.S267]*[.T267]+[.S268]*[.T268])/[.S266]" office:value-type="float" office:value="18.0844768439108" calcext:value-type="float">
            <text:p>18.084</text:p>
          </table:table-cell>
          <table:table-cell table:formula="of:=AVERAGE([.U267:.U268])" office:value-type="float" office:value="203" calcext:value-type="float">
            <text:p>203</text:p>
          </table:table-cell>
          <table:table-cell table:formula="of:=AVERAGE([.V267:.V268])" office:value-type="float" office:value="0.45" calcext:value-type="float">
            <text:p>0.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92330" calcext:value-type="float">
            <text:p>92330</text:p>
          </table:table-cell>
          <table:table-cell office:value-type="float" office:value="20160" calcext:value-type="float">
            <text:p>20160</text:p>
          </table:table-cell>
          <table:table-cell table:formula="of:=SUM([.Y266:.Z266])" office:value-type="float" office:value="112490" calcext:value-type="float">
            <text:p>112490</text:p>
          </table:table-cell>
          <table:table-cell table:formula="of:=AVERAGE([.AB267:.AB268])" office:value-type="float" office:value="0.97" calcext:value-type="float">
            <text:p>0.97</text:p>
          </table:table-cell>
          <table:table-cell office:value-type="float" office:value="22778" calcext:value-type="float">
            <text:p>22778</text:p>
          </table:table-cell>
          <table:table-cell table:style-name="ce10" office:value-type="float" office:value="25.2" calcext:value-type="float">
            <text:p>25.2</text:p>
          </table:table-cell>
          <table:table-cell/>
          <table:table-cell table:style-name="ce10" table:formula="of:=SUM([.AF267:.AF268])" office:value-type="float" office:value="99815.6" calcext:value-type="float">
            <text:p>99815.6</text:p>
          </table:table-cell>
          <table:table-cell table:style-name="ce53" table:formula="of:=['file:///home/mixalako/Documents/EPU/rea-uc/datasets/Dataset-for-AI-tool_renovated-buildings-91-AUDITI-AR-2-ZON%C3%84_M-ENG.xlsx'#$'Energy efficiency measures'.H707]" office:value-type="currency" office:currency="EUR" office:value="68500" calcext:value-type="currency">
            <text:p>€ 68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07]" office:value-type="currency" office:currency="EUR" office:value="4.92232074848019" calcext:value-type="currency">
            <text:p>€ 4.9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6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696.1" calcext:value-type="float">
            <text:p>696.1</text:p>
          </table:table-cell>
          <table:table-cell table:style-name="ce11" office:value-type="float" office:value="2157.9" calcext:value-type="float">
            <text:p>2157.9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07]" office:value-type="float" office:value="1023.8" calcext:value-type="float">
            <text:p>1023.8</text:p>
          </table:table-cell>
          <table:table-cell table:style-name="ce51" table:formula="of:=['file:///home/mixalako/Documents/EPU/rea-uc/datasets/Dataset-for-AI-tool_renovated-buildings-91-AUDITI-AR-2-ZON%C3%84_M-ENG.xlsx'#$'Building envelope'.E1107]" office:value-type="float" office:value="94768.7" calcext:value-type="float">
            <text:p>94768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6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6.6" calcext:value-type="float">
            <text:p>206.6</text:p>
          </table:table-cell>
          <table:table-cell table:style-name="ce11" office:value-type="float" office:value="640.5" calcext:value-type="float">
            <text:p>640.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7" calcext:value-type="float">
            <text:p>0.9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16]" office:value-type="float" office:value="69.2" calcext:value-type="float">
            <text:p>69.2</text:p>
          </table:table-cell>
          <table:table-cell table:style-name="ce51" table:formula="of:=['file:///home/mixalako/Documents/EPU/rea-uc/datasets/Dataset-for-AI-tool_renovated-buildings-91-AUDITI-AR-2-ZON%C3%84_M-ENG.xlsx'#$'Building envelope'.E1116]" office:value-type="float" office:value="5046.9" calcext:value-type="float">
            <text:p>5046.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6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7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3</text:p>
          </table:table-cell>
          <table:table-cell/>
          <table:table-cell table:style-name="ce10"/>
          <table:table-cell office:value-type="string" calcext:value-type="string">
            <text:p>Valmieras iela 39A, Rīga, LV-1009</text:p>
          </table:table-cell>
          <table:table-cell table:style-name="ce21" office:value-type="float" office:value="1000370011001" calcext:value-type="float">
            <text:p>1000370011001</text:p>
          </table:table-cell>
          <table:table-cell table:content-validation-name="val2" office:value-type="string" calcext:value-type="string">
            <text:p>Specprojekts 3.0</text:p>
          </table:table-cell>
          <table:table-cell table:formula="of:=VLOOKUP([.F27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.7" calcext:value-type="float">
            <text:p>12.7</text:p>
          </table:table-cell>
          <table:table-cell office:value-type="float" office:value="9.9" calcext:value-type="float">
            <text:p>9.9</text:p>
          </table:table-cell>
          <table:table-cell table:style-name="ce29" table:formula="of:=VLOOKUP([.F271];['file:///home/mixalako/Documents/EPU/rea-uc/datasets/Dataset-for-AI-tool_renovated-buildings-91-AUDITI-AR-2-ZON%C3%84_M-ENG.xlsx'#$'Building series'.A$1:.C$1048576];2;0)" office:value-type="float" office:value="3" calcext:value-type="float">
            <text:p>3</text:p>
          </table:table-cell>
          <table:table-cell office:value-type="float" office:value="1817.4" calcext:value-type="float">
            <text:p>1817.4</text:p>
          </table:table-cell>
          <table:table-cell table:style-name="ce10" table:formula="of:=[.L271]*[.K271]" office:value-type="float" office:value="5452.2" calcext:value-type="float">
            <text:p>5452.2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853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7" calcext:value-type="float">
            <text:p>1957</text:p>
          </table:table-cell>
          <table:table-cell table:style-name="ce10" office:value-type="float" office:value="24" calcext:value-type="float">
            <text:p>24</text:p>
          </table:table-cell>
          <table:table-cell table:style-name="ce41" table:formula="of:=SUM([.R272:.R273])" office:value-type="float" office:value="1817.4" calcext:value-type="float">
            <text:p>1817.4</text:p>
          </table:table-cell>
          <table:table-cell table:formula="of:=SUM([.S272:.S273])" office:value-type="float" office:value="5452.2" calcext:value-type="float">
            <text:p>5452.2</text:p>
          </table:table-cell>
          <table:table-cell table:style-name="ce45" table:formula="of:=([.S272]*[.T272]+[.S273]*[.T273])/[.S271]" office:value-type="float" office:value="18.5864421701332" calcext:value-type="float">
            <text:p>18.586</text:p>
          </table:table-cell>
          <table:table-cell table:formula="of:=AVERAGE([.U272:.U273])" office:value-type="float" office:value="203" calcext:value-type="float">
            <text:p>203</text:p>
          </table:table-cell>
          <table:table-cell table:formula="of:=AVERAGE([.V272:.V273])" office:value-type="float" office:value="0.45" calcext:value-type="float">
            <text:p>0.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224312" calcext:value-type="float">
            <text:p>224312</text:p>
          </table:table-cell>
          <table:table-cell office:value-type="float" office:value="38400" calcext:value-type="float">
            <text:p>38400</text:p>
          </table:table-cell>
          <table:table-cell table:formula="of:=SUM([.Y271:.Z271])" office:value-type="float" office:value="262712" calcext:value-type="float">
            <text:p>262712</text:p>
          </table:table-cell>
          <table:table-cell table:formula="of:=AVERAGE([.AB272:.AB273])" office:value-type="float" office:value="0.978" calcext:value-type="float">
            <text:p>0.978</text:p>
          </table:table-cell>
          <table:table-cell office:value-type="float" office:value="37984" calcext:value-type="float">
            <text:p>37984</text:p>
          </table:table-cell>
          <table:table-cell table:style-name="ce10" office:value-type="float" office:value="20.9" calcext:value-type="float">
            <text:p>20.9</text:p>
          </table:table-cell>
          <table:table-cell/>
          <table:table-cell table:style-name="ce10" table:formula="of:=SUM([.AF272:.AF273])" office:value-type="float" office:value="230037.1" calcext:value-type="float">
            <text:p>230037.1</text:p>
          </table:table-cell>
          <table:table-cell table:style-name="ce53" table:formula="of:=['file:///home/mixalako/Documents/EPU/rea-uc/datasets/Dataset-for-AI-tool_renovated-buildings-91-AUDITI-AR-2-ZON%C3%84_M-ENG.xlsx'#$'Energy efficiency measures'.H719]" office:value-type="currency" office:currency="EUR" office:value="139700" calcext:value-type="currency">
            <text:p>€ 139,7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19]" office:value-type="currency" office:currency="EUR" office:value="10.0386599790173" calcext:value-type="currency">
            <text:p>€ 10.0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7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629.5" calcext:value-type="float">
            <text:p>1629.5</text:p>
          </table:table-cell>
          <table:table-cell table:style-name="ce11" office:value-type="float" office:value="4888.5" calcext:value-type="float">
            <text:p>4888.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78" calcext:value-type="float">
            <text:p>0.97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30]" office:value-type="float" office:value="2303.1" calcext:value-type="float">
            <text:p>2303.1</text:p>
          </table:table-cell>
          <table:table-cell table:style-name="ce51" table:formula="of:=['file:///home/mixalako/Documents/EPU/rea-uc/datasets/Dataset-for-AI-tool_renovated-buildings-91-AUDITI-AR-2-ZON%C3%84_M-ENG.xlsx'#$'Building envelope'.E1130]" office:value-type="float" office:value="213176.2" calcext:value-type="float">
            <text:p>213176.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7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87.9" calcext:value-type="float">
            <text:p>187.9</text:p>
          </table:table-cell>
          <table:table-cell table:style-name="ce11" office:value-type="float" office:value="563.7" calcext:value-type="float">
            <text:p>563.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78" calcext:value-type="float">
            <text:p>0.97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37]" office:value-type="float" office:value="230.7" calcext:value-type="float">
            <text:p>230.7</text:p>
          </table:table-cell>
          <table:table-cell table:style-name="ce51" table:formula="of:=['file:///home/mixalako/Documents/EPU/rea-uc/datasets/Dataset-for-AI-tool_renovated-buildings-91-AUDITI-AR-2-ZON%C3%84_M-ENG.xlsx'#$'Building envelope'.E1137]" office:value-type="float" office:value="16860.9" calcext:value-type="float">
            <text:p>16860.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7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7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4</text:p>
          </table:table-cell>
          <table:table-cell/>
          <table:table-cell table:style-name="ce10"/>
          <table:table-cell office:value-type="string" calcext:value-type="string">
            <text:p>Dzirnavu iela 3A, Rīga, LV-1010</text:p>
          </table:table-cell>
          <table:table-cell table:style-name="ce21" office:value-type="float" office:value="1000180006002" calcext:value-type="float">
            <text:p>1000180006002</text:p>
          </table:table-cell>
          <table:table-cell table:content-validation-name="val2" office:value-type="string" calcext:value-type="string">
            <text:p>Piecstāvu, ķieģeļu mūra ēka ar koka pārsegumiem un divslīpju jumtu. 3.15</text:p>
          </table:table-cell>
          <table:table-cell table:formula="of:=VLOOKUP([.F27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16.6" calcext:value-type="float">
            <text:p>16.6</text:p>
          </table:table-cell>
          <table:table-cell table:style-name="ce29" table:formula="of:=VLOOKUP([.F276];['file:///home/mixalako/Documents/EPU/rea-uc/datasets/Dataset-for-AI-tool_renovated-buildings-91-AUDITI-AR-2-ZON%C3%84_M-ENG.xlsx'#$'Building series'.A$1:.C$1048576];2;0)" office:value-type="float" office:value="3.15" calcext:value-type="float">
            <text:p>3.15</text:p>
          </table:table-cell>
          <table:table-cell office:value-type="float" office:value="2681.3" calcext:value-type="float">
            <text:p>2681.3</text:p>
          </table:table-cell>
          <table:table-cell table:style-name="ce10" table:formula="of:=[.L276]*[.K276]" office:value-type="float" office:value="8446.095" calcext:value-type="float">
            <text:p>8446.095</text:p>
          </table:table-cell>
          <table:table-cell office:value-type="float" office:value="95" calcext:value-type="float">
            <text:p>9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4944.59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00" calcext:value-type="float">
            <text:p>1900</text:p>
          </table:table-cell>
          <table:table-cell table:style-name="ce10" office:value-type="float" office:value="21" calcext:value-type="float">
            <text:p>21</text:p>
          </table:table-cell>
          <table:table-cell table:style-name="ce41" table:formula="of:=SUM([.R277:.R278])" office:value-type="float" office:value="2681.3" calcext:value-type="float">
            <text:p>2681.3</text:p>
          </table:table-cell>
          <table:table-cell table:formula="of:=SUM([.S277:.S278])" office:value-type="float" office:value="8445.1" calcext:value-type="float">
            <text:p>8445.1</text:p>
          </table:table-cell>
          <table:table-cell table:style-name="ce45" table:formula="of:=([.S277]*[.T277]+[.S278]*[.T278])/[.S276]" office:value-type="float" office:value="17.7049768504813" calcext:value-type="float">
            <text:p>17.705</text:p>
          </table:table-cell>
          <table:table-cell table:formula="of:=AVERAGE([.U277:.U278])" office:value-type="float" office:value="203" calcext:value-type="float">
            <text:p>203</text:p>
          </table:table-cell>
          <table:table-cell table:formula="of:=AVERAGE([.V277:.V278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85715" calcext:value-type="float">
            <text:p>185715</text:p>
          </table:table-cell>
          <table:table-cell office:value-type="float" office:value="49445" calcext:value-type="float">
            <text:p>49445</text:p>
          </table:table-cell>
          <table:table-cell table:formula="of:=SUM([.Y276:.Z276])" office:value-type="float" office:value="235160" calcext:value-type="float">
            <text:p>235160</text:p>
          </table:table-cell>
          <table:table-cell table:formula="of:=AVERAGE([.AB277:.AB278])" office:value-type="float" office:value="0.988" calcext:value-type="float">
            <text:p>0.988</text:p>
          </table:table-cell>
          <table:table-cell office:value-type="float" office:value="66391.6" calcext:value-type="float">
            <text:p>66391.6</text:p>
          </table:table-cell>
          <table:table-cell table:style-name="ce10" office:value-type="float" office:value="24.8" calcext:value-type="float">
            <text:p>24.8</text:p>
          </table:table-cell>
          <table:table-cell/>
          <table:table-cell table:style-name="ce10" table:formula="of:=SUM([.AF277:.AF278])" office:value-type="float" office:value="209446" calcext:value-type="float">
            <text:p>209446</text:p>
          </table:table-cell>
          <table:table-cell table:style-name="ce53" table:formula="of:=['file:///home/mixalako/Documents/EPU/rea-uc/datasets/Dataset-for-AI-tool_renovated-buildings-91-AUDITI-AR-2-ZON%C3%84_M-ENG.xlsx'#$'Energy efficiency measures'.H733]" office:value-type="currency" office:currency="EUR" office:value="146800" calcext:value-type="currency">
            <text:p>€ 146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33]" office:value-type="currency" office:currency="EUR" office:value="10.5488567281298" calcext:value-type="currency">
            <text:p>€ 10.5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7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417.6" calcext:value-type="float">
            <text:p>2417.6</text:p>
          </table:table-cell>
          <table:table-cell table:style-name="ce11" office:value-type="float" office:value="7614.6" calcext:value-type="float">
            <text:p>7614.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88" calcext:value-type="float">
            <text:p>0.9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58]" office:value-type="float" office:value="2249.5" calcext:value-type="float">
            <text:p>2249.5</text:p>
          </table:table-cell>
          <table:table-cell table:style-name="ce51" table:formula="of:=['file:///home/mixalako/Documents/EPU/rea-uc/datasets/Dataset-for-AI-tool_renovated-buildings-91-AUDITI-AR-2-ZON%C3%84_M-ENG.xlsx'#$'Building envelope'.E1158]" office:value-type="float" office:value="197258" calcext:value-type="float">
            <text:p>19725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7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63.7" calcext:value-type="float">
            <text:p>263.7</text:p>
          </table:table-cell>
          <table:table-cell table:style-name="ce11" office:value-type="float" office:value="830.5" calcext:value-type="float">
            <text:p>830.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88" calcext:value-type="float">
            <text:p>0.9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68]" office:value-type="float" office:value="166.7" calcext:value-type="float">
            <text:p>166.7</text:p>
          </table:table-cell>
          <table:table-cell table:style-name="ce51" table:formula="of:=['file:///home/mixalako/Documents/EPU/rea-uc/datasets/Dataset-for-AI-tool_renovated-buildings-91-AUDITI-AR-2-ZON%C3%84_M-ENG.xlsx'#$'Building envelope'.E1168]" office:value-type="float" office:value="12188" calcext:value-type="float">
            <text:p>1218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7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8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5</text:p>
          </table:table-cell>
          <table:table-cell/>
          <table:table-cell table:style-name="ce10"/>
          <table:table-cell office:value-type="string" calcext:value-type="string">
            <text:p>Eksporta iela 10, Rīga, LV-1045</text:p>
          </table:table-cell>
          <table:table-cell table:style-name="ce21" office:value-type="float" office:value="1000112018003" calcext:value-type="float">
            <text:p>1000112018003</text:p>
          </table:table-cell>
          <table:table-cell table:content-validation-name="val2" office:value-type="string" calcext:value-type="string">
            <text:p>Piecstāvu, ķieģeļu mūra ēka ar divslīpju jumtu. 2.95</text:p>
          </table:table-cell>
          <table:table-cell table:formula="of:=VLOOKUP([.F28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16.3" calcext:value-type="float">
            <text:p>16.3</text:p>
          </table:table-cell>
          <table:table-cell table:style-name="ce29" table:formula="of:=VLOOKUP([.F281];['file:///home/mixalako/Documents/EPU/rea-uc/datasets/Dataset-for-AI-tool_renovated-buildings-91-AUDITI-AR-2-ZON%C3%84_M-ENG.xlsx'#$'Building series'.A$1:.C$1048576];2;0)" office:value-type="float" office:value="2.95" calcext:value-type="float">
            <text:p>2.95</text:p>
          </table:table-cell>
          <table:table-cell office:value-type="float" office:value="7364.7" calcext:value-type="float">
            <text:p>7364.7</text:p>
          </table:table-cell>
          <table:table-cell table:style-name="ce10" table:formula="of:=[.L281]*[.K281]" office:value-type="float" office:value="21725.865" calcext:value-type="float">
            <text:p>21725.86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035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2" calcext:value-type="float">
            <text:p>1952</text:p>
          </table:table-cell>
          <table:table-cell table:style-name="ce10" office:value-type="float" office:value="121" calcext:value-type="float">
            <text:p>121</text:p>
          </table:table-cell>
          <table:table-cell table:style-name="ce41" table:formula="of:=SUM([.R282:.R283])" office:value-type="float" office:value="7364.7" calcext:value-type="float">
            <text:p>7364.7</text:p>
          </table:table-cell>
          <table:table-cell table:formula="of:=SUM([.S282:.S283])" office:value-type="float" office:value="21725.8" calcext:value-type="float">
            <text:p>21725.8</text:p>
          </table:table-cell>
          <table:table-cell table:style-name="ce45" table:formula="of:=([.S282]*[.T282]+[.S283]*[.T283])/[.S281]" office:value-type="float" office:value="18.8700761306833" calcext:value-type="float">
            <text:p>18.870</text:p>
          </table:table-cell>
          <table:table-cell table:formula="of:=AVERAGE([.U282:.U283])" office:value-type="float" office:value="203" calcext:value-type="float">
            <text:p>203</text:p>
          </table:table-cell>
          <table:table-cell table:formula="of:=AVERAGE([.V282:.V283])" office:value-type="float" office:value="0.425" calcext:value-type="float">
            <text:p>0.4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854980" calcext:value-type="float">
            <text:p>854980</text:p>
          </table:table-cell>
          <table:table-cell office:value-type="float" office:value="230688" calcext:value-type="float">
            <text:p>230688</text:p>
          </table:table-cell>
          <table:table-cell table:formula="of:=SUM([.Y281:.Z281])" office:value-type="float" office:value="1085668" calcext:value-type="float">
            <text:p>1085668</text:p>
          </table:table-cell>
          <table:table-cell table:formula="of:=AVERAGE([.AB282:.AB283])" office:value-type="float" office:value="0.971" calcext:value-type="float">
            <text:p>0.971</text:p>
          </table:table-cell>
          <table:table-cell office:value-type="float" office:value="181856.8" calcext:value-type="float">
            <text:p>181856.8</text:p>
          </table:table-cell>
          <table:table-cell table:style-name="ce10" office:value-type="float" office:value="24.7" calcext:value-type="float">
            <text:p>24.7</text:p>
          </table:table-cell>
          <table:table-cell/>
          <table:table-cell table:style-name="ce10" table:formula="of:=SUM([.AF282:.AF283])" office:value-type="float" office:value="877588.3" calcext:value-type="float">
            <text:p>877588.3</text:p>
          </table:table-cell>
          <table:table-cell table:style-name="ce53" table:formula="of:=['file:///home/mixalako/Documents/EPU/rea-uc/datasets/Dataset-for-AI-tool_renovated-buildings-91-AUDITI-AR-2-ZON%C3%84_M-ENG.xlsx'#$'Energy efficiency measures'.H746]" office:value-type="currency" office:currency="EUR" office:value="551100" calcext:value-type="currency">
            <text:p>€ 551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46]" office:value-type="currency" office:currency="EUR" office:value="39.6013279487216" calcext:value-type="currency">
            <text:p>€ 39.6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8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7045.7" calcext:value-type="float">
            <text:p>7045.7</text:p>
          </table:table-cell>
          <table:table-cell table:style-name="ce11" office:value-type="float" office:value="20784.9" calcext:value-type="float">
            <text:p>20784.9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71" calcext:value-type="float">
            <text:p>0.97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82]" office:value-type="float" office:value="8344.4" calcext:value-type="float">
            <text:p>8344.4</text:p>
          </table:table-cell>
          <table:table-cell table:style-name="ce51" table:formula="of:=['file:///home/mixalako/Documents/EPU/rea-uc/datasets/Dataset-for-AI-tool_renovated-buildings-91-AUDITI-AR-2-ZON%C3%84_M-ENG.xlsx'#$'Building envelope'.E1182]" office:value-type="float" office:value="772424" calcext:value-type="float">
            <text:p>77242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8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940.9" calcext:value-type="float">
            <text:p>940.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71" calcext:value-type="float">
            <text:p>0.97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191]" office:value-type="float" office:value="1349.1" calcext:value-type="float">
            <text:p>1349.1</text:p>
          </table:table-cell>
          <table:table-cell table:style-name="ce51" table:formula="of:=['file:///home/mixalako/Documents/EPU/rea-uc/datasets/Dataset-for-AI-tool_renovated-buildings-91-AUDITI-AR-2-ZON%C3%84_M-ENG.xlsx'#$'Building envelope'.E1191]" office:value-type="float" office:value="105164.3" calcext:value-type="float">
            <text:p>105164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8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8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6</text:p>
          </table:table-cell>
          <table:table-cell/>
          <table:table-cell table:style-name="ce10"/>
          <table:table-cell office:value-type="string" calcext:value-type="string">
            <text:p>A.Grīna bulvāris 3, Rīga, LV-1048</text:p>
          </table:table-cell>
          <table:table-cell table:style-name="ce21" office:value-type="float" office:value="1000582007001" calcext:value-type="float">
            <text:p>1000582007001</text:p>
          </table:table-cell>
          <table:table-cell table:content-validation-name="val2" office:value-type="string" calcext:value-type="string">
            <text:p>Piecstāvu, ķieģeļu mūra ēka ar divslīpju jumtu.</text:p>
          </table:table-cell>
          <table:table-cell table:formula="of:=VLOOKUP([.F28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table:style-name="ce29" table:formula="of:=VLOOKUP([.F286];['file:///home/mixalako/Documents/EPU/rea-uc/datasets/Dataset-for-AI-tool_renovated-buildings-91-AUDITI-AR-2-ZON%C3%84_M-ENG.xlsx'#$'Building series'.A$1:.C$1048576];2;0)" office:value-type="float" office:value="3" calcext:value-type="float">
            <text:p>3</text:p>
          </table:table-cell>
          <table:table-cell office:value-type="float" office:value="2441.8" calcext:value-type="float">
            <text:p>2441.8</text:p>
          </table:table-cell>
          <table:table-cell table:style-name="ce10" table:formula="of:=[.L286]*[.K286]" office:value-type="float" office:value="7325.4" calcext:value-type="float">
            <text:p>7325.4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126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36" calcext:value-type="float">
            <text:p>36</text:p>
          </table:table-cell>
          <table:table-cell table:style-name="ce41" table:formula="of:=SUM([.R287:.R288])" office:value-type="float" office:value="2441.8" calcext:value-type="float">
            <text:p>2441.8</text:p>
          </table:table-cell>
          <table:table-cell table:formula="of:=SUM([.S287:.S288])" office:value-type="float" office:value="7321.4" calcext:value-type="float">
            <text:p>7321.4</text:p>
          </table:table-cell>
          <table:table-cell table:style-name="ce45" table:formula="of:=([.S287]*[.T287]+[.S288]*[.T288])/[.S286]" office:value-type="float" office:value="18.6998524872292" calcext:value-type="float">
            <text:p>18.700</text:p>
          </table:table-cell>
          <table:table-cell table:formula="of:=AVERAGE([.U287:.U288])" office:value-type="float" office:value="203" calcext:value-type="float">
            <text:p>203</text:p>
          </table:table-cell>
          <table:table-cell table:formula="of:=AVERAGE([.V287:.V288])" office:value-type="float" office:value="0.425" calcext:value-type="float">
            <text:p>0.4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13072" calcext:value-type="float">
            <text:p>313072</text:p>
          </table:table-cell>
          <table:table-cell office:value-type="float" office:value="43200" calcext:value-type="float">
            <text:p>43200</text:p>
          </table:table-cell>
          <table:table-cell table:formula="of:=SUM([.Y286:.Z286])" office:value-type="float" office:value="356272" calcext:value-type="float">
            <text:p>356272</text:p>
          </table:table-cell>
          <table:table-cell table:formula="of:=AVERAGE([.AB287:.AB288])" office:value-type="float" office:value="0.972" calcext:value-type="float">
            <text:p>0.972</text:p>
          </table:table-cell>
          <table:table-cell office:value-type="float" office:value="58275.1" calcext:value-type="float">
            <text:p>58275.1</text:p>
          </table:table-cell>
          <table:table-cell table:style-name="ce10" office:value-type="float" office:value="23.9" calcext:value-type="float">
            <text:p>23.9</text:p>
          </table:table-cell>
          <table:table-cell/>
          <table:table-cell table:style-name="ce10" table:formula="of:=SUM([.AF287:.AF288])" office:value-type="float" office:value="316860.3" calcext:value-type="float">
            <text:p>316860.3</text:p>
          </table:table-cell>
          <table:table-cell table:style-name="ce53" table:formula="of:=['file:///home/mixalako/Documents/EPU/rea-uc/datasets/Dataset-for-AI-tool_renovated-buildings-91-AUDITI-AR-2-ZON%C3%84_M-ENG.xlsx'#$'Energy efficiency measures'.H759]" office:value-type="currency" office:currency="EUR" office:value="199700" calcext:value-type="currency">
            <text:p>€ 199,700.00 </text:p>
          </table:table-cell>
          <table:table-cell table:style-name="ce54" table:formula="of:=['file:///home/mixalako/Documents/EPU/rea-uc/datasets/Dataset-for-AI-tool_renovated-buildings-91-AUDITI-AR-2-ZON%C3%84_M-ENG.xlsx'#$'Energy efficiency measures'.I759]" office:value-type="currency" office:currency="EUR" office:value="14.3501818025036" calcext:value-type="currency">
            <text:p>€ 14.3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8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197.5" calcext:value-type="float">
            <text:p>2197.5</text:p>
          </table:table-cell>
          <table:table-cell table:style-name="ce11" office:value-type="float" office:value="6588.9" calcext:value-type="float">
            <text:p>6588.9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72" calcext:value-type="float">
            <text:p>0.97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06]" office:value-type="float" office:value="3200.1" calcext:value-type="float">
            <text:p>3200.1</text:p>
          </table:table-cell>
          <table:table-cell table:style-name="ce51" table:formula="of:=['file:///home/mixalako/Documents/EPU/rea-uc/datasets/Dataset-for-AI-tool_renovated-buildings-91-AUDITI-AR-2-ZON%C3%84_M-ENG.xlsx'#$'Building envelope'.E1206]" office:value-type="float" office:value="296222.6" calcext:value-type="float">
            <text:p>296222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8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44.3" calcext:value-type="float">
            <text:p>244.3</text:p>
          </table:table-cell>
          <table:table-cell table:style-name="ce11" office:value-type="float" office:value="732.5" calcext:value-type="float">
            <text:p>732.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5" calcext:value-type="float">
            <text:p>0.45</text:p>
          </table:table-cell>
          <table:table-cell table:style-name="ce48"/>
          <table:table-cell table:style-name="ce22" table:number-columns-repeated="4"/>
          <table:table-cell table:style-name="ce11" office:value-type="float" office:value="0.972" calcext:value-type="float">
            <text:p>0.97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13]" office:value-type="float" office:value="264.8" calcext:value-type="float">
            <text:p>264.8</text:p>
          </table:table-cell>
          <table:table-cell table:style-name="ce51" table:formula="of:=['file:///home/mixalako/Documents/EPU/rea-uc/datasets/Dataset-for-AI-tool_renovated-buildings-91-AUDITI-AR-2-ZON%C3%84_M-ENG.xlsx'#$'Building envelope'.E1213]" office:value-type="float" office:value="20637.7" calcext:value-type="float">
            <text:p>20637.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8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9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7</text:p>
          </table:table-cell>
          <table:table-cell/>
          <table:table-cell table:style-name="ce10"/>
          <table:table-cell office:value-type="string" calcext:value-type="string">
            <text:p>Ikšķiles iela 5, Rīga, LV-1057</text:p>
          </table:table-cell>
          <table:table-cell table:style-name="ce21" office:value-type="float" office:value="1000782073001" calcext:value-type="float">
            <text:p>1000782073001</text:p>
          </table:table-cell>
          <table:table-cell table:content-validation-name="val2" office:value-type="string" calcext:value-type="string">
            <text:p>Specprojekts 2.5</text:p>
          </table:table-cell>
          <table:table-cell table:formula="of:=VLOOKUP([.F29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29" table:formula="of:=VLOOKUP([.F29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705.04" calcext:value-type="float">
            <text:p>3705.04</text:p>
          </table:table-cell>
          <table:table-cell table:style-name="ce10" table:formula="of:=[.L291]*[.K291]" office:value-type="float" office:value="9262.6" calcext:value-type="float">
            <text:p>9262.6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216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71" calcext:value-type="float">
            <text:p>71</text:p>
          </table:table-cell>
          <table:table-cell table:style-name="ce41" table:formula="of:=SUM([.R292:.R293])" office:value-type="float" office:value="3705.04" calcext:value-type="float">
            <text:p>3705.0</text:p>
          </table:table-cell>
          <table:table-cell table:formula="of:=SUM([.S292:.S293])" office:value-type="float" office:value="9262.61" calcext:value-type="float">
            <text:p>9262.61</text:p>
          </table:table-cell>
          <table:table-cell table:style-name="ce45" table:formula="of:=([.S292]*[.T292]+[.S293]*[.T293])/[.S291]" office:value-type="float" office:value="17.0054984502208" calcext:value-type="float">
            <text:p>17.005</text:p>
          </table:table-cell>
          <table:table-cell table:formula="of:=AVERAGE([.U292:.U293])" office:value-type="float" office:value="203" calcext:value-type="float">
            <text:p>203</text:p>
          </table:table-cell>
          <table:table-cell table:formula="of:=AVERAGE([.V292:.V293])" office:value-type="float" office:value="0.825" calcext:value-type="float">
            <text:p>0.8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71322" calcext:value-type="float">
            <text:p>471322</text:p>
          </table:table-cell>
          <table:table-cell office:value-type="float" office:value="207826" calcext:value-type="float">
            <text:p>207826</text:p>
          </table:table-cell>
          <table:table-cell table:formula="of:=SUM([.Y291:.Z291])" office:value-type="float" office:value="679148" calcext:value-type="float">
            <text:p>679148</text:p>
          </table:table-cell>
          <table:table-cell table:formula="of:=AVERAGE([.AB292:.AB293])" office:value-type="float" office:value="0.906" calcext:value-type="float">
            <text:p>0.906</text:p>
          </table:table-cell>
          <table:table-cell office:value-type="float" office:value="162876" calcext:value-type="float">
            <text:p>162876</text:p>
          </table:table-cell>
          <table:table-cell table:style-name="ce10" office:value-type="float" office:value="57.03" calcext:value-type="float">
            <text:p>57.03</text:p>
          </table:table-cell>
          <table:table-cell/>
          <table:table-cell table:style-name="ce10" table:formula="of:=SUM([.AF292:.AF293])" office:value-type="float" office:value="422140" calcext:value-type="float">
            <text:p>422140</text:p>
          </table:table-cell>
          <table:table-cell table:style-name="ce53" table:formula="of:=['file:///home/mixalako/Documents/EPU/rea-uc/datasets/Dataset-for-AI-tool_renovated-buildings-91-AUDITI-AR-2-ZON%C3%84_M-ENG.xlsx'#$'Energy efficiency measures'.H778]" office:value-type="currency" office:currency="EUR" office:value="494246" calcext:value-type="currency">
            <text:p>€ 494,246.00 </text:p>
          </table:table-cell>
          <table:table-cell table:style-name="ce54" table:formula="of:=['file:///home/mixalako/Documents/EPU/rea-uc/datasets/Dataset-for-AI-tool_renovated-buildings-91-AUDITI-AR-2-ZON%C3%84_M-ENG.xlsx'#$'Energy efficiency measures'.I778]" office:value-type="currency" office:currency="EUR" office:value="35.5158735861801" calcext:value-type="currency">
            <text:p>€ 35.5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9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090.93" calcext:value-type="float">
            <text:p>3090.9</text:p>
          </table:table-cell>
          <table:table-cell table:style-name="ce11" office:value-type="float" office:value="7727.33" calcext:value-type="float">
            <text:p>7727.3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8275" calcext:value-type="float">
            <text:p>0.827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30]" office:value-type="float" office:value="4432.6" calcext:value-type="float">
            <text:p>4432.6</text:p>
          </table:table-cell>
          <table:table-cell table:style-name="ce51" table:formula="of:=['file:///home/mixalako/Documents/EPU/rea-uc/datasets/Dataset-for-AI-tool_renovated-buildings-91-AUDITI-AR-2-ZON%C3%84_M-ENG.xlsx'#$'Building envelope'.E1230]" office:value-type="float" office:value="374954" calcext:value-type="float">
            <text:p>37495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9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14.11" calcext:value-type="float">
            <text:p>614.11</text:p>
          </table:table-cell>
          <table:table-cell table:style-name="ce11" office:value-type="float" office:value="1535.28" calcext:value-type="float">
            <text:p>1535.2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9" calcext:value-type="float">
            <text:p>0.9</text:p>
          </table:table-cell>
          <table:table-cell table:style-name="ce48"/>
          <table:table-cell table:style-name="ce22" table:number-columns-repeated="4"/>
          <table:table-cell table:style-name="ce11" office:value-type="float" office:value="0.9845" calcext:value-type="float">
            <text:p>0.984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47]" office:value-type="float" office:value="856.3" calcext:value-type="float">
            <text:p>856.3</text:p>
          </table:table-cell>
          <table:table-cell table:style-name="ce51" table:formula="of:=['file:///home/mixalako/Documents/EPU/rea-uc/datasets/Dataset-for-AI-tool_renovated-buildings-91-AUDITI-AR-2-ZON%C3%84_M-ENG.xlsx'#$'Building envelope'.E1247]" office:value-type="float" office:value="47186" calcext:value-type="float">
            <text:p>4718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9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29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8</text:p>
          </table:table-cell>
          <table:table-cell/>
          <table:table-cell table:style-name="ce10"/>
          <table:table-cell office:value-type="string" calcext:value-type="string">
            <text:p>Lubānas iela 47, Rīga</text:p>
          </table:table-cell>
          <table:table-cell table:style-name="ce21" office:value-type="float" office:value="1001210128001" calcext:value-type="float">
            <text:p>1001210128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29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75.1" calcext:value-type="float">
            <text:p>75.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9" table:formula="of:=VLOOKUP([.F29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945.83" calcext:value-type="float">
            <text:p>1945.83</text:p>
          </table:table-cell>
          <table:table-cell table:style-name="ce10" table:formula="of:=[.L296]*[.K296]" office:value-type="float" office:value="4864.575" calcext:value-type="float">
            <text:p>4864.57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307.5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48" calcext:value-type="float">
            <text:p>48</text:p>
          </table:table-cell>
          <table:table-cell table:style-name="ce41" table:formula="of:=SUM([.R297:.R298])" office:value-type="float" office:value="1945.83" calcext:value-type="float">
            <text:p>1945.8</text:p>
          </table:table-cell>
          <table:table-cell table:formula="of:=SUM([.S297:.S298])" office:value-type="float" office:value="4865" calcext:value-type="float">
            <text:p>4865</text:p>
          </table:table-cell>
          <table:table-cell table:style-name="ce45" table:formula="of:=([.S297]*[.T297]+[.S298]*[.T298])/[.S296]" office:value-type="float" office:value="17.6115107913669" calcext:value-type="float">
            <text:p>17.612</text:p>
          </table:table-cell>
          <table:table-cell table:formula="of:=AVERAGE([.U297:.U298])" office:value-type="float" office:value="203" calcext:value-type="float">
            <text:p>203</text:p>
          </table:table-cell>
          <table:table-cell table:formula="of:=AVERAGE([.V297:.V298])" office:value-type="float" office:value="0.775" calcext:value-type="float">
            <text:p>0.7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04640" calcext:value-type="float">
            <text:p>304640</text:p>
          </table:table-cell>
          <table:table-cell office:value-type="float" office:value="71342" calcext:value-type="float">
            <text:p>71342</text:p>
          </table:table-cell>
          <table:table-cell table:formula="of:=SUM([.Y296:.Z296])" office:value-type="float" office:value="375982" calcext:value-type="float">
            <text:p>375982</text:p>
          </table:table-cell>
          <table:table-cell table:formula="of:=AVERAGE([.AB297:.AB298])" office:value-type="float" office:value="0.95235" calcext:value-type="float">
            <text:p>0.95235</text:p>
          </table:table-cell>
          <table:table-cell office:value-type="float" office:value="81874" calcext:value-type="float">
            <text:p>81874</text:p>
          </table:table-cell>
          <table:table-cell table:style-name="ce10" office:value-type="float" office:value="50.72" calcext:value-type="float">
            <text:p>50.72</text:p>
          </table:table-cell>
          <table:table-cell/>
          <table:table-cell table:style-name="ce10" table:formula="of:=SUM([.AF297:.AF298])" office:value-type="float" office:value="275221" calcext:value-type="float">
            <text:p>275221</text:p>
          </table:table-cell>
          <table:table-cell table:style-name="ce53" table:formula="of:=['file:///home/mixalako/Documents/EPU/rea-uc/datasets/Dataset-for-AI-tool_renovated-buildings-91-AUDITI-AR-2-ZON%C3%84_M-ENG.xlsx'#$'Energy efficiency measures'.H791]" office:value-type="currency" office:currency="EUR" office:value="201350" calcext:value-type="currency">
            <text:p>€ 201,350.00 </text:p>
          </table:table-cell>
          <table:table-cell table:style-name="ce54" table:formula="of:=['file:///home/mixalako/Documents/EPU/rea-uc/datasets/Dataset-for-AI-tool_renovated-buildings-91-AUDITI-AR-2-ZON%C3%84_M-ENG.xlsx'#$'Energy efficiency measures'.I791]" office:value-type="currency" office:currency="EUR" office:value="14.4687486526494" calcext:value-type="currency">
            <text:p>€ 14.4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9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19.99" calcext:value-type="float">
            <text:p>1820.0</text:p>
          </table:table-cell>
          <table:table-cell table:style-name="ce11" office:value-type="float" office:value="4550" calcext:value-type="float">
            <text:p>455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9122" calcext:value-type="float">
            <text:p>0.912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59]" office:value-type="float" office:value="3245.8" calcext:value-type="float">
            <text:p>3245.8</text:p>
          </table:table-cell>
          <table:table-cell table:style-name="ce51" table:formula="of:=['file:///home/mixalako/Documents/EPU/rea-uc/datasets/Dataset-for-AI-tool_renovated-buildings-91-AUDITI-AR-2-ZON%C3%84_M-ENG.xlsx'#$'Building envelope'.E1259]" office:value-type="float" office:value="262618" calcext:value-type="float">
            <text:p>26261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29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25.84" calcext:value-type="float">
            <text:p>125.84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9925" calcext:value-type="float">
            <text:p>0.992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66]" office:value-type="float" office:value="215.4" calcext:value-type="float">
            <text:p>215.4</text:p>
          </table:table-cell>
          <table:table-cell table:style-name="ce51" table:formula="of:=['file:///home/mixalako/Documents/EPU/rea-uc/datasets/Dataset-for-AI-tool_renovated-buildings-91-AUDITI-AR-2-ZON%C3%84_M-ENG.xlsx'#$'Building envelope'.E1266]" office:value-type="float" office:value="12603" calcext:value-type="float">
            <text:p>1260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29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0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59</text:p>
          </table:table-cell>
          <table:table-cell/>
          <table:table-cell table:style-name="ce10"/>
          <table:table-cell office:value-type="string" calcext:value-type="string">
            <text:p>Lubānas iela 60 K-5, Rīga</text:p>
          </table:table-cell>
          <table:table-cell table:style-name="ce21" office:value-type="float" office:value="1000711581001" calcext:value-type="float">
            <text:p>1000711581001</text:p>
          </table:table-cell>
          <table:table-cell table:content-validation-name="val2" office:value-type="string" calcext:value-type="string">
            <text:p>Specprojekts 2.78</text:p>
          </table:table-cell>
          <table:table-cell table:formula="of:=VLOOKUP([.F30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style-name="ce29" table:formula="of:=VLOOKUP([.F301];['file:///home/mixalako/Documents/EPU/rea-uc/datasets/Dataset-for-AI-tool_renovated-buildings-91-AUDITI-AR-2-ZON%C3%84_M-ENG.xlsx'#$'Building series'.A$1:.C$1048576];2;0)" office:value-type="float" office:value="2.78" calcext:value-type="float">
            <text:p>2.78</text:p>
          </table:table-cell>
          <table:table-cell office:value-type="float" office:value="382.2" calcext:value-type="float">
            <text:p>382.2</text:p>
          </table:table-cell>
          <table:table-cell table:style-name="ce10" table:formula="of:=[.L301]*[.K301]" office:value-type="float" office:value="1062.516" calcext:value-type="float">
            <text:p>1062.516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398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" calcext:value-type="float">
            <text:p>8</text:p>
          </table:table-cell>
          <table:table-cell table:style-name="ce41" table:formula="of:=SUM([.R302:.R303])" office:value-type="float" office:value="382.2" calcext:value-type="float">
            <text:p>382.2</text:p>
          </table:table-cell>
          <table:table-cell table:formula="of:=SUM([.S302:.S303])" office:value-type="float" office:value="1063" calcext:value-type="float">
            <text:p>1063</text:p>
          </table:table-cell>
          <table:table-cell table:style-name="ce45" table:formula="of:=([.S302]*[.T302]+[.S303]*[.T303])/[.S301]" office:value-type="float" office:value="17.7008466603951" calcext:value-type="float">
            <text:p>17.701</text:p>
          </table:table-cell>
          <table:table-cell table:formula="of:=AVERAGE([.U302:.U303])" office:value-type="float" office:value="203" calcext:value-type="float">
            <text:p>203</text:p>
          </table:table-cell>
          <table:table-cell table:formula="of:=AVERAGE([.V302:.V303])" office:value-type="float" office:value="0.725" calcext:value-type="float">
            <text:p>0.7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71937" calcext:value-type="float">
            <text:p>71937</text:p>
          </table:table-cell>
          <table:table-cell office:value-type="float" office:value="23189" calcext:value-type="float">
            <text:p>23189</text:p>
          </table:table-cell>
          <table:table-cell table:formula="of:=SUM([.Y301:.Z301])" office:value-type="float" office:value="95126" calcext:value-type="float">
            <text:p>95126</text:p>
          </table:table-cell>
          <table:table-cell table:formula="of:=AVERAGE([.AB302:.AB303])" office:value-type="float" office:value="0.9269" calcext:value-type="float">
            <text:p>0.9269</text:p>
          </table:table-cell>
          <table:table-cell office:value-type="float" office:value="21115" calcext:value-type="float">
            <text:p>21115</text:p>
          </table:table-cell>
          <table:table-cell table:style-name="ce10" office:value-type="float" office:value="71.21" calcext:value-type="float">
            <text:p>71.21</text:p>
          </table:table-cell>
          <table:table-cell/>
          <table:table-cell table:style-name="ce10" table:formula="of:=SUM([.AF302:.AF303])" office:value-type="float" office:value="67934" calcext:value-type="float">
            <text:p>67934</text:p>
          </table:table-cell>
          <table:table-cell table:style-name="ce53" table:formula="of:=['file:///home/mixalako/Documents/EPU/rea-uc/datasets/Dataset-for-AI-tool_renovated-buildings-91-AUDITI-AR-2-ZON%C3%84_M-ENG.xlsx'#$'Energy efficiency measures'.H804]" office:value-type="currency" office:currency="EUR" office:value="56900" calcext:value-type="currency">
            <text:p>€ 56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804]" office:value-type="currency" office:currency="EUR" office:value="4.08875986260617" calcext:value-type="currency">
            <text:p>€ 4.0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0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63.16" calcext:value-type="float">
            <text:p>363.2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8802" calcext:value-type="float">
            <text:p>0.880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79]" office:value-type="float" office:value="814" calcext:value-type="float">
            <text:p>814</text:p>
          </table:table-cell>
          <table:table-cell table:style-name="ce51" table:formula="of:=['file:///home/mixalako/Documents/EPU/rea-uc/datasets/Dataset-for-AI-tool_renovated-buildings-91-AUDITI-AR-2-ZON%C3%84_M-ENG.xlsx'#$'Building envelope'.E1279]" office:value-type="float" office:value="65738" calcext:value-type="float">
            <text:p>6573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0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9.04" calcext:value-type="float">
            <text:p>19.04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9736" calcext:value-type="float">
            <text:p>0.973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286]" office:value-type="float" office:value="37.6" calcext:value-type="float">
            <text:p>37.6</text:p>
          </table:table-cell>
          <table:table-cell table:style-name="ce51" table:formula="of:=['file:///home/mixalako/Documents/EPU/rea-uc/datasets/Dataset-for-AI-tool_renovated-buildings-91-AUDITI-AR-2-ZON%C3%84_M-ENG.xlsx'#$'Building envelope'.E1286]" office:value-type="float" office:value="2196" calcext:value-type="float">
            <text:p>219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0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0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0</text:p>
          </table:table-cell>
          <table:table-cell/>
          <table:table-cell table:style-name="ce10"/>
          <table:table-cell office:value-type="string" calcext:value-type="string">
            <text:p>Madonas iela 21, Rīga</text:p>
          </table:table-cell>
          <table:table-cell table:style-name="ce21" office:value-type="float" office:value="1000702152001" calcext:value-type="float">
            <text:p>1000702152001</text:p>
          </table:table-cell>
          <table:table-cell table:content-validation-name="val2" office:value-type="string" calcext:value-type="string">
            <text:p>Franču projekts (Monolīta ēka)</text:p>
          </table:table-cell>
          <table:table-cell table:formula="of:=VLOOKUP([.F306];['file:///home/mixalako/Documents/EPU/rea-uc/datasets/Dataset-for-AI-tool_renovated-buildings-91-AUDITI-AR-2-ZON%C3%84_M-ENG.xlsx'#$'Building series'.A$1:.F$1048576];6;0)" office:value-type="float" office:value="105" calcext:value-type="float">
            <text:p>105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9" table:formula="of:=VLOOKUP([.F30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6510.3" calcext:value-type="float">
            <text:p>6510.3</text:p>
          </table:table-cell>
          <table:table-cell table:style-name="ce10" table:formula="of:=[.L306]*[.K306]" office:value-type="float" office:value="16275.75" calcext:value-type="float">
            <text:p>16275.75</text:p>
          </table:table-cell>
          <table:table-cell office:value-type="float" office:value="16" calcext:value-type="float">
            <text:p>16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489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2" calcext:value-type="float">
            <text:p>1962</text:p>
          </table:table-cell>
          <table:table-cell table:style-name="ce10" office:value-type="float" office:value="84" calcext:value-type="float">
            <text:p>84</text:p>
          </table:table-cell>
          <table:table-cell table:style-name="ce41" table:formula="of:=SUM([.R307:.R308])" office:value-type="float" office:value="6510.3" calcext:value-type="float">
            <text:p>6510.3</text:p>
          </table:table-cell>
          <table:table-cell table:formula="of:=SUM([.S307:.S308])" office:value-type="float" office:value="16276" calcext:value-type="float">
            <text:p>16276</text:p>
          </table:table-cell>
          <table:table-cell table:style-name="ce45" table:formula="of:=([.S307]*[.T307]+[.S308]*[.T308])/[.S306]" office:value-type="float" office:value="16.379823052347" calcext:value-type="float">
            <text:p>16.380</text:p>
          </table:table-cell>
          <table:table-cell table:formula="of:=AVERAGE([.U307:.U308])" office:value-type="float" office:value="203" calcext:value-type="float">
            <text:p>203</text:p>
          </table:table-cell>
          <table:table-cell table:formula="of:=AVERAGE([.V307:.V308])" office:value-type="float" office:value="0.725" calcext:value-type="float">
            <text:p>0.7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752672" calcext:value-type="float">
            <text:p>752672</text:p>
          </table:table-cell>
          <table:table-cell office:value-type="float" office:value="306528" calcext:value-type="float">
            <text:p>306528</text:p>
          </table:table-cell>
          <table:table-cell table:formula="of:=SUM([.Y306:.Z306])" office:value-type="float" office:value="1059200" calcext:value-type="float">
            <text:p>1059200</text:p>
          </table:table-cell>
          <table:table-cell table:formula="of:=AVERAGE([.AB307:.AB308])" office:value-type="float" office:value="0.9663" calcext:value-type="float">
            <text:p>0.9663</text:p>
          </table:table-cell>
          <table:table-cell office:value-type="float" office:value="260645" calcext:value-type="float">
            <text:p>260645</text:p>
          </table:table-cell>
          <table:table-cell table:style-name="ce10" office:value-type="float" office:value="57.48" calcext:value-type="float">
            <text:p>57.48</text:p>
          </table:table-cell>
          <table:table-cell/>
          <table:table-cell table:style-name="ce10" table:formula="of:=SUM([.AF307:.AF308])" office:value-type="float" office:value="728210" calcext:value-type="float">
            <text:p>728210</text:p>
          </table:table-cell>
          <table:table-cell table:style-name="ce53" table:formula="of:=['file:///home/mixalako/Documents/EPU/rea-uc/datasets/Dataset-for-AI-tool_renovated-buildings-91-AUDITI-AR-2-ZON%C3%84_M-ENG.xlsx'#$'Energy efficiency measures'.H820]" office:value-type="currency" office:currency="EUR" office:value="641500" calcext:value-type="currency">
            <text:p>€ 641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820]" office:value-type="currency" office:currency="EUR" office:value="46.0973541627743" calcext:value-type="currency">
            <text:p>€ 46.1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0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752.3" calcext:value-type="float">
            <text:p>4752.3</text:p>
          </table:table-cell>
          <table:table-cell table:style-name="ce11" office:value-type="float" office:value="11881" calcext:value-type="float">
            <text:p>1188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933" calcext:value-type="float">
            <text:p>0.93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02]" office:value-type="float" office:value="7576.1" calcext:value-type="float">
            <text:p>7576.1</text:p>
          </table:table-cell>
          <table:table-cell table:style-name="ce51" table:formula="of:=['file:///home/mixalako/Documents/EPU/rea-uc/datasets/Dataset-for-AI-tool_renovated-buildings-91-AUDITI-AR-2-ZON%C3%84_M-ENG.xlsx'#$'Building envelope'.E1302]" office:value-type="float" office:value="654685" calcext:value-type="float">
            <text:p>65468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0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758" calcext:value-type="float">
            <text:p>1758</text:p>
          </table:table-cell>
          <table:table-cell table:style-name="ce11" office:value-type="float" office:value="4395" calcext:value-type="float">
            <text:p>43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9996" calcext:value-type="float">
            <text:p>0.99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10]" office:value-type="float" office:value="1333.9" calcext:value-type="float">
            <text:p>1333.9</text:p>
          </table:table-cell>
          <table:table-cell table:style-name="ce51" table:formula="of:=['file:///home/mixalako/Documents/EPU/rea-uc/datasets/Dataset-for-AI-tool_renovated-buildings-91-AUDITI-AR-2-ZON%C3%84_M-ENG.xlsx'#$'Building envelope'.E1310]" office:value-type="float" office:value="73525" calcext:value-type="float">
            <text:p>7352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0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1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1</text:p>
          </table:table-cell>
          <table:table-cell/>
          <table:table-cell table:style-name="ce10"/>
          <table:table-cell office:value-type="string" calcext:value-type="string">
            <text:p>Martas iela 9 k-1, Rīga, LV-1011</text:p>
          </table:table-cell>
          <table:table-cell table:style-name="ce21" office:value-type="float" office:value="1000220089001" calcext:value-type="float">
            <text:p>1000220089001</text:p>
          </table:table-cell>
          <table:table-cell table:content-validation-name="val2" office:value-type="string" calcext:value-type="string">
            <text:p>Pirmskara ēka 2.87</text:p>
          </table:table-cell>
          <table:table-cell table:formula="of:=VLOOKUP([.F31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31.7" calcext:value-type="float">
            <text:p>31.7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table:style-name="ce29" table:formula="of:=VLOOKUP([.F311];['file:///home/mixalako/Documents/EPU/rea-uc/datasets/Dataset-for-AI-tool_renovated-buildings-91-AUDITI-AR-2-ZON%C3%84_M-ENG.xlsx'#$'Building series'.A$1:.C$1048576];2;0)" office:value-type="float" office:value="2.87" calcext:value-type="float">
            <text:p>2.87</text:p>
          </table:table-cell>
          <table:table-cell office:value-type="float" office:value="1654.2" calcext:value-type="float">
            <text:p>1654.2</text:p>
          </table:table-cell>
          <table:table-cell table:style-name="ce10" table:formula="of:=[.L311]*[.K311]" office:value-type="float" office:value="4747.554" calcext:value-type="float">
            <text:p>4747.554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579.8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15" calcext:value-type="float">
            <text:p>15</text:p>
          </table:table-cell>
          <table:table-cell table:style-name="ce41" table:formula="of:=SUM([.R312:.R313])" office:value-type="float" office:value="1654.2" calcext:value-type="float">
            <text:p>1654.2</text:p>
          </table:table-cell>
          <table:table-cell table:formula="of:=SUM([.S312:.S313])" office:value-type="float" office:value="4789" calcext:value-type="float">
            <text:p>4789</text:p>
          </table:table-cell>
          <table:table-cell table:style-name="ce45" table:formula="of:=([.S312]*[.T312]+[.S313]*[.T313])/[.S311]" office:value-type="float" office:value="17.3309667989142" calcext:value-type="float">
            <text:p>17.331</text:p>
          </table:table-cell>
          <table:table-cell table:formula="of:=AVERAGE([.U312:.U313])" office:value-type="float" office:value="203" calcext:value-type="float">
            <text:p>203</text:p>
          </table:table-cell>
          <table:table-cell table:formula="of:=AVERAGE([.V312:.V313])" office:value-type="float" office:value="0.775" calcext:value-type="float">
            <text:p>0.7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70951" calcext:value-type="float">
            <text:p>170951</text:p>
          </table:table-cell>
          <table:table-cell office:value-type="float" office:value="43372" calcext:value-type="float">
            <text:p>43372</text:p>
          </table:table-cell>
          <table:table-cell table:formula="of:=SUM([.Y311:.Z311])" office:value-type="float" office:value="214323" calcext:value-type="float">
            <text:p>214323</text:p>
          </table:table-cell>
          <table:table-cell table:formula="of:=AVERAGE([.AB312:.AB313])" office:value-type="float" office:value="0.95755" calcext:value-type="float">
            <text:p>0.95755</text:p>
          </table:table-cell>
          <table:table-cell office:value-type="float" office:value="57079" calcext:value-type="float">
            <text:p>57079</text:p>
          </table:table-cell>
          <table:table-cell table:style-name="ce10" office:value-type="float" office:value="47.56" calcext:value-type="float">
            <text:p>47.56</text:p>
          </table:table-cell>
          <table:table-cell/>
          <table:table-cell table:style-name="ce10" table:formula="of:=SUM([.AF312:.AF313])" office:value-type="float" office:value="134337" calcext:value-type="float">
            <text:p>134337</text:p>
          </table:table-cell>
          <table:table-cell table:style-name="ce53" table:formula="of:=['file:///home/mixalako/Documents/EPU/rea-uc/datasets/Dataset-for-AI-tool_renovated-buildings-91-AUDITI-AR-2-ZON%C3%84_M-ENG.xlsx'#$'Energy efficiency measures'.H837]" office:value-type="currency" office:currency="EUR" office:value="106400" calcext:value-type="currency">
            <text:p>€ 106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837]" office:value-type="currency" office:currency="EUR" office:value="7.64576536698237" calcext:value-type="currency">
            <text:p>€ 7.6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1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481.3" calcext:value-type="float">
            <text:p>1481.3</text:p>
          </table:table-cell>
          <table:table-cell table:style-name="ce11" office:value-type="float" office:value="4255" calcext:value-type="float">
            <text:p>425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9325" calcext:value-type="float">
            <text:p>0.932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28]" office:value-type="float" office:value="1459" calcext:value-type="float">
            <text:p>1459</text:p>
          </table:table-cell>
          <table:table-cell table:style-name="ce51" table:formula="of:=['file:///home/mixalako/Documents/EPU/rea-uc/datasets/Dataset-for-AI-tool_renovated-buildings-91-AUDITI-AR-2-ZON%C3%84_M-ENG.xlsx'#$'Building envelope'.E1328]" office:value-type="float" office:value="121632" calcext:value-type="float">
            <text:p>12163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1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72.9" calcext:value-type="float">
            <text:p>172.9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9826" calcext:value-type="float">
            <text:p>0.982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41]" office:value-type="float" office:value="241.5" calcext:value-type="float">
            <text:p>241.5</text:p>
          </table:table-cell>
          <table:table-cell table:style-name="ce51" table:formula="of:=['file:///home/mixalako/Documents/EPU/rea-uc/datasets/Dataset-for-AI-tool_renovated-buildings-91-AUDITI-AR-2-ZON%C3%84_M-ENG.xlsx'#$'Building envelope'.E1341]" office:value-type="float" office:value="12705" calcext:value-type="float">
            <text:p>1270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1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1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2</text:p>
          </table:table-cell>
          <table:table-cell/>
          <table:table-cell table:style-name="ce10"/>
          <table:table-cell office:value-type="string" calcext:value-type="string">
            <text:p>Martas iela 9 k-2, Rīga, LV-1011</text:p>
          </table:table-cell>
          <table:table-cell table:style-name="ce21" office:value-type="float" office:value="1000220089002" calcext:value-type="float">
            <text:p>1000220089002</text:p>
          </table:table-cell>
          <table:table-cell table:content-validation-name="val2" office:value-type="string" calcext:value-type="string">
            <text:p>Pirmskara ēka 2.8</text:p>
          </table:table-cell>
          <table:table-cell table:formula="of:=VLOOKUP([.F31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7.19" calcext:value-type="float">
            <text:p>17.19</text:p>
          </table:table-cell>
          <table:table-cell office:value-type="float" office:value="6.55" calcext:value-type="float">
            <text:p>6.55</text:p>
          </table:table-cell>
          <table:table-cell office:value-type="float" office:value="9.35" calcext:value-type="float">
            <text:p>9.35</text:p>
          </table:table-cell>
          <table:table-cell table:style-name="ce29" table:formula="of:=VLOOKUP([.F316];['file:///home/mixalako/Documents/EPU/rea-uc/datasets/Dataset-for-AI-tool_renovated-buildings-91-AUDITI-AR-2-ZON%C3%84_M-ENG.xlsx'#$'Building series'.A$1:.C$1048576];2;0)" office:value-type="float" office:value="2.8" calcext:value-type="float">
            <text:p>2.8</text:p>
          </table:table-cell>
          <table:table-cell office:value-type="float" office:value="337" calcext:value-type="float">
            <text:p>337</text:p>
          </table:table-cell>
          <table:table-cell table:style-name="ce10" table:formula="of:=[.L316]*[.K316]" office:value-type="float" office:value="943.6" calcext:value-type="float">
            <text:p>943.6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670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6" calcext:value-type="float">
            <text:p>6</text:p>
          </table:table-cell>
          <table:table-cell table:style-name="ce41" table:formula="of:=SUM([.R317:.R318])" office:value-type="float" office:value="337" calcext:value-type="float">
            <text:p>337.0</text:p>
          </table:table-cell>
          <table:table-cell table:formula="of:=SUM([.S317:.S318])" office:value-type="float" office:value="952.7" calcext:value-type="float">
            <text:p>952.7</text:p>
          </table:table-cell>
          <table:table-cell table:style-name="ce45" table:formula="of:=([.S317]*[.T317]+[.S318]*[.T318])/[.S316]" office:value-type="float" office:value="17.1686784927049" calcext:value-type="float">
            <text:p>17.169</text:p>
          </table:table-cell>
          <table:table-cell table:formula="of:=AVERAGE([.U317:.U318])" office:value-type="float" office:value="203" calcext:value-type="float">
            <text:p>203</text:p>
          </table:table-cell>
          <table:table-cell table:formula="of:=AVERAGE([.V317:.V318])" office:value-type="float" office:value="0.675" calcext:value-type="float">
            <text:p>0.6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34827" calcext:value-type="float">
            <text:p>34827</text:p>
          </table:table-cell>
          <table:table-cell office:value-type="float" office:value="8208" calcext:value-type="float">
            <text:p>8208</text:p>
          </table:table-cell>
          <table:table-cell table:formula="of:=SUM([.Y316:.Z316])" office:value-type="float" office:value="43035" calcext:value-type="float">
            <text:p>43035</text:p>
          </table:table-cell>
          <table:table-cell table:formula="of:=AVERAGE([.AB317:.AB318])" office:value-type="float" office:value="0.9412" calcext:value-type="float">
            <text:p>0.9412</text:p>
          </table:table-cell>
          <table:table-cell office:value-type="float" office:value="13630" calcext:value-type="float">
            <text:p>13630</text:p>
          </table:table-cell>
          <table:table-cell table:style-name="ce10" office:value-type="float" office:value="58.1" calcext:value-type="float">
            <text:p>58.1</text:p>
          </table:table-cell>
          <table:table-cell/>
          <table:table-cell table:style-name="ce10" table:formula="of:=SUM([.AF317:.AF318])" office:value-type="float" office:value="33763" calcext:value-type="float">
            <text:p>33763</text:p>
          </table:table-cell>
          <table:table-cell table:style-name="ce53" table:formula="of:=['file:///home/mixalako/Documents/EPU/rea-uc/datasets/Dataset-for-AI-tool_renovated-buildings-91-AUDITI-AR-2-ZON%C3%84_M-ENG.xlsx'#$'Energy efficiency measures'.H849]" office:value-type="currency" office:currency="EUR" office:value="34233" calcext:value-type="currency">
            <text:p>€ 34,233.00 </text:p>
          </table:table-cell>
          <table:table-cell table:style-name="ce54" table:formula="of:=['file:///home/mixalako/Documents/EPU/rea-uc/datasets/Dataset-for-AI-tool_renovated-buildings-91-AUDITI-AR-2-ZON%C3%84_M-ENG.xlsx'#$'Energy efficiency measures'.I849]" office:value-type="currency" office:currency="EUR" office:value="2.45993877639011" calcext:value-type="currency">
            <text:p>€ 2.4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1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90.8" calcext:value-type="float">
            <text:p>290.8</text:p>
          </table:table-cell>
          <table:table-cell table:style-name="ce11" office:value-type="float" office:value="820.7" calcext:value-type="float">
            <text:p>820.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5" calcext:value-type="float">
            <text:p>0.65</text:p>
          </table:table-cell>
          <table:table-cell table:style-name="ce48"/>
          <table:table-cell table:style-name="ce22" table:number-columns-repeated="4"/>
          <table:table-cell table:style-name="ce11" office:value-type="float" office:value="0.9078" calcext:value-type="float">
            <text:p>0.907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55]" office:value-type="float" office:value="360.6" calcext:value-type="float">
            <text:p>360.6</text:p>
          </table:table-cell>
          <table:table-cell table:style-name="ce51" table:formula="of:=['file:///home/mixalako/Documents/EPU/rea-uc/datasets/Dataset-for-AI-tool_renovated-buildings-91-AUDITI-AR-2-ZON%C3%84_M-ENG.xlsx'#$'Building envelope'.E1355]" office:value-type="float" office:value="29678" calcext:value-type="float">
            <text:p>2967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1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46.2" calcext:value-type="float">
            <text:p>46.2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9746" calcext:value-type="float">
            <text:p>0.974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64]" office:value-type="float" office:value="73.7" calcext:value-type="float">
            <text:p>73.7</text:p>
          </table:table-cell>
          <table:table-cell table:style-name="ce51" table:formula="of:=['file:///home/mixalako/Documents/EPU/rea-uc/datasets/Dataset-for-AI-tool_renovated-buildings-91-AUDITI-AR-2-ZON%C3%84_M-ENG.xlsx'#$'Building envelope'.E1364]" office:value-type="float" office:value="4085" calcext:value-type="float">
            <text:p>408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1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2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3</text:p>
          </table:table-cell>
          <table:table-cell/>
          <table:table-cell table:style-name="ce10"/>
          <table:table-cell office:value-type="string" calcext:value-type="string">
            <text:p>Martas iela 9 k-3, Rīga, LV-1011</text:p>
          </table:table-cell>
          <table:table-cell table:style-name="ce21" office:value-type="float" office:value="1000220089003" calcext:value-type="float">
            <text:p>1000220089003</text:p>
          </table:table-cell>
          <table:table-cell table:content-validation-name="val2" office:value-type="string" calcext:value-type="string">
            <text:p>Pirmskara ēka 3.14</text:p>
          </table:table-cell>
          <table:table-cell table:formula="of:=VLOOKUP([.F32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.9</text:p>
          </table:table-cell>
          <table:table-cell table:style-name="ce29" table:formula="of:=VLOOKUP([.F321];['file:///home/mixalako/Documents/EPU/rea-uc/datasets/Dataset-for-AI-tool_renovated-buildings-91-AUDITI-AR-2-ZON%C3%84_M-ENG.xlsx'#$'Building series'.A$1:.C$1048576];2;0)" office:value-type="float" office:value="3.14" calcext:value-type="float">
            <text:p>3.14</text:p>
          </table:table-cell>
          <table:table-cell office:value-type="float" office:value="2321.2" calcext:value-type="float">
            <text:p>2321.2</text:p>
          </table:table-cell>
          <table:table-cell table:style-name="ce10" table:formula="of:=[.L321]*[.K321]" office:value-type="float" office:value="7288.568" calcext:value-type="float">
            <text:p>7288.56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761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14" calcext:value-type="float">
            <text:p>1914</text:p>
          </table:table-cell>
          <table:table-cell table:style-name="ce10" office:value-type="float" office:value="16" calcext:value-type="float">
            <text:p>16</text:p>
          </table:table-cell>
          <table:table-cell table:style-name="ce41" table:formula="of:=SUM([.R322:.R323])" office:value-type="float" office:value="2321.2" calcext:value-type="float">
            <text:p>2321.2</text:p>
          </table:table-cell>
          <table:table-cell table:formula="of:=SUM([.S322:.S323])" office:value-type="float" office:value="7295.2" calcext:value-type="float">
            <text:p>7295.2</text:p>
          </table:table-cell>
          <table:table-cell table:style-name="ce45" table:formula="of:=([.S322]*[.T322]+[.S323]*[.T323])/[.S321]" office:value-type="float" office:value="17.6280842197609" calcext:value-type="float">
            <text:p>17.628</text:p>
          </table:table-cell>
          <table:table-cell table:formula="of:=AVERAGE([.U322:.U323])" office:value-type="float" office:value="203" calcext:value-type="float">
            <text:p>203</text:p>
          </table:table-cell>
          <table:table-cell table:formula="of:=AVERAGE([.V322:.V323])" office:value-type="float" office:value="0.7" calcext:value-type="float">
            <text:p>0.7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17424" calcext:value-type="float">
            <text:p>217424</text:p>
          </table:table-cell>
          <table:table-cell office:value-type="float" office:value="23016" calcext:value-type="float">
            <text:p>23016</text:p>
          </table:table-cell>
          <table:table-cell table:formula="of:=SUM([.Y321:.Z321])" office:value-type="float" office:value="240440" calcext:value-type="float">
            <text:p>240440</text:p>
          </table:table-cell>
          <table:table-cell table:formula="of:=AVERAGE([.AB322:.AB323])" office:value-type="float" office:value="0.962" calcext:value-type="float">
            <text:p>0.962</text:p>
          </table:table-cell>
          <table:table-cell office:value-type="float" office:value="86816" calcext:value-type="float">
            <text:p>86816</text:p>
          </table:table-cell>
          <table:table-cell table:style-name="ce10" office:value-type="float" office:value="43.86" calcext:value-type="float">
            <text:p>43.86</text:p>
          </table:table-cell>
          <table:table-cell/>
          <table:table-cell table:style-name="ce10" table:formula="of:=SUM([.AF322:.AF323])" office:value-type="float" office:value="170018" calcext:value-type="float">
            <text:p>170018</text:p>
          </table:table-cell>
          <table:table-cell table:style-name="ce53" table:formula="of:=['file:///home/mixalako/Documents/EPU/rea-uc/datasets/Dataset-for-AI-tool_renovated-buildings-91-AUDITI-AR-2-ZON%C3%84_M-ENG.xlsx'#$'Energy efficiency measures'.H860]" office:value-type="currency" office:currency="EUR" office:value="183300" calcext:value-type="currency">
            <text:p>€ 183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860]" office:value-type="currency" office:currency="EUR" office:value="13.1716991707506" calcext:value-type="currency">
            <text:p>€ 13.1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2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179.1" calcext:value-type="float">
            <text:p>2179.1</text:p>
          </table:table-cell>
          <table:table-cell table:style-name="ce11" office:value-type="float" office:value="6843" calcext:value-type="float">
            <text:p>684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9264" calcext:value-type="float">
            <text:p>0.926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80]" office:value-type="float" office:value="1916.7" calcext:value-type="float">
            <text:p>1916.7</text:p>
          </table:table-cell>
          <table:table-cell table:style-name="ce51" table:formula="of:=['file:///home/mixalako/Documents/EPU/rea-uc/datasets/Dataset-for-AI-tool_renovated-buildings-91-AUDITI-AR-2-ZON%C3%84_M-ENG.xlsx'#$'Building envelope'.E1380]" office:value-type="float" office:value="163996" calcext:value-type="float">
            <text:p>16399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2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42.1" calcext:value-type="float">
            <text:p>142.1</text:p>
          </table:table-cell>
          <table:table-cell table:style-name="ce11" office:value-type="float" office:value="452.2" calcext:value-type="float">
            <text:p>452.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9976" calcext:value-type="float">
            <text:p>0.997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390]" office:value-type="float" office:value="108.4" calcext:value-type="float">
            <text:p>108.4</text:p>
          </table:table-cell>
          <table:table-cell table:style-name="ce51" table:formula="of:=['file:///home/mixalako/Documents/EPU/rea-uc/datasets/Dataset-for-AI-tool_renovated-buildings-91-AUDITI-AR-2-ZON%C3%84_M-ENG.xlsx'#$'Building envelope'.E1390]" office:value-type="float" office:value="6022" calcext:value-type="float">
            <text:p>602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2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2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4</text:p>
          </table:table-cell>
          <table:table-cell/>
          <table:table-cell table:style-name="ce10"/>
          <table:table-cell office:value-type="string" calcext:value-type="string">
            <text:p>Maskavas iela 248, Rīga, LV-1063</text:p>
          </table:table-cell>
          <table:table-cell table:style-name="ce21" office:value-type="float" office:value="1000722035001" calcext:value-type="float">
            <text:p>1000722035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326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26.4" calcext:value-type="float">
            <text:p>26.4</text:p>
          </table:table-cell>
          <table:table-cell office:value-type="float" office:value="11.64" calcext:value-type="float">
            <text:p>11.64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32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164.52" calcext:value-type="float">
            <text:p>2164.52</text:p>
          </table:table-cell>
          <table:table-cell table:style-name="ce10" table:formula="of:=[.L326]*[.K326]" office:value-type="float" office:value="5411.3" calcext:value-type="float">
            <text:p>5411.3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852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6" calcext:value-type="float">
            <text:p>1976</text:p>
          </table:table-cell>
          <table:table-cell table:style-name="ce10" office:value-type="float" office:value="36" calcext:value-type="float">
            <text:p>36</text:p>
          </table:table-cell>
          <table:table-cell table:style-name="ce41" table:formula="of:=SUM([.R327:.R328])" office:value-type="float" office:value="2164.52" calcext:value-type="float">
            <text:p>2164.5</text:p>
          </table:table-cell>
          <table:table-cell table:formula="of:=SUM([.S327:.S328])" office:value-type="float" office:value="5411.31" calcext:value-type="float">
            <text:p>5411.31</text:p>
          </table:table-cell>
          <table:table-cell table:style-name="ce45" table:formula="of:=([.S327]*[.T327]+[.S328]*[.T328])/[.S326]" office:value-type="float" office:value="17.4144634108931" calcext:value-type="float">
            <text:p>17.414</text:p>
          </table:table-cell>
          <table:table-cell table:formula="of:=AVERAGE([.U327:.U328])" office:value-type="float" office:value="203" calcext:value-type="float">
            <text:p>203</text:p>
          </table:table-cell>
          <table:table-cell table:formula="of:=AVERAGE([.V327:.V328])" office:value-type="float" office:value="0.775" calcext:value-type="float">
            <text:p>0.7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81903" calcext:value-type="float">
            <text:p>281903</text:p>
          </table:table-cell>
          <table:table-cell office:value-type="float" office:value="123787" calcext:value-type="float">
            <text:p>123787</text:p>
          </table:table-cell>
          <table:table-cell table:formula="of:=SUM([.Y326:.Z326])" office:value-type="float" office:value="405690" calcext:value-type="float">
            <text:p>405690</text:p>
          </table:table-cell>
          <table:table-cell table:formula="of:=AVERAGE([.AB327:.AB328])" office:value-type="float" office:value="0.9244" calcext:value-type="float">
            <text:p>0.9244</text:p>
          </table:table-cell>
          <table:table-cell office:value-type="float" office:value="113496" calcext:value-type="float">
            <text:p>113496</text:p>
          </table:table-cell>
          <table:table-cell table:style-name="ce10" office:value-type="float" office:value="69.67" calcext:value-type="float">
            <text:p>69.67</text:p>
          </table:table-cell>
          <table:table-cell/>
          <table:table-cell table:style-name="ce10" table:formula="of:=SUM([.AF327:.AF328])" office:value-type="float" office:value="272094" calcext:value-type="float">
            <text:p>272094</text:p>
          </table:table-cell>
          <table:table-cell table:style-name="ce53" table:formula="of:=['file:///home/mixalako/Documents/EPU/rea-uc/datasets/Dataset-for-AI-tool_renovated-buildings-91-AUDITI-AR-2-ZON%C3%84_M-ENG.xlsx'#$'Energy efficiency measures'.H876]" office:value-type="currency" office:currency="EUR" office:value="272572" calcext:value-type="currency">
            <text:p>€ 272,572.00 </text:p>
          </table:table-cell>
          <table:table-cell table:style-name="ce54" table:formula="of:=['file:///home/mixalako/Documents/EPU/rea-uc/datasets/Dataset-for-AI-tool_renovated-buildings-91-AUDITI-AR-2-ZON%C3%84_M-ENG.xlsx'#$'Energy efficiency measures'.I876]" office:value-type="currency" office:currency="EUR" office:value="19.5866687745218" calcext:value-type="currency">
            <text:p>€ 19.5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2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47.67" calcext:value-type="float">
            <text:p>1847.7</text:p>
          </table:table-cell>
          <table:table-cell table:style-name="ce11" office:value-type="float" office:value="4619.18" calcext:value-type="float">
            <text:p>4619.1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8656" calcext:value-type="float">
            <text:p>0.865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04]" office:value-type="float" office:value="2879.4" calcext:value-type="float">
            <text:p>2879.4</text:p>
          </table:table-cell>
          <table:table-cell table:style-name="ce51" table:formula="of:=['file:///home/mixalako/Documents/EPU/rea-uc/datasets/Dataset-for-AI-tool_renovated-buildings-91-AUDITI-AR-2-ZON%C3%84_M-ENG.xlsx'#$'Building envelope'.E1404]" office:value-type="float" office:value="243466" calcext:value-type="float">
            <text:p>24346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2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16.85" calcext:value-type="float">
            <text:p>316.85</text:p>
          </table:table-cell>
          <table:table-cell table:style-name="ce11" office:value-type="float" office:value="792.13" calcext:value-type="float">
            <text:p>792.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9832" calcext:value-type="float">
            <text:p>0.983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16]" office:value-type="float" office:value="528.8" calcext:value-type="float">
            <text:p>528.8</text:p>
          </table:table-cell>
          <table:table-cell table:style-name="ce51" table:formula="of:=['file:///home/mixalako/Documents/EPU/rea-uc/datasets/Dataset-for-AI-tool_renovated-buildings-91-AUDITI-AR-2-ZON%C3%84_M-ENG.xlsx'#$'Building envelope'.E1416]" office:value-type="float" office:value="28628" calcext:value-type="float">
            <text:p>2862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2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3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5</text:p>
          </table:table-cell>
          <table:table-cell/>
          <table:table-cell table:style-name="ce10"/>
          <table:table-cell office:value-type="string" calcext:value-type="string">
            <text:p>Maskavas iela 250 k-1, Rīga, LV-1063</text:p>
          </table:table-cell>
          <table:table-cell table:style-name="ce21" office:value-type="float" office:value="1000720135001" calcext:value-type="float">
            <text:p>1000720135001</text:p>
          </table:table-cell>
          <table:table-cell table:content-validation-name="val2" office:value-type="string" calcext:value-type="string">
            <text:p>Hruščova (316. sērija) laika projekts 2.69</text:p>
          </table:table-cell>
          <table:table-cell table:formula="of:=VLOOKUP([.F33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69.03" calcext:value-type="float">
            <text:p>69.03</text:p>
          </table:table-cell>
          <table:table-cell office:value-type="float" office:value="11.01" calcext:value-type="float">
            <text:p>11.01</text:p>
          </table:table-cell>
          <table:table-cell office:value-type="float" office:value="15.2" calcext:value-type="float">
            <text:p>15.2</text:p>
          </table:table-cell>
          <table:table-cell table:style-name="ce29" table:formula="of:=VLOOKUP([.F331];['file:///home/mixalako/Documents/EPU/rea-uc/datasets/Dataset-for-AI-tool_renovated-buildings-91-AUDITI-AR-2-ZON%C3%84_M-ENG.xlsx'#$'Building series'.A$1:.C$1048576];2;0)" office:value-type="float" office:value="2.69" calcext:value-type="float">
            <text:p>2.69</text:p>
          </table:table-cell>
          <table:table-cell office:value-type="float" office:value="2997.37" calcext:value-type="float">
            <text:p>2997.37</text:p>
          </table:table-cell>
          <table:table-cell table:style-name="ce10" table:formula="of:=[.L331]*[.K331]" office:value-type="float" office:value="8062.9253" calcext:value-type="float">
            <text:p>8062.9253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5942.83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56" calcext:value-type="float">
            <text:p>56</text:p>
          </table:table-cell>
          <table:table-cell table:style-name="ce41" table:formula="of:=SUM([.R332:.R333])" office:value-type="float" office:value="2997.37" calcext:value-type="float">
            <text:p>2997.4</text:p>
          </table:table-cell>
          <table:table-cell table:formula="of:=SUM([.S332:.S333])" office:value-type="float" office:value="8069.82" calcext:value-type="float">
            <text:p>8069.82</text:p>
          </table:table-cell>
          <table:table-cell table:style-name="ce45" table:formula="of:=([.S332]*[.T332]+[.S333]*[.T333])/[.S331]" office:value-type="float" office:value="17.7578483782786" calcext:value-type="float">
            <text:p>17.758</text:p>
          </table:table-cell>
          <table:table-cell table:formula="of:=AVERAGE([.U332:.U333])" office:value-type="float" office:value="203" calcext:value-type="float">
            <text:p>203</text:p>
          </table:table-cell>
          <table:table-cell table:formula="of:=AVERAGE([.V332:.V333])" office:value-type="float" office:value="0.8" calcext:value-type="float">
            <text:p>0.8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22836" calcext:value-type="float">
            <text:p>422836</text:p>
          </table:table-cell>
          <table:table-cell office:value-type="float" office:value="121224" calcext:value-type="float">
            <text:p>121224</text:p>
          </table:table-cell>
          <table:table-cell table:formula="of:=SUM([.Y331:.Z331])" office:value-type="float" office:value="544060" calcext:value-type="float">
            <text:p>544060</text:p>
          </table:table-cell>
          <table:table-cell table:formula="of:=AVERAGE([.AB332:.AB333])" office:value-type="float" office:value="0.91515" calcext:value-type="float">
            <text:p>0.91515</text:p>
          </table:table-cell>
          <table:table-cell office:value-type="float" office:value="167438" calcext:value-type="float">
            <text:p>167438</text:p>
          </table:table-cell>
          <table:table-cell table:style-name="ce10" office:value-type="float" office:value="76.5" calcext:value-type="float">
            <text:p>76.5</text:p>
          </table:table-cell>
          <table:table-cell/>
          <table:table-cell table:style-name="ce10" table:formula="of:=SUM([.AF332:.AF333])" office:value-type="float" office:value="377564" calcext:value-type="float">
            <text:p>377564</text:p>
          </table:table-cell>
          <table:table-cell table:style-name="ce53" table:formula="of:=['file:///home/mixalako/Documents/EPU/rea-uc/datasets/Dataset-for-AI-tool_renovated-buildings-91-AUDITI-AR-2-ZON%C3%84_M-ENG.xlsx'#$'Energy efficiency measures'.H890]" office:value-type="currency" office:currency="EUR" office:value="387906" calcext:value-type="currency">
            <text:p>€ 387,906.00 </text:p>
          </table:table-cell>
          <table:table-cell table:style-name="ce54" table:formula="of:=['file:///home/mixalako/Documents/EPU/rea-uc/datasets/Dataset-for-AI-tool_renovated-buildings-91-AUDITI-AR-2-ZON%C3%84_M-ENG.xlsx'#$'Energy efficiency measures'.I890]" office:value-type="currency" office:currency="EUR" office:value="27.8744197410213" calcext:value-type="currency">
            <text:p>€ 27.8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3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815.76" calcext:value-type="float">
            <text:p>2815.8</text:p>
          </table:table-cell>
          <table:table-cell table:style-name="ce11" office:value-type="float" office:value="7581.29" calcext:value-type="float">
            <text:p>7581.2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8669" calcext:value-type="float">
            <text:p>0.866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29]" office:value-type="float" office:value="4380" calcext:value-type="float">
            <text:p>4380</text:p>
          </table:table-cell>
          <table:table-cell table:style-name="ce51" table:formula="of:=['file:///home/mixalako/Documents/EPU/rea-uc/datasets/Dataset-for-AI-tool_renovated-buildings-91-AUDITI-AR-2-ZON%C3%84_M-ENG.xlsx'#$'Building envelope'.E1429]" office:value-type="float" office:value="353679" calcext:value-type="float">
            <text:p>35367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3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81.61" calcext:value-type="float">
            <text:p>181.61</text:p>
          </table:table-cell>
          <table:table-cell table:style-name="ce11" office:value-type="float" office:value="488.53" calcext:value-type="float">
            <text:p>488.5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8" calcext:value-type="float">
            <text:p>0.8</text:p>
          </table:table-cell>
          <table:table-cell table:style-name="ce48"/>
          <table:table-cell table:style-name="ce22" table:number-columns-repeated="4"/>
          <table:table-cell table:style-name="ce11" office:value-type="float" office:value="0.9634" calcext:value-type="float">
            <text:p>0.963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39]" office:value-type="float" office:value="399.7" calcext:value-type="float">
            <text:p>399.7</text:p>
          </table:table-cell>
          <table:table-cell table:style-name="ce51" table:formula="of:=['file:///home/mixalako/Documents/EPU/rea-uc/datasets/Dataset-for-AI-tool_renovated-buildings-91-AUDITI-AR-2-ZON%C3%84_M-ENG.xlsx'#$'Building envelope'.E1439]" office:value-type="float" office:value="23885" calcext:value-type="float">
            <text:p>2388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3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3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6</text:p>
          </table:table-cell>
          <table:table-cell/>
          <table:table-cell table:style-name="ce10"/>
          <table:table-cell office:value-type="string" calcext:value-type="string">
            <text:p>Maskavas iela 254 k-4, Rīga, LV-1063</text:p>
          </table:table-cell>
          <table:table-cell table:style-name="ce21" office:value-type="float" office:value="1000780323002" calcext:value-type="float">
            <text:p>1000780323002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33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8.58" calcext:value-type="float">
            <text:p>58.58</text:p>
          </table:table-cell>
          <table:table-cell office:value-type="float" office:value="11.81" calcext:value-type="float">
            <text:p>11.81</text:p>
          </table:table-cell>
          <table:table-cell office:value-type="float" office:value="13.61" calcext:value-type="float">
            <text:p>13.61</text:p>
          </table:table-cell>
          <table:table-cell table:style-name="ce29" table:formula="of:=VLOOKUP([.F33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056.44" calcext:value-type="float">
            <text:p>3056.44</text:p>
          </table:table-cell>
          <table:table-cell table:style-name="ce10" table:formula="of:=[.L336]*[.K336]" office:value-type="float" office:value="7641.1" calcext:value-type="float">
            <text:p>7641.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033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60" calcext:value-type="float">
            <text:p>60</text:p>
          </table:table-cell>
          <table:table-cell table:style-name="ce41" table:formula="of:=SUM([.R337:.R338])" office:value-type="float" office:value="3056.44" calcext:value-type="float">
            <text:p>3056.4</text:p>
          </table:table-cell>
          <table:table-cell table:formula="of:=SUM([.S337:.S338])" office:value-type="float" office:value="7610.53" calcext:value-type="float">
            <text:p>7610.53</text:p>
          </table:table-cell>
          <table:table-cell table:style-name="ce45" table:formula="of:=([.S337]*[.T337]+[.S338]*[.T338])/[.S336]" office:value-type="float" office:value="17.5968848424486" calcext:value-type="float">
            <text:p>17.597</text:p>
          </table:table-cell>
          <table:table-cell table:formula="of:=AVERAGE([.U337:.U338])" office:value-type="float" office:value="203" calcext:value-type="float">
            <text:p>203</text:p>
          </table:table-cell>
          <table:table-cell table:formula="of:=AVERAGE([.V337:.V338])" office:value-type="float" office:value="0.7" calcext:value-type="float">
            <text:p>0.7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77924" calcext:value-type="float">
            <text:p>277924</text:p>
          </table:table-cell>
          <table:table-cell office:value-type="float" office:value="176098" calcext:value-type="float">
            <text:p>176098</text:p>
          </table:table-cell>
          <table:table-cell table:formula="of:=SUM([.Y336:.Z336])" office:value-type="float" office:value="454022" calcext:value-type="float">
            <text:p>454022</text:p>
          </table:table-cell>
          <table:table-cell table:formula="of:=AVERAGE([.AB337:.AB338])" office:value-type="float" office:value="0.9365" calcext:value-type="float">
            <text:p>0.9365</text:p>
          </table:table-cell>
          <table:table-cell office:value-type="float" office:value="148626" calcext:value-type="float">
            <text:p>148626</text:p>
          </table:table-cell>
          <table:table-cell table:style-name="ce10" office:value-type="float" office:value="55.6" calcext:value-type="float">
            <text:p>55.6</text:p>
          </table:table-cell>
          <table:table-cell/>
          <table:table-cell table:style-name="ce10" table:formula="of:=SUM([.AF337:.AF338])" office:value-type="float" office:value="278647" calcext:value-type="float">
            <text:p>278647</text:p>
          </table:table-cell>
          <table:table-cell table:style-name="ce53" table:formula="of:=['file:///home/mixalako/Documents/EPU/rea-uc/datasets/Dataset-for-AI-tool_renovated-buildings-91-AUDITI-AR-2-ZON%C3%84_M-ENG.xlsx'#$'Energy efficiency measures'.H902]" office:value-type="currency" office:currency="EUR" office:value="281253" calcext:value-type="currency">
            <text:p>€ 281,253.00 </text:p>
          </table:table-cell>
          <table:table-cell table:style-name="ce54" table:formula="of:=['file:///home/mixalako/Documents/EPU/rea-uc/datasets/Dataset-for-AI-tool_renovated-buildings-91-AUDITI-AR-2-ZON%C3%84_M-ENG.xlsx'#$'Energy efficiency measures'.I902]" office:value-type="currency" office:currency="EUR" office:value="20.2104741236832" calcext:value-type="currency">
            <text:p>€ 20.21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3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851.09" calcext:value-type="float">
            <text:p>2851.1</text:p>
          </table:table-cell>
          <table:table-cell table:style-name="ce11" office:value-type="float" office:value="7099.21" calcext:value-type="float">
            <text:p>7099.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8755" calcext:value-type="float">
            <text:p>0.875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51]" office:value-type="float" office:value="3315.8" calcext:value-type="float">
            <text:p>3315.8</text:p>
          </table:table-cell>
          <table:table-cell table:style-name="ce51" table:formula="of:=['file:///home/mixalako/Documents/EPU/rea-uc/datasets/Dataset-for-AI-tool_renovated-buildings-91-AUDITI-AR-2-ZON%C3%84_M-ENG.xlsx'#$'Building envelope'.E1451]" office:value-type="float" office:value="266314" calcext:value-type="float">
            <text:p>26631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3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5.35" calcext:value-type="float">
            <text:p>205.35</text:p>
          </table:table-cell>
          <table:table-cell table:style-name="ce11" office:value-type="float" office:value="511.32" calcext:value-type="float">
            <text:p>511.3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" calcext:value-type="float">
            <text:p>0.7</text:p>
          </table:table-cell>
          <table:table-cell table:style-name="ce48"/>
          <table:table-cell table:style-name="ce22" table:number-columns-repeated="4"/>
          <table:table-cell table:style-name="ce11" office:value-type="float" office:value="0.9975" calcext:value-type="float">
            <text:p>0.9975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59]" office:value-type="float" office:value="232.8" calcext:value-type="float">
            <text:p>232.8</text:p>
          </table:table-cell>
          <table:table-cell table:style-name="ce51" table:formula="of:=['file:///home/mixalako/Documents/EPU/rea-uc/datasets/Dataset-for-AI-tool_renovated-buildings-91-AUDITI-AR-2-ZON%C3%84_M-ENG.xlsx'#$'Building envelope'.E1459]" office:value-type="float" office:value="12333" calcext:value-type="float">
            <text:p>1233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3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4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7</text:p>
          </table:table-cell>
          <table:table-cell/>
          <table:table-cell table:style-name="ce10"/>
          <table:table-cell office:value-type="string" calcext:value-type="string">
            <text:p>Ilūkstes iela 109 k-2, Rīga, LV-1082</text:p>
          </table:table-cell>
          <table:table-cell table:style-name="ce21" office:value-type="float" office:value="1000711540001" calcext:value-type="float">
            <text:p>1000711540001</text:p>
          </table:table-cell>
          <table:table-cell table:content-validation-name="val2" office:value-type="string" calcext:value-type="string">
            <text:p>467. sērija</text:p>
          </table:table-cell>
          <table:table-cell table:formula="of:=VLOOKUP([.F341];['file:///home/mixalako/Documents/EPU/rea-uc/datasets/Dataset-for-AI-tool_renovated-buildings-91-AUDITI-AR-2-ZON%C3%84_M-ENG.xlsx'#$'Building series'.A$1:.F$1048576];6;0)" office:value-type="float" office:value="467" calcext:value-type="float">
            <text:p>467</text:p>
          </table:table-cell>
          <table:table-cell office:value-type="float" office:value="10.5" calcext:value-type="float">
            <text:p>10.5</text:p>
          </table:table-cell>
          <table:table-cell office:value-type="float" office:value="77" calcext:value-type="float">
            <text:p>77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34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6362.6" calcext:value-type="float">
            <text:p>6362.6</text:p>
          </table:table-cell>
          <table:table-cell table:style-name="ce10" table:formula="of:=[.L341]*[.K341]" office:value-type="float" office:value="15906.5" calcext:value-type="float">
            <text:p>15906.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124.34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3" calcext:value-type="float">
            <text:p>1983</text:p>
          </table:table-cell>
          <table:table-cell table:style-name="ce10" office:value-type="float" office:value="108" calcext:value-type="float">
            <text:p>108</text:p>
          </table:table-cell>
          <table:table-cell table:style-name="ce41" table:formula="of:=SUM([.R342:.R343])" office:value-type="float" office:value="6362.6" calcext:value-type="float">
            <text:p>6362.6</text:p>
          </table:table-cell>
          <table:table-cell table:formula="of:=SUM([.S342:.S343])" office:value-type="float" office:value="15907" calcext:value-type="float">
            <text:p>15907</text:p>
          </table:table-cell>
          <table:table-cell table:style-name="ce45" table:formula="of:=([.S342]*[.T342]+[.S343]*[.T343])/[.S341]" office:value-type="float" office:value="20.887250895832" calcext:value-type="float">
            <text:p>20.887</text:p>
          </table:table-cell>
          <table:table-cell table:formula="of:=AVERAGE([.U342:.U343])" office:value-type="float" office:value="203" calcext:value-type="float">
            <text:p>203</text:p>
          </table:table-cell>
          <table:table-cell table:formula="of:=AVERAGE([.V342:.V343])" office:value-type="float" office:value="0.595" calcext:value-type="float">
            <text:p>0.59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705902" calcext:value-type="float">
            <text:p>705902</text:p>
          </table:table-cell>
          <table:table-cell office:value-type="float" office:value="409560" calcext:value-type="float">
            <text:p>409560</text:p>
          </table:table-cell>
          <table:table-cell table:formula="of:=SUM([.Y341:.Z341])" office:value-type="float" office:value="1115462" calcext:value-type="float">
            <text:p>1115462</text:p>
          </table:table-cell>
          <table:table-cell table:formula="of:=AVERAGE([.AB342:.AB343])" office:value-type="float" office:value="0.91" calcext:value-type="float">
            <text:p>0.91</text:p>
          </table:table-cell>
          <table:table-cell office:value-type="float" office:value="222943" calcext:value-type="float">
            <text:p>222943</text:p>
          </table:table-cell>
          <table:table-cell table:style-name="ce10" office:value-type="float" office:value="35" calcext:value-type="float">
            <text:p>35</text:p>
          </table:table-cell>
          <table:table-cell/>
          <table:table-cell table:style-name="ce10" table:formula="of:=SUM([.AF342:.AF343])" office:value-type="float" office:value="701354" calcext:value-type="float">
            <text:p>701354</text:p>
          </table:table-cell>
          <table:table-cell table:style-name="ce53" table:formula="of:=['file:///home/mixalako/Documents/EPU/rea-uc/datasets/Dataset-for-AI-tool_renovated-buildings-91-AUDITI-AR-2-ZON%C3%84_M-ENG.xlsx'#$'Energy efficiency measures'.H917]" office:value-type="currency" office:currency="EUR" office:value="406400" calcext:value-type="currency">
            <text:p>€ 406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17]" office:value-type="currency" office:currency="EUR" office:value="29.2033744844138" calcext:value-type="currency">
            <text:p>€ 29.2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4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496.4" calcext:value-type="float">
            <text:p>5496.4</text:p>
          </table:table-cell>
          <table:table-cell table:style-name="ce11" office:value-type="float" office:value="13741" calcext:value-type="float">
            <text:p>13741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4" calcext:value-type="float">
            <text:p>0.54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72]" office:value-type="float" office:value="5856.1" calcext:value-type="float">
            <text:p>5856.1</text:p>
          </table:table-cell>
          <table:table-cell table:style-name="ce51" table:formula="of:=['file:///home/mixalako/Documents/EPU/rea-uc/datasets/Dataset-for-AI-tool_renovated-buildings-91-AUDITI-AR-2-ZON%C3%84_M-ENG.xlsx'#$'Building envelope'.E1472]" office:value-type="float" office:value="613412" calcext:value-type="float">
            <text:p>61341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4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66.2" calcext:value-type="float">
            <text:p>866.2</text:p>
          </table:table-cell>
          <table:table-cell table:style-name="ce11" office:value-type="float" office:value="2166" calcext:value-type="float">
            <text:p>216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5" calcext:value-type="float">
            <text:p>0.6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81]" office:value-type="float" office:value="1061.6" calcext:value-type="float">
            <text:p>1061.6</text:p>
          </table:table-cell>
          <table:table-cell table:style-name="ce51" table:formula="of:=['file:///home/mixalako/Documents/EPU/rea-uc/datasets/Dataset-for-AI-tool_renovated-buildings-91-AUDITI-AR-2-ZON%C3%84_M-ENG.xlsx'#$'Building envelope'.E1481]" office:value-type="float" office:value="87942" calcext:value-type="float">
            <text:p>8794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4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4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8</text:p>
          </table:table-cell>
          <table:table-cell/>
          <table:table-cell table:style-name="ce10"/>
          <table:table-cell office:value-type="string" calcext:value-type="string">
            <text:p>Katrīnas dambis 22, Rīga, LV-1045</text:p>
          </table:table-cell>
          <table:table-cell table:style-name="ce21" office:value-type="float" office:value="1000122009001" calcext:value-type="float">
            <text:p>1000122009001</text:p>
          </table:table-cell>
          <table:table-cell table:content-validation-name="val2" office:value-type="string" calcext:value-type="string">
            <text:p>Specprojekts 2.85</text:p>
          </table:table-cell>
          <table:table-cell table:formula="of:=VLOOKUP([.F34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n/a</text:p>
          </table:table-cell>
          <table:table-cell office:value-type="float" office:value="13.85" calcext:value-type="float">
            <text:p>13.85</text:p>
          </table:table-cell>
          <table:table-cell table:style-name="ce29" table:formula="of:=VLOOKUP([.F346];['file:///home/mixalako/Documents/EPU/rea-uc/datasets/Dataset-for-AI-tool_renovated-buildings-91-AUDITI-AR-2-ZON%C3%84_M-ENG.xlsx'#$'Building series'.A$1:.C$1048576];2;0)" office:value-type="float" office:value="2.85" calcext:value-type="float">
            <text:p>2.85</text:p>
          </table:table-cell>
          <table:table-cell office:value-type="float" office:value="2632.67" calcext:value-type="float">
            <text:p>2632.67</text:p>
          </table:table-cell>
          <table:table-cell table:style-name="ce10" table:formula="of:=[.L346]*[.K346]" office:value-type="float" office:value="7503.1095" calcext:value-type="float">
            <text:p>7503.109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215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8" calcext:value-type="float">
            <text:p>1958</text:p>
          </table:table-cell>
          <table:table-cell table:style-name="ce10" office:value-type="float" office:value="30" calcext:value-type="float">
            <text:p>30</text:p>
          </table:table-cell>
          <table:table-cell table:style-name="ce41" table:formula="of:=SUM([.R347:.R348])" office:value-type="float" office:value="2632.67" calcext:value-type="float">
            <text:p>2632.7</text:p>
          </table:table-cell>
          <table:table-cell table:formula="of:=SUM([.S347:.S348])" office:value-type="float" office:value="7503" calcext:value-type="float">
            <text:p>7503</text:p>
          </table:table-cell>
          <table:table-cell table:style-name="ce45" table:formula="of:=([.S347]*[.T347]+[.S348]*[.T348])/[.S346]" office:value-type="float" office:value="20.2421031587365" calcext:value-type="float">
            <text:p>20.242</text:p>
          </table:table-cell>
          <table:table-cell table:formula="of:=AVERAGE([.U347:.U348])" office:value-type="float" office:value="203" calcext:value-type="float">
            <text:p>203</text:p>
          </table:table-cell>
          <table:table-cell table:formula="of:=AVERAGE([.V347:.V348])" office:value-type="float" office:value="0.495" calcext:value-type="float">
            <text:p>0.49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89142" calcext:value-type="float">
            <text:p>289142</text:p>
          </table:table-cell>
          <table:table-cell office:value-type="float" office:value="87922" calcext:value-type="float">
            <text:p>87922</text:p>
          </table:table-cell>
          <table:table-cell table:formula="of:=SUM([.Y346:.Z346])" office:value-type="float" office:value="377064" calcext:value-type="float">
            <text:p>377064</text:p>
          </table:table-cell>
          <table:table-cell table:formula="of:=AVERAGE([.AB347:.AB348])" office:value-type="float" office:value="0.92" calcext:value-type="float">
            <text:p>0.92</text:p>
          </table:table-cell>
          <table:table-cell office:value-type="float" office:value="85121" calcext:value-type="float">
            <text:p>85121</text:p>
          </table:table-cell>
          <table:table-cell table:style-name="ce10" office:value-type="float" office:value="32.3" calcext:value-type="float">
            <text:p>32.3</text:p>
          </table:table-cell>
          <table:table-cell/>
          <table:table-cell table:style-name="ce10" table:formula="of:=SUM([.AF347:.AF348])" office:value-type="float" office:value="286192" calcext:value-type="float">
            <text:p>286192</text:p>
          </table:table-cell>
          <table:table-cell table:style-name="ce53" table:formula="of:=['file:///home/mixalako/Documents/EPU/rea-uc/datasets/Dataset-for-AI-tool_renovated-buildings-91-AUDITI-AR-2-ZON%C3%84_M-ENG.xlsx'#$'Energy efficiency measures'.H929]" office:value-type="currency" office:currency="EUR" office:value="193300" calcext:value-type="currency">
            <text:p>€ 193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29]" office:value-type="currency" office:currency="EUR" office:value="13.8902861413317" calcext:value-type="currency">
            <text:p>€ 13.8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4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361.19" calcext:value-type="float">
            <text:p>2361.2</text:p>
          </table:table-cell>
          <table:table-cell table:style-name="ce11" office:value-type="float" office:value="6729" calcext:value-type="float">
            <text:p>6729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7" calcext:value-type="float">
            <text:p>0.47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493]" office:value-type="float" office:value="2493.7" calcext:value-type="float">
            <text:p>2493.7</text:p>
          </table:table-cell>
          <table:table-cell table:style-name="ce51" table:formula="of:=['file:///home/mixalako/Documents/EPU/rea-uc/datasets/Dataset-for-AI-tool_renovated-buildings-91-AUDITI-AR-2-ZON%C3%84_M-ENG.xlsx'#$'Building envelope'.E1493]" office:value-type="float" office:value="249058" calcext:value-type="float">
            <text:p>24905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4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71.48" calcext:value-type="float">
            <text:p>271.48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2" calcext:value-type="float">
            <text:p>0.52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00]" office:value-type="float" office:value="423.4" calcext:value-type="float">
            <text:p>423.4</text:p>
          </table:table-cell>
          <table:table-cell table:style-name="ce51" table:formula="of:=['file:///home/mixalako/Documents/EPU/rea-uc/datasets/Dataset-for-AI-tool_renovated-buildings-91-AUDITI-AR-2-ZON%C3%84_M-ENG.xlsx'#$'Building envelope'.E1500]" office:value-type="float" office:value="37134" calcext:value-type="float">
            <text:p>3713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4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5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69</text:p>
          </table:table-cell>
          <table:table-cell/>
          <table:table-cell table:style-name="ce10"/>
          <table:table-cell office:value-type="string" calcext:value-type="string">
            <text:p>Lokomotīves iela 92, Rīga, LV-1057</text:p>
          </table:table-cell>
          <table:table-cell table:style-name="ce21" office:value-type="float" office:value="1000782015001" calcext:value-type="float">
            <text:p>1000782015001</text:p>
          </table:table-cell>
          <table:table-cell table:content-validation-name="val2" office:value-type="string" calcext:value-type="string">
            <text:p>602. sērija 2.5</text:p>
          </table:table-cell>
          <table:table-cell table:formula="of:=VLOOKUP([.F351];['file:///home/mixalako/Documents/EPU/rea-uc/datasets/Dataset-for-AI-tool_renovated-buildings-91-AUDITI-AR-2-ZON%C3%84_M-ENG.xlsx'#$'Building series'.A$1:.F$1048576];6;0)" office:value-type="float" office:value="602" calcext:value-type="float">
            <text:p>602</text:p>
          </table:table-cell>
          <table:table-cell office:value-type="float" office:value="10.5" calcext:value-type="float">
            <text:p>10.5</text:p>
          </table:table-cell>
          <table:table-cell office:value-type="float" office:value="52" calcext:value-type="float">
            <text:p>52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35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310.96" calcext:value-type="float">
            <text:p>4310.96</text:p>
          </table:table-cell>
          <table:table-cell table:style-name="ce10" table:formula="of:=[.L351]*[.K351]" office:value-type="float" office:value="10777.4" calcext:value-type="float">
            <text:p>10777.4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305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4" calcext:value-type="float">
            <text:p>1974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352:.R353])" office:value-type="float" office:value="4310.96" calcext:value-type="float">
            <text:p>4311.0</text:p>
          </table:table-cell>
          <table:table-cell table:formula="of:=SUM([.S352:.S353])" office:value-type="float" office:value="10778" calcext:value-type="float">
            <text:p>10778</text:p>
          </table:table-cell>
          <table:table-cell table:style-name="ce45" table:formula="of:=([.S352]*[.T352]+[.S353]*[.T353])/[.S351]" office:value-type="float" office:value="20.3407867879013" calcext:value-type="float">
            <text:p>20.341</text:p>
          </table:table-cell>
          <table:table-cell table:formula="of:=AVERAGE([.U352:.U353])" office:value-type="float" office:value="203" calcext:value-type="float">
            <text:p>203</text:p>
          </table:table-cell>
          <table:table-cell table:formula="of:=AVERAGE([.V352:.V353])" office:value-type="float" office:value="0.6" calcext:value-type="float">
            <text:p>0.6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18737" calcext:value-type="float">
            <text:p>518737</text:p>
          </table:table-cell>
          <table:table-cell office:value-type="float" office:value="241387" calcext:value-type="float">
            <text:p>241387</text:p>
          </table:table-cell>
          <table:table-cell table:formula="of:=SUM([.Y351:.Z351])" office:value-type="float" office:value="760124" calcext:value-type="float">
            <text:p>760124</text:p>
          </table:table-cell>
          <table:table-cell table:formula="of:=AVERAGE([.AB352:.AB353])" office:value-type="float" office:value="0.91" calcext:value-type="float">
            <text:p>0.91</text:p>
          </table:table-cell>
          <table:table-cell office:value-type="float" office:value="156280" calcext:value-type="float">
            <text:p>156280</text:p>
          </table:table-cell>
          <table:table-cell table:style-name="ce10" office:value-type="float" office:value="36.3" calcext:value-type="float">
            <text:p>36.3</text:p>
          </table:table-cell>
          <table:table-cell/>
          <table:table-cell table:style-name="ce10" table:formula="of:=SUM([.AF352:.AF353])" office:value-type="float" office:value="527954" calcext:value-type="float">
            <text:p>527954</text:p>
          </table:table-cell>
          <table:table-cell table:style-name="ce53" table:formula="of:=['file:///home/mixalako/Documents/EPU/rea-uc/datasets/Dataset-for-AI-tool_renovated-buildings-91-AUDITI-AR-2-ZON%C3%84_M-ENG.xlsx'#$'Energy efficiency measures'.H944]" office:value-type="currency" office:currency="EUR" office:value="306800" calcext:value-type="currency">
            <text:p>€ 306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44]" office:value-type="currency" office:currency="EUR" office:value="22.0462482574266" calcext:value-type="currency">
            <text:p>€ 22.0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5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742.6" calcext:value-type="float">
            <text:p>3742.6</text:p>
          </table:table-cell>
          <table:table-cell table:style-name="ce11" office:value-type="float" office:value="9357" calcext:value-type="float">
            <text:p>935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13]" office:value-type="float" office:value="4433.5" calcext:value-type="float">
            <text:p>4433.5</text:p>
          </table:table-cell>
          <table:table-cell table:style-name="ce51" table:formula="of:=['file:///home/mixalako/Documents/EPU/rea-uc/datasets/Dataset-for-AI-tool_renovated-buildings-91-AUDITI-AR-2-ZON%C3%84_M-ENG.xlsx'#$'Building envelope'.E1513]" office:value-type="float" office:value="453619" calcext:value-type="float">
            <text:p>45361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5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68.36" calcext:value-type="float">
            <text:p>568.36</text:p>
          </table:table-cell>
          <table:table-cell table:style-name="ce11" office:value-type="float" office:value="1421" calcext:value-type="float">
            <text:p>142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5" calcext:value-type="float">
            <text:p>0.6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23]" office:value-type="float" office:value="953.5" calcext:value-type="float">
            <text:p>953.5</text:p>
          </table:table-cell>
          <table:table-cell table:style-name="ce51" table:formula="of:=['file:///home/mixalako/Documents/EPU/rea-uc/datasets/Dataset-for-AI-tool_renovated-buildings-91-AUDITI-AR-2-ZON%C3%84_M-ENG.xlsx'#$'Building envelope'.E1523]" office:value-type="float" office:value="74335" calcext:value-type="float">
            <text:p>7433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5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5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0</text:p>
          </table:table-cell>
          <table:table-cell/>
          <table:table-cell table:style-name="ce10"/>
          <table:table-cell office:value-type="string" calcext:value-type="string">
            <text:p>Mārkalnes iela 2 k-5, Rīga, LV-1024</text:p>
          </table:table-cell>
          <table:table-cell table:style-name="ce21" office:value-type="float" office:value="1000912082001" calcext:value-type="float">
            <text:p>1000912082001</text:p>
          </table:table-cell>
          <table:table-cell table:content-validation-name="val2" office:value-type="string" calcext:value-type="string">
            <text:p>Pirmskara koka ēka</text:p>
          </table:table-cell>
          <table:table-cell table:formula="of:=VLOOKUP([.F35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3.97" calcext:value-type="float">
            <text:p>23.97</text:p>
          </table:table-cell>
          <table:table-cell office:value-type="float" office:value="9.2" calcext:value-type="float">
            <text:p>9.2</text:p>
          </table:table-cell>
          <table:table-cell office:value-type="float" office:value="6.5" calcext:value-type="float">
            <text:p>6.5</text:p>
          </table:table-cell>
          <table:table-cell table:style-name="ce29" table:formula="of:=VLOOKUP([.F356];['file:///home/mixalako/Documents/EPU/rea-uc/datasets/Dataset-for-AI-tool_renovated-buildings-91-AUDITI-AR-2-ZON%C3%84_M-ENG.xlsx'#$'Building series'.A$1:.C$1048576];2;0)" office:value-type="float" office:value="2.7" calcext:value-type="float">
            <text:p>2.7</text:p>
          </table:table-cell>
          <table:table-cell office:value-type="float" office:value="726.2" calcext:value-type="float">
            <text:p>726.2</text:p>
          </table:table-cell>
          <table:table-cell table:style-name="ce10" table:formula="of:=[.L356]*[.K356]" office:value-type="float" office:value="1960.74" calcext:value-type="float">
            <text:p>1960.74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396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36" calcext:value-type="float">
            <text:p>1936</text:p>
          </table:table-cell>
          <table:table-cell table:style-name="ce10" office:value-type="float" office:value="10" calcext:value-type="float">
            <text:p>10</text:p>
          </table:table-cell>
          <table:table-cell table:style-name="ce41" table:formula="of:=SUM([.R357:.R358])" office:value-type="float" office:value="726.2" calcext:value-type="float">
            <text:p>726.2</text:p>
          </table:table-cell>
          <table:table-cell table:formula="of:=SUM([.S357:.S358])" office:value-type="float" office:value="1961" calcext:value-type="float">
            <text:p>1961</text:p>
          </table:table-cell>
          <table:table-cell table:style-name="ce45" table:formula="of:=([.S357]*[.T357]+[.S358]*[.T358])/[.S356]" office:value-type="float" office:value="19.8806731259561" calcext:value-type="float">
            <text:p>19.881</text:p>
          </table:table-cell>
          <table:table-cell table:formula="of:=AVERAGE([.U357:.U358])" office:value-type="float" office:value="203" calcext:value-type="float">
            <text:p>203</text:p>
          </table:table-cell>
          <table:table-cell table:formula="of:=AVERAGE([.V357:.V358])" office:value-type="float" office:value="0.515" calcext:value-type="float">
            <text:p>0.51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92087" calcext:value-type="float">
            <text:p>92087</text:p>
          </table:table-cell>
          <table:table-cell office:value-type="float" office:value="17587" calcext:value-type="float">
            <text:p>17587</text:p>
          </table:table-cell>
          <table:table-cell table:formula="of:=SUM([.Y356:.Z356])" office:value-type="float" office:value="109674" calcext:value-type="float">
            <text:p>109674</text:p>
          </table:table-cell>
          <table:table-cell table:formula="of:=AVERAGE([.AB357:.AB358])" office:value-type="float" office:value="0.91" calcext:value-type="float">
            <text:p>0.91</text:p>
          </table:table-cell>
          <table:table-cell office:value-type="float" office:value="24458" calcext:value-type="float">
            <text:p>24458</text:p>
          </table:table-cell>
          <table:table-cell table:style-name="ce10" office:value-type="float" office:value="33.7" calcext:value-type="float">
            <text:p>33.7</text:p>
          </table:table-cell>
          <table:table-cell/>
          <table:table-cell table:style-name="ce10" table:formula="of:=SUM([.AF357:.AF358])" office:value-type="float" office:value="94216" calcext:value-type="float">
            <text:p>94216</text:p>
          </table:table-cell>
          <table:table-cell table:style-name="ce53" table:formula="of:=['file:///home/mixalako/Documents/EPU/rea-uc/datasets/Dataset-for-AI-tool_renovated-buildings-91-AUDITI-AR-2-ZON%C3%84_M-ENG.xlsx'#$'Energy efficiency measures'.H958]" office:value-type="currency" office:currency="EUR" office:value="55900" calcext:value-type="currency">
            <text:p>€ 55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58]" office:value-type="currency" office:currency="EUR" office:value="4.01690116554807" calcext:value-type="currency">
            <text:p>€ 4.0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5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697.28" calcext:value-type="float">
            <text:p>697.3</text:p>
          </table:table-cell>
          <table:table-cell table:style-name="ce11" office:value-type="float" office:value="1883" calcext:value-type="float">
            <text:p>188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37]" office:value-type="float" office:value="892.8" calcext:value-type="float">
            <text:p>892.8</text:p>
          </table:table-cell>
          <table:table-cell table:style-name="ce51" table:formula="of:=['file:///home/mixalako/Documents/EPU/rea-uc/datasets/Dataset-for-AI-tool_renovated-buildings-91-AUDITI-AR-2-ZON%C3%84_M-ENG.xlsx'#$'Building envelope'.E1537]" office:value-type="float" office:value="86994" calcext:value-type="float">
            <text:p>8699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5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8.92" calcext:value-type="float">
            <text:p>28.9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3" calcext:value-type="float">
            <text:p>0.53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45]" office:value-type="float" office:value="87.3" calcext:value-type="float">
            <text:p>87.3</text:p>
          </table:table-cell>
          <table:table-cell table:style-name="ce51" table:formula="of:=['file:///home/mixalako/Documents/EPU/rea-uc/datasets/Dataset-for-AI-tool_renovated-buildings-91-AUDITI-AR-2-ZON%C3%84_M-ENG.xlsx'#$'Building envelope'.E1545]" office:value-type="float" office:value="7222" calcext:value-type="float">
            <text:p>722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5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6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1</text:p>
          </table:table-cell>
          <table:table-cell/>
          <table:table-cell table:style-name="ce10"/>
          <table:table-cell office:value-type="string" calcext:value-type="string">
            <text:p>Gardenes iela 9, Rīga, LV-1002</text:p>
          </table:table-cell>
          <table:table-cell table:style-name="ce21" office:value-type="float" office:value="1000562029001" calcext:value-type="float">
            <text:p>1000562029001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36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36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035.89" calcext:value-type="float">
            <text:p>2035.89</text:p>
          </table:table-cell>
          <table:table-cell table:style-name="ce10" table:formula="of:=[.L361]*[.K361]" office:value-type="float" office:value="5089.725" calcext:value-type="float">
            <text:p>5089.7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487.3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45" calcext:value-type="float">
            <text:p>45</text:p>
          </table:table-cell>
          <table:table-cell table:style-name="ce41" table:formula="of:=SUM([.R362:.R363])" office:value-type="float" office:value="2035.89" calcext:value-type="float">
            <text:p>2035.9</text:p>
          </table:table-cell>
          <table:table-cell table:formula="of:=SUM([.S362:.S363])" office:value-type="float" office:value="5089" calcext:value-type="float">
            <text:p>5089</text:p>
          </table:table-cell>
          <table:table-cell table:style-name="ce45" table:formula="of:=([.S362]*[.T362]+[.S363]*[.T363])/[.S361]" office:value-type="float" office:value="20.7671448221655" calcext:value-type="float">
            <text:p>20.767</text:p>
          </table:table-cell>
          <table:table-cell table:formula="of:=AVERAGE([.U362:.U363])" office:value-type="float" office:value="203" calcext:value-type="float">
            <text:p>203</text:p>
          </table:table-cell>
          <table:table-cell table:formula="of:=AVERAGE([.V362:.V363])" office:value-type="float" office:value="0.55" calcext:value-type="float">
            <text:p>0.5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78154" calcext:value-type="float">
            <text:p>278154</text:p>
          </table:table-cell>
          <table:table-cell office:value-type="float" office:value="149986" calcext:value-type="float">
            <text:p>149986</text:p>
          </table:table-cell>
          <table:table-cell table:formula="of:=SUM([.Y361:.Z361])" office:value-type="float" office:value="428140" calcext:value-type="float">
            <text:p>428140</text:p>
          </table:table-cell>
          <table:table-cell table:formula="of:=AVERAGE([.AB362:.AB363])" office:value-type="float" office:value="0.93" calcext:value-type="float">
            <text:p>0.93</text:p>
          </table:table-cell>
          <table:table-cell office:value-type="float" office:value="62917" calcext:value-type="float">
            <text:p>62917</text:p>
          </table:table-cell>
          <table:table-cell table:style-name="ce10" office:value-type="float" office:value="30.9" calcext:value-type="float">
            <text:p>30.9</text:p>
          </table:table-cell>
          <table:table-cell/>
          <table:table-cell table:style-name="ce10" table:formula="of:=SUM([.AF362:.AF363])" office:value-type="float" office:value="282729" calcext:value-type="float">
            <text:p>282729</text:p>
          </table:table-cell>
          <table:table-cell table:style-name="ce53" table:formula="of:=['file:///home/mixalako/Documents/EPU/rea-uc/datasets/Dataset-for-AI-tool_renovated-buildings-91-AUDITI-AR-2-ZON%C3%84_M-ENG.xlsx'#$'Energy efficiency measures'.H972]" office:value-type="currency" office:currency="EUR" office:value="160800" calcext:value-type="currency">
            <text:p>€ 160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72]" office:value-type="currency" office:currency="EUR" office:value="11.5548784869433" calcext:value-type="currency">
            <text:p>€ 11.5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6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877.74" calcext:value-type="float">
            <text:p>1877.7</text:p>
          </table:table-cell>
          <table:table-cell table:style-name="ce11" office:value-type="float" office:value="4694" calcext:value-type="float">
            <text:p>469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57]" office:value-type="float" office:value="2514.4" calcext:value-type="float">
            <text:p>2514.4</text:p>
          </table:table-cell>
          <table:table-cell table:style-name="ce51" table:formula="of:=['file:///home/mixalako/Documents/EPU/rea-uc/datasets/Dataset-for-AI-tool_renovated-buildings-91-AUDITI-AR-2-ZON%C3%84_M-ENG.xlsx'#$'Building envelope'.E1557]" office:value-type="float" office:value="257259" calcext:value-type="float">
            <text:p>25725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6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8.15" calcext:value-type="float">
            <text:p>158.15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3" calcext:value-type="float">
            <text:p>0.93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65]" office:value-type="float" office:value="290.5" calcext:value-type="float">
            <text:p>290.5</text:p>
          </table:table-cell>
          <table:table-cell table:style-name="ce51" table:formula="of:=['file:///home/mixalako/Documents/EPU/rea-uc/datasets/Dataset-for-AI-tool_renovated-buildings-91-AUDITI-AR-2-ZON%C3%84_M-ENG.xlsx'#$'Building envelope'.E1565]" office:value-type="float" office:value="25470" calcext:value-type="float">
            <text:p>2547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6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6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2</text:p>
          </table:table-cell>
          <table:table-cell/>
          <table:table-cell table:style-name="ce10"/>
          <table:table-cell office:value-type="string" calcext:value-type="string">
            <text:p>Mastu iela 6, Rīga, LV-1045</text:p>
          </table:table-cell>
          <table:table-cell table:style-name="ce21" office:value-type="float" office:value="1000120033001" calcext:value-type="float">
            <text:p>1000120033001</text:p>
          </table:table-cell>
          <table:table-cell table:content-validation-name="val2" office:value-type="string" calcext:value-type="string">
            <text:p>Hruščova (316.sērija) laika projekts 2.5</text:p>
          </table:table-cell>
          <table:table-cell table:formula="of:=VLOOKUP([.F36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36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770.78" calcext:value-type="float">
            <text:p>2770.78</text:p>
          </table:table-cell>
          <table:table-cell table:style-name="ce10" table:formula="of:=[.L366]*[.K366]" office:value-type="float" office:value="6926.95" calcext:value-type="float">
            <text:p>6926.9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578.1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55" calcext:value-type="float">
            <text:p>55</text:p>
          </table:table-cell>
          <table:table-cell table:style-name="ce41" table:formula="of:=SUM([.R367:.R368])" office:value-type="float" office:value="2770.78" calcext:value-type="float">
            <text:p>2770.8</text:p>
          </table:table-cell>
          <table:table-cell table:formula="of:=SUM([.S367:.S368])" office:value-type="float" office:value="6927" calcext:value-type="float">
            <text:p>6927</text:p>
          </table:table-cell>
          <table:table-cell table:style-name="ce45" table:formula="of:=([.S367]*[.T367]+[.S368]*[.T368])/[.S366]" office:value-type="float" office:value="20.6991482604302" calcext:value-type="float">
            <text:p>20.699</text:p>
          </table:table-cell>
          <table:table-cell table:formula="of:=AVERAGE([.U367:.U368])" office:value-type="float" office:value="203" calcext:value-type="float">
            <text:p>203</text:p>
          </table:table-cell>
          <table:table-cell table:formula="of:=AVERAGE([.V367:.V368])" office:value-type="float" office:value="0.525" calcext:value-type="float">
            <text:p>0.5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33088" calcext:value-type="float">
            <text:p>333088</text:p>
          </table:table-cell>
          <table:table-cell office:value-type="float" office:value="168254" calcext:value-type="float">
            <text:p>168254</text:p>
          </table:table-cell>
          <table:table-cell table:formula="of:=SUM([.Y366:.Z366])" office:value-type="float" office:value="501342" calcext:value-type="float">
            <text:p>501342</text:p>
          </table:table-cell>
          <table:table-cell table:formula="of:=AVERAGE([.AB367:.AB368])" office:value-type="float" office:value="0.91" calcext:value-type="float">
            <text:p>0.91</text:p>
          </table:table-cell>
          <table:table-cell office:value-type="float" office:value="97143" calcext:value-type="float">
            <text:p>97143</text:p>
          </table:table-cell>
          <table:table-cell table:style-name="ce10" office:value-type="float" office:value="35.1" calcext:value-type="float">
            <text:p>35.1</text:p>
          </table:table-cell>
          <table:table-cell/>
          <table:table-cell table:style-name="ce10" table:formula="of:=SUM([.AF367:.AF368])" office:value-type="float" office:value="346776" calcext:value-type="float">
            <text:p>346776</text:p>
          </table:table-cell>
          <table:table-cell table:style-name="ce53" table:formula="of:=['file:///home/mixalako/Documents/EPU/rea-uc/datasets/Dataset-for-AI-tool_renovated-buildings-91-AUDITI-AR-2-ZON%C3%84_M-ENG.xlsx'#$'Energy efficiency measures'.H984]" office:value-type="currency" office:currency="EUR" office:value="192500" calcext:value-type="currency">
            <text:p>€ 192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84]" office:value-type="currency" office:currency="EUR" office:value="13.8327991836852" calcext:value-type="currency">
            <text:p>€ 13.8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6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562.23" calcext:value-type="float">
            <text:p>2562.2</text:p>
          </table:table-cell>
          <table:table-cell table:style-name="ce11" office:value-type="float" office:value="6406" calcext:value-type="float">
            <text:p>640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77]" office:value-type="float" office:value="3093.1" calcext:value-type="float">
            <text:p>3093.1</text:p>
          </table:table-cell>
          <table:table-cell table:style-name="ce51" table:formula="of:=['file:///home/mixalako/Documents/EPU/rea-uc/datasets/Dataset-for-AI-tool_renovated-buildings-91-AUDITI-AR-2-ZON%C3%84_M-ENG.xlsx'#$'Building envelope'.E1577]" office:value-type="float" office:value="316462" calcext:value-type="float">
            <text:p>31646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6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8.55" calcext:value-type="float">
            <text:p>208.55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85]" office:value-type="float" office:value="366" calcext:value-type="float">
            <text:p>366</text:p>
          </table:table-cell>
          <table:table-cell table:style-name="ce51" table:formula="of:=['file:///home/mixalako/Documents/EPU/rea-uc/datasets/Dataset-for-AI-tool_renovated-buildings-91-AUDITI-AR-2-ZON%C3%84_M-ENG.xlsx'#$'Building envelope'.E1585]" office:value-type="float" office:value="30314" calcext:value-type="float">
            <text:p>3031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6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7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3</text:p>
          </table:table-cell>
          <table:table-cell/>
          <table:table-cell table:style-name="ce10"/>
          <table:table-cell office:value-type="string" calcext:value-type="string">
            <text:p>Mednieku iela 6A, Rīga, LV-1010</text:p>
          </table:table-cell>
          <table:table-cell table:style-name="ce21" office:value-type="float" office:value="1000180031002" calcext:value-type="float">
            <text:p>1000180031002</text:p>
          </table:table-cell>
          <table:table-cell table:content-validation-name="val2" office:value-type="string" calcext:value-type="string">
            <text:p>Pirmskara ēka 3.1</text:p>
          </table:table-cell>
          <table:table-cell table:formula="of:=VLOOKUP([.F37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n/a</text:p>
          </table:table-cell>
          <table:table-cell office:value-type="float" office:value="13.9" calcext:value-type="float">
            <text:p>13.9</text:p>
          </table:table-cell>
          <table:table-cell table:style-name="ce29" table:formula="of:=VLOOKUP([.F371];['file:///home/mixalako/Documents/EPU/rea-uc/datasets/Dataset-for-AI-tool_renovated-buildings-91-AUDITI-AR-2-ZON%C3%84_M-ENG.xlsx'#$'Building series'.A$1:.C$1048576];2;0)" office:value-type="float" office:value="3.1" calcext:value-type="float">
            <text:p>3.1</text:p>
          </table:table-cell>
          <table:table-cell office:value-type="float" office:value="791.7" calcext:value-type="float">
            <text:p>791.7</text:p>
          </table:table-cell>
          <table:table-cell table:style-name="ce10" table:formula="of:=[.L371]*[.K371]" office:value-type="float" office:value="2454.27" calcext:value-type="float">
            <text:p>2454.27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668.84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10" calcext:value-type="float">
            <text:p>1910</text:p>
          </table:table-cell>
          <table:table-cell table:style-name="ce10" office:value-type="float" office:value="9" calcext:value-type="float">
            <text:p>9</text:p>
          </table:table-cell>
          <table:table-cell table:style-name="ce41" table:formula="of:=SUM([.R372:.R373])" office:value-type="float" office:value="791.7" calcext:value-type="float">
            <text:p>791.7</text:p>
          </table:table-cell>
          <table:table-cell table:formula="of:=SUM([.S372:.S373])" office:value-type="float" office:value="2454" calcext:value-type="float">
            <text:p>2454</text:p>
          </table:table-cell>
          <table:table-cell table:style-name="ce45" table:formula="of:=([.S372]*[.T372]+[.S373]*[.T373])/[.S371]" office:value-type="float" office:value="20.6931540342298" calcext:value-type="float">
            <text:p>20.693</text:p>
          </table:table-cell>
          <table:table-cell table:formula="of:=AVERAGE([.U372:.U373])" office:value-type="float" office:value="203" calcext:value-type="float">
            <text:p>203</text:p>
          </table:table-cell>
          <table:table-cell table:formula="of:=AVERAGE([.V372:.V373])" office:value-type="float" office:value="0.47" calcext:value-type="float">
            <text:p>0.47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91170" calcext:value-type="float">
            <text:p>91170</text:p>
          </table:table-cell>
          <table:table-cell office:value-type="float" office:value="12590" calcext:value-type="float">
            <text:p>12590</text:p>
          </table:table-cell>
          <table:table-cell table:formula="of:=SUM([.Y371:.Z371])" office:value-type="float" office:value="103760" calcext:value-type="float">
            <text:p>103760</text:p>
          </table:table-cell>
          <table:table-cell table:formula="of:=AVERAGE([.AB372:.AB373])" office:value-type="float" office:value="0.96" calcext:value-type="float">
            <text:p>0.96</text:p>
          </table:table-cell>
          <table:table-cell office:value-type="float" office:value="16518" calcext:value-type="float">
            <text:p>16518</text:p>
          </table:table-cell>
          <table:table-cell table:style-name="ce10" office:value-type="float" office:value="20.9" calcext:value-type="float">
            <text:p>20.9</text:p>
          </table:table-cell>
          <table:table-cell/>
          <table:table-cell table:style-name="ce10" table:formula="of:=SUM([.AF372:.AF373])" office:value-type="float" office:value="120181" calcext:value-type="float">
            <text:p>120181</text:p>
          </table:table-cell>
          <table:table-cell table:style-name="ce53" table:formula="of:=['file:///home/mixalako/Documents/EPU/rea-uc/datasets/Dataset-for-AI-tool_renovated-buildings-91-AUDITI-AR-2-ZON%C3%84_M-ENG.xlsx'#$'Energy efficiency measures'.H996]" office:value-type="currency" office:currency="EUR" office:value="102200" calcext:value-type="currency">
            <text:p>€ 102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996]" office:value-type="currency" office:currency="EUR" office:value="7.34395883933833" calcext:value-type="currency">
            <text:p>€ 7.3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7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710.7" calcext:value-type="float">
            <text:p>710.7</text:p>
          </table:table-cell>
          <table:table-cell table:style-name="ce11" office:value-type="float" office:value="2203" calcext:value-type="float">
            <text:p>220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4" calcext:value-type="float">
            <text:p>0.44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598]" office:value-type="float" office:value="1041.4" calcext:value-type="float">
            <text:p>1041.4</text:p>
          </table:table-cell>
          <table:table-cell table:style-name="ce51" table:formula="of:=['file:///home/mixalako/Documents/EPU/rea-uc/datasets/Dataset-for-AI-tool_renovated-buildings-91-AUDITI-AR-2-ZON%C3%84_M-ENG.xlsx'#$'Building envelope'.E1598]" office:value-type="float" office:value="106543" calcext:value-type="float">
            <text:p>10654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7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6" calcext:value-type="float">
            <text:p>0.96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05]" office:value-type="float" office:value="155.5" calcext:value-type="float">
            <text:p>155.5</text:p>
          </table:table-cell>
          <table:table-cell table:style-name="ce51" table:formula="of:=['file:///home/mixalako/Documents/EPU/rea-uc/datasets/Dataset-for-AI-tool_renovated-buildings-91-AUDITI-AR-2-ZON%C3%84_M-ENG.xlsx'#$'Building envelope'.E1605]" office:value-type="float" office:value="13638" calcext:value-type="float">
            <text:p>1363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7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7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4</text:p>
          </table:table-cell>
          <table:table-cell/>
          <table:table-cell table:style-name="ce10"/>
          <table:table-cell office:value-type="string" calcext:value-type="string">
            <text:p>Mērsraga iela 11, Rīga, LV-1002</text:p>
          </table:table-cell>
          <table:table-cell table:style-name="ce21" office:value-type="float" office:value="1000560256001" calcext:value-type="float">
            <text:p>1000560256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37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8.46" calcext:value-type="float">
            <text:p>8.46</text:p>
          </table:table-cell>
          <table:table-cell table:style-name="ce29" table:formula="of:=VLOOKUP([.F37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64.47" calcext:value-type="float">
            <text:p>564.47</text:p>
          </table:table-cell>
          <table:table-cell table:style-name="ce10" table:formula="of:=[.L376]*[.K376]" office:value-type="float" office:value="1411.175" calcext:value-type="float">
            <text:p>1411.17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759.6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1" calcext:value-type="float">
            <text:p>1961</text:p>
          </table:table-cell>
          <table:table-cell table:style-name="ce10" office:value-type="float" office:value="12" calcext:value-type="float">
            <text:p>12</text:p>
          </table:table-cell>
          <table:table-cell table:style-name="ce41" table:formula="of:=SUM([.R377:.R378])" office:value-type="float" office:value="564.47" calcext:value-type="float">
            <text:p>564.5</text:p>
          </table:table-cell>
          <table:table-cell table:formula="of:=SUM([.S377:.S378])" office:value-type="float" office:value="1412" calcext:value-type="float">
            <text:p>1412</text:p>
          </table:table-cell>
          <table:table-cell table:style-name="ce45" table:formula="of:=([.S377]*[.T377]+[.S378]*[.T378])/[.S376]" office:value-type="float" office:value="19.7790368271955" calcext:value-type="float">
            <text:p>19.779</text:p>
          </table:table-cell>
          <table:table-cell table:formula="of:=AVERAGE([.U377:.U378])" office:value-type="float" office:value="203" calcext:value-type="float">
            <text:p>203</text:p>
          </table:table-cell>
          <table:table-cell table:formula="of:=AVERAGE([.V377:.V378])" office:value-type="float" office:value="0.525" calcext:value-type="float">
            <text:p>0.52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89444" calcext:value-type="float">
            <text:p>89444</text:p>
          </table:table-cell>
          <table:table-cell office:value-type="float" office:value="30264" calcext:value-type="float">
            <text:p>30264</text:p>
          </table:table-cell>
          <table:table-cell table:formula="of:=SUM([.Y376:.Z376])" office:value-type="float" office:value="119708" calcext:value-type="float">
            <text:p>119708</text:p>
          </table:table-cell>
          <table:table-cell table:formula="of:=AVERAGE([.AB377:.AB378])" office:value-type="float" office:value="0.94" calcext:value-type="float">
            <text:p>0.94</text:p>
          </table:table-cell>
          <table:table-cell office:value-type="float" office:value="13922" calcext:value-type="float">
            <text:p>13922</text:p>
          </table:table-cell>
          <table:table-cell table:style-name="ce10" office:value-type="float" office:value="24.7" calcext:value-type="float">
            <text:p>24.7</text:p>
          </table:table-cell>
          <table:table-cell/>
          <table:table-cell table:style-name="ce10" table:formula="of:=SUM([.AF377:.AF378])" office:value-type="float" office:value="89975" calcext:value-type="float">
            <text:p>89975</text:p>
          </table:table-cell>
          <table:table-cell table:style-name="ce53" table:formula="of:=['file:///home/mixalako/Documents/EPU/rea-uc/datasets/Dataset-for-AI-tool_renovated-buildings-91-AUDITI-AR-2-ZON%C3%84_M-ENG.xlsx'#$'Energy efficiency measures'.H1009]" office:value-type="currency" office:currency="EUR" office:value="53800" calcext:value-type="currency">
            <text:p>€ 53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09]" office:value-type="currency" office:currency="EUR" office:value="3.86599790172605" calcext:value-type="currency">
            <text:p>€ 3.8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7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33.42" calcext:value-type="float">
            <text:p>533.4</text:p>
          </table:table-cell>
          <table:table-cell table:style-name="ce11" office:value-type="float" office:value="1334" calcext:value-type="float">
            <text:p>133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17]" office:value-type="float" office:value="884.3" calcext:value-type="float">
            <text:p>884.3</text:p>
          </table:table-cell>
          <table:table-cell table:style-name="ce51" table:formula="of:=['file:///home/mixalako/Documents/EPU/rea-uc/datasets/Dataset-for-AI-tool_renovated-buildings-91-AUDITI-AR-2-ZON%C3%84_M-ENG.xlsx'#$'Building envelope'.E1617]" office:value-type="float" office:value="86161" calcext:value-type="float">
            <text:p>8616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7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31.05" calcext:value-type="float">
            <text:p>31.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5" calcext:value-type="float">
            <text:p>0.55</text:p>
          </table:table-cell>
          <table:table-cell table:style-name="ce48"/>
          <table:table-cell table:style-name="ce22" table:number-columns-repeated="4"/>
          <table:table-cell table:style-name="ce11" office:value-type="float" office:value="0.94" calcext:value-type="float">
            <text:p>0.94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24]" office:value-type="float" office:value="48.9" calcext:value-type="float">
            <text:p>48.9</text:p>
          </table:table-cell>
          <table:table-cell table:style-name="ce51" table:formula="of:=['file:///home/mixalako/Documents/EPU/rea-uc/datasets/Dataset-for-AI-tool_renovated-buildings-91-AUDITI-AR-2-ZON%C3%84_M-ENG.xlsx'#$'Building envelope'.E1624]" office:value-type="float" office:value="3814" calcext:value-type="float">
            <text:p>381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7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8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5</text:p>
          </table:table-cell>
          <table:table-cell/>
          <table:table-cell table:style-name="ce10"/>
          <table:table-cell office:value-type="string" calcext:value-type="string">
            <text:p>Mērsraga iela 13, Rīga, LV-1002</text:p>
          </table:table-cell>
          <table:table-cell table:style-name="ce21" office:value-type="float" office:value="1000560256002" calcext:value-type="float">
            <text:p>1000560256002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38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11.2" calcext:value-type="float">
            <text:p>11.2</text:p>
          </table:table-cell>
          <table:table-cell office:value-type="float" office:value="38" calcext:value-type="float">
            <text:p>38</text:p>
          </table:table-cell>
          <table:table-cell office:value-type="float" office:value="11.24" calcext:value-type="float">
            <text:p>11.24</text:p>
          </table:table-cell>
          <table:table-cell table:style-name="ce29" table:formula="of:=VLOOKUP([.F38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295.83" calcext:value-type="float">
            <text:p>1295.83</text:p>
          </table:table-cell>
          <table:table-cell table:style-name="ce10" table:formula="of:=[.L381]*[.K381]" office:value-type="float" office:value="3239.575" calcext:value-type="float">
            <text:p>3239.575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850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32" calcext:value-type="float">
            <text:p>32</text:p>
          </table:table-cell>
          <table:table-cell table:style-name="ce41" table:formula="of:=SUM([.R382:.R383])" office:value-type="float" office:value="1295.83" calcext:value-type="float">
            <text:p>1295.8</text:p>
          </table:table-cell>
          <table:table-cell table:formula="of:=SUM([.S382:.S383])" office:value-type="float" office:value="3240" calcext:value-type="float">
            <text:p>3240</text:p>
          </table:table-cell>
          <table:table-cell table:style-name="ce45" table:formula="of:=([.S382]*[.T382]+[.S383]*[.T383])/[.S381]" office:value-type="float" office:value="18.7320987654321" calcext:value-type="float">
            <text:p>18.732</text:p>
          </table:table-cell>
          <table:table-cell table:formula="of:=AVERAGE([.U382:.U383])" office:value-type="float" office:value="203" calcext:value-type="float">
            <text:p>203</text:p>
          </table:table-cell>
          <table:table-cell table:formula="of:=AVERAGE([.V382:.V383])" office:value-type="float" office:value="0.515" calcext:value-type="float">
            <text:p>0.51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61487" calcext:value-type="float">
            <text:p>161487</text:p>
          </table:table-cell>
          <table:table-cell office:value-type="float" office:value="70387" calcext:value-type="float">
            <text:p>70387</text:p>
          </table:table-cell>
          <table:table-cell table:formula="of:=SUM([.Y381:.Z381])" office:value-type="float" office:value="231874" calcext:value-type="float">
            <text:p>231874</text:p>
          </table:table-cell>
          <table:table-cell table:formula="of:=AVERAGE([.AB382:.AB383])" office:value-type="float" office:value="0.92" calcext:value-type="float">
            <text:p>0.92</text:p>
          </table:table-cell>
          <table:table-cell office:value-type="float" office:value="38969" calcext:value-type="float">
            <text:p>38969</text:p>
          </table:table-cell>
          <table:table-cell table:style-name="ce10" office:value-type="float" office:value="30.1" calcext:value-type="float">
            <text:p>30.1</text:p>
          </table:table-cell>
          <table:table-cell/>
          <table:table-cell table:style-name="ce10" table:formula="of:=SUM([.AF382:.AF383])" office:value-type="float" office:value="167707" calcext:value-type="float">
            <text:p>167707</text:p>
          </table:table-cell>
          <table:table-cell table:style-name="ce53" table:formula="of:=['file:///home/mixalako/Documents/EPU/rea-uc/datasets/Dataset-for-AI-tool_renovated-buildings-91-AUDITI-AR-2-ZON%C3%84_M-ENG.xlsx'#$'Energy efficiency measures'.H1022]" office:value-type="currency" office:currency="EUR" office:value="115800" calcext:value-type="currency">
            <text:p>€ 115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22]" office:value-type="currency" office:currency="EUR" office:value="8.32123711932855" calcext:value-type="currency">
            <text:p>€ 8.3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8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209.12" calcext:value-type="float">
            <text:p>1209.1</text:p>
          </table:table-cell>
          <table:table-cell table:style-name="ce11" office:value-type="float" office:value="3023" calcext:value-type="float">
            <text:p>302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36]" office:value-type="float" office:value="1721.4" calcext:value-type="float">
            <text:p>1721.4</text:p>
          </table:table-cell>
          <table:table-cell table:style-name="ce51" table:formula="of:=['file:///home/mixalako/Documents/EPU/rea-uc/datasets/Dataset-for-AI-tool_renovated-buildings-91-AUDITI-AR-2-ZON%C3%84_M-ENG.xlsx'#$'Building envelope'.E1636]" office:value-type="float" office:value="159358" calcext:value-type="float">
            <text:p>15935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8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6.71" calcext:value-type="float">
            <text:p>86.71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3" calcext:value-type="float">
            <text:p>0.53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43]" office:value-type="float" office:value="114.3" calcext:value-type="float">
            <text:p>114.3</text:p>
          </table:table-cell>
          <table:table-cell table:style-name="ce51" table:formula="of:=['file:///home/mixalako/Documents/EPU/rea-uc/datasets/Dataset-for-AI-tool_renovated-buildings-91-AUDITI-AR-2-ZON%C3%84_M-ENG.xlsx'#$'Building envelope'.E1643]" office:value-type="float" office:value="8349" calcext:value-type="float">
            <text:p>834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8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8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6</text:p>
          </table:table-cell>
          <table:table-cell/>
          <table:table-cell table:style-name="ce10"/>
          <table:table-cell office:value-type="string" calcext:value-type="string">
            <text:p>Paula Lejiņa iela 9, Rīga, LV-1029</text:p>
          </table:table-cell>
          <table:table-cell table:style-name="ce21" office:value-type="float" office:value="1000932134001" calcext:value-type="float">
            <text:p>1000932134001</text:p>
          </table:table-cell>
          <table:table-cell table:content-validation-name="val2" office:value-type="string" calcext:value-type="string">
            <text:p>119. sērija 2.5</text:p>
          </table:table-cell>
          <table:table-cell table:formula="of:=VLOOKUP([.F386];['file:///home/mixalako/Documents/EPU/rea-uc/datasets/Dataset-for-AI-tool_renovated-buildings-91-AUDITI-AR-2-ZON%C3%84_M-ENG.xlsx'#$'Building series'.A$1:.F$1048576];6;0)" office:value-type="float" office:value="119" calcext:value-type="float">
            <text:p>119</text:p>
          </table:table-cell>
          <table:table-cell office:value-type="float" office:value="10.8" calcext:value-type="float">
            <text:p>10.8</text:p>
          </table:table-cell>
          <table:table-cell office:value-type="float" office:value="64" calcext:value-type="float">
            <text:p>64</text:p>
          </table:table-cell>
          <table:table-cell office:value-type="float" office:value="26.1" calcext:value-type="float">
            <text:p>26.1</text:p>
          </table:table-cell>
          <table:table-cell table:style-name="ce29" table:formula="of:=VLOOKUP([.F38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5018.1" calcext:value-type="float">
            <text:p>5018.1</text:p>
          </table:table-cell>
          <table:table-cell table:style-name="ce10" table:formula="of:=[.L386]*[.K386]" office:value-type="float" office:value="12545.25" calcext:value-type="float">
            <text:p>12545.2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6941.08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8" calcext:value-type="float">
            <text:p>1988</text:p>
          </table:table-cell>
          <table:table-cell table:style-name="ce10" office:value-type="float" office:value="72" calcext:value-type="float">
            <text:p>72</text:p>
          </table:table-cell>
          <table:table-cell table:style-name="ce41" table:formula="of:=SUM([.R387:.R388])" office:value-type="float" office:value="5018.1" calcext:value-type="float">
            <text:p>5018.1</text:p>
          </table:table-cell>
          <table:table-cell table:formula="of:=SUM([.S387:.S388])" office:value-type="float" office:value="12546" calcext:value-type="float">
            <text:p>12546</text:p>
          </table:table-cell>
          <table:table-cell table:style-name="ce45" table:formula="of:=([.S387]*[.T387]+[.S388]*[.T388])/[.S386]" office:value-type="float" office:value="20.5718157181572" calcext:value-type="float">
            <text:p>20.572</text:p>
          </table:table-cell>
          <table:table-cell table:formula="of:=AVERAGE([.U387:.U388])" office:value-type="float" office:value="203" calcext:value-type="float">
            <text:p>203</text:p>
          </table:table-cell>
          <table:table-cell table:formula="of:=AVERAGE([.V387:.V388])" office:value-type="float" office:value="0.53" calcext:value-type="float">
            <text:p>0.53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621597" calcext:value-type="float">
            <text:p>621597</text:p>
          </table:table-cell>
          <table:table-cell office:value-type="float" office:value="280709" calcext:value-type="float">
            <text:p>280709</text:p>
          </table:table-cell>
          <table:table-cell table:formula="of:=SUM([.Y386:.Z386])" office:value-type="float" office:value="902306" calcext:value-type="float">
            <text:p>902306</text:p>
          </table:table-cell>
          <table:table-cell table:formula="of:=AVERAGE([.AB387:.AB388])" office:value-type="float" office:value="0.92" calcext:value-type="float">
            <text:p>0.92</text:p>
          </table:table-cell>
          <table:table-cell office:value-type="float" office:value="166575" calcext:value-type="float">
            <text:p>166575</text:p>
          </table:table-cell>
          <table:table-cell table:style-name="ce10" office:value-type="float" office:value="33.2" calcext:value-type="float">
            <text:p>33.2</text:p>
          </table:table-cell>
          <table:table-cell/>
          <table:table-cell table:style-name="ce10" table:formula="of:=SUM([.AF387:.AF388])" office:value-type="float" office:value="640676" calcext:value-type="float">
            <text:p>640676</text:p>
          </table:table-cell>
          <table:table-cell table:style-name="ce53" table:formula="of:=['file:///home/mixalako/Documents/EPU/rea-uc/datasets/Dataset-for-AI-tool_renovated-buildings-91-AUDITI-AR-2-ZON%C3%84_M-ENG.xlsx'#$'Energy efficiency measures'.H1036]" office:value-type="currency" office:currency="EUR" office:value="369500" calcext:value-type="currency">
            <text:p>€ 369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36]" office:value-type="currency" office:currency="EUR" office:value="26.5517885629698" calcext:value-type="currency">
            <text:p>€ 26.55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8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481.1" calcext:value-type="float">
            <text:p>4481.1</text:p>
          </table:table-cell>
          <table:table-cell table:style-name="ce11" office:value-type="float" office:value="11203" calcext:value-type="float">
            <text:p>1120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55]" office:value-type="float" office:value="5803.8" calcext:value-type="float">
            <text:p>5803.8</text:p>
          </table:table-cell>
          <table:table-cell table:style-name="ce51" table:formula="of:=['file:///home/mixalako/Documents/EPU/rea-uc/datasets/Dataset-for-AI-tool_renovated-buildings-91-AUDITI-AR-2-ZON%C3%84_M-ENG.xlsx'#$'Building envelope'.E1655]" office:value-type="float" office:value="593806" calcext:value-type="float">
            <text:p>59380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8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343" calcext:value-type="float">
            <text:p>134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6" calcext:value-type="float">
            <text:p>0.56</text:p>
          </table:table-cell>
          <table:table-cell table:style-name="ce48"/>
          <table:table-cell table:style-name="ce22" table:number-columns-repeated="4"/>
          <table:table-cell table:style-name="ce11" office:value-type="float" office:value="0.92" calcext:value-type="float">
            <text:p>0.92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63]" office:value-type="float" office:value="565.9" calcext:value-type="float">
            <text:p>565.9</text:p>
          </table:table-cell>
          <table:table-cell table:style-name="ce51" table:formula="of:=['file:///home/mixalako/Documents/EPU/rea-uc/datasets/Dataset-for-AI-tool_renovated-buildings-91-AUDITI-AR-2-ZON%C3%84_M-ENG.xlsx'#$'Building envelope'.E1663]" office:value-type="float" office:value="46870" calcext:value-type="float">
            <text:p>4687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8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9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7</text:p>
          </table:table-cell>
          <table:table-cell/>
          <table:table-cell table:style-name="ce10"/>
          <table:table-cell office:value-type="string" calcext:value-type="string">
            <text:p>Andromedas gatve 1, Rīga, LV-1084</text:p>
          </table:table-cell>
          <table:table-cell table:style-name="ce21" office:value-type="float" office:value="1000712233001" calcext:value-type="float">
            <text:p>1000712233001</text:p>
          </table:table-cell>
          <table:table-cell table:content-validation-name="val2" office:value-type="string" calcext:value-type="string">
            <text:p>464. sērija</text:p>
          </table:table-cell>
          <table:table-cell table:formula="of:=VLOOKUP([.F391];['file:///home/mixalako/Documents/EPU/rea-uc/datasets/Dataset-for-AI-tool_renovated-buildings-91-AUDITI-AR-2-ZON%C3%84_M-ENG.xlsx'#$'Building series'.A$1:.F$1048576];6;0)" office:value-type="float" office:value="464" calcext:value-type="float">
            <text:p>46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39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924.04" calcext:value-type="float">
            <text:p>4924.04</text:p>
          </table:table-cell>
          <table:table-cell table:style-name="ce10" table:formula="of:=[.L391]*[.K391]" office:value-type="float" office:value="12310.1" calcext:value-type="float">
            <text:p>12310.1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031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5" calcext:value-type="float">
            <text:p>1975</text:p>
          </table:table-cell>
          <table:table-cell table:style-name="ce10" office:value-type="float" office:value="90" calcext:value-type="float">
            <text:p>90</text:p>
          </table:table-cell>
          <table:table-cell table:style-name="ce41" table:formula="of:=SUM([.R392:.R393])" office:value-type="float" office:value="4924.04" calcext:value-type="float">
            <text:p>4924.0</text:p>
          </table:table-cell>
          <table:table-cell table:formula="of:=SUM([.S392:.S393])" office:value-type="float" office:value="12310" calcext:value-type="float">
            <text:p>12310</text:p>
          </table:table-cell>
          <table:table-cell table:style-name="ce45" table:formula="of:=([.S392]*[.T392]+[.S393]*[.T393])/[.S391]" office:value-type="float" office:value="18.5886271324127" calcext:value-type="float">
            <text:p>18.589</text:p>
          </table:table-cell>
          <table:table-cell table:formula="of:=AVERAGE([.U392:.U393])" office:value-type="float" office:value="203" calcext:value-type="float">
            <text:p>203</text:p>
          </table:table-cell>
          <table:table-cell table:formula="of:=AVERAGE([.V392:.V39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34417" calcext:value-type="float">
            <text:p>434417</text:p>
          </table:table-cell>
          <table:table-cell office:value-type="float" office:value="298760" calcext:value-type="float">
            <text:p>298760</text:p>
          </table:table-cell>
          <table:table-cell table:formula="of:=SUM([.Y391:.Z391])" office:value-type="float" office:value="733177" calcext:value-type="float">
            <text:p>733177</text:p>
          </table:table-cell>
          <table:table-cell table:formula="of:=AVERAGE([.AB392:.AB393])" office:value-type="float" office:value="0.89" calcext:value-type="float">
            <text:p>0.89</text:p>
          </table:table-cell>
          <table:table-cell office:value-type="float" office:value="183667" calcext:value-type="float">
            <text:p>183667</text:p>
          </table:table-cell>
          <table:table-cell table:style-name="ce10" office:value-type="float" office:value="37.3" calcext:value-type="float">
            <text:p>37.3</text:p>
          </table:table-cell>
          <table:table-cell/>
          <table:table-cell table:style-name="ce10" table:formula="of:=SUM([.AF392:.AF393])" office:value-type="float" office:value="480026" calcext:value-type="float">
            <text:p>480026</text:p>
          </table:table-cell>
          <table:table-cell table:style-name="ce53" table:formula="of:=['file:///home/mixalako/Documents/EPU/rea-uc/datasets/Dataset-for-AI-tool_renovated-buildings-91-AUDITI-AR-2-ZON%C3%84_M-ENG.xlsx'#$'Energy efficiency measures'.H1049]" office:value-type="currency" office:currency="EUR" office:value="417400" calcext:value-type="currency">
            <text:p>€ 417,4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49]" office:value-type="currency" office:currency="EUR" office:value="29.993820152053" calcext:value-type="currency">
            <text:p>€ 29.99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9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4417.78" calcext:value-type="float">
            <text:p>4417.8</text:p>
          </table:table-cell>
          <table:table-cell table:style-name="ce11" office:value-type="float" office:value="11044" calcext:value-type="float">
            <text:p>1104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75]" office:value-type="float" office:value="4875.2" calcext:value-type="float">
            <text:p>4875.2</text:p>
          </table:table-cell>
          <table:table-cell table:style-name="ce51" table:formula="of:=['file:///home/mixalako/Documents/EPU/rea-uc/datasets/Dataset-for-AI-tool_renovated-buildings-91-AUDITI-AR-2-ZON%C3%84_M-ENG.xlsx'#$'Building envelope'.E1675]" office:value-type="float" office:value="451278" calcext:value-type="float">
            <text:p>45127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9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506.26" calcext:value-type="float">
            <text:p>506.26</text:p>
          </table:table-cell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81]" office:value-type="float" office:value="393.4" calcext:value-type="float">
            <text:p>393.4</text:p>
          </table:table-cell>
          <table:table-cell table:style-name="ce51" table:formula="of:=['file:///home/mixalako/Documents/EPU/rea-uc/datasets/Dataset-for-AI-tool_renovated-buildings-91-AUDITI-AR-2-ZON%C3%84_M-ENG.xlsx'#$'Building envelope'.E1681]" office:value-type="float" office:value="28748" calcext:value-type="float">
            <text:p>2874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9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39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8</text:p>
          </table:table-cell>
          <table:table-cell/>
          <table:table-cell table:style-name="ce10"/>
          <table:table-cell office:value-type="string" calcext:value-type="string">
            <text:p>Daugavgrīvas iela 70 k-1, Rīga, LV-1007</text:p>
          </table:table-cell>
          <table:table-cell table:style-name="ce21" office:value-type="float" office:value="1000632054001" calcext:value-type="float">
            <text:p>1000632054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396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39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749.97" calcext:value-type="float">
            <text:p>2749.97</text:p>
          </table:table-cell>
          <table:table-cell table:style-name="ce10" table:formula="of:=[.L396]*[.K396]" office:value-type="float" office:value="6874.925" calcext:value-type="float">
            <text:p>6874.9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122.59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55" calcext:value-type="float">
            <text:p>55</text:p>
          </table:table-cell>
          <table:table-cell table:style-name="ce41" table:formula="of:=SUM([.R397:.R398])" office:value-type="float" office:value="2749.97" calcext:value-type="float">
            <text:p>2750.0</text:p>
          </table:table-cell>
          <table:table-cell table:formula="of:=SUM([.S397:.S398])" office:value-type="float" office:value="6875" calcext:value-type="float">
            <text:p>6875</text:p>
          </table:table-cell>
          <table:table-cell table:style-name="ce45" table:formula="of:=([.S397]*[.T397]+[.S398]*[.T398])/[.S396]" office:value-type="float" office:value="19.6218181818182" calcext:value-type="float">
            <text:p>19.622</text:p>
          </table:table-cell>
          <table:table-cell table:formula="of:=AVERAGE([.U397:.U398])" office:value-type="float" office:value="203" calcext:value-type="float">
            <text:p>203</text:p>
          </table:table-cell>
          <table:table-cell table:formula="of:=AVERAGE([.V397:.V39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14395" calcext:value-type="float">
            <text:p>314395</text:p>
          </table:table-cell>
          <table:table-cell office:value-type="float" office:value="161072" calcext:value-type="float">
            <text:p>161072</text:p>
          </table:table-cell>
          <table:table-cell table:formula="of:=SUM([.Y396:.Z396])" office:value-type="float" office:value="475467" calcext:value-type="float">
            <text:p>475467</text:p>
          </table:table-cell>
          <table:table-cell table:formula="of:=AVERAGE([.AB397:.AB398])" office:value-type="float" office:value="0.89" calcext:value-type="float">
            <text:p>0.89</text:p>
          </table:table-cell>
          <table:table-cell office:value-type="float" office:value="107351" calcext:value-type="float">
            <text:p>107351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table:formula="of:=SUM([.AF397:.AF398])" office:value-type="float" office:value="348049" calcext:value-type="float">
            <text:p>348049</text:p>
          </table:table-cell>
          <table:table-cell table:style-name="ce53" table:formula="of:=['file:///home/mixalako/Documents/EPU/rea-uc/datasets/Dataset-for-AI-tool_renovated-buildings-91-AUDITI-AR-2-ZON%C3%84_M-ENG.xlsx'#$'Energy efficiency measures'.H1062]" office:value-type="currency" office:currency="EUR" office:value="268800" calcext:value-type="currency">
            <text:p>€ 268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62]" office:value-type="currency" office:currency="EUR" office:value="19.3156177692186" calcext:value-type="currency">
            <text:p>€ 19.3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9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542.02" calcext:value-type="float">
            <text:p>2542.0</text:p>
          </table:table-cell>
          <table:table-cell table:style-name="ce11" office:value-type="float" office:value="6355" calcext:value-type="float">
            <text:p>635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93]" office:value-type="float" office:value="3361.3" calcext:value-type="float">
            <text:p>3361.3</text:p>
          </table:table-cell>
          <table:table-cell table:style-name="ce51" table:formula="of:=['file:///home/mixalako/Documents/EPU/rea-uc/datasets/Dataset-for-AI-tool_renovated-buildings-91-AUDITI-AR-2-ZON%C3%84_M-ENG.xlsx'#$'Building envelope'.E1693]" office:value-type="float" office:value="327533" calcext:value-type="float">
            <text:p>32753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39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7.95" calcext:value-type="float">
            <text:p>207.9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698]" office:value-type="float" office:value="280.7" calcext:value-type="float">
            <text:p>280.7</text:p>
          </table:table-cell>
          <table:table-cell table:style-name="ce51" table:formula="of:=['file:///home/mixalako/Documents/EPU/rea-uc/datasets/Dataset-for-AI-tool_renovated-buildings-91-AUDITI-AR-2-ZON%C3%84_M-ENG.xlsx'#$'Building envelope'.E1698]" office:value-type="float" office:value="20516" calcext:value-type="float">
            <text:p>2051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39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0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79</text:p>
          </table:table-cell>
          <table:table-cell/>
          <table:table-cell table:style-name="ce10"/>
          <table:table-cell office:value-type="string" calcext:value-type="string">
            <text:p>Laimdotas iela 57, Rīga, LV-1039</text:p>
          </table:table-cell>
          <table:table-cell table:style-name="ce21" office:value-type="float" office:value="1000892104001" calcext:value-type="float">
            <text:p>1000892104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40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40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353.13" calcext:value-type="float">
            <text:p>2353.13</text:p>
          </table:table-cell>
          <table:table-cell table:style-name="ce10" table:formula="of:=[.L401]*[.K401]" office:value-type="float" office:value="5882.825" calcext:value-type="float">
            <text:p>5882.8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213.3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3" calcext:value-type="float">
            <text:p>1963</text:p>
          </table:table-cell>
          <table:table-cell table:style-name="ce10" office:value-type="float" office:value="55" calcext:value-type="float">
            <text:p>55</text:p>
          </table:table-cell>
          <table:table-cell table:style-name="ce41" table:formula="of:=SUM([.R402:.R403])" office:value-type="float" office:value="2353.13" calcext:value-type="float">
            <text:p>2353.1</text:p>
          </table:table-cell>
          <table:table-cell table:formula="of:=SUM([.S402:.S403])" office:value-type="float" office:value="5883" calcext:value-type="float">
            <text:p>5883</text:p>
          </table:table-cell>
          <table:table-cell table:style-name="ce45" table:formula="of:=([.S402]*[.T402]+[.S403]*[.T403])/[.S401]" office:value-type="float" office:value="20.667686554479" calcext:value-type="float">
            <text:p>20.668</text:p>
          </table:table-cell>
          <table:table-cell table:formula="of:=AVERAGE([.U402:.U403])" office:value-type="float" office:value="203" calcext:value-type="float">
            <text:p>203</text:p>
          </table:table-cell>
          <table:table-cell table:formula="of:=AVERAGE([.V402:.V403])" office:value-type="float" office:value="0.585" calcext:value-type="float">
            <text:p>0.58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68867" calcext:value-type="float">
            <text:p>268867</text:p>
          </table:table-cell>
          <table:table-cell office:value-type="float" office:value="72560" calcext:value-type="float">
            <text:p>72560</text:p>
          </table:table-cell>
          <table:table-cell table:formula="of:=SUM([.Y401:.Z401])" office:value-type="float" office:value="341427" calcext:value-type="float">
            <text:p>341427</text:p>
          </table:table-cell>
          <table:table-cell table:formula="of:=AVERAGE([.AB402:.AB403])" office:value-type="float" office:value="0.91" calcext:value-type="float">
            <text:p>0.91</text:p>
          </table:table-cell>
          <table:table-cell office:value-type="float" office:value="81654" calcext:value-type="float">
            <text:p>81654</text:p>
          </table:table-cell>
          <table:table-cell table:style-name="ce10" office:value-type="float" office:value="34.7" calcext:value-type="float">
            <text:p>34.7</text:p>
          </table:table-cell>
          <table:table-cell/>
          <table:table-cell table:style-name="ce10" table:formula="of:=SUM([.AF402:.AF403])" office:value-type="float" office:value="267239" calcext:value-type="float">
            <text:p>267239</text:p>
          </table:table-cell>
          <table:table-cell table:style-name="ce53" table:formula="of:=['file:///home/mixalako/Documents/EPU/rea-uc/datasets/Dataset-for-AI-tool_renovated-buildings-91-AUDITI-AR-2-ZON%C3%84_M-ENG.xlsx'#$'Energy efficiency measures'.H1073]" office:value-type="currency" office:currency="EUR" office:value="174200" calcext:value-type="currency">
            <text:p>€ 174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73]" office:value-type="currency" office:currency="EUR" office:value="12.5177850275219" calcext:value-type="currency">
            <text:p>€ 12.5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0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196.83" calcext:value-type="float">
            <text:p>2196.8</text:p>
          </table:table-cell>
          <table:table-cell table:style-name="ce11" office:value-type="float" office:value="5492" calcext:value-type="float">
            <text:p>549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7" calcext:value-type="float">
            <text:p>0.57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10]" office:value-type="float" office:value="2475" calcext:value-type="float">
            <text:p>2475</text:p>
          </table:table-cell>
          <table:table-cell table:style-name="ce51" table:formula="of:=['file:///home/mixalako/Documents/EPU/rea-uc/datasets/Dataset-for-AI-tool_renovated-buildings-91-AUDITI-AR-2-ZON%C3%84_M-ENG.xlsx'#$'Building envelope'.E1710]" office:value-type="float" office:value="253112" calcext:value-type="float">
            <text:p>25311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0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6.3" calcext:value-type="float">
            <text:p>156.3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16]" office:value-type="float" office:value="181" calcext:value-type="float">
            <text:p>181</text:p>
          </table:table-cell>
          <table:table-cell table:style-name="ce51" table:formula="of:=['file:///home/mixalako/Documents/EPU/rea-uc/datasets/Dataset-for-AI-tool_renovated-buildings-91-AUDITI-AR-2-ZON%C3%84_M-ENG.xlsx'#$'Building envelope'.E1716]" office:value-type="float" office:value="14127" calcext:value-type="float">
            <text:p>1412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0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0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0</text:p>
          </table:table-cell>
          <table:table-cell/>
          <table:table-cell table:style-name="ce10"/>
          <table:table-cell office:value-type="string" calcext:value-type="string">
            <text:p>Maskavas iela 383, Rīga, LV-1063</text:p>
          </table:table-cell>
          <table:table-cell table:style-name="ce21" office:value-type="float" office:value="1000782049001" calcext:value-type="float">
            <text:p>1000782049001</text:p>
          </table:table-cell>
          <table:table-cell table:content-validation-name="val2" office:value-type="string" calcext:value-type="string">
            <text:p>Specprojekts</text:p>
          </table:table-cell>
          <table:table-cell table:formula="of:=VLOOKUP([.F40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12.65" calcext:value-type="float">
            <text:p>12.65</text:p>
          </table:table-cell>
          <table:table-cell office:value-type="float" office:value="9.8" calcext:value-type="float">
            <text:p>9.8</text:p>
          </table:table-cell>
          <table:table-cell table:style-name="ce29" table:formula="of:=VLOOKUP([.F406];['file:///home/mixalako/Documents/EPU/rea-uc/datasets/Dataset-for-AI-tool_renovated-buildings-91-AUDITI-AR-2-ZON%C3%84_M-ENG.xlsx'#$'Building series'.A$1:.C$1048576];2;0)" office:value-type="float" office:value="2.95" calcext:value-type="float">
            <text:p>2.95</text:p>
          </table:table-cell>
          <table:table-cell office:value-type="float" office:value="1756.7" calcext:value-type="float">
            <text:p>1756.7</text:p>
          </table:table-cell>
          <table:table-cell table:style-name="ce10" table:formula="of:=[.L406]*[.K406]" office:value-type="float" office:value="5182.265" calcext:value-type="float">
            <text:p>5182.26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304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7" calcext:value-type="float">
            <text:p>1957</text:p>
          </table:table-cell>
          <table:table-cell table:style-name="ce10" office:value-type="float" office:value="24" calcext:value-type="float">
            <text:p>24</text:p>
          </table:table-cell>
          <table:table-cell table:style-name="ce41" table:formula="of:=SUM([.R407:.R408])" office:value-type="float" office:value="1756.7" calcext:value-type="float">
            <text:p>1756.7</text:p>
          </table:table-cell>
          <table:table-cell table:formula="of:=SUM([.S407:.S408])" office:value-type="float" office:value="5182" calcext:value-type="float">
            <text:p>5182</text:p>
          </table:table-cell>
          <table:table-cell table:style-name="ce45" table:formula="of:=([.S407]*[.T407]+[.S408]*[.T408])/[.S406]" office:value-type="float" office:value="19.4741412582015" calcext:value-type="float">
            <text:p>19.474</text:p>
          </table:table-cell>
          <table:table-cell table:formula="of:=AVERAGE([.U407:.U408])" office:value-type="float" office:value="203" calcext:value-type="float">
            <text:p>203</text:p>
          </table:table-cell>
          <table:table-cell table:formula="of:=AVERAGE([.V407:.V40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38137" calcext:value-type="float">
            <text:p>238137</text:p>
          </table:table-cell>
          <table:table-cell office:value-type="float" office:value="51320" calcext:value-type="float">
            <text:p>51320</text:p>
          </table:table-cell>
          <table:table-cell table:formula="of:=SUM([.Y406:.Z406])" office:value-type="float" office:value="289457" calcext:value-type="float">
            <text:p>289457</text:p>
          </table:table-cell>
          <table:table-cell table:formula="of:=AVERAGE([.AB407:.AB408])" office:value-type="float" office:value="0.9" calcext:value-type="float">
            <text:p>0.9</text:p>
          </table:table-cell>
          <table:table-cell office:value-type="float" office:value="67282" calcext:value-type="float">
            <text:p>67282</text:p>
          </table:table-cell>
          <table:table-cell table:style-name="ce10" office:value-type="float" office:value="38.3" calcext:value-type="float">
            <text:p>38.3</text:p>
          </table:table-cell>
          <table:table-cell/>
          <table:table-cell table:style-name="ce10" table:formula="of:=SUM([.AF407:.AF408])" office:value-type="float" office:value="240565.9" calcext:value-type="float">
            <text:p>240565.9</text:p>
          </table:table-cell>
          <table:table-cell table:style-name="ce53" table:formula="of:=['file:///home/mixalako/Documents/EPU/rea-uc/datasets/Dataset-for-AI-tool_renovated-buildings-91-AUDITI-AR-2-ZON%C3%84_M-ENG.xlsx'#$'Energy efficiency measures'.H1085]" office:value-type="currency" office:currency="EUR" office:value="174200" calcext:value-type="currency">
            <text:p>€ 174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85]" office:value-type="currency" office:currency="EUR" office:value="12.5177850275219" calcext:value-type="currency">
            <text:p>€ 12.5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0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571.9" calcext:value-type="float">
            <text:p>1571.9</text:p>
          </table:table-cell>
          <table:table-cell table:style-name="ce11" office:value-type="float" office:value="4637" calcext:value-type="float">
            <text:p>463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29]" office:value-type="float" office:value="2423.8" calcext:value-type="float">
            <text:p>2423.8</text:p>
          </table:table-cell>
          <table:table-cell table:style-name="ce51" table:formula="of:=['file:///home/mixalako/Documents/EPU/rea-uc/datasets/Dataset-for-AI-tool_renovated-buildings-91-AUDITI-AR-2-ZON%C3%84_M-ENG.xlsx'#$'Building envelope'.E1729]" office:value-type="float" office:value="226173.3" calcext:value-type="float">
            <text:p>226173.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0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84.8" calcext:value-type="float">
            <text:p>184.8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34]" office:value-type="float" office:value="197" calcext:value-type="float">
            <text:p>197</text:p>
          </table:table-cell>
          <table:table-cell table:style-name="ce51" table:formula="of:=['file:///home/mixalako/Documents/EPU/rea-uc/datasets/Dataset-for-AI-tool_renovated-buildings-91-AUDITI-AR-2-ZON%C3%84_M-ENG.xlsx'#$'Building envelope'.E1734]" office:value-type="float" office:value="14392.6" calcext:value-type="float">
            <text:p>14392.6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0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1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1</text:p>
          </table:table-cell>
          <table:table-cell/>
          <table:table-cell table:style-name="ce10"/>
          <table:table-cell office:value-type="string" calcext:value-type="string">
            <text:p>Nīcgales iela 40, Rīga, LV-1035</text:p>
          </table:table-cell>
          <table:table-cell table:style-name="ce21" office:value-type="float" office:value="1000710038001" calcext:value-type="float">
            <text:p>1000710038001</text:p>
          </table:table-cell>
          <table:table-cell table:content-validation-name="val2" office:value-type="string" calcext:value-type="string">
            <text:p>103. sērija</text:p>
          </table:table-cell>
          <table:table-cell table:formula="of:=VLOOKUP([.F411];['file:///home/mixalako/Documents/EPU/rea-uc/datasets/Dataset-for-AI-tool_renovated-buildings-91-AUDITI-AR-2-ZON%C3%84_M-ENG.xlsx'#$'Building series'.A$1:.F$1048576];6;0)"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41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4091.5" calcext:value-type="float">
            <text:p>4091.5</text:p>
          </table:table-cell>
          <table:table-cell table:style-name="ce10" table:formula="of:=[.L411]*[.K411]" office:value-type="float" office:value="10228.75" calcext:value-type="float">
            <text:p>10228.7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394.85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1" calcext:value-type="float">
            <text:p>1981</text:p>
          </table:table-cell>
          <table:table-cell table:style-name="ce10" office:value-type="float" office:value="70" calcext:value-type="float">
            <text:p>70</text:p>
          </table:table-cell>
          <table:table-cell table:style-name="ce41" table:formula="of:=SUM([.R412:.R413])" office:value-type="float" office:value="4091.5" calcext:value-type="float">
            <text:p>4091.5</text:p>
          </table:table-cell>
          <table:table-cell table:formula="of:=SUM([.S412:.S413])" office:value-type="float" office:value="10229" calcext:value-type="float">
            <text:p>10229</text:p>
          </table:table-cell>
          <table:table-cell table:style-name="ce45" table:formula="of:=([.S412]*[.T412]+[.S413]*[.T413])/[.S411]" office:value-type="float" office:value="18.4349398768208" calcext:value-type="float">
            <text:p>18.435</text:p>
          </table:table-cell>
          <table:table-cell table:formula="of:=AVERAGE([.U412:.U413])" office:value-type="float" office:value="203" calcext:value-type="float">
            <text:p>203</text:p>
          </table:table-cell>
          <table:table-cell table:formula="of:=AVERAGE([.V412:.V41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95857" calcext:value-type="float">
            <text:p>395857</text:p>
          </table:table-cell>
          <table:table-cell office:value-type="float" office:value="296040" calcext:value-type="float">
            <text:p>296040</text:p>
          </table:table-cell>
          <table:table-cell table:formula="of:=SUM([.Y411:.Z411])" office:value-type="float" office:value="691897" calcext:value-type="float">
            <text:p>691897</text:p>
          </table:table-cell>
          <table:table-cell table:formula="of:=AVERAGE([.AB412:.AB413])" office:value-type="float" office:value="0.88" calcext:value-type="float">
            <text:p>0.88</text:p>
          </table:table-cell>
          <table:table-cell office:value-type="float" office:value="163251" calcext:value-type="float">
            <text:p>163251</text:p>
          </table:table-cell>
          <table:table-cell table:style-name="ce10" office:value-type="float" office:value="39.9" calcext:value-type="float">
            <text:p>39.9</text:p>
          </table:table-cell>
          <table:table-cell/>
          <table:table-cell table:style-name="ce10" table:formula="of:=SUM([.AF412:.AF413])" office:value-type="float" office:value="459066" calcext:value-type="float">
            <text:p>459066</text:p>
          </table:table-cell>
          <table:table-cell table:style-name="ce53" table:formula="of:=['file:///home/mixalako/Documents/EPU/rea-uc/datasets/Dataset-for-AI-tool_renovated-buildings-91-AUDITI-AR-2-ZON%C3%84_M-ENG.xlsx'#$'Energy efficiency measures'.H1098]" office:value-type="currency" office:currency="EUR" office:value="398300" calcext:value-type="currency">
            <text:p>€ 398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098]" office:value-type="currency" office:currency="EUR" office:value="28.6213190382432" calcext:value-type="currency">
            <text:p>€ 28.62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1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629" calcext:value-type="float">
            <text:p>3629.0</text:p>
          </table:table-cell>
          <table:table-cell table:style-name="ce11" office:value-type="float" office:value="9073" calcext:value-type="float">
            <text:p>907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48]" office:value-type="float" office:value="4317.8" calcext:value-type="float">
            <text:p>4317.8</text:p>
          </table:table-cell>
          <table:table-cell table:style-name="ce51" table:formula="of:=['file:///home/mixalako/Documents/EPU/rea-uc/datasets/Dataset-for-AI-tool_renovated-buildings-91-AUDITI-AR-2-ZON%C3%84_M-ENG.xlsx'#$'Building envelope'.E1748]" office:value-type="float" office:value="399684" calcext:value-type="float">
            <text:p>39968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1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462.5" calcext:value-type="float">
            <text:p>462.5</text:p>
          </table:table-cell>
          <table:table-cell table:style-name="ce11" office:value-type="float" office:value="1156" calcext:value-type="float">
            <text:p>115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56]" office:value-type="float" office:value="870.6" calcext:value-type="float">
            <text:p>870.6</text:p>
          </table:table-cell>
          <table:table-cell table:style-name="ce51" table:formula="of:=['file:///home/mixalako/Documents/EPU/rea-uc/datasets/Dataset-for-AI-tool_renovated-buildings-91-AUDITI-AR-2-ZON%C3%84_M-ENG.xlsx'#$'Building envelope'.E1756]" office:value-type="float" office:value="59382" calcext:value-type="float">
            <text:p>5938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1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1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2</text:p>
          </table:table-cell>
          <table:table-cell/>
          <table:table-cell table:style-name="ce10"/>
          <table:table-cell office:value-type="string" calcext:value-type="string">
            <text:p>Birzes iela 18, Rīga, LV-1016</text:p>
          </table:table-cell>
          <table:table-cell table:style-name="ce21" office:value-type="float" office:value="1001030090001" calcext:value-type="float">
            <text:p>1001030090001</text:p>
          </table:table-cell>
          <table:table-cell table:content-validation-name="val2" office:value-type="string" calcext:value-type="string">
            <text:p>Specprojekts 3.1</text:p>
          </table:table-cell>
          <table:table-cell table:formula="of:=VLOOKUP([.F41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table:style-name="ce26" office:value-type="string" calcext:value-type="string">
            <text:p>n/a</text:p>
          </table:table-cell>
          <table:table-cell office:value-type="float" office:value="14.6" calcext:value-type="float">
            <text:p>14.6</text:p>
          </table:table-cell>
          <table:table-cell office:value-type="float" office:value="6.4" calcext:value-type="float">
            <text:p>6.4</text:p>
          </table:table-cell>
          <table:table-cell table:style-name="ce29" table:formula="of:=VLOOKUP([.F416];['file:///home/mixalako/Documents/EPU/rea-uc/datasets/Dataset-for-AI-tool_renovated-buildings-91-AUDITI-AR-2-ZON%C3%84_M-ENG.xlsx'#$'Building series'.A$1:.C$1048576];2;0)" office:value-type="float" office:value="3.1" calcext:value-type="float">
            <text:p>3.1</text:p>
          </table:table-cell>
          <table:table-cell office:value-type="float" office:value="1167.7" calcext:value-type="float">
            <text:p>1167.7</text:p>
          </table:table-cell>
          <table:table-cell table:style-name="ce10" table:formula="of:=[.L416]*[.K416]" office:value-type="float" office:value="3619.87" calcext:value-type="float">
            <text:p>3619.87</text:p>
          </table:table-cell>
          <table:table-cell office:value-type="float" office:value="2" calcext:value-type="float">
            <text:p>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485.5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48" calcext:value-type="float">
            <text:p>1948</text:p>
          </table:table-cell>
          <table:table-cell table:style-name="ce10" office:value-type="float" office:value="21" calcext:value-type="float">
            <text:p>21</text:p>
          </table:table-cell>
          <table:table-cell table:style-name="ce41" table:formula="of:=SUM([.R417:.R418])" office:value-type="float" office:value="1167.7" calcext:value-type="float">
            <text:p>1167.7</text:p>
          </table:table-cell>
          <table:table-cell table:formula="of:=SUM([.S417:.S418])" office:value-type="float" office:value="3619" calcext:value-type="float">
            <text:p>3619</text:p>
          </table:table-cell>
          <table:table-cell table:style-name="ce45" table:formula="of:=([.S417]*[.T417]+[.S418]*[.T418])/[.S416]" office:value-type="float" office:value="19.3854655982316" calcext:value-type="float">
            <text:p>19.385</text:p>
          </table:table-cell>
          <table:table-cell table:formula="of:=AVERAGE([.U417:.U418])" office:value-type="float" office:value="203" calcext:value-type="float">
            <text:p>203</text:p>
          </table:table-cell>
          <table:table-cell table:formula="of:=AVERAGE([.V417:.V418])" office:value-type="float" office:value="0.4" calcext:value-type="float">
            <text:p>0.4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163230" calcext:value-type="float">
            <text:p>163230</text:p>
          </table:table-cell>
          <table:table-cell table:style-name="ce26" office:value-type="string" calcext:value-type="string">
            <text:p>n/a</text:p>
          </table:table-cell>
          <table:table-cell table:formula="of:=SUM([.Y416:.Z416])" office:value-type="float" office:value="163230" calcext:value-type="float">
            <text:p>163230</text:p>
          </table:table-cell>
          <table:table-cell table:formula="of:=AVERAGE([.AB417:.AB418])" office:value-type="float" office:value="0.91" calcext:value-type="float">
            <text:p>0.91</text:p>
          </table:table-cell>
          <table:table-cell office:value-type="float" office:value="40561" calcext:value-type="float">
            <text:p>40561</text:p>
          </table:table-cell>
          <table:table-cell table:style-name="ce10" office:value-type="float" office:value="34.7" calcext:value-type="float">
            <text:p>34.7</text:p>
          </table:table-cell>
          <table:table-cell/>
          <table:table-cell table:style-name="ce10" table:formula="of:=SUM([.AF417:.AF418])" office:value-type="float" office:value="176351" calcext:value-type="float">
            <text:p>176351</text:p>
          </table:table-cell>
          <table:table-cell table:style-name="ce53" table:formula="of:=['file:///home/mixalako/Documents/EPU/rea-uc/datasets/Dataset-for-AI-tool_renovated-buildings-91-AUDITI-AR-2-ZON%C3%84_M-ENG.xlsx'#$'Energy efficiency measures'.H1108]" office:value-type="currency" office:currency="EUR" office:value="132800" calcext:value-type="currency">
            <text:p>€ 132,8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08]" office:value-type="currency" office:currency="EUR" office:value="9.54283496931634" calcext:value-type="currency">
            <text:p>€ 9.5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1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077.9" calcext:value-type="float">
            <text:p>1077.9</text:p>
          </table:table-cell>
          <table:table-cell table:style-name="ce11" office:value-type="float" office:value="3341" calcext:value-type="float">
            <text:p>334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67]" office:value-type="float" office:value="1107.6" calcext:value-type="float">
            <text:p>1107.6</text:p>
          </table:table-cell>
          <table:table-cell table:style-name="ce51" table:formula="of:=['file:///home/mixalako/Documents/EPU/rea-uc/datasets/Dataset-for-AI-tool_renovated-buildings-91-AUDITI-AR-2-ZON%C3%84_M-ENG.xlsx'#$'Building envelope'.E1767]" office:value-type="float" office:value="172241" calcext:value-type="float">
            <text:p>17224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1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9.8" calcext:value-type="float">
            <text:p>89.8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" calcext:value-type="float">
            <text:p>0.4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72]" office:value-type="float" office:value="70.3" calcext:value-type="float">
            <text:p>70.3</text:p>
          </table:table-cell>
          <table:table-cell table:style-name="ce51" table:formula="of:=['file:///home/mixalako/Documents/EPU/rea-uc/datasets/Dataset-for-AI-tool_renovated-buildings-91-AUDITI-AR-2-ZON%C3%84_M-ENG.xlsx'#$'Building envelope'.E1772]" office:value-type="float" office:value="4110" calcext:value-type="float">
            <text:p>411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1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2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3</text:p>
          </table:table-cell>
          <table:table-cell/>
          <table:table-cell table:style-name="ce10"/>
          <table:table-cell office:value-type="string" calcext:value-type="string">
            <text:p>Ezermalas iela 2 k-2, Rīga, LV-1004</text:p>
          </table:table-cell>
          <table:table-cell table:style-name="ce21" office:value-type="float" office:value="1000910099001" calcext:value-type="float">
            <text:p>1000910099001</text:p>
          </table:table-cell>
          <table:table-cell table:content-validation-name="val2" office:value-type="string" calcext:value-type="string">
            <text:p>Specprojekts 2.5</text:p>
          </table:table-cell>
          <table:table-cell table:formula="of:=VLOOKUP([.F42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15" calcext:value-type="float">
            <text:p>15</text:p>
          </table:table-cell>
          <table:table-cell office:value-type="float" office:value="33.6" calcext:value-type="float">
            <text:p>33.6</text:p>
          </table:table-cell>
          <table:table-cell table:style-name="ce29" table:formula="of:=VLOOKUP([.F42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854.1" calcext:value-type="float">
            <text:p>3854.1</text:p>
          </table:table-cell>
          <table:table-cell table:style-name="ce10" table:formula="of:=[.L421]*[.K421]" office:value-type="float" office:value="9635.25" calcext:value-type="float">
            <text:p>9635.25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576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86" calcext:value-type="float">
            <text:p>1986</text:p>
          </table:table-cell>
          <table:table-cell table:style-name="ce10" office:value-type="float" office:value="71" calcext:value-type="float">
            <text:p>71</text:p>
          </table:table-cell>
          <table:table-cell table:style-name="ce41" table:formula="of:=SUM([.R422:.R423])" office:value-type="float" office:value="3854.1" calcext:value-type="float">
            <text:p>3854.1</text:p>
          </table:table-cell>
          <table:table-cell table:formula="of:=SUM([.S422:.S423])" office:value-type="float" office:value="9635" calcext:value-type="float">
            <text:p>9635</text:p>
          </table:table-cell>
          <table:table-cell table:style-name="ce45" table:formula="of:=([.S422]*[.T422]+[.S423]*[.T423])/[.S421]" office:value-type="float" office:value="19.4171250648677" calcext:value-type="float">
            <text:p>19.417</text:p>
          </table:table-cell>
          <table:table-cell table:formula="of:=AVERAGE([.U422:.U423])" office:value-type="float" office:value="203" calcext:value-type="float">
            <text:p>203</text:p>
          </table:table-cell>
          <table:table-cell table:formula="of:=AVERAGE([.V422:.V423])" office:value-type="float" office:value="0.675" calcext:value-type="float">
            <text:p>0.67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450481" calcext:value-type="float">
            <text:p>450481</text:p>
          </table:table-cell>
          <table:table-cell office:value-type="float" office:value="228576" calcext:value-type="float">
            <text:p>228576</text:p>
          </table:table-cell>
          <table:table-cell table:formula="of:=SUM([.Y421:.Z421])" office:value-type="float" office:value="679057" calcext:value-type="float">
            <text:p>679057</text:p>
          </table:table-cell>
          <table:table-cell table:formula="of:=AVERAGE([.AB422:.AB423])" office:value-type="float" office:value="0.9" calcext:value-type="float">
            <text:p>0.9</text:p>
          </table:table-cell>
          <table:table-cell office:value-type="float" office:value="146947" calcext:value-type="float">
            <text:p>146947</text:p>
          </table:table-cell>
          <table:table-cell table:style-name="ce10" office:value-type="float" office:value="38.1" calcext:value-type="float">
            <text:p>38.1</text:p>
          </table:table-cell>
          <table:table-cell/>
          <table:table-cell table:style-name="ce10" table:formula="of:=SUM([.AF422:.AF423])" office:value-type="float" office:value="451709" calcext:value-type="float">
            <text:p>451709</text:p>
          </table:table-cell>
          <table:table-cell table:style-name="ce53" table:formula="of:=['file:///home/mixalako/Documents/EPU/rea-uc/datasets/Dataset-for-AI-tool_renovated-buildings-91-AUDITI-AR-2-ZON%C3%84_M-ENG.xlsx'#$'Energy efficiency measures'.H1121]" office:value-type="currency" office:currency="EUR" office:value="383600" calcext:value-type="currency">
            <text:p>€ 383,6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21]" office:value-type="currency" office:currency="EUR" office:value="27.5649961914891" calcext:value-type="currency">
            <text:p>€ 27.5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2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3095.2" calcext:value-type="float">
            <text:p>3095.2</text:p>
          </table:table-cell>
          <table:table-cell table:style-name="ce11" office:value-type="float" office:value="7738" calcext:value-type="float">
            <text:p>7738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6" calcext:value-type="float">
            <text:p>0.6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85]" office:value-type="float" office:value="4114.1" calcext:value-type="float">
            <text:p>4114.1</text:p>
          </table:table-cell>
          <table:table-cell table:style-name="ce51" table:formula="of:=['file:///home/mixalako/Documents/EPU/rea-uc/datasets/Dataset-for-AI-tool_renovated-buildings-91-AUDITI-AR-2-ZON%C3%84_M-ENG.xlsx'#$'Building envelope'.E1785]" office:value-type="float" office:value="410898" calcext:value-type="float">
            <text:p>41089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2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758.9" calcext:value-type="float">
            <text:p>758.9</text:p>
          </table:table-cell>
          <table:table-cell table:style-name="ce11" office:value-type="float" office:value="1897" calcext:value-type="float">
            <text:p>189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75" calcext:value-type="float">
            <text:p>0.7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791]" office:value-type="float" office:value="558.4" calcext:value-type="float">
            <text:p>558.4</text:p>
          </table:table-cell>
          <table:table-cell table:style-name="ce51" table:formula="of:=['file:///home/mixalako/Documents/EPU/rea-uc/datasets/Dataset-for-AI-tool_renovated-buildings-91-AUDITI-AR-2-ZON%C3%84_M-ENG.xlsx'#$'Building envelope'.E1791]" office:value-type="float" office:value="40811" calcext:value-type="float">
            <text:p>40811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2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2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4</text:p>
          </table:table-cell>
          <table:table-cell/>
          <table:table-cell table:style-name="ce10"/>
          <table:table-cell office:value-type="string" calcext:value-type="string">
            <text:p>Ģimnastikas iela 6A, Rīga, LV-1004</text:p>
          </table:table-cell>
          <table:table-cell table:style-name="ce21" office:value-type="float" office:value="1000740091001" calcext:value-type="float">
            <text:p>1000740091001</text:p>
          </table:table-cell>
          <table:table-cell table:content-validation-name="val2" office:value-type="string" calcext:value-type="string">
            <text:p>464. sērija</text:p>
          </table:table-cell>
          <table:table-cell table:formula="of:=VLOOKUP([.F426];['file:///home/mixalako/Documents/EPU/rea-uc/datasets/Dataset-for-AI-tool_renovated-buildings-91-AUDITI-AR-2-ZON%C3%84_M-ENG.xlsx'#$'Building series'.A$1:.F$1048576];6;0)" office:value-type="float" office:value="464" calcext:value-type="float">
            <text:p>464</text:p>
          </table:table-cell>
          <table:table-cell office:value-type="float" office:value="48.3" calcext:value-type="float">
            <text:p>48.3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42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2207.7" calcext:value-type="float">
            <text:p>2207.7</text:p>
          </table:table-cell>
          <table:table-cell table:style-name="ce10" table:formula="of:=[.L426]*[.K426]" office:value-type="float" office:value="5519.25" calcext:value-type="float">
            <text:p>5519.2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667.09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8" calcext:value-type="float">
            <text:p>1968</text:p>
          </table:table-cell>
          <table:table-cell table:style-name="ce10" office:value-type="float" office:value="45" calcext:value-type="float">
            <text:p>45</text:p>
          </table:table-cell>
          <table:table-cell table:style-name="ce41" table:formula="of:=SUM([.R427:.R428])" office:value-type="float" office:value="2207.7" calcext:value-type="float">
            <text:p>2207.7</text:p>
          </table:table-cell>
          <table:table-cell table:formula="of:=SUM([.S427:.S428])" office:value-type="float" office:value="5519" calcext:value-type="float">
            <text:p>5519</text:p>
          </table:table-cell>
          <table:table-cell table:style-name="ce45" table:formula="of:=([.S427]*[.T427]+[.S428]*[.T428])/[.S426]" office:value-type="float" office:value="19.5089690161261" calcext:value-type="float">
            <text:p>19.509</text:p>
          </table:table-cell>
          <table:table-cell table:formula="of:=AVERAGE([.U427:.U428])" office:value-type="float" office:value="203" calcext:value-type="float">
            <text:p>203</text:p>
          </table:table-cell>
          <table:table-cell table:formula="of:=AVERAGE([.V427:.V42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20419" calcext:value-type="float">
            <text:p>220419</text:p>
          </table:table-cell>
          <table:table-cell office:value-type="float" office:value="138448" calcext:value-type="float">
            <text:p>138448</text:p>
          </table:table-cell>
          <table:table-cell table:formula="of:=SUM([.Y426:.Z426])" office:value-type="float" office:value="358867" calcext:value-type="float">
            <text:p>358867</text:p>
          </table:table-cell>
          <table:table-cell table:formula="of:=AVERAGE([.AB427:.AB428])" office:value-type="float" office:value="0.88" calcext:value-type="float">
            <text:p>0.88</text:p>
          </table:table-cell>
          <table:table-cell office:value-type="float" office:value="90114" calcext:value-type="float">
            <text:p>90114</text:p>
          </table:table-cell>
          <table:table-cell table:style-name="ce10" office:value-type="float" office:value="40.8" calcext:value-type="float">
            <text:p>40.8</text:p>
          </table:table-cell>
          <table:table-cell/>
          <table:table-cell table:style-name="ce10" table:formula="of:=SUM([.AF427:.AF428])" office:value-type="float" office:value="248841" calcext:value-type="float">
            <text:p>248841</text:p>
          </table:table-cell>
          <table:table-cell table:style-name="ce53" table:formula="of:=['file:///home/mixalako/Documents/EPU/rea-uc/datasets/Dataset-for-AI-tool_renovated-buildings-91-AUDITI-AR-2-ZON%C3%84_M-ENG.xlsx'#$'Energy efficiency measures'.H1132]" office:value-type="currency" office:currency="EUR" office:value="189700" calcext:value-type="currency">
            <text:p>€ 189,7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32]" office:value-type="currency" office:currency="EUR" office:value="13.6315948319225" calcext:value-type="currency">
            <text:p>€ 13.6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2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990.95" calcext:value-type="float">
            <text:p>1991.0</text:p>
          </table:table-cell>
          <table:table-cell table:style-name="ce11" office:value-type="float" office:value="4977" calcext:value-type="float">
            <text:p>497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04]" office:value-type="float" office:value="2414.5" calcext:value-type="float">
            <text:p>2414.5</text:p>
          </table:table-cell>
          <table:table-cell table:style-name="ce51" table:formula="of:=['file:///home/mixalako/Documents/EPU/rea-uc/datasets/Dataset-for-AI-tool_renovated-buildings-91-AUDITI-AR-2-ZON%C3%84_M-ENG.xlsx'#$'Building envelope'.E1804]" office:value-type="float" office:value="235262" calcext:value-type="float">
            <text:p>23526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2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16.75" calcext:value-type="float">
            <text:p>216.75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09]" office:value-type="float" office:value="185.8" calcext:value-type="float">
            <text:p>185.8</text:p>
          </table:table-cell>
          <table:table-cell table:style-name="ce51" table:formula="of:=['file:///home/mixalako/Documents/EPU/rea-uc/datasets/Dataset-for-AI-tool_renovated-buildings-91-AUDITI-AR-2-ZON%C3%84_M-ENG.xlsx'#$'Building envelope'.E1809]" office:value-type="float" office:value="13579" calcext:value-type="float">
            <text:p>1357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2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3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5</text:p>
          </table:table-cell>
          <table:table-cell/>
          <table:table-cell table:style-name="ce10"/>
          <table:table-cell office:value-type="string" calcext:value-type="string">
            <text:p>Indrānu iela 9, Rīga, LV-1012</text:p>
          </table:table-cell>
          <table:table-cell table:style-name="ce21" office:value-type="float" office:value="1000260177001" calcext:value-type="float">
            <text:p>1000260177001</text:p>
          </table:table-cell>
          <table:table-cell table:content-validation-name="val2" office:value-type="string" calcext:value-type="string">
            <text:p>Pirmskara ēka 2.9 </text:p>
          </table:table-cell>
          <table:table-cell table:formula="of:=VLOOKUP([.F431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13.3" calcext:value-type="float">
            <text:p>13.3</text:p>
          </table:table-cell>
          <table:table-cell office:value-type="float" office:value="12.6" calcext:value-type="float">
            <text:p>12.6</text:p>
          </table:table-cell>
          <table:table-cell table:style-name="ce29" table:formula="of:=VLOOKUP([.F431];['file:///home/mixalako/Documents/EPU/rea-uc/datasets/Dataset-for-AI-tool_renovated-buildings-91-AUDITI-AR-2-ZON%C3%84_M-ENG.xlsx'#$'Building series'.A$1:.C$1048576];2;0)" office:value-type="float" office:value="2.9" calcext:value-type="float">
            <text:p>2.9</text:p>
          </table:table-cell>
          <table:table-cell office:value-type="float" office:value="716.9" calcext:value-type="float">
            <text:p>716.9</text:p>
          </table:table-cell>
          <table:table-cell table:style-name="ce10" table:formula="of:=[.L431]*[.K431]" office:value-type="float" office:value="2079.01" calcext:value-type="float">
            <text:p>2079.01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757.8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24" calcext:value-type="float">
            <text:p>1924</text:p>
          </table:table-cell>
          <table:table-cell table:style-name="ce10" office:value-type="float" office:value="16" calcext:value-type="float">
            <text:p>16</text:p>
          </table:table-cell>
          <table:table-cell table:style-name="ce41" table:formula="of:=SUM([.R432:.R433])" office:value-type="float" office:value="716.9" calcext:value-type="float">
            <text:p>716.9</text:p>
          </table:table-cell>
          <table:table-cell table:formula="of:=SUM([.S432:.S433])" office:value-type="float" office:value="2079" calcext:value-type="float">
            <text:p>2079</text:p>
          </table:table-cell>
          <table:table-cell table:style-name="ce45" table:formula="of:=([.S432]*[.T432]+[.S433]*[.T433])/[.S431]" office:value-type="float" office:value="17.989417989418" calcext:value-type="float">
            <text:p>17.989</text:p>
          </table:table-cell>
          <table:table-cell table:formula="of:=AVERAGE([.U432:.U433])" office:value-type="float" office:value="203" calcext:value-type="float">
            <text:p>203</text:p>
          </table:table-cell>
          <table:table-cell table:formula="of:=AVERAGE([.V432:.V433])" office:value-type="float" office:value="0.485" calcext:value-type="float">
            <text:p>0.48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41032" calcext:value-type="float">
            <text:p>141032</text:p>
          </table:table-cell>
          <table:table-cell office:value-type="float" office:value="42328" calcext:value-type="float">
            <text:p>42328</text:p>
          </table:table-cell>
          <table:table-cell table:formula="of:=SUM([.Y431:.Z431])" office:value-type="float" office:value="183360" calcext:value-type="float">
            <text:p>183360</text:p>
          </table:table-cell>
          <table:table-cell table:formula="of:=AVERAGE([.AB432:.AB433])" office:value-type="float" office:value="0.89" calcext:value-type="float">
            <text:p>0.89</text:p>
          </table:table-cell>
          <table:table-cell office:value-type="float" office:value="25888" calcext:value-type="float">
            <text:p>25888</text:p>
          </table:table-cell>
          <table:table-cell table:style-name="ce10" office:value-type="float" office:value="36.1" calcext:value-type="float">
            <text:p>36.1</text:p>
          </table:table-cell>
          <table:table-cell/>
          <table:table-cell table:style-name="ce10" table:formula="of:=SUM([.AF432:.AF433])" office:value-type="float" office:value="86526" calcext:value-type="float">
            <text:p>86526</text:p>
          </table:table-cell>
          <table:table-cell table:style-name="ce53" table:formula="of:=['file:///home/mixalako/Documents/EPU/rea-uc/datasets/Dataset-for-AI-tool_renovated-buildings-91-AUDITI-AR-2-ZON%C3%84_M-ENG.xlsx'#$'Energy efficiency measures'.H1144]" office:value-type="currency" office:currency="EUR" office:value="90500" calcext:value-type="currency">
            <text:p>€ 90,5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44]" office:value-type="currency" office:currency="EUR" office:value="6.5032120837585" calcext:value-type="currency">
            <text:p>€ 6.50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3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650.2" calcext:value-type="float">
            <text:p>650.2</text:p>
          </table:table-cell>
          <table:table-cell table:style-name="ce11" office:value-type="float" office:value="1886" calcext:value-type="float">
            <text:p>1886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47" calcext:value-type="float">
            <text:p>0.47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21]" office:value-type="float" office:value="889.2" calcext:value-type="float">
            <text:p>889.2</text:p>
          </table:table-cell>
          <table:table-cell table:style-name="ce51" table:formula="of:=['file:///home/mixalako/Documents/EPU/rea-uc/datasets/Dataset-for-AI-tool_renovated-buildings-91-AUDITI-AR-2-ZON%C3%84_M-ENG.xlsx'#$'Building envelope'.E1821]" office:value-type="float" office:value="80144" calcext:value-type="float">
            <text:p>80144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3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6.7" calcext:value-type="float">
            <text:p>66.7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27]" office:value-type="float" office:value="100.8" calcext:value-type="float">
            <text:p>100.8</text:p>
          </table:table-cell>
          <table:table-cell table:style-name="ce51" table:formula="of:=['file:///home/mixalako/Documents/EPU/rea-uc/datasets/Dataset-for-AI-tool_renovated-buildings-91-AUDITI-AR-2-ZON%C3%84_M-ENG.xlsx'#$'Building envelope'.E1827]" office:value-type="float" office:value="6382" calcext:value-type="float">
            <text:p>638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3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3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6</text:p>
          </table:table-cell>
          <table:table-cell/>
          <table:table-cell table:style-name="ce10"/>
          <table:table-cell office:value-type="string" calcext:value-type="string">
            <text:p>Kāvu iela 6, Rīga, LV-1016</text:p>
          </table:table-cell>
          <table:table-cell table:style-name="ce21" office:value-type="float" office:value="1001112126001" calcext:value-type="float">
            <text:p>1001112126001</text:p>
          </table:table-cell>
          <table:table-cell table:content-validation-name="val2" office:value-type="string" calcext:value-type="string">
            <text:p>464. sērija</text:p>
          </table:table-cell>
          <table:table-cell table:formula="of:=VLOOKUP([.F436];['file:///home/mixalako/Documents/EPU/rea-uc/datasets/Dataset-for-AI-tool_renovated-buildings-91-AUDITI-AR-2-ZON%C3%84_M-ENG.xlsx'#$'Building series'.A$1:.F$1048576];6;0)" office:value-type="float" office:value="464" calcext:value-type="float">
            <text:p>46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43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751.2" calcext:value-type="float">
            <text:p>1751.2</text:p>
          </table:table-cell>
          <table:table-cell table:style-name="ce10" table:formula="of:=[.L436]*[.K436]" office:value-type="float" office:value="4378" calcext:value-type="float">
            <text:p>4378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848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30" calcext:value-type="float">
            <text:p>30</text:p>
          </table:table-cell>
          <table:table-cell table:style-name="ce41" table:formula="of:=SUM([.R437:.R438])" office:value-type="float" office:value="1751.2" calcext:value-type="float">
            <text:p>1751.2</text:p>
          </table:table-cell>
          <table:table-cell table:formula="of:=SUM([.S437:.S438])" office:value-type="float" office:value="4378" calcext:value-type="float">
            <text:p>4378</text:p>
          </table:table-cell>
          <table:table-cell table:style-name="ce45" table:formula="of:=([.S437]*[.T437]+[.S438]*[.T438])/[.S436]" office:value-type="float" office:value="19.0603015075377" calcext:value-type="float">
            <text:p>19.060</text:p>
          </table:table-cell>
          <table:table-cell table:formula="of:=AVERAGE([.U437:.U438])" office:value-type="float" office:value="203" calcext:value-type="float">
            <text:p>203</text:p>
          </table:table-cell>
          <table:table-cell table:formula="of:=AVERAGE([.V437:.V43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824" calcext:value-type="float">
            <text:p>95824</text:p>
          </table:table-cell>
          <table:table-cell table:formula="of:=SUM([.Y436:.Z436])" office:value-type="float" office:value="261130" calcext:value-type="float">
            <text:p>261130</text:p>
          </table:table-cell>
          <table:table-cell table:formula="of:=AVERAGE([.AB437:.AB438])" office:value-type="float" office:value="0.88" calcext:value-type="float">
            <text:p>0.88</text:p>
          </table:table-cell>
          <table:table-cell office:value-type="float" office:value="68282" calcext:value-type="float">
            <text:p>68282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table:formula="of:=SUM([.AF437:.AF438])" office:value-type="float" office:value="183046" calcext:value-type="float">
            <text:p>183046</text:p>
          </table:table-cell>
          <table:table-cell table:style-name="ce53" table:formula="of:=['file:///home/mixalako/Documents/EPU/rea-uc/datasets/Dataset-for-AI-tool_renovated-buildings-91-AUDITI-AR-2-ZON%C3%84_M-ENG.xlsx'#$'Energy efficiency measures'.H1157]" office:value-type="currency" office:currency="EUR" office:value="177100" calcext:value-type="currency">
            <text:p>€ 177,1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57]" office:value-type="currency" office:currency="EUR" office:value="12.7261752489904" calcext:value-type="currency">
            <text:p>€ 12.7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3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597.2" calcext:value-type="float">
            <text:p>1597.2</text:p>
          </table:table-cell>
          <table:table-cell table:style-name="ce11" office:value-type="float" office:value="3993" calcext:value-type="float">
            <text:p>3993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39]" office:value-type="float" office:value="1801" calcext:value-type="float">
            <text:p>1801</text:p>
          </table:table-cell>
          <table:table-cell table:style-name="ce51" table:formula="of:=['file:///home/mixalako/Documents/EPU/rea-uc/datasets/Dataset-for-AI-tool_renovated-buildings-91-AUDITI-AR-2-ZON%C3%84_M-ENG.xlsx'#$'Building envelope'.E1839]" office:value-type="float" office:value="171103" calcext:value-type="float">
            <text:p>17110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3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8" calcext:value-type="float">
            <text:p>0.88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46]" office:value-type="float" office:value="169.2" calcext:value-type="float">
            <text:p>169.2</text:p>
          </table:table-cell>
          <table:table-cell table:style-name="ce51" table:formula="of:=['file:///home/mixalako/Documents/EPU/rea-uc/datasets/Dataset-for-AI-tool_renovated-buildings-91-AUDITI-AR-2-ZON%C3%84_M-ENG.xlsx'#$'Building envelope'.E1846]" office:value-type="float" office:value="11943" calcext:value-type="float">
            <text:p>1194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3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4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7</text:p>
          </table:table-cell>
          <table:table-cell/>
          <table:table-cell table:style-name="ce10"/>
          <table:table-cell office:value-type="string" calcext:value-type="string">
            <text:p>Maskavas iela 254 k-6, Rīga, LV-1063</text:p>
          </table:table-cell>
          <table:table-cell table:style-name="ce21" office:value-type="float" office:value="1000780323004" calcext:value-type="float">
            <text:p>1000780323004</text:p>
          </table:table-cell>
          <table:table-cell table:content-validation-name="val2" office:value-type="string" calcext:value-type="string">
            <text:p>464. sērija</text:p>
          </table:table-cell>
          <table:table-cell table:formula="of:=VLOOKUP([.F441];['file:///home/mixalako/Documents/EPU/rea-uc/datasets/Dataset-for-AI-tool_renovated-buildings-91-AUDITI-AR-2-ZON%C3%84_M-ENG.xlsx'#$'Building series'.A$1:.F$1048576];6;0)" office:value-type="float" office:value="464" calcext:value-type="float">
            <text:p>464</text:p>
          </table:table-cell>
          <table:table-cell office:value-type="float" office:value="58.35" calcext:value-type="float">
            <text:p>58.35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table:style-name="ce29" table:formula="of:=VLOOKUP([.F44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051.4" calcext:value-type="float">
            <text:p>3051.4</text:p>
          </table:table-cell>
          <table:table-cell table:style-name="ce10" table:formula="of:=[.L441]*[.K441]" office:value-type="float" office:value="7628.5" calcext:value-type="float">
            <text:p>7628.5</text:p>
          </table:table-cell>
          <table:table-cell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7939.3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4" calcext:value-type="float">
            <text:p>1964</text:p>
          </table:table-cell>
          <table:table-cell table:style-name="ce10" office:value-type="float" office:value="60" calcext:value-type="float">
            <text:p>60</text:p>
          </table:table-cell>
          <table:table-cell table:style-name="ce41" table:formula="of:=SUM([.R442:.R443])" office:value-type="float" office:value="3051.4" calcext:value-type="float">
            <text:p>3051.4</text:p>
          </table:table-cell>
          <table:table-cell table:formula="of:=SUM([.S442:.S443])" office:value-type="float" office:value="7629" calcext:value-type="float">
            <text:p>7629</text:p>
          </table:table-cell>
          <table:table-cell table:style-name="ce45" table:formula="of:=([.S442]*[.T442]+[.S443]*[.T443])/[.S441]" office:value-type="float" office:value="19.932887665487" calcext:value-type="float">
            <text:p>19.933</text:p>
          </table:table-cell>
          <table:table-cell table:formula="of:=AVERAGE([.U442:.U443])" office:value-type="float" office:value="203" calcext:value-type="float">
            <text:p>203</text:p>
          </table:table-cell>
          <table:table-cell table:formula="of:=AVERAGE([.V442:.V44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23890" calcext:value-type="float">
            <text:p>223890</text:p>
          </table:table-cell>
          <table:table-cell office:value-type="float" office:value="141480" calcext:value-type="float">
            <text:p>141480</text:p>
          </table:table-cell>
          <table:table-cell table:formula="of:=SUM([.Y441:.Z441])" office:value-type="float" office:value="365370" calcext:value-type="float">
            <text:p>365370</text:p>
          </table:table-cell>
          <table:table-cell table:formula="of:=AVERAGE([.AB442:.AB443])" office:value-type="float" office:value="0.89" calcext:value-type="float">
            <text:p>0.89</text:p>
          </table:table-cell>
          <table:table-cell office:value-type="float" office:value="114477" calcext:value-type="float">
            <text:p>114477</text:p>
          </table:table-cell>
          <table:table-cell table:style-name="ce10" office:value-type="float" office:value="37.5" calcext:value-type="float">
            <text:p>37.5</text:p>
          </table:table-cell>
          <table:table-cell/>
          <table:table-cell table:style-name="ce10" table:formula="of:=SUM([.AF442:.AF443])" office:value-type="float" office:value="236648" calcext:value-type="float">
            <text:p>236648</text:p>
          </table:table-cell>
          <table:table-cell table:style-name="ce53" table:formula="of:=['file:///home/mixalako/Documents/EPU/rea-uc/datasets/Dataset-for-AI-tool_renovated-buildings-91-AUDITI-AR-2-ZON%C3%84_M-ENG.xlsx'#$'Energy efficiency measures'.H1166]" office:value-type="currency" office:currency="EUR" office:value="234300" calcext:value-type="currency">
            <text:p>€ 234,3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66]" office:value-type="currency" office:currency="EUR" office:value="16.836492720714" calcext:value-type="currency">
            <text:p>€ 16.8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4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847.8" calcext:value-type="float">
            <text:p>2847.8</text:p>
          </table:table-cell>
          <table:table-cell table:style-name="ce11" office:value-type="float" office:value="7120" calcext:value-type="float">
            <text:p>7120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59]" office:value-type="float" office:value="2282.5" calcext:value-type="float">
            <text:p>2282.5</text:p>
          </table:table-cell>
          <table:table-cell table:style-name="ce51" table:formula="of:=['file:///home/mixalako/Documents/EPU/rea-uc/datasets/Dataset-for-AI-tool_renovated-buildings-91-AUDITI-AR-2-ZON%C3%84_M-ENG.xlsx'#$'Building envelope'.E1859]" office:value-type="float" office:value="227965" calcext:value-type="float">
            <text:p>22796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4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203.6" calcext:value-type="float">
            <text:p>203.6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9" calcext:value-type="float">
            <text:p>0.8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64]" office:value-type="float" office:value="148.6" calcext:value-type="float">
            <text:p>148.6</text:p>
          </table:table-cell>
          <table:table-cell table:style-name="ce51" table:formula="of:=['file:///home/mixalako/Documents/EPU/rea-uc/datasets/Dataset-for-AI-tool_renovated-buildings-91-AUDITI-AR-2-ZON%C3%84_M-ENG.xlsx'#$'Building envelope'.E1864]" office:value-type="float" office:value="8683" calcext:value-type="float">
            <text:p>8683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4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4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8</text:p>
          </table:table-cell>
          <table:table-cell/>
          <table:table-cell table:style-name="ce10"/>
          <table:table-cell office:value-type="string" calcext:value-type="string">
            <text:p>Nīcgales iela 64, Rīga, LV-1035</text:p>
          </table:table-cell>
          <table:table-cell table:style-name="ce21" office:value-type="float" office:value="1001180036001" calcext:value-type="float">
            <text:p>1001180036001</text:p>
          </table:table-cell>
          <table:table-cell table:content-validation-name="val2" office:value-type="string" calcext:value-type="string">
            <text:p>Specprojekts 2.5</text:p>
          </table:table-cell>
          <table:table-cell table:formula="of:=VLOOKUP([.F446];['file:///home/mixalako/Documents/EPU/rea-uc/datasets/Dataset-for-AI-tool_renovated-buildings-91-AUDITI-AR-2-ZON%C3%84_M-ENG.xlsx'#$'Building series'.A$1:.F$1048576];6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5.2" calcext:value-type="float">
            <text:p>25.2</text:p>
          </table:table-cell>
          <table:table-cell table:style-name="ce29" table:formula="of:=VLOOKUP([.F446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3314.7" calcext:value-type="float">
            <text:p>3314.7</text:p>
          </table:table-cell>
          <table:table-cell table:style-name="ce10" table:formula="of:=[.L446]*[.K446]" office:value-type="float" office:value="8286.75" calcext:value-type="float">
            <text:p>8286.75</text:p>
          </table:table-cell>
          <table:table-cell office:value-type="float" office:value="9" calcext:value-type="float">
            <text:p>9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8030.1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79" calcext:value-type="float">
            <text:p>1979</text:p>
          </table:table-cell>
          <table:table-cell table:style-name="ce10" office:value-type="float" office:value="108" calcext:value-type="float">
            <text:p>108</text:p>
          </table:table-cell>
          <table:table-cell table:style-name="ce41" table:formula="of:=SUM([.R447:.R448])" office:value-type="float" office:value="3314.7" calcext:value-type="float">
            <text:p>3314.7</text:p>
          </table:table-cell>
          <table:table-cell table:formula="of:=SUM([.S447:.S448])" office:value-type="float" office:value="8287" calcext:value-type="float">
            <text:p>8287</text:p>
          </table:table-cell>
          <table:table-cell table:style-name="ce45" table:formula="of:=([.S447]*[.T447]+[.S448]*[.T448])/[.S446]" office:value-type="float" office:value="19.4084710993122" calcext:value-type="float">
            <text:p>19.408</text:p>
          </table:table-cell>
          <table:table-cell table:formula="of:=AVERAGE([.U447:.U448])" office:value-type="float" office:value="203" calcext:value-type="float">
            <text:p>203</text:p>
          </table:table-cell>
          <table:table-cell table:formula="of:=AVERAGE([.V447:.V44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363839" calcext:value-type="float">
            <text:p>363839</text:p>
          </table:table-cell>
          <table:table-cell office:value-type="float" office:value="272208" calcext:value-type="float">
            <text:p>272208</text:p>
          </table:table-cell>
          <table:table-cell table:formula="of:=SUM([.Y446:.Z446])" office:value-type="float" office:value="636047" calcext:value-type="float">
            <text:p>636047</text:p>
          </table:table-cell>
          <table:table-cell table:formula="of:=AVERAGE([.AB447:.AB448])" office:value-type="float" office:value="0.87" calcext:value-type="float">
            <text:p>0.87</text:p>
          </table:table-cell>
          <table:table-cell office:value-type="float" office:value="146203" calcext:value-type="float">
            <text:p>146203</text:p>
          </table:table-cell>
          <table:table-cell table:style-name="ce10" office:value-type="float" office:value="44.1" calcext:value-type="float">
            <text:p>44.1</text:p>
          </table:table-cell>
          <table:table-cell/>
          <table:table-cell table:style-name="ce10" table:formula="of:=SUM([.AF447:.AF448])" office:value-type="float" office:value="419267" calcext:value-type="float">
            <text:p>419267</text:p>
          </table:table-cell>
          <table:table-cell table:style-name="ce53" table:formula="of:=['file:///home/mixalako/Documents/EPU/rea-uc/datasets/Dataset-for-AI-tool_renovated-buildings-91-AUDITI-AR-2-ZON%C3%84_M-ENG.xlsx'#$'Energy efficiency measures'.H1179]" office:value-type="currency" office:currency="EUR" office:value="407200" calcext:value-type="currency">
            <text:p>€ 407,2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79]" office:value-type="currency" office:currency="EUR" office:value="29.2608614420603" calcext:value-type="currency">
            <text:p>€ 29.26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4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2661.3" calcext:value-type="float">
            <text:p>2661.3</text:p>
          </table:table-cell>
          <table:table-cell table:style-name="ce11" office:value-type="float" office:value="6653" calcext:value-type="float">
            <text:p>665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7" calcext:value-type="float">
            <text:p>0.8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77]" office:value-type="float" office:value="3634.4" calcext:value-type="float">
            <text:p>3634.4</text:p>
          </table:table-cell>
          <table:table-cell table:style-name="ce51" table:formula="of:=['file:///home/mixalako/Documents/EPU/rea-uc/datasets/Dataset-for-AI-tool_renovated-buildings-91-AUDITI-AR-2-ZON%C3%84_M-ENG.xlsx'#$'Building envelope'.E1877]" office:value-type="float" office:value="354138" calcext:value-type="float">
            <text:p>354138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4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53.4" calcext:value-type="float">
            <text:p>653.4</text:p>
          </table:table-cell>
          <table:table-cell table:style-name="ce11" office:value-type="float" office:value="1634" calcext:value-type="float">
            <text:p>163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87" calcext:value-type="float">
            <text:p>0.87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85]" office:value-type="float" office:value="786.5" calcext:value-type="float">
            <text:p>786.5</text:p>
          </table:table-cell>
          <table:table-cell table:style-name="ce51" table:formula="of:=['file:///home/mixalako/Documents/EPU/rea-uc/datasets/Dataset-for-AI-tool_renovated-buildings-91-AUDITI-AR-2-ZON%C3%84_M-ENG.xlsx'#$'Building envelope'.E1885]" office:value-type="float" office:value="65129" calcext:value-type="float">
            <text:p>65129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4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5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89</text:p>
          </table:table-cell>
          <table:table-cell/>
          <table:table-cell table:style-name="ce10"/>
          <table:table-cell office:value-type="string" calcext:value-type="string">
            <text:p>Stendes iela 1 k-6, Rīga, LV-1046</text:p>
          </table:table-cell>
          <table:table-cell table:style-name="ce21" office:value-type="float" office:value="1000760250001" calcext:value-type="float">
            <text:p>1000760250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45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table:style-name="ce29" table:formula="of:=VLOOKUP([.F45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817.2" calcext:value-type="float">
            <text:p>1817.2</text:p>
          </table:table-cell>
          <table:table-cell table:style-name="ce10" table:formula="of:=[.L451]*[.K451]" office:value-type="float" office:value="4543" calcext:value-type="float">
            <text:p>4543</text:p>
          </table:table-cell>
          <table:table-cell office:value-type="float" office:value="4" calcext:value-type="float">
            <text:p>4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8120.83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59" calcext:value-type="float">
            <text:p>1959</text:p>
          </table:table-cell>
          <table:table-cell table:style-name="ce10" office:value-type="float" office:value="44" calcext:value-type="float">
            <text:p>44</text:p>
          </table:table-cell>
          <table:table-cell table:style-name="ce41" table:formula="of:=SUM([.R452:.R453])" office:value-type="float" office:value="1817.2" calcext:value-type="float">
            <text:p>1817.2</text:p>
          </table:table-cell>
          <table:table-cell table:formula="of:=SUM([.S452:.S453])" office:value-type="float" office:value="4543" calcext:value-type="float">
            <text:p>4543</text:p>
          </table:table-cell>
          <table:table-cell table:style-name="ce45" table:formula="of:=([.S452]*[.T452]+[.S453]*[.T453])/[.S451]" office:value-type="float" office:value="20.5720889280211" calcext:value-type="float">
            <text:p>20.572</text:p>
          </table:table-cell>
          <table:table-cell table:formula="of:=AVERAGE([.U452:.U453])" office:value-type="float" office:value="203" calcext:value-type="float">
            <text:p>203</text:p>
          </table:table-cell>
          <table:table-cell table:formula="of:=AVERAGE([.V452:.V453])" office:value-type="float" office:value="0.545" calcext:value-type="float">
            <text:p>0.54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238859" calcext:value-type="float">
            <text:p>238859</text:p>
          </table:table-cell>
          <table:table-cell office:value-type="float" office:value="94424" calcext:value-type="float">
            <text:p>94424</text:p>
          </table:table-cell>
          <table:table-cell table:formula="of:=SUM([.Y451:.Z451])" office:value-type="float" office:value="333283" calcext:value-type="float">
            <text:p>333283</text:p>
          </table:table-cell>
          <table:table-cell table:formula="of:=AVERAGE([.AB452:.AB453])" office:value-type="float" office:value="0.91" calcext:value-type="float">
            <text:p>0.91</text:p>
          </table:table-cell>
          <table:table-cell office:value-type="float" office:value="68433" calcext:value-type="float">
            <text:p>68433</text:p>
          </table:table-cell>
          <table:table-cell table:style-name="ce10" office:value-type="float" office:value="37.7" calcext:value-type="float">
            <text:p>37.7</text:p>
          </table:table-cell>
          <table:table-cell/>
          <table:table-cell table:style-name="ce10" table:formula="of:=SUM([.AF452:.AF453])" office:value-type="float" office:value="263442" calcext:value-type="float">
            <text:p>263442</text:p>
          </table:table-cell>
          <table:table-cell table:style-name="ce53" table:formula="of:=['file:///home/mixalako/Documents/EPU/rea-uc/datasets/Dataset-for-AI-tool_renovated-buildings-91-AUDITI-AR-2-ZON%C3%84_M-ENG.xlsx'#$'Energy efficiency measures'.H1191]" office:value-type="currency" office:currency="EUR" office:value="203600" calcext:value-type="currency">
            <text:p>€ 203,6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191]" office:value-type="currency" office:currency="EUR" office:value="14.6304307210302" calcext:value-type="currency">
            <text:p>€ 14.63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5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687.6" calcext:value-type="float">
            <text:p>1687.6</text:p>
          </table:table-cell>
          <table:table-cell table:style-name="ce11" office:value-type="float" office:value="4219" calcext:value-type="float">
            <text:p>421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2" calcext:value-type="float">
            <text:p>0.52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898]" office:value-type="float" office:value="2469.4" calcext:value-type="float">
            <text:p>2469.4</text:p>
          </table:table-cell>
          <table:table-cell table:style-name="ce51" table:formula="of:=['file:///home/mixalako/Documents/EPU/rea-uc/datasets/Dataset-for-AI-tool_renovated-buildings-91-AUDITI-AR-2-ZON%C3%84_M-ENG.xlsx'#$'Building envelope'.E1898]" office:value-type="float" office:value="252645" calcext:value-type="float">
            <text:p>252645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5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129.6" calcext:value-type="float">
            <text:p>129.6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7" calcext:value-type="float">
            <text:p>0.57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04]" office:value-type="float" office:value="147.8" calcext:value-type="float">
            <text:p>147.8</text:p>
          </table:table-cell>
          <table:table-cell table:style-name="ce51" table:formula="of:=['file:///home/mixalako/Documents/EPU/rea-uc/datasets/Dataset-for-AI-tool_renovated-buildings-91-AUDITI-AR-2-ZON%C3%84_M-ENG.xlsx'#$'Building envelope'.E1904]" office:value-type="float" office:value="10797" calcext:value-type="float">
            <text:p>1079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54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55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0</text:p>
          </table:table-cell>
          <table:table-cell/>
          <table:table-cell table:style-name="ce10"/>
          <table:table-cell office:value-type="string" calcext:value-type="string">
            <text:p>Vienības gatve 168, Rīga, LV-1058</text:p>
          </table:table-cell>
          <table:table-cell table:style-name="ce21" office:value-type="float" office:value="1001070518001" calcext:value-type="float">
            <text:p>1001070518001</text:p>
          </table:table-cell>
          <table:table-cell table:content-validation-name="val2" office:value-type="string" calcext:value-type="string">
            <text:p>104. sērija 2.55</text:p>
          </table:table-cell>
          <table:table-cell table:formula="of:=VLOOKUP([.F456];['file:///home/mixalako/Documents/EPU/rea-uc/datasets/Dataset-for-AI-tool_renovated-buildings-91-AUDITI-AR-2-ZON%C3%84_M-ENG.xlsx'#$'Building series'.A$1:.F$1048576];6;0)" office:value-type="float" office:value="104" calcext:value-type="float">
            <text:p>104</text:p>
          </table:table-cell>
          <table:table-cell office:value-type="float" office:value="32.8" calcext:value-type="float">
            <text:p>32.8</text:p>
          </table:table-cell>
          <table:table-cell office:value-type="float" office:value="15.5" calcext:value-type="float">
            <text:p>15.5</text:p>
          </table:table-cell>
          <table:table-cell office:value-type="float" office:value="45.6" calcext:value-type="float">
            <text:p>45.6</text:p>
          </table:table-cell>
          <table:table-cell table:style-name="ce29" table:formula="of:=VLOOKUP([.F456];['file:///home/mixalako/Documents/EPU/rea-uc/datasets/Dataset-for-AI-tool_renovated-buildings-91-AUDITI-AR-2-ZON%C3%84_M-ENG.xlsx'#$'Building series'.A$1:.C$1048576];2;0)" office:value-type="float" office:value="2.55" calcext:value-type="float">
            <text:p>2.55</text:p>
          </table:table-cell>
          <table:table-cell office:value-type="float" office:value="6059.2" calcext:value-type="float">
            <text:p>6059.2</text:p>
          </table:table-cell>
          <table:table-cell table:style-name="ce10" table:formula="of:=[.L456]*[.K456]" office:value-type="float" office:value="15450.96" calcext:value-type="float">
            <text:p>15450.96</text:p>
          </table:table-cell>
          <table:table-cell office:value-type="float" office:value="16" calcext:value-type="float">
            <text:p>16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8211.6pt" draw:caption-point-x="-11.54pt" draw:caption-point-y="121.92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93" calcext:value-type="float">
            <text:p>1993</text:p>
          </table:table-cell>
          <table:table-cell table:style-name="ce10" office:value-type="float" office:value="91" calcext:value-type="float">
            <text:p>91</text:p>
          </table:table-cell>
          <table:table-cell table:style-name="ce41" table:formula="of:=SUM([.R457:.R458])" office:value-type="float" office:value="6059.2" calcext:value-type="float">
            <text:p>6059.2</text:p>
          </table:table-cell>
          <table:table-cell table:formula="of:=SUM([.S457:.S458])" office:value-type="float" office:value="15451" calcext:value-type="float">
            <text:p>15451</text:p>
          </table:table-cell>
          <table:table-cell table:style-name="ce45" table:formula="of:=([.S457]*[.T457]+[.S458]*[.T458])/[.S456]" office:value-type="float" office:value="19.7111837421526" calcext:value-type="float">
            <text:p>19.711</text:p>
          </table:table-cell>
          <table:table-cell table:formula="of:=AVERAGE([.U457:.U458])" office:value-type="float" office:value="203" calcext:value-type="float">
            <text:p>203</text:p>
          </table:table-cell>
          <table:table-cell table:formula="of:=AVERAGE([.V457:.V458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Preparation in the heating unit</text:p>
          </table:table-cell>
          <table:table-cell office:value-type="float" office:value="528095" calcext:value-type="float">
            <text:p>528095</text:p>
          </table:table-cell>
          <table:table-cell office:value-type="float" office:value="327448" calcext:value-type="float">
            <text:p>327448</text:p>
          </table:table-cell>
          <table:table-cell table:formula="of:=SUM([.Y456:.Z456])" office:value-type="float" office:value="855543" calcext:value-type="float">
            <text:p>855543</text:p>
          </table:table-cell>
          <table:table-cell table:formula="of:=AVERAGE([.AB457:.AB458])" office:value-type="float" office:value="0.9" calcext:value-type="float">
            <text:p>0.9</text:p>
          </table:table-cell>
          <table:table-cell office:value-type="float" office:value="220259" calcext:value-type="float">
            <text:p>220259</text:p>
          </table:table-cell>
          <table:table-cell table:style-name="ce10" office:value-type="float" office:value="36.4" calcext:value-type="float">
            <text:p>36.4</text:p>
          </table:table-cell>
          <table:table-cell/>
          <table:table-cell table:style-name="ce10" table:formula="of:=SUM([.AF457:.AF458])" office:value-type="float" office:value="560512" calcext:value-type="float">
            <text:p>560512</text:p>
          </table:table-cell>
          <table:table-cell table:style-name="ce53" table:formula="of:=['file:///home/mixalako/Documents/EPU/rea-uc/datasets/Dataset-for-AI-tool_renovated-buildings-91-AUDITI-AR-2-ZON%C3%84_M-ENG.xlsx'#$'Energy efficiency measures'.H1202]" office:value-type="currency" office:currency="EUR" office:value="496000" calcext:value-type="currency">
            <text:p>€ 496,0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202]" office:value-type="currency" office:currency="EUR" office:value="35.64191374082" calcext:value-type="currency">
            <text:p>€ 35.64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57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5190" calcext:value-type="float">
            <text:p>5190.0</text:p>
          </table:table-cell>
          <table:table-cell table:style-name="ce11" office:value-type="float" office:value="13235" calcext:value-type="float">
            <text:p>13235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16]" office:value-type="float" office:value="5367.7" calcext:value-type="float">
            <text:p>5367.7</text:p>
          </table:table-cell>
          <table:table-cell table:style-name="ce51" table:formula="of:=['file:///home/mixalako/Documents/EPU/rea-uc/datasets/Dataset-for-AI-tool_renovated-buildings-91-AUDITI-AR-2-ZON%C3%84_M-ENG.xlsx'#$'Building envelope'.E1916]" office:value-type="float" office:value="536112" calcext:value-type="float">
            <text:p>53611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58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869.2" calcext:value-type="float">
            <text:p>869.2</text:p>
          </table:table-cell>
          <table:table-cell table:style-name="ce11" office:value-type="float" office:value="2216" calcext:value-type="float">
            <text:p>22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" calcext:value-type="float">
            <text:p>0.9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21]" office:value-type="float" office:value="333.9" calcext:value-type="float">
            <text:p>333.9</text:p>
          </table:table-cell>
          <table:table-cell table:style-name="ce51" table:formula="of:=['file:///home/mixalako/Documents/EPU/rea-uc/datasets/Dataset-for-AI-tool_renovated-buildings-91-AUDITI-AR-2-ZON%C3%84_M-ENG.xlsx'#$'Building envelope'.E1921]" office:value-type="float" office:value="24400" calcext:value-type="float">
            <text:p>24400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number-columns-repeated="6"/>
          <table:table-cell table:formula="of:=VLOOKUP([.F459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VLOOKUP([.F460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UILDING 91</text:p>
          </table:table-cell>
          <table:table-cell/>
          <table:table-cell table:style-name="ce10"/>
          <table:table-cell office:value-type="string" calcext:value-type="string">
            <text:p>Viestura prospekts 19, Rīga, LV-1005</text:p>
          </table:table-cell>
          <table:table-cell table:style-name="ce21" office:value-type="float" office:value="1000952026001" calcext:value-type="float">
            <text:p>1000952026001</text:p>
          </table:table-cell>
          <table:table-cell table:content-validation-name="val2" office:value-type="string" calcext:value-type="string">
            <text:p>Hruščova (318. sērija) laika projekts</text:p>
          </table:table-cell>
          <table:table-cell table:formula="of:=VLOOKUP([.F461];['file:///home/mixalako/Documents/EPU/rea-uc/datasets/Dataset-for-AI-tool_renovated-buildings-91-AUDITI-AR-2-ZON%C3%84_M-ENG.xlsx'#$'Building series'.A$1:.F$1048576];6;0)" office:value-type="string" office:string-value="316/318" calcext:value-type="string">
            <text:p>316/31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  <table:table-cell table:style-name="ce29" table:formula="of:=VLOOKUP([.F461];['file:///home/mixalako/Documents/EPU/rea-uc/datasets/Dataset-for-AI-tool_renovated-buildings-91-AUDITI-AR-2-ZON%C3%84_M-ENG.xlsx'#$'Building series'.A$1:.C$1048576];2;0)" office:value-type="float" office:value="2.5" calcext:value-type="float">
            <text:p>2.5</text:p>
          </table:table-cell>
          <table:table-cell office:value-type="float" office:value="1150.5" calcext:value-type="float">
            <text:p>1150.5</text:p>
          </table:table-cell>
          <table:table-cell table:style-name="ce10" table:formula="of:=[.L461]*[.K461]" office:value-type="float" office:value="2876.25" calcext:value-type="float">
            <text:p>2876.25</text:p>
          </table:table-cell>
          <table:table-cell office:value-type="float" office:value="3" calcext:value-type="float">
            <text:p>3</text:p>
          </table:table-cell>
          <table:table-cell table:style-name="ce10" table:content-validation-name="val3" office:value-type="string" calcext:value-type="string">
            <office:annotation draw:style-name="gr7" draw:text-style-name="P3" svg:width="131.75pt" svg:height="287.57pt" svg:x="1784.38pt" svg:y="8302.34pt" draw:caption-point-x="-11.54pt" draw:caption-point-y="121.95pt">
              <dc:date>2022-12-07T00:00:00</dc:date>
              <text:p text:style-name="P2"><text:span text:style-name="T1">[Threaded comment]</text:span></text:p>
              <text:p text:style-name="P2"><text:span text:style-name="T1"/></text:p>
              <text:p text:style-name="P2"><text:span text:style-name="T1">Your version of Excel allows you to read this threaded comment; however, any edits to it will get removed if the file is opened in a newer version of Excel. Learn more: https://go.microsoft.com/fwlink/?linkid=870924</text:span></text:p>
              <text:p text:style-name="P2"><text:span text:style-name="T1"/></text:p>
              <text:p text:style-name="P2"><text:span text:style-name="T1">Comment:</text:span></text:p>
              <text:p text:style-name="P2"><text:span text:style-name="T1"><text:s text:c="4"/></text:span><text:span text:style-name="T1">Ja ir centralizētā - AI meklē datubāzē un novalidē pēc auditu datiem. Ja nav, tad ņem vērā tikai aprēķināto, kas nebūs precīzi</text:span></text:p>
            </office:annotation>
            <text:p>District heating system</text:p>
          </table:table-cell>
          <table:table-cell office:value-type="float" office:value="1960" calcext:value-type="float">
            <text:p>1960</text:p>
          </table:table-cell>
          <table:table-cell table:style-name="ce10" office:value-type="float" office:value="24" calcext:value-type="float">
            <text:p>24</text:p>
          </table:table-cell>
          <table:table-cell table:style-name="ce41" table:formula="of:=SUM([.R462:.R463])" office:value-type="float" office:value="1150.5" calcext:value-type="float">
            <text:p>1150.5</text:p>
          </table:table-cell>
          <table:table-cell table:formula="of:=SUM([.S462:.S463])" office:value-type="float" office:value="2876" calcext:value-type="float">
            <text:p>2876</text:p>
          </table:table-cell>
          <table:table-cell table:style-name="ce45" table:formula="of:=([.S462]*[.T462]+[.S463]*[.T463])/[.S461]" office:value-type="float" office:value="20.2054937413074" calcext:value-type="float">
            <text:p>20.205</text:p>
          </table:table-cell>
          <table:table-cell table:formula="of:=AVERAGE([.U462:.U463])" office:value-type="float" office:value="203" calcext:value-type="float">
            <text:p>203</text:p>
          </table:table-cell>
          <table:table-cell table:formula="of:=AVERAGE([.V462:.V463])" office:value-type="float" office:value="0.5" calcext:value-type="float">
            <text:p>0.5</text:p>
          </table:table-cell>
          <table:table-cell table:style-name="ce47" table:content-validation-name="val4" office:value-type="string" calcext:value-type="string">
            <text:p>Single pipe</text:p>
          </table:table-cell>
          <table:table-cell table:style-name="ce55" table:content-validation-name="val5" office:value-type="string" calcext:value-type="string">
            <text:p>Individual</text:p>
          </table:table-cell>
          <table:table-cell office:value-type="float" office:value="163657" calcext:value-type="float">
            <text:p>163657</text:p>
          </table:table-cell>
          <table:table-cell table:style-name="ce26" office:value-type="string" calcext:value-type="string">
            <text:p>n/a</text:p>
          </table:table-cell>
          <table:table-cell table:formula="of:=SUM([.Y461:.Z461])" office:value-type="float" office:value="163657" calcext:value-type="float">
            <text:p>163657</text:p>
          </table:table-cell>
          <table:table-cell table:formula="of:=AVERAGE([.AB462:.AB463])" office:value-type="float" office:value="0.91" calcext:value-type="float">
            <text:p>0.91</text:p>
          </table:table-cell>
          <table:table-cell office:value-type="float" office:value="42879" calcext:value-type="float">
            <text:p>42879</text:p>
          </table:table-cell>
          <table:table-cell table:style-name="ce10" office:value-type="float" office:value="37.3" calcext:value-type="float">
            <text:p>37.3</text:p>
          </table:table-cell>
          <table:table-cell/>
          <table:table-cell table:style-name="ce10" table:formula="of:=SUM([.AF462:.AF463])" office:value-type="float" office:value="177979" calcext:value-type="float">
            <text:p>177979</text:p>
          </table:table-cell>
          <table:table-cell table:style-name="ce53" table:formula="of:=['file:///home/mixalako/Documents/EPU/rea-uc/datasets/Dataset-for-AI-tool_renovated-buildings-91-AUDITI-AR-2-ZON%C3%84_M-ENG.xlsx'#$'Energy efficiency measures'.H1213]" office:value-type="currency" office:currency="EUR" office:value="135900" calcext:value-type="currency">
            <text:p>€ 135,900.00 </text:p>
          </table:table-cell>
          <table:table-cell table:style-name="ce54" table:formula="of:=['file:///home/mixalako/Documents/EPU/rea-uc/datasets/Dataset-for-AI-tool_renovated-buildings-91-AUDITI-AR-2-ZON%C3%84_M-ENG.xlsx'#$'Energy efficiency measures'.I1213]" office:value-type="currency" office:currency="EUR" office:value="9.76559693019646" calcext:value-type="currency">
            <text:p>€ 9.77 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Zone 1</text:p>
          </table:table-cell>
          <table:table-cell table:style-name="ce7" office:value-type="string" calcext:value-type="string">
            <text:p>Apartment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62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42" office:value-type="float" office:value="1088.76" calcext:value-type="float">
            <text:p>1088.8</text:p>
          </table:table-cell>
          <table:table-cell table:style-name="ce11" office:value-type="float" office:value="2722" calcext:value-type="float">
            <text:p>2722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34]" office:value-type="float" office:value="1725.6" calcext:value-type="float">
            <text:p>1725.6</text:p>
          </table:table-cell>
          <table:table-cell table:style-name="ce51" table:formula="of:=['file:///home/mixalako/Documents/EPU/rea-uc/datasets/Dataset-for-AI-tool_renovated-buildings-91-AUDITI-AR-2-ZON%C3%84_M-ENG.xlsx'#$'Building envelope'.E1934]" office:value-type="float" office:value="172347" calcext:value-type="float">
            <text:p>172347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>
          <table:table-cell table:style-name="ce5" office:value-type="string" calcext:value-type="string">
            <text:p>Zone 2</text:p>
          </table:table-cell>
          <table:table-cell table:style-name="ce7" office:value-type="string" calcext:value-type="string">
            <text:p>Staircases</text:p>
          </table:table-cell>
          <table:table-cell table:style-name="ce11"/>
          <table:table-cell table:style-name="ce17"/>
          <table:table-cell table:style-name="ce22" table:number-columns-repeated="2"/>
          <table:table-cell table:formula="of:=VLOOKUP([.F463];['file:///home/mixalako/Documents/EPU/rea-uc/datasets/Dataset-for-AI-tool_renovated-buildings-91-AUDITI-AR-2-ZON%C3%84_M-ENG.xlsx'#$'Building series'.A$1:.F$1048576];6;0)" office:value-type="string" office:string-value="" calcext:value-type="error">
            <text:p>#N/A</text:p>
          </table:table-cell>
          <table:table-cell table:style-name="ce22" table:number-columns-repeated="7"/>
          <table:table-cell table:style-name="ce34"/>
          <table:table-cell table:style-name="ce22"/>
          <table:table-cell table:style-name="ce34"/>
          <table:table-cell table:style-name="ce11" office:value-type="float" office:value="61.74" calcext:value-type="float">
            <text:p>61.74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0.5" calcext:value-type="float">
            <text:p>0.5</text:p>
          </table:table-cell>
          <table:table-cell table:style-name="ce48"/>
          <table:table-cell table:style-name="ce22" table:number-columns-repeated="4"/>
          <table:table-cell table:style-name="ce11" office:value-type="float" office:value="0.91" calcext:value-type="float">
            <text:p>0.91</text:p>
          </table:table-cell>
          <table:table-cell table:style-name="ce22"/>
          <table:table-cell table:style-name="ce34"/>
          <table:table-cell table:style-name="ce11" table:formula="of:=['file:///home/mixalako/Documents/EPU/rea-uc/datasets/Dataset-for-AI-tool_renovated-buildings-91-AUDITI-AR-2-ZON%C3%84_M-ENG.xlsx'#$'Building envelope'.D1939]" office:value-type="float" office:value="77.1" calcext:value-type="float">
            <text:p>77.1</text:p>
          </table:table-cell>
          <table:table-cell table:style-name="ce51" table:formula="of:=['file:///home/mixalako/Documents/EPU/rea-uc/datasets/Dataset-for-AI-tool_renovated-buildings-91-AUDITI-AR-2-ZON%C3%84_M-ENG.xlsx'#$'Building envelope'.E1939]" office:value-type="float" office:value="5632" calcext:value-type="float">
            <text:p>5632</text:p>
          </table:table-cell>
          <table:table-cell table:style-name="ce22"/>
          <table:table-cell table:style-name="ce34"/>
          <table:table-cell table:style-name="ce11" table:number-columns-repeated="990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mixalako/Documents/EPU/rea-uc/datasets/Dataset-for-AI-tool_renovated-buildings-91-AUDITI-AR-2-ZON%C3%84_M-ENG.xlsx'#Building envelope" table:print="false" table:style-name="ta_extref">
        <table:table-source xlink:type="simple" xlink:href="../Dataset-for-AI-tool_renovated-buildings-91-AUDITI-AR-2-ZON%C3%84_M-ENG.xlsx" table:table-name="Building envelope" table:filter-name="Calc MS Excel 2007 XML" table:mode="copy-results-only"/>
        <table:table-column table:number-columns-repeated="5"/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Dagmāras iela 9k2, Rīga, LV-1007</text:p>
          </table:table-cell>
          <table:table-cell table:style-name="ce1" office:value-type="float" office:value="1000660171001">
            <text:p>1000660171001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265.8">
            <text:p>2265.8</text:p>
          </table:table-cell>
          <table:table-cell table:style-name="ce1" office:value-type="float" office:value="242863">
            <text:p>242863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09.2">
            <text:p>209.2</text:p>
          </table:table-cell>
          <table:table-cell table:style-name="ce1" office:value-type="float" office:value="17324">
            <text:p>17324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Ganību dambis 13, Rīga, LV-1045</text:p>
          </table:table-cell>
          <table:table-cell table:style-name="ce1" office:value-type="float" office:value="1000120128001">
            <text:p>1000120128001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09.2">
            <text:p>209.2</text:p>
          </table:table-cell>
          <table:table-cell table:style-name="ce1" office:value-type="float" office:value="17324">
            <text:p>17324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Tadaiķu iela 12, Rīga, LV-1004</text:p>
          </table:table-cell>
          <table:table-cell table:style-name="ce1" office:value-type="float" office:value="1000740247001">
            <text:p>1000740247001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99.6">
            <text:p>199.6</text:p>
          </table:table-cell>
          <table:table-cell table:style-name="ce1" office:value-type="float" office:value="14582">
            <text:p>14582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Caunes iela 8A, Rīga, LV-1006</text:p>
          </table:table-cell>
          <table:table-cell table:style-name="ce1" office:value-type="float" office:value="1000860207001">
            <text:p>1000860207001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137">
            <text:p>137</text:p>
          </table:table-cell>
          <table:table-cell table:style-name="ce1" office:value-type="float" office:value="958.7">
            <text:p>958.7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3008.5">
            <text:p>3008.5</text:p>
          </table:table-cell>
          <table:table-cell table:style-name="ce1" office:value-type="float" office:value="315120">
            <text:p>315120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32.6">
            <text:p>232.6</text:p>
          </table:table-cell>
          <table:table-cell table:style-name="ce1" office:value-type="float" office:value="18134">
            <text:p>18134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3227.6">
            <text:p>3227.6</text:p>
          </table:table-cell>
          <table:table-cell table:style-name="ce1" office:value-type="float" office:value="271928553.86">
            <text:p>271928553.8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835.3">
            <text:p>835.3</text:p>
          </table:table-cell>
          <table:table-cell table:style-name="ce1" office:value-type="float" office:value="73260.2">
            <text:p>73260.2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63.1">
            <text:p>63.1</text:p>
          </table:table-cell>
          <table:table-cell table:style-name="ce1" office:value-type="float" office:value="4000.1">
            <text:p>4000.1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A.Saharova iela 5k-1, Rīga, LV-1082</text:p>
          </table:table-cell>
          <table:table-cell table:style-name="ce1" office:value-type="float" office:value="1001212391003">
            <text:p>1001212391003</text:p>
          </table:table-cell>
        </table:table-row>
        <table:table-row>
          <table:table-cell table:number-columns-repeated="5"/>
        </table:table-row>
        <table:table-row>
          <table:table-cell table:number-columns-repeated="3"/>
          <table:table-cell table:style-name="ce1">
            <text:p/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F.Sadovņikova iela 33, Rīga, LV-1003</text:p>
          </table:table-cell>
          <table:table-cell table:style-name="ce1" office:value-type="float" office:value="1000390080001">
            <text:p>1000390080001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036.6">
            <text:p>1036.6</text:p>
          </table:table-cell>
          <table:table-cell table:style-name="ce1" office:value-type="float" office:value="50497.8">
            <text:p>50497.8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Slāvu iela 13, Rīga, LV-1021</text:p>
          </table:table-cell>
          <table:table-cell table:style-name="ce1" office:value-type="float" office:value="1000710054001">
            <text:p>1000710054001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857.89">
            <text:p>1857.89</text:p>
          </table:table-cell>
          <table:table-cell table:style-name="ce1" office:value-type="float" office:value="165647517.92">
            <text:p>165647517.92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2733.41">
            <text:p>2733.41</text:p>
          </table:table-cell>
          <table:table-cell table:style-name="ce1" office:value-type="float" office:value="221140.78">
            <text:p>221140.78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3105.82">
            <text:p>3105.82</text:p>
          </table:table-cell>
          <table:table-cell table:style-name="ce1" office:value-type="float" office:value="290568233.42">
            <text:p>290568233.42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673.17">
            <text:p>673.17</text:p>
          </table:table-cell>
          <table:table-cell table:style-name="ce1" office:value-type="float" office:value="56884">
            <text:p>56884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Lubānas iela 60 K-5, Rīga</text:p>
          </table:table-cell>
          <table:table-cell table:style-name="ce1" office:value-type="float" office:value="1000711581001">
            <text:p>1000711581001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Martas iela 9 k-3, Rīga, LV-1011</text:p>
          </table:table-cell>
          <table:table-cell table:style-name="ce1" office:value-type="float" office:value="1000220089003">
            <text:p>1000220089003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Maskavas iela 250 k-1, Rīga, LV-1063</text:p>
          </table:table-cell>
          <table:table-cell table:style-name="ce1" office:value-type="float" office:value="1000720135001">
            <text:p>1000720135001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4293.9">
            <text:p>4293.9</text:p>
          </table:table-cell>
          <table:table-cell table:style-name="ce1" office:value-type="float" office:value="473403.6">
            <text:p>473403.6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887.1">
            <text:p>887.1</text:p>
          </table:table-cell>
          <table:table-cell table:style-name="ce1" office:value-type="float" office:value="69149.3">
            <text:p>69149.3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2499.5">
            <text:p>2499.5</text:p>
          </table:table-cell>
          <table:table-cell table:style-name="ce1" office:value-type="float" office:value="249635.6">
            <text:p>249635.6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73">
            <text:p>173</text:p>
          </table:table-cell>
          <table:table-cell table:style-name="ce1" office:value-type="float" office:value="13489.4">
            <text:p>13489.4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884.9">
            <text:p>884.9</text:p>
          </table:table-cell>
          <table:table-cell table:style-name="ce1" office:value-type="float" office:value="86224.5">
            <text:p>86224.5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58.3">
            <text:p>58.3</text:p>
          </table:table-cell>
          <table:table-cell table:style-name="ce1" office:value-type="float" office:value="4257.1">
            <text:p>4257.1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548">
            <text:p>1548</text:p>
          </table:table-cell>
          <table:table-cell table:style-name="ce1" office:value-type="float" office:value="150829.9">
            <text:p>150829.9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77.2">
            <text:p>77.2</text:p>
          </table:table-cell>
          <table:table-cell table:style-name="ce1" office:value-type="float" office:value="5641.4">
            <text:p>5641.4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716">
            <text:p>2716</text:p>
          </table:table-cell>
          <table:table-cell table:style-name="ce1" office:value-type="float" office:value="251413.5">
            <text:p>251413.5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273.5">
            <text:p>273.5</text:p>
          </table:table-cell>
          <table:table-cell table:style-name="ce1" office:value-type="float" office:value="21321.2">
            <text:p>21321.2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string">
            <text:p>Nīcgales iela 64, Rīga, LV-1035</text:p>
          </table:table-cell>
          <table:table-cell table:style-name="ce1" office:value-type="float" office:value="1001180036001">
            <text:p>1001180036001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39.3">
            <text:p>239.3</text:p>
          </table:table-cell>
          <table:table-cell table:style-name="ce1" office:value-type="float" office:value="17487.5">
            <text:p>17487.5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4517.8">
            <text:p>4517.8</text:p>
          </table:table-cell>
          <table:table-cell table:style-name="ce1" office:value-type="float" office:value="451223.3">
            <text:p>451223.3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1844.8">
            <text:p>1844.8</text:p>
          </table:table-cell>
          <table:table-cell table:style-name="ce1" office:value-type="float" office:value="152791">
            <text:p>152791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2604">
            <text:p>2604</text:p>
          </table:table-cell>
          <table:table-cell table:style-name="ce1" office:value-type="float" office:value="227299">
            <text:p>227299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13">
            <text:p>313</text:p>
          </table:table-cell>
          <table:table-cell table:style-name="ce1" office:value-type="float" office:value="13867">
            <text:p>13867</text:p>
          </table:table-cell>
        </table:table-row>
        <table:table-row table:number-rows-repeated="18">
          <table:table-cell table:number-columns-repeated="5"/>
        </table:table-row>
        <table:table-row>
          <table:table-cell table:number-columns-repeated="3"/>
          <table:table-cell table:style-name="ce1" office:value-type="float" office:value="2664">
            <text:p>2664</text:p>
          </table:table-cell>
          <table:table-cell table:style-name="ce1" office:value-type="float" office:value="260350">
            <text:p>260350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262">
            <text:p>262</text:p>
          </table:table-cell>
          <table:table-cell table:style-name="ce1" office:value-type="float" office:value="15648">
            <text:p>1564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323.4">
            <text:p>3323.4</text:p>
          </table:table-cell>
          <table:table-cell table:style-name="ce1" office:value-type="float" office:value="323834">
            <text:p>323834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312.3">
            <text:p>312.3</text:p>
          </table:table-cell>
          <table:table-cell table:style-name="ce1" office:value-type="float" office:value="21297">
            <text:p>21297</text:p>
          </table:table-cell>
        </table:table-row>
        <table:table-row table:number-rows-repeated="19">
          <table:table-cell table:number-columns-repeated="5"/>
        </table:table-row>
        <table:table-row>
          <table:table-cell table:number-columns-repeated="3"/>
          <table:table-cell table:style-name="ce1" office:value-type="float" office:value="3219">
            <text:p>3219</text:p>
          </table:table-cell>
          <table:table-cell table:style-name="ce1" office:value-type="float" office:value="305141">
            <text:p>305141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793">
            <text:p>793</text:p>
          </table:table-cell>
          <table:table-cell table:style-name="ce1" office:value-type="float" office:value="49195">
            <text:p>49195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5241.79">
            <text:p>5241.79</text:p>
          </table:table-cell>
          <table:table-cell table:style-name="ce1" office:value-type="float" office:value="510756.1">
            <text:p>510756.1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435.85">
            <text:p>435.85</text:p>
          </table:table-cell>
          <table:table-cell table:style-name="ce1" office:value-type="float" office:value="33972.07">
            <text:p>33972.07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6393.1">
            <text:p>6393.1</text:p>
          </table:table-cell>
          <table:table-cell table:style-name="ce1" office:value-type="float" office:value="638515">
            <text:p>638515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741.5">
            <text:p>741.5</text:p>
          </table:table-cell>
          <table:table-cell table:style-name="ce1" office:value-type="float" office:value="57805">
            <text:p>57805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4124.2">
            <text:p>4124.2</text:p>
          </table:table-cell>
          <table:table-cell table:style-name="ce1" office:value-type="float" office:value="421954">
            <text:p>421954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569.4">
            <text:p>569.4</text:p>
          </table:table-cell>
          <table:table-cell table:style-name="ce1" office:value-type="float" office:value="44388">
            <text:p>4438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723.7">
            <text:p>1723.7</text:p>
          </table:table-cell>
          <table:table-cell table:style-name="ce1" office:value-type="float" office:value="176355">
            <text:p>176355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25.8">
            <text:p>125.8</text:p>
          </table:table-cell>
          <table:table-cell table:style-name="ce1" office:value-type="float" office:value="11032">
            <text:p>11032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3975.2">
            <text:p>3975.2</text:p>
          </table:table-cell>
          <table:table-cell table:style-name="ce1" office:value-type="float" office:value="406752.3">
            <text:p>406752.3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479.3">
            <text:p>479.3</text:p>
          </table:table-cell>
          <table:table-cell table:style-name="ce1" office:value-type="float" office:value="35018.3">
            <text:p>35018.3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10109.6">
            <text:p>10109.6</text:p>
          </table:table-cell>
          <table:table-cell table:style-name="ce1" office:value-type="float" office:value="1058949">
            <text:p>1058949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1835.5">
            <text:p>1835.5</text:p>
          </table:table-cell>
          <table:table-cell table:style-name="ce1" office:value-type="float" office:value="147543">
            <text:p>147543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4044.6">
            <text:p>4044.6</text:p>
          </table:table-cell>
          <table:table-cell table:style-name="ce1" office:value-type="float" office:value="413802">
            <text:p>413802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451.4">
            <text:p>451.4</text:p>
          </table:table-cell>
          <table:table-cell table:style-name="ce1" office:value-type="float" office:value="28593">
            <text:p>28593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877">
            <text:p>877</text:p>
          </table:table-cell>
          <table:table-cell table:style-name="ce1" office:value-type="float" office:value="89720">
            <text:p>89720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67.3">
            <text:p>67.3</text:p>
          </table:table-cell>
          <table:table-cell table:style-name="ce1" office:value-type="float" office:value="4918">
            <text:p>491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110">
            <text:p>1110</text:p>
          </table:table-cell>
          <table:table-cell table:style-name="ce1" office:value-type="float" office:value="105471">
            <text:p>105471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60.9">
            <text:p>60.9</text:p>
          </table:table-cell>
          <table:table-cell table:style-name="ce1" office:value-type="float" office:value="3850">
            <text:p>3850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135">
            <text:p>3135</text:p>
          </table:table-cell>
          <table:table-cell table:style-name="ce1" office:value-type="float" office:value="297833">
            <text:p>297833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65.3">
            <text:p>265.3</text:p>
          </table:table-cell>
          <table:table-cell table:style-name="ce1" office:value-type="float" office:value="19381">
            <text:p>19381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437.6">
            <text:p>1437.6</text:p>
          </table:table-cell>
          <table:table-cell table:style-name="ce1" office:value-type="float" office:value="133085">
            <text:p>133085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56.1">
            <text:p>156.1</text:p>
          </table:table-cell>
          <table:table-cell table:style-name="ce1" office:value-type="float" office:value="9118">
            <text:p>911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801.1">
            <text:p>1801.1</text:p>
          </table:table-cell>
          <table:table-cell table:style-name="ce1" office:value-type="float" office:value="175497">
            <text:p>175497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79.3">
            <text:p>179.3</text:p>
          </table:table-cell>
          <table:table-cell table:style-name="ce1" office:value-type="float" office:value="13109">
            <text:p>13109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1718.4">
            <text:p>1718.4</text:p>
          </table:table-cell>
          <table:table-cell table:style-name="ce1" office:value-type="float" office:value="167442">
            <text:p>167442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08.8">
            <text:p>108.8</text:p>
          </table:table-cell>
          <table:table-cell table:style-name="ce1" office:value-type="float" office:value="7952">
            <text:p>7952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1252">
            <text:p>1252</text:p>
          </table:table-cell>
          <table:table-cell table:style-name="ce1" office:value-type="float" office:value="121985">
            <text:p>121985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24.8">
            <text:p>124.8</text:p>
          </table:table-cell>
          <table:table-cell table:style-name="ce1" office:value-type="float" office:value="8512">
            <text:p>8512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870.1">
            <text:p>1870.1</text:p>
          </table:table-cell>
          <table:table-cell table:style-name="ce1" office:value-type="float" office:value="173105">
            <text:p>173105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92.4">
            <text:p>192.4</text:p>
          </table:table-cell>
          <table:table-cell table:style-name="ce1" office:value-type="float" office:value="14060">
            <text:p>14060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5872.4">
            <text:p>5872.4</text:p>
          </table:table-cell>
          <table:table-cell table:style-name="ce1" office:value-type="float" office:value="600820">
            <text:p>600820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682.2">
            <text:p>682.2</text:p>
          </table:table-cell>
          <table:table-cell table:style-name="ce1" office:value-type="float" office:value="53183">
            <text:p>53183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4320.8">
            <text:p>4320.8</text:p>
          </table:table-cell>
          <table:table-cell table:style-name="ce1" office:value-type="float" office:value="399963.2">
            <text:p>399963.2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438.9">
            <text:p>438.9</text:p>
          </table:table-cell>
          <table:table-cell table:style-name="ce1" office:value-type="float" office:value="32081.7">
            <text:p>32081.7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565.8">
            <text:p>2565.8</text:p>
          </table:table-cell>
          <table:table-cell table:style-name="ce1" office:value-type="float" office:value="231275.2">
            <text:p>231275.2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209.3">
            <text:p>209.3</text:p>
          </table:table-cell>
          <table:table-cell table:style-name="ce1" office:value-type="float" office:value="15302.2">
            <text:p>15302.2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949.7">
            <text:p>949.7</text:p>
          </table:table-cell>
          <table:table-cell table:style-name="ce1" office:value-type="float" office:value="83284.7">
            <text:p>83284.7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66.3">
            <text:p>66.3</text:p>
          </table:table-cell>
          <table:table-cell table:style-name="ce1" office:value-type="float" office:value="4845.2">
            <text:p>4845.2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5142.6">
            <text:p>5142.6</text:p>
          </table:table-cell>
          <table:table-cell table:style-name="ce1" office:value-type="float" office:value="501098">
            <text:p>501098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546.6">
            <text:p>546.6</text:p>
          </table:table-cell>
          <table:table-cell table:style-name="ce1" office:value-type="float" office:value="39941.5">
            <text:p>39941.5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5947.2">
            <text:p>5947.2</text:p>
          </table:table-cell>
          <table:table-cell table:style-name="ce1" office:value-type="float" office:value="550530.7">
            <text:p>550530.7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715.5">
            <text:p>715.5</text:p>
          </table:table-cell>
          <table:table-cell table:style-name="ce1" office:value-type="float" office:value="52286.8">
            <text:p>52286.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944.3">
            <text:p>3944.3</text:p>
          </table:table-cell>
          <table:table-cell table:style-name="ce1" office:value-type="float" office:value="403542.4">
            <text:p>403542.4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307">
            <text:p>307</text:p>
          </table:table-cell>
          <table:table-cell table:style-name="ce1" office:value-type="float" office:value="23928.1">
            <text:p>23928.1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4897.7">
            <text:p>4897.7</text:p>
          </table:table-cell>
          <table:table-cell table:style-name="ce1" office:value-type="float" office:value="477235.1">
            <text:p>477235.1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336.9">
            <text:p>336.9</text:p>
          </table:table-cell>
          <table:table-cell table:style-name="ce1" office:value-type="float" office:value="26263.6">
            <text:p>26263.6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626">
            <text:p>626</text:p>
          </table:table-cell>
          <table:table-cell table:style-name="ce1" office:value-type="float" office:value="54906.6">
            <text:p>54906.6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38">
            <text:p>38</text:p>
          </table:table-cell>
          <table:table-cell table:style-name="ce1" office:value-type="float" office:value="2963">
            <text:p>2963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1023.8">
            <text:p>1023.8</text:p>
          </table:table-cell>
          <table:table-cell table:style-name="ce1" office:value-type="float" office:value="94768.7">
            <text:p>94768.7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69.2">
            <text:p>69.2</text:p>
          </table:table-cell>
          <table:table-cell table:style-name="ce1" office:value-type="float" office:value="5046.9">
            <text:p>5046.9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303.1">
            <text:p>2303.1</text:p>
          </table:table-cell>
          <table:table-cell table:style-name="ce1" office:value-type="float" office:value="213176.2">
            <text:p>213176.2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30.7">
            <text:p>230.7</text:p>
          </table:table-cell>
          <table:table-cell table:style-name="ce1" office:value-type="float" office:value="16860.9">
            <text:p>16860.9</text:p>
          </table:table-cell>
        </table:table-row>
        <table:table-row table:number-rows-repeated="20">
          <table:table-cell table:number-columns-repeated="5"/>
        </table:table-row>
        <table:table-row>
          <table:table-cell table:number-columns-repeated="3"/>
          <table:table-cell table:style-name="ce1" office:value-type="float" office:value="2249.5">
            <text:p>2249.5</text:p>
          </table:table-cell>
          <table:table-cell table:style-name="ce1" office:value-type="float" office:value="197258">
            <text:p>197258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166.7">
            <text:p>166.7</text:p>
          </table:table-cell>
          <table:table-cell table:style-name="ce1" office:value-type="float" office:value="12188">
            <text:p>12188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8344.4">
            <text:p>8344.4</text:p>
          </table:table-cell>
          <table:table-cell table:style-name="ce1" office:value-type="float" office:value="772424">
            <text:p>772424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1349.1">
            <text:p>1349.1</text:p>
          </table:table-cell>
          <table:table-cell table:style-name="ce1" office:value-type="float" office:value="105164.3">
            <text:p>105164.3</text:p>
          </table:table-cell>
        </table:table-row>
        <table:table-row table:number-rows-repeated="14">
          <table:table-cell table:number-columns-repeated="5"/>
        </table:table-row>
        <table:table-row>
          <table:table-cell table:number-columns-repeated="3"/>
          <table:table-cell table:style-name="ce1" office:value-type="float" office:value="3200.1">
            <text:p>3200.1</text:p>
          </table:table-cell>
          <table:table-cell table:style-name="ce1" office:value-type="float" office:value="296222.6">
            <text:p>296222.6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64.8">
            <text:p>264.8</text:p>
          </table:table-cell>
          <table:table-cell table:style-name="ce1" office:value-type="float" office:value="20637.7">
            <text:p>20637.7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4432.6">
            <text:p>4432.6</text:p>
          </table:table-cell>
          <table:table-cell table:style-name="ce1" office:value-type="float" office:value="374954">
            <text:p>374954</text:p>
          </table:table-cell>
        </table:table-row>
        <table:table-row table:number-rows-repeated="16">
          <table:table-cell table:number-columns-repeated="5"/>
        </table:table-row>
        <table:table-row>
          <table:table-cell table:number-columns-repeated="3"/>
          <table:table-cell table:style-name="ce1" office:value-type="float" office:value="856.3">
            <text:p>856.3</text:p>
          </table:table-cell>
          <table:table-cell table:style-name="ce1" office:value-type="float" office:value="47186">
            <text:p>47186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245.8">
            <text:p>3245.8</text:p>
          </table:table-cell>
          <table:table-cell table:style-name="ce1" office:value-type="float" office:value="262618">
            <text:p>262618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215.4">
            <text:p>215.4</text:p>
          </table:table-cell>
          <table:table-cell table:style-name="ce1" office:value-type="float" office:value="12603">
            <text:p>12603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814">
            <text:p>814</text:p>
          </table:table-cell>
          <table:table-cell table:style-name="ce1" office:value-type="float" office:value="65738">
            <text:p>65738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37.6">
            <text:p>37.6</text:p>
          </table:table-cell>
          <table:table-cell table:style-name="ce1" office:value-type="float" office:value="2196">
            <text:p>2196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7576.1">
            <text:p>7576.1</text:p>
          </table:table-cell>
          <table:table-cell table:style-name="ce1" office:value-type="float" office:value="654685">
            <text:p>654685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1333.9">
            <text:p>1333.9</text:p>
          </table:table-cell>
          <table:table-cell table:style-name="ce1" office:value-type="float" office:value="73525">
            <text:p>73525</text:p>
          </table:table-cell>
        </table:table-row>
        <table:table-row table:number-rows-repeated="17">
          <table:table-cell table:number-columns-repeated="5"/>
        </table:table-row>
        <table:table-row>
          <table:table-cell table:number-columns-repeated="3"/>
          <table:table-cell table:style-name="ce1" office:value-type="float" office:value="1459">
            <text:p>1459</text:p>
          </table:table-cell>
          <table:table-cell table:style-name="ce1" office:value-type="float" office:value="121632">
            <text:p>121632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41.5">
            <text:p>241.5</text:p>
          </table:table-cell>
          <table:table-cell table:style-name="ce1" office:value-type="float" office:value="12705">
            <text:p>1270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360.6">
            <text:p>360.6</text:p>
          </table:table-cell>
          <table:table-cell table:style-name="ce1" office:value-type="float" office:value="29678">
            <text:p>29678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73.7">
            <text:p>73.7</text:p>
          </table:table-cell>
          <table:table-cell table:style-name="ce1" office:value-type="float" office:value="4085">
            <text:p>4085</text:p>
          </table:table-cell>
        </table:table-row>
        <table:table-row table:number-rows-repeated="15">
          <table:table-cell table:number-columns-repeated="5"/>
        </table:table-row>
        <table:table-row>
          <table:table-cell table:number-columns-repeated="3"/>
          <table:table-cell table:style-name="ce1" office:value-type="float" office:value="1916.7">
            <text:p>1916.7</text:p>
          </table:table-cell>
          <table:table-cell table:style-name="ce1" office:value-type="float" office:value="163996">
            <text:p>163996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108.4">
            <text:p>108.4</text:p>
          </table:table-cell>
          <table:table-cell table:style-name="ce1" office:value-type="float" office:value="6022">
            <text:p>6022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2879.4">
            <text:p>2879.4</text:p>
          </table:table-cell>
          <table:table-cell table:style-name="ce1" office:value-type="float" office:value="243466">
            <text:p>243466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528.8">
            <text:p>528.8</text:p>
          </table:table-cell>
          <table:table-cell table:style-name="ce1" office:value-type="float" office:value="28628">
            <text:p>28628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4380">
            <text:p>4380</text:p>
          </table:table-cell>
          <table:table-cell table:style-name="ce1" office:value-type="float" office:value="353679">
            <text:p>353679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399.7">
            <text:p>399.7</text:p>
          </table:table-cell>
          <table:table-cell table:style-name="ce1" office:value-type="float" office:value="23885">
            <text:p>23885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315.8">
            <text:p>3315.8</text:p>
          </table:table-cell>
          <table:table-cell table:style-name="ce1" office:value-type="float" office:value="266314">
            <text:p>266314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232.8">
            <text:p>232.8</text:p>
          </table:table-cell>
          <table:table-cell table:style-name="ce1" office:value-type="float" office:value="12333">
            <text:p>12333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5856.1">
            <text:p>5856.1</text:p>
          </table:table-cell>
          <table:table-cell table:style-name="ce1" office:value-type="float" office:value="613412">
            <text:p>613412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" office:value-type="float" office:value="1061.6">
            <text:p>1061.6</text:p>
          </table:table-cell>
          <table:table-cell table:style-name="ce1" office:value-type="float" office:value="87942">
            <text:p>87942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2493.7">
            <text:p>2493.7</text:p>
          </table:table-cell>
          <table:table-cell table:style-name="ce1" office:value-type="float" office:value="249058">
            <text:p>249058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423.4">
            <text:p>423.4</text:p>
          </table:table-cell>
          <table:table-cell table:style-name="ce1" office:value-type="float" office:value="37134">
            <text:p>37134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4433.5">
            <text:p>4433.5</text:p>
          </table:table-cell>
          <table:table-cell table:style-name="ce1" office:value-type="float" office:value="453619">
            <text:p>453619</text:p>
          </table:table-cell>
        </table:table-row>
        <table:table-row table:number-rows-repeated="9">
          <table:table-cell table:number-columns-repeated="5"/>
        </table:table-row>
        <table:table-row>
          <table:table-cell table:number-columns-repeated="3"/>
          <table:table-cell table:style-name="ce1" office:value-type="float" office:value="953.5">
            <text:p>953.5</text:p>
          </table:table-cell>
          <table:table-cell table:style-name="ce1" office:value-type="float" office:value="74335">
            <text:p>74335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892.8">
            <text:p>892.8</text:p>
          </table:table-cell>
          <table:table-cell table:style-name="ce1" office:value-type="float" office:value="86994">
            <text:p>86994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87.3">
            <text:p>87.3</text:p>
          </table:table-cell>
          <table:table-cell table:style-name="ce1" office:value-type="float" office:value="7222">
            <text:p>7222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2514.4">
            <text:p>2514.4</text:p>
          </table:table-cell>
          <table:table-cell table:style-name="ce1" office:value-type="float" office:value="257259">
            <text:p>257259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290.5">
            <text:p>290.5</text:p>
          </table:table-cell>
          <table:table-cell table:style-name="ce1" office:value-type="float" office:value="25470">
            <text:p>25470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093.1">
            <text:p>3093.1</text:p>
          </table:table-cell>
          <table:table-cell table:style-name="ce1" office:value-type="float" office:value="316462">
            <text:p>316462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366">
            <text:p>366</text:p>
          </table:table-cell>
          <table:table-cell table:style-name="ce1" office:value-type="float" office:value="30314">
            <text:p>30314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1041.4">
            <text:p>1041.4</text:p>
          </table:table-cell>
          <table:table-cell table:style-name="ce1" office:value-type="float" office:value="106543">
            <text:p>106543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55.5">
            <text:p>155.5</text:p>
          </table:table-cell>
          <table:table-cell table:style-name="ce1" office:value-type="float" office:value="13638">
            <text:p>1363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884.3">
            <text:p>884.3</text:p>
          </table:table-cell>
          <table:table-cell table:style-name="ce1" office:value-type="float" office:value="86161">
            <text:p>86161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48.9">
            <text:p>48.9</text:p>
          </table:table-cell>
          <table:table-cell table:style-name="ce1" office:value-type="float" office:value="3814">
            <text:p>3814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721.4">
            <text:p>1721.4</text:p>
          </table:table-cell>
          <table:table-cell table:style-name="ce1" office:value-type="float" office:value="159358">
            <text:p>159358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14.3">
            <text:p>114.3</text:p>
          </table:table-cell>
          <table:table-cell table:style-name="ce1" office:value-type="float" office:value="8349">
            <text:p>8349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5803.8">
            <text:p>5803.8</text:p>
          </table:table-cell>
          <table:table-cell table:style-name="ce1" office:value-type="float" office:value="593806">
            <text:p>593806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565.9">
            <text:p>565.9</text:p>
          </table:table-cell>
          <table:table-cell table:style-name="ce1" office:value-type="float" office:value="46870">
            <text:p>46870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4875.2">
            <text:p>4875.2</text:p>
          </table:table-cell>
          <table:table-cell table:style-name="ce1" office:value-type="float" office:value="451278">
            <text:p>451278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393.4">
            <text:p>393.4</text:p>
          </table:table-cell>
          <table:table-cell table:style-name="ce1" office:value-type="float" office:value="28748">
            <text:p>28748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3361.3">
            <text:p>3361.3</text:p>
          </table:table-cell>
          <table:table-cell table:style-name="ce1" office:value-type="float" office:value="327533">
            <text:p>327533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280.7">
            <text:p>280.7</text:p>
          </table:table-cell>
          <table:table-cell table:style-name="ce1" office:value-type="float" office:value="20516">
            <text:p>20516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2475">
            <text:p>2475</text:p>
          </table:table-cell>
          <table:table-cell table:style-name="ce1" office:value-type="float" office:value="253112">
            <text:p>253112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181">
            <text:p>181</text:p>
          </table:table-cell>
          <table:table-cell table:style-name="ce1" office:value-type="float" office:value="14127">
            <text:p>14127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423.8">
            <text:p>2423.8</text:p>
          </table:table-cell>
          <table:table-cell table:style-name="ce1" office:value-type="float" office:value="226173.3">
            <text:p>226173.3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197">
            <text:p>197</text:p>
          </table:table-cell>
          <table:table-cell table:style-name="ce1" office:value-type="float" office:value="14392.6">
            <text:p>14392.6</text:p>
          </table:table-cell>
        </table:table-row>
        <table:table-row table:number-rows-repeated="13">
          <table:table-cell table:number-columns-repeated="5"/>
        </table:table-row>
        <table:table-row>
          <table:table-cell table:number-columns-repeated="3"/>
          <table:table-cell table:style-name="ce1" office:value-type="float" office:value="4317.8">
            <text:p>4317.8</text:p>
          </table:table-cell>
          <table:table-cell table:style-name="ce1" office:value-type="float" office:value="399684">
            <text:p>399684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870.6">
            <text:p>870.6</text:p>
          </table:table-cell>
          <table:table-cell table:style-name="ce1" office:value-type="float" office:value="59382">
            <text:p>59382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3"/>
          <table:table-cell table:style-name="ce1" office:value-type="float" office:value="1107.6">
            <text:p>1107.6</text:p>
          </table:table-cell>
          <table:table-cell table:style-name="ce1" office:value-type="float" office:value="172241">
            <text:p>172241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70.3">
            <text:p>70.3</text:p>
          </table:table-cell>
          <table:table-cell table:style-name="ce1" office:value-type="float" office:value="4110">
            <text:p>4110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4114.1">
            <text:p>4114.1</text:p>
          </table:table-cell>
          <table:table-cell table:style-name="ce1" office:value-type="float" office:value="410898">
            <text:p>410898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558.4">
            <text:p>558.4</text:p>
          </table:table-cell>
          <table:table-cell table:style-name="ce1" office:value-type="float" office:value="40811">
            <text:p>40811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414.5">
            <text:p>2414.5</text:p>
          </table:table-cell>
          <table:table-cell table:style-name="ce1" office:value-type="float" office:value="235262">
            <text:p>235262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185.8">
            <text:p>185.8</text:p>
          </table:table-cell>
          <table:table-cell table:style-name="ce1" office:value-type="float" office:value="13579">
            <text:p>13579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889.2">
            <text:p>889.2</text:p>
          </table:table-cell>
          <table:table-cell table:style-name="ce1" office:value-type="float" office:value="80144">
            <text:p>80144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100.8">
            <text:p>100.8</text:p>
          </table:table-cell>
          <table:table-cell table:style-name="ce1" office:value-type="float" office:value="6382">
            <text:p>6382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1801">
            <text:p>1801</text:p>
          </table:table-cell>
          <table:table-cell table:style-name="ce1" office:value-type="float" office:value="171103">
            <text:p>171103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3"/>
          <table:table-cell table:style-name="ce1" office:value-type="float" office:value="169.2">
            <text:p>169.2</text:p>
          </table:table-cell>
          <table:table-cell table:style-name="ce1" office:value-type="float" office:value="11943">
            <text:p>11943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282.5">
            <text:p>2282.5</text:p>
          </table:table-cell>
          <table:table-cell table:style-name="ce1" office:value-type="float" office:value="227965">
            <text:p>227965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148.6">
            <text:p>148.6</text:p>
          </table:table-cell>
          <table:table-cell table:style-name="ce1" office:value-type="float" office:value="8683">
            <text:p>8683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3634.4">
            <text:p>3634.4</text:p>
          </table:table-cell>
          <table:table-cell table:style-name="ce1" office:value-type="float" office:value="354138">
            <text:p>354138</text:p>
          </table:table-cell>
        </table:table-row>
        <table:table-row table:number-rows-repeated="7">
          <table:table-cell table:number-columns-repeated="5"/>
        </table:table-row>
        <table:table-row>
          <table:table-cell table:number-columns-repeated="3"/>
          <table:table-cell table:style-name="ce1" office:value-type="float" office:value="786.5">
            <text:p>786.5</text:p>
          </table:table-cell>
          <table:table-cell table:style-name="ce1" office:value-type="float" office:value="65129">
            <text:p>65129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2469.4">
            <text:p>2469.4</text:p>
          </table:table-cell>
          <table:table-cell table:style-name="ce1" office:value-type="float" office:value="252645">
            <text:p>252645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3"/>
          <table:table-cell table:style-name="ce1" office:value-type="float" office:value="147.8">
            <text:p>147.8</text:p>
          </table:table-cell>
          <table:table-cell table:style-name="ce1" office:value-type="float" office:value="10797">
            <text:p>10797</text:p>
          </table:table-cell>
        </table:table-row>
        <table:table-row table:number-rows-repeated="11">
          <table:table-cell table:number-columns-repeated="5"/>
        </table:table-row>
        <table:table-row>
          <table:table-cell table:number-columns-repeated="3"/>
          <table:table-cell table:style-name="ce1" office:value-type="float" office:value="5367.7">
            <text:p>5367.7</text:p>
          </table:table-cell>
          <table:table-cell table:style-name="ce1" office:value-type="float" office:value="536112">
            <text:p>536112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333.9">
            <text:p>333.9</text:p>
          </table:table-cell>
          <table:table-cell table:style-name="ce1" office:value-type="float" office:value="24400">
            <text:p>24400</text:p>
          </table:table-cell>
        </table:table-row>
        <table:table-row table:number-rows-repeated="12">
          <table:table-cell table:number-columns-repeated="5"/>
        </table:table-row>
        <table:table-row>
          <table:table-cell table:number-columns-repeated="3"/>
          <table:table-cell table:style-name="ce1" office:value-type="float" office:value="1725.6">
            <text:p>1725.6</text:p>
          </table:table-cell>
          <table:table-cell table:style-name="ce1" office:value-type="float" office:value="172347">
            <text:p>172347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77.1">
            <text:p>77.1</text:p>
          </table:table-cell>
          <table:table-cell table:style-name="ce1" office:value-type="float" office:value="5632">
            <text:p>5632</text:p>
          </table:table-cell>
        </table:table-row>
      </table:table>
      <table:table table:name="'file:///home/mixalako/Documents/EPU/rea-uc/datasets/Dataset-for-AI-tool_renovated-buildings-91-AUDITI-AR-2-ZON%C3%84_M-ENG.xlsx'#Energy efficiency measures" table:print="false" table:style-name="ta_extref">
        <table:table-source xlink:type="simple" xlink:href="../Dataset-for-AI-tool_renovated-buildings-91-AUDITI-AR-2-ZON%C3%84_M-ENG.xlsx" table:table-name="Energy efficiency measures" table:filter-name="Calc MS Excel 2007 XML" table:mode="copy-results-only"/>
        <table:table-column table:number-columns-repeated="9"/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466500">
            <text:p>1466500</text:p>
          </table:table-cell>
          <table:table-cell table:style-name="ce1" office:value-type="float" office:value="105.380779235711">
            <text:p>105.380779235711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39800">
            <text:p>139800</text:p>
          </table:table-cell>
          <table:table-cell table:style-name="ce1" office:value-type="float" office:value="10.0458458487231">
            <text:p>10.0458458487231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39400">
            <text:p>139400</text:p>
          </table:table-cell>
          <table:table-cell table:style-name="ce1" office:value-type="float" office:value="10.0171023698998">
            <text:p>10.0171023698998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24800">
            <text:p>124800</text:p>
          </table:table-cell>
          <table:table-cell table:style-name="ce1" office:value-type="float" office:value="8.9679653928515">
            <text:p>8.9679653928515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68890">
            <text:p>168890</text:p>
          </table:table-cell>
          <table:table-cell table:style-name="ce1" office:value-type="float" office:value="12.1362153461433">
            <text:p>12.1362153461433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84900">
            <text:p>184900</text:p>
          </table:table-cell>
          <table:table-cell table:style-name="ce1" office:value-type="float" office:value="13.2866730860436">
            <text:p>13.2866730860436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03967.65">
            <text:p>103967.65</text:p>
          </table:table-cell>
          <table:table-cell table:style-name="ce1" office:value-type="float" office:value="7.47097986519308">
            <text:p>7.47097986519308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55300">
            <text:p>55300</text:p>
          </table:table-cell>
          <table:table-cell table:style-name="ce1" office:value-type="float" office:value="3.9737859473132">
            <text:p>3.9737859473132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22250">
            <text:p>122250</text:p>
          </table:table-cell>
          <table:table-cell table:style-name="ce1" office:value-type="float" office:value="8.78472571535333">
            <text:p>8.78472571535333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404209">
            <text:p>404209</text:p>
          </table:table-cell>
          <table:table-cell table:style-name="ce1" office:value-type="float" office:value="29.0459320791595">
            <text:p>29.0459320791595</text:p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table:style-name="ce1" office:value-type="float" office:value="202656.4">
            <text:p>202656.4</text:p>
          </table:table-cell>
          <table:table-cell table:style-name="ce1" office:value-type="float" office:value="14.5626248544861">
            <text:p>14.5626248544861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70589.65">
            <text:p>70589.65</text:p>
          </table:table-cell>
          <table:table-cell table:style-name="ce1" office:value-type="float" office:value="5.07248027478766">
            <text:p>5.07248027478766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18463.75">
            <text:p>118463.75</text:p>
          </table:table-cell>
          <table:table-cell table:style-name="ce1" office:value-type="float" office:value="8.51265072361708">
            <text:p>8.51265072361708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04921.1">
            <text:p>104921.1</text:p>
          </table:table-cell>
          <table:table-cell table:style-name="ce1" office:value-type="float" office:value="7.53949353990314">
            <text:p>7.53949353990314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34105.5">
            <text:p>34105.5</text:p>
          </table:table-cell>
          <table:table-cell table:style-name="ce1" office:value-type="float" office:value="2.4507767925152">
            <text:p>2.4507767925152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38941.85">
            <text:p>38941.85</text:p>
          </table:table-cell>
          <table:table-cell table:style-name="ce1" office:value-type="float" office:value="2.79831060203216">
            <text:p>2.79831060203216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60100">
            <text:p>60100</text:p>
          </table:table-cell>
          <table:table-cell table:style-name="ce1" office:value-type="float" office:value="4.31870769319211">
            <text:p>4.31870769319211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297040">
            <text:p>297040</text:p>
          </table:table-cell>
          <table:table-cell table:style-name="ce1" office:value-type="float" office:value="21.3449073741395">
            <text:p>21.3449073741395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44800">
            <text:p>144800</text:p>
          </table:table-cell>
          <table:table-cell table:style-name="ce1" office:value-type="float" office:value="10.4051393340136">
            <text:p>10.4051393340136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55900">
            <text:p>55900</text:p>
          </table:table-cell>
          <table:table-cell table:style-name="ce1" office:value-type="float" office:value="4.01690116554807">
            <text:p>4.01690116554807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83800">
            <text:p>83800</text:p>
          </table:table-cell>
          <table:table-cell table:style-name="ce1" office:value-type="float" office:value="6.02175881346919">
            <text:p>6.02175881346919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97000">
            <text:p>197000</text:p>
          </table:table-cell>
          <table:table-cell table:style-name="ce1" office:value-type="float" office:value="14.1561633204467">
            <text:p>14.1561633204467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98438">
            <text:p>198438</text:p>
          </table:table-cell>
          <table:table-cell table:style-name="ce1" office:value-type="float" office:value="14.2594961268162">
            <text:p>14.2594961268162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357300">
            <text:p>357300</text:p>
          </table:table-cell>
          <table:table-cell table:style-name="ce1" office:value-type="float" office:value="25.6751124588609">
            <text:p>25.6751124588609</text:p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table:style-name="ce1" office:value-type="float" office:value="205545">
            <text:p>205545</text:p>
          </table:table-cell>
          <table:table-cell table:style-name="ce1" office:value-type="float" office:value="14.7701958868082">
            <text:p>14.7701958868082</text:p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table:style-name="ce1" office:value-type="float" office:value="237318">
            <text:p>237318</text:p>
          </table:table-cell>
          <table:table-cell table:style-name="ce1" office:value-type="float" office:value="17.0533622684353">
            <text:p>17.0533622684353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39200">
            <text:p>239200</text:p>
          </table:table-cell>
          <table:table-cell table:style-name="ce1" office:value-type="float" office:value="17.1886003362987">
            <text:p>17.1886003362987</text:p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table:style-name="ce1" office:value-type="float" office:value="344460">
            <text:p>344460</text:p>
          </table:table-cell>
          <table:table-cell table:style-name="ce1" office:value-type="float" office:value="24.7524467886348">
            <text:p>24.7524467886348</text:p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table:style-name="ce1" office:value-type="float" office:value="350600">
            <text:p>350600</text:p>
          </table:table-cell>
          <table:table-cell table:style-name="ce1" office:value-type="float" office:value="25.1936591885716">
            <text:p>25.1936591885716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463100">
            <text:p>463100</text:p>
          </table:table-cell>
          <table:table-cell table:style-name="ce1" office:value-type="float" office:value="33.2777626076084">
            <text:p>33.2777626076084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297700">
            <text:p>297700</text:p>
          </table:table-cell>
          <table:table-cell table:style-name="ce1" office:value-type="float" office:value="21.3923341141978">
            <text:p>21.3923341141978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11000">
            <text:p>111000</text:p>
          </table:table-cell>
          <table:table-cell table:style-name="ce1" office:value-type="float" office:value="7.97631537344965">
            <text:p>7.97631537344965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80000">
            <text:p>280000</text:p>
          </table:table-cell>
          <table:table-cell table:style-name="ce1" office:value-type="float" office:value="20.1204351762694">
            <text:p>20.1204351762694</text:p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table:style-name="ce1" office:value-type="float" office:value="751100">
            <text:p>751100</text:p>
          </table:table-cell>
          <table:table-cell table:style-name="ce1" office:value-type="float" office:value="53.9730673603426">
            <text:p>53.9730673603426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55600">
            <text:p>255600</text:p>
          </table:table-cell>
          <table:table-cell table:style-name="ce1" office:value-type="float" office:value="18.3670829680516">
            <text:p>18.3670829680516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63200">
            <text:p>63200</text:p>
          </table:table-cell>
          <table:table-cell table:style-name="ce1" office:value-type="float" office:value="4.54146965407223">
            <text:p>4.54146965407223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75500">
            <text:p>75500</text:p>
          </table:table-cell>
          <table:table-cell table:style-name="ce1" office:value-type="float" office:value="5.42533162788692">
            <text:p>5.42533162788692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211900">
            <text:p>211900</text:p>
          </table:table-cell>
          <table:table-cell table:style-name="ce1" office:value-type="float" office:value="15.2268579066124">
            <text:p>15.2268579066124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72400">
            <text:p>72400</text:p>
          </table:table-cell>
          <table:table-cell table:style-name="ce1" office:value-type="float" office:value="5.2025696670068">
            <text:p>5.2025696670068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00100">
            <text:p>100100</text:p>
          </table:table-cell>
          <table:table-cell table:style-name="ce1" office:value-type="float" office:value="7.1930555755163">
            <text:p>7.1930555755163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56400">
            <text:p>156400</text:p>
          </table:table-cell>
          <table:table-cell table:style-name="ce1" office:value-type="float" office:value="11.2387002198876">
            <text:p>11.2387002198876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08700">
            <text:p>108700</text:p>
          </table:table-cell>
          <table:table-cell table:style-name="ce1" office:value-type="float" office:value="7.81104037021601">
            <text:p>7.81104037021601</text:p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table:style-name="ce1" office:value-type="float" office:value="125000">
            <text:p>125000</text:p>
          </table:table-cell>
          <table:table-cell table:style-name="ce1" office:value-type="float" office:value="8.98233713226312">
            <text:p>8.98233713226312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413600">
            <text:p>413600</text:p>
          </table:table-cell>
          <table:table-cell table:style-name="ce1" office:value-type="float" office:value="29.7207571032322">
            <text:p>29.7207571032322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304100">
            <text:p>304100</text:p>
          </table:table-cell>
          <table:table-cell table:style-name="ce1" office:value-type="float" office:value="21.8522297753697">
            <text:p>21.8522297753697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68900">
            <text:p>168900</text:p>
          </table:table-cell>
          <table:table-cell table:style-name="ce1" office:value-type="float" office:value="12.1369339331139">
            <text:p>12.1369339331139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69900">
            <text:p>69900</text:p>
          </table:table-cell>
          <table:table-cell table:style-name="ce1" office:value-type="float" office:value="5.02292292436154">
            <text:p>5.02292292436154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387800">
            <text:p>387800</text:p>
          </table:table-cell>
          <table:table-cell table:style-name="ce1" office:value-type="float" office:value="27.8668027191331">
            <text:p>27.8668027191331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424400">
            <text:p>424400</text:p>
          </table:table-cell>
          <table:table-cell table:style-name="ce1" office:value-type="float" office:value="30.4968310314597">
            <text:p>30.4968310314597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18200">
            <text:p>218200</text:p>
          </table:table-cell>
          <table:table-cell table:style-name="ce1" office:value-type="float" office:value="15.6795676980785">
            <text:p>15.6795676980785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313300">
            <text:p>313300</text:p>
          </table:table-cell>
          <table:table-cell table:style-name="ce1" office:value-type="float" office:value="22.5133297883043">
            <text:p>22.5133297883043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42900">
            <text:p>42900</text:p>
          </table:table-cell>
          <table:table-cell table:style-name="ce1" office:value-type="float" office:value="3.0827381037927">
            <text:p>3.0827381037927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68500">
            <text:p>68500</text:p>
          </table:table-cell>
          <table:table-cell table:style-name="ce1" office:value-type="float" office:value="4.92232074848019">
            <text:p>4.92232074848019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39700">
            <text:p>139700</text:p>
          </table:table-cell>
          <table:table-cell table:style-name="ce1" office:value-type="float" office:value="10.0386599790173">
            <text:p>10.0386599790173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46800">
            <text:p>146800</text:p>
          </table:table-cell>
          <table:table-cell table:style-name="ce1" office:value-type="float" office:value="10.5488567281298">
            <text:p>10.5488567281298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551100">
            <text:p>551100</text:p>
          </table:table-cell>
          <table:table-cell table:style-name="ce1" office:value-type="float" office:value="39.6013279487216">
            <text:p>39.6013279487216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99700">
            <text:p>199700</text:p>
          </table:table-cell>
          <table:table-cell table:style-name="ce1" office:value-type="float" office:value="14.3501818025036">
            <text:p>14.3501818025036</text:p>
          </table:table-cell>
        </table:table-row>
        <table:table-row table:number-rows-repeated="18">
          <table:table-cell table:number-columns-repeated="9"/>
        </table:table-row>
        <table:table-row>
          <table:table-cell table:number-columns-repeated="7"/>
          <table:table-cell table:style-name="ce1" office:value-type="float" office:value="494246">
            <text:p>494246</text:p>
          </table:table-cell>
          <table:table-cell table:style-name="ce1" office:value-type="float" office:value="35.5158735861801">
            <text:p>35.5158735861801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01350">
            <text:p>201350</text:p>
          </table:table-cell>
          <table:table-cell table:style-name="ce1" office:value-type="float" office:value="14.4687486526494">
            <text:p>14.4687486526494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56900">
            <text:p>56900</text:p>
          </table:table-cell>
          <table:table-cell table:style-name="ce1" office:value-type="float" office:value="4.08875986260617">
            <text:p>4.08875986260617</text:p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table:style-name="ce1" office:value-type="float" office:value="641500">
            <text:p>641500</text:p>
          </table:table-cell>
          <table:table-cell table:style-name="ce1" office:value-type="float" office:value="46.0973541627743">
            <text:p>46.0973541627743</text:p>
          </table:table-cell>
        </table:table-row>
        <table:table-row table:number-rows-repeated="16">
          <table:table-cell table:number-columns-repeated="9"/>
        </table:table-row>
        <table:table-row>
          <table:table-cell table:number-columns-repeated="7"/>
          <table:table-cell table:style-name="ce1" office:value-type="float" office:value="106400">
            <text:p>106400</text:p>
          </table:table-cell>
          <table:table-cell table:style-name="ce1" office:value-type="float" office:value="7.64576536698237">
            <text:p>7.64576536698237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34233">
            <text:p>34233</text:p>
          </table:table-cell>
          <table:table-cell table:style-name="ce1" office:value-type="float" office:value="2.45993877639011">
            <text:p>2.45993877639011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83300">
            <text:p>183300</text:p>
          </table:table-cell>
          <table:table-cell table:style-name="ce1" office:value-type="float" office:value="13.1716991707506">
            <text:p>13.1716991707506</text:p>
          </table:table-cell>
        </table:table-row>
        <table:table-row table:number-rows-repeated="15">
          <table:table-cell table:number-columns-repeated="9"/>
        </table:table-row>
        <table:table-row>
          <table:table-cell table:number-columns-repeated="7"/>
          <table:table-cell table:style-name="ce1" office:value-type="float" office:value="272572">
            <text:p>272572</text:p>
          </table:table-cell>
          <table:table-cell table:style-name="ce1" office:value-type="float" office:value="19.5866687745218">
            <text:p>19.5866687745218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387906">
            <text:p>387906</text:p>
          </table:table-cell>
          <table:table-cell table:style-name="ce1" office:value-type="float" office:value="27.8744197410213">
            <text:p>27.8744197410213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281253">
            <text:p>281253</text:p>
          </table:table-cell>
          <table:table-cell table:style-name="ce1" office:value-type="float" office:value="20.2104741236832">
            <text:p>20.2104741236832</text:p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table:style-name="ce1" office:value-type="float" office:value="406400">
            <text:p>406400</text:p>
          </table:table-cell>
          <table:table-cell table:style-name="ce1" office:value-type="float" office:value="29.2033744844138">
            <text:p>29.2033744844138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93300">
            <text:p>193300</text:p>
          </table:table-cell>
          <table:table-cell table:style-name="ce1" office:value-type="float" office:value="13.8902861413317">
            <text:p>13.8902861413317</text:p>
          </table:table-cell>
        </table:table-row>
        <table:table-row table:number-rows-repeated="14">
          <table:table-cell table:number-columns-repeated="9"/>
        </table:table-row>
        <table:table-row>
          <table:table-cell table:number-columns-repeated="7"/>
          <table:table-cell table:style-name="ce1" office:value-type="float" office:value="306800">
            <text:p>306800</text:p>
          </table:table-cell>
          <table:table-cell table:style-name="ce1" office:value-type="float" office:value="22.0462482574266">
            <text:p>22.0462482574266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55900">
            <text:p>55900</text:p>
          </table:table-cell>
          <table:table-cell table:style-name="ce1" office:value-type="float" office:value="4.01690116554807">
            <text:p>4.01690116554807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160800">
            <text:p>160800</text:p>
          </table:table-cell>
          <table:table-cell table:style-name="ce1" office:value-type="float" office:value="11.5548784869433">
            <text:p>11.5548784869433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92500">
            <text:p>192500</text:p>
          </table:table-cell>
          <table:table-cell table:style-name="ce1" office:value-type="float" office:value="13.8327991836852">
            <text:p>13.8327991836852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02200">
            <text:p>102200</text:p>
          </table:table-cell>
          <table:table-cell table:style-name="ce1" office:value-type="float" office:value="7.34395883933833">
            <text:p>7.34395883933833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53800">
            <text:p>53800</text:p>
          </table:table-cell>
          <table:table-cell table:style-name="ce1" office:value-type="float" office:value="3.86599790172605">
            <text:p>3.86599790172605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15800">
            <text:p>115800</text:p>
          </table:table-cell>
          <table:table-cell table:style-name="ce1" office:value-type="float" office:value="8.32123711932855">
            <text:p>8.32123711932855</text:p>
          </table:table-cell>
        </table:table-row>
        <table:table-row table:number-rows-repeated="13">
          <table:table-cell table:number-columns-repeated="9"/>
        </table:table-row>
        <table:table-row>
          <table:table-cell table:number-columns-repeated="7"/>
          <table:table-cell table:style-name="ce1" office:value-type="float" office:value="369500">
            <text:p>369500</text:p>
          </table:table-cell>
          <table:table-cell table:style-name="ce1" office:value-type="float" office:value="26.5517885629698">
            <text:p>26.5517885629698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417400">
            <text:p>417400</text:p>
          </table:table-cell>
          <table:table-cell table:style-name="ce1" office:value-type="float" office:value="29.993820152053">
            <text:p>29.993820152053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268800">
            <text:p>268800</text:p>
          </table:table-cell>
          <table:table-cell table:style-name="ce1" office:value-type="float" office:value="19.3156177692186">
            <text:p>19.3156177692186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74200">
            <text:p>174200</text:p>
          </table:table-cell>
          <table:table-cell table:style-name="ce1" office:value-type="float" office:value="12.5177850275219">
            <text:p>12.5177850275219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174200">
            <text:p>174200</text:p>
          </table:table-cell>
          <table:table-cell table:style-name="ce1" office:value-type="float" office:value="12.5177850275219">
            <text:p>12.5177850275219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398300">
            <text:p>398300</text:p>
          </table:table-cell>
          <table:table-cell table:style-name="ce1" office:value-type="float" office:value="28.6213190382432">
            <text:p>28.6213190382432</text:p>
          </table:table-cell>
        </table:table-row>
        <table:table-row table:number-rows-repeated="9">
          <table:table-cell table:number-columns-repeated="9"/>
        </table:table-row>
        <table:table-row>
          <table:table-cell table:number-columns-repeated="7"/>
          <table:table-cell table:style-name="ce1" office:value-type="float" office:value="132800">
            <text:p>132800</text:p>
          </table:table-cell>
          <table:table-cell table:style-name="ce1" office:value-type="float" office:value="9.54283496931634">
            <text:p>9.54283496931634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383600">
            <text:p>383600</text:p>
          </table:table-cell>
          <table:table-cell table:style-name="ce1" office:value-type="float" office:value="27.5649961914891">
            <text:p>27.5649961914891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89700">
            <text:p>189700</text:p>
          </table:table-cell>
          <table:table-cell table:style-name="ce1" office:value-type="float" office:value="13.6315948319225">
            <text:p>13.6315948319225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90500">
            <text:p>90500</text:p>
          </table:table-cell>
          <table:table-cell table:style-name="ce1" office:value-type="float" office:value="6.5032120837585">
            <text:p>6.5032120837585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177100">
            <text:p>177100</text:p>
          </table:table-cell>
          <table:table-cell table:style-name="ce1" office:value-type="float" office:value="12.7261752489904">
            <text:p>12.7261752489904</text:p>
          </table:table-cell>
        </table:table-row>
        <table:table-row table:number-rows-repeated="8">
          <table:table-cell table:number-columns-repeated="9"/>
        </table:table-row>
        <table:table-row>
          <table:table-cell table:number-columns-repeated="7"/>
          <table:table-cell table:style-name="ce1" office:value-type="float" office:value="234300">
            <text:p>234300</text:p>
          </table:table-cell>
          <table:table-cell table:style-name="ce1" office:value-type="float" office:value="16.836492720714">
            <text:p>16.836492720714</text:p>
          </table:table-cell>
        </table:table-row>
        <table:table-row table:number-rows-repeated="12">
          <table:table-cell table:number-columns-repeated="9"/>
        </table:table-row>
        <table:table-row>
          <table:table-cell table:number-columns-repeated="7"/>
          <table:table-cell table:style-name="ce1" office:value-type="float" office:value="407200">
            <text:p>407200</text:p>
          </table:table-cell>
          <table:table-cell table:style-name="ce1" office:value-type="float" office:value="29.2608614420603">
            <text:p>29.2608614420603</text:p>
          </table:table-cell>
        </table:table-row>
        <table:table-row table:number-rows-repeated="11">
          <table:table-cell table:number-columns-repeated="9"/>
        </table:table-row>
        <table:table-row>
          <table:table-cell table:number-columns-repeated="7"/>
          <table:table-cell table:style-name="ce1" office:value-type="float" office:value="203600">
            <text:p>203600</text:p>
          </table:table-cell>
          <table:table-cell table:style-name="ce1" office:value-type="float" office:value="14.6304307210302">
            <text:p>14.6304307210302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496000">
            <text:p>496000</text:p>
          </table:table-cell>
          <table:table-cell table:style-name="ce1" office:value-type="float" office:value="35.64191374082">
            <text:p>35.64191374082</text:p>
          </table:table-cell>
        </table:table-row>
        <table:table-row table:number-rows-repeated="10">
          <table:table-cell table:number-columns-repeated="9"/>
        </table:table-row>
        <table:table-row>
          <table:table-cell table:number-columns-repeated="7"/>
          <table:table-cell table:style-name="ce1" office:value-type="float" office:value="135900">
            <text:p>135900</text:p>
          </table:table-cell>
          <table:table-cell table:style-name="ce1" office:value-type="float" office:value="9.76559693019646">
            <text:p>9.76559693019646</text:p>
          </table:table-cell>
        </table:table-row>
      </table:table>
      <table:table table:name="'file:///home/mixalako/Documents/EPU/rea-uc/datasets/Dataset-for-AI-tool_renovated-buildings-91-AUDITI-AR-2-ZON%C3%84_M-ENG.xlsx'#Building series" table:print="false" table:style-name="ta_extref">
        <table:table-source xlink:type="simple" xlink:href="../Dataset-for-AI-tool_renovated-buildings-91-AUDITI-AR-2-ZON%C3%84_M-ENG.xlsx" table:table-name="Building series" table:filter-name="Calc MS Excel 2007 XML" table:mode="copy-results-only"/>
        <table:table-column/>
        <table:table-row>
          <table:table-cell table:style-name="ce1" office:value-type="string">
            <text:p>Building serie</text:p>
          </table:table-cell>
        </table:table-row>
        <table:table-row>
          <table:table-cell table:style-name="ce1" office:value-type="string">
            <text:p>Column1</text:p>
          </table:table-cell>
        </table:table-row>
        <table:table-row>
          <table:table-cell table:style-name="ce1" office:value-type="string">
            <text:p>Hruščova (318. sērija) laika projekts</text:p>
          </table:table-cell>
        </table:table-row>
        <table:table-row>
          <table:table-cell table:style-name="ce1" office:value-type="string">
            <text:p>Building A</text:p>
          </table:table-cell>
        </table:table-row>
        <table:table-row>
          <table:table-cell table:style-name="ce1" office:value-type="string">
            <text:p>Hruščova (318. sērija) laika projekts 2.75</text:p>
          </table:table-cell>
        </table:table-row>
        <table:table-row>
          <table:table-cell table:style-name="ce1" office:value-type="string">
            <text:p>Hruščova (318. sērija) laika projekts 2.8</text:p>
          </table:table-cell>
        </table:table-row>
        <table:table-row>
          <table:table-cell table:style-name="ce1" office:value-type="string">
            <text:p>Hruščova (316. sērija) laika projekts</text:p>
          </table:table-cell>
        </table:table-row>
        <table:table-row>
          <table:table-cell table:style-name="ce1" office:value-type="string">
            <text:p>Hruščova (316.sērija) laika projekts 2.5</text:p>
          </table:table-cell>
        </table:table-row>
        <table:table-row>
          <table:table-cell table:style-name="ce1" office:value-type="string">
            <text:p>Hruščova (316. sērija) laika projekts 2.65</text:p>
          </table:table-cell>
        </table:table-row>
        <table:table-row>
          <table:table-cell table:style-name="ce1" office:value-type="string">
            <text:p>Hruščova (316. sērija) laika projekts 2.64</text:p>
          </table:table-cell>
        </table:table-row>
        <table:table-row>
          <table:table-cell table:style-name="ce1" office:value-type="string">
            <text:p>Building A</text:p>
          </table:table-cell>
        </table:table-row>
        <table:table-row>
          <table:table-cell table:style-name="ce1" office:value-type="string">
            <text:p>Hruščova (316. sērija) laika projekts 2.69</text:p>
          </table:table-cell>
        </table:table-row>
        <table:table-row>
          <table:table-cell table:style-name="ce1" office:value-type="string">
            <text:p>Brežņeva laika projekts</text:p>
          </table:table-cell>
        </table:table-row>
        <table:table-row>
          <table:table-cell table:style-name="ce1" office:value-type="string">
            <text:p>464. sērija (Lietuviešu projekts)</text:p>
          </table:table-cell>
        </table:table-row>
        <table:table-row>
          <table:table-cell table:style-name="ce1" office:value-type="string">
            <text:p>464. sērija</text:p>
          </table:table-cell>
        </table:table-row>
        <table:table-row>
          <table:table-cell table:style-name="ce1" office:value-type="string">
            <text:p>467. sērija</text:p>
          </table:table-cell>
        </table:table-row>
        <table:table-row>
          <table:table-cell table:style-name="ce1" office:value-type="string">
            <text:p>Building 1</text:p>
          </table:table-cell>
        </table:table-row>
        <table:table-row>
          <table:table-cell table:style-name="ce1" office:value-type="string">
            <text:p>103. sērija</text:p>
          </table:table-cell>
        </table:table-row>
        <table:table-row>
          <table:table-cell table:style-name="ce1" office:value-type="string">
            <text:p>103.sērijas specprojekts ar ķieģeļu mūra un gāzbetona bloku sienām.</text:p>
          </table:table-cell>
        </table:table-row>
        <table:table-row>
          <table:table-cell table:style-name="ce1" office:value-type="string">
            <text:p>104. sērija</text:p>
          </table:table-cell>
        </table:table-row>
        <table:table-row>
          <table:table-cell table:style-name="ce1" office:value-type="string">
            <text:p>104. sērija 2.55</text:p>
          </table:table-cell>
        </table:table-row>
        <table:table-row>
          <table:table-cell table:style-name="ce1" office:value-type="string">
            <text:p>Building 1</text:p>
          </table:table-cell>
        </table:table-row>
        <table:table-row>
          <table:table-cell table:style-name="ce1" office:value-type="string">
            <text:p>Čehu projekts</text:p>
          </table:table-cell>
        </table:table-row>
        <table:table-row>
          <table:table-cell table:style-name="ce1" office:value-type="string">
            <text:p>602. sērija</text:p>
          </table:table-cell>
        </table:table-row>
        <table:table-row>
          <table:table-cell table:style-name="ce1" office:value-type="string">
            <text:p>602. sērija 2.58</text:p>
          </table:table-cell>
        </table:table-row>
        <table:table-row>
          <table:table-cell table:style-name="ce1" office:value-type="string">
            <text:p>602. sērija 2.5</text:p>
          </table:table-cell>
        </table:table-row>
        <table:table-row>
          <table:table-cell table:style-name="ce1" office:value-type="string">
            <text:p>119. sērija</text:p>
          </table:table-cell>
        </table:table-row>
        <table:table-row>
          <table:table-cell table:style-name="ce1" office:value-type="string">
            <text:p>Building 2</text:p>
          </table:table-cell>
        </table:table-row>
        <table:table-row>
          <table:table-cell table:style-name="ce1" office:value-type="string">
            <text:p>Franču projekts (Monolīta ēka)</text:p>
          </table:table-cell>
        </table:table-row>
        <table:table-row>
          <table:table-cell table:style-name="ce1" office:value-type="string">
            <text:p>Pirmskara ēka </text:p>
          </table:table-cell>
        </table:table-row>
        <table:table-row>
          <table:table-cell table:style-name="ce1" office:value-type="string">
            <text:p>Pirmskara ēka 3.1</text:p>
          </table:table-cell>
        </table:table-row>
        <table:table-row>
          <table:table-cell table:style-name="ce1" office:value-type="string">
            <text:p>Pirmskara ēka 3.14</text:p>
          </table:table-cell>
        </table:table-row>
        <table:table-row>
          <table:table-cell table:style-name="ce1" office:value-type="string">
            <text:p>Building 2</text:p>
          </table:table-cell>
        </table:table-row>
        <table:table-row>
          <table:table-cell table:style-name="ce1" office:value-type="string">
            <text:p>Pirmskara ēka 2.8</text:p>
          </table:table-cell>
        </table:table-row>
        <table:table-row>
          <table:table-cell table:style-name="ce1" office:value-type="string">
            <text:p>Pirmskara ēka 2.9 </text:p>
          </table:table-cell>
        </table:table-row>
        <table:table-row>
          <table:table-cell table:style-name="ce1" office:value-type="string">
            <text:p>Pirmskara koka ēka</text:p>
          </table:table-cell>
        </table:table-row>
        <table:table-row>
          <table:table-cell table:style-name="ce1" office:value-type="string">
            <text:p>Specprojekts</text:p>
          </table:table-cell>
        </table:table-row>
        <table:table-row>
          <table:table-cell table:style-name="ce1" office:value-type="string">
            <text:p>Specprojekts 2.58</text:p>
          </table:table-cell>
        </table:table-row>
        <table:table-row>
          <table:table-cell table:style-name="ce1" office:value-type="string">
            <text:p>Building 3</text:p>
          </table:table-cell>
        </table:table-row>
        <table:table-row>
          <table:table-cell table:style-name="ce1" office:value-type="string">
            <text:p>Specprojekts 2.78</text:p>
          </table:table-cell>
        </table:table-row>
        <table:table-row>
          <table:table-cell table:style-name="ce1" office:value-type="string">
            <text:p>Specprojekts 2.75</text:p>
          </table:table-cell>
        </table:table-row>
        <table:table-row>
          <table:table-cell table:style-name="ce1" office:value-type="string">
            <text:p>Specprojekts 2.65</text:p>
          </table:table-cell>
        </table:table-row>
        <table:table-row>
          <table:table-cell table:style-name="ce1" office:value-type="string">
            <text:p>Specprojekts 2.63</text:p>
          </table:table-cell>
        </table:table-row>
        <table:table-row>
          <table:table-cell table:style-name="ce1" office:value-type="string">
            <text:p>Specprojekts 2.55</text:p>
          </table:table-cell>
        </table:table-row>
        <table:table-row>
          <table:table-cell table:style-name="ce1" office:value-type="string">
            <text:p>Building 3</text:p>
          </table:table-cell>
        </table:table-row>
        <table:table-row>
          <table:table-cell table:style-name="ce1" office:value-type="string">
            <text:p>Specprojekts 2.85</text:p>
          </table:table-cell>
        </table:table-row>
        <table:table-row>
          <table:table-cell table:style-name="ce1" office:value-type="string">
            <text:p>Specprojekts 3.3</text:p>
          </table:table-cell>
        </table:table-row>
        <table:table-row>
          <table:table-cell table:style-name="ce1" office:value-type="string">
            <text:p>Specprojekts 3.1</text:p>
          </table:table-cell>
        </table:table-row>
        <table:table-row>
          <table:table-cell table:style-name="ce1" office:value-type="string">
            <text:p>Specprojekts 3.0</text:p>
          </table:table-cell>
        </table:table-row>
        <table:table-row>
          <table:table-cell table:style-name="ce1" office:value-type="string">
            <text:p>Ļeņingradas projekts</text:p>
          </table:table-cell>
        </table:table-row>
        <table:table-row>
          <table:table-cell table:style-name="ce1" office:value-type="string">
            <text:p>Vācu projekts</text:p>
          </table:table-cell>
        </table:table-row>
        <table:table-row>
          <table:table-cell table:style-name="ce1" office:value-type="string">
            <text:p>Building 4</text:p>
          </table:table-cell>
        </table:table-row>
        <table:table-row>
          <table:table-cell table:style-name="ce1" office:value-type="string">
            <text:p>Individuālais projekts, divu stāvu ēka ar ķieģeļu  sienam</text:p>
          </table:table-cell>
        </table:table-row>
        <table:table-row>
          <table:table-cell table:style-name="ce1" office:value-type="string">
            <text:p>Individuālais projekts, mūra ēka</text:p>
          </table:table-cell>
        </table:table-row>
        <table:table-row>
          <table:table-cell table:style-name="ce1" office:value-type="string">
            <text:p>Individuālais projekts, koka ēka</text:p>
          </table:table-cell>
        </table:table-row>
        <table:table-row>
          <table:table-cell table:style-name="ce1" office:value-type="string">
            <text:p>Piecstāvu, ķieģeļu mūra ēka ar koka pārsegumiem un divslīpju jumtu.</text:p>
          </table:table-cell>
        </table:table-row>
        <table:table-row>
          <table:table-cell table:style-name="ce1" office:value-type="string">
            <text:p>Piecstāvu, ķieģeļu mūra ēka ar divslīpju jumtu.</text:p>
          </table:table-cell>
        </table:table-row>
        <table:table-row>
          <table:table-cell table:style-name="ce1" office:value-type="string">
            <text:p>Piecstāvu, ķieģeļu mūra ēka ar koka pārsegumiem un divslīpju jumtu. 3.15</text:p>
          </table:table-cell>
        </table:table-row>
        <table:table-row>
          <table:table-cell table:style-name="ce1" office:value-type="string">
            <text:p>Piecstāvu, ķieģeļu mūra ēka ar divslīpju jumtu. 2.95</text:p>
          </table:table-cell>
        </table:table-row>
        <table:table-row>
          <table:table-cell table:style-name="ce1" office:value-type="string">
            <text:p>Cits</text:p>
          </table:table-cell>
        </table:table-row>
        <table:table-row>
          <table:table-cell table:style-name="ce1" office:value-type="string">
            <text:p>Building 4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vg. indoor height (m)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string">
            <text:p>Building 5</text:p>
          </table:table-cell>
        </table:table-row>
        <table:table-row>
          <table:table-cell table:style-name="ce1" office:value-type="float" office:value="2.75">
            <text:p>2.75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63">
            <text:p>2.63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65">
            <text:p>2.65</text:p>
          </table:table-cell>
        </table:table-row>
        <table:table-row>
          <table:table-cell table:style-name="ce1" office:value-type="float" office:value="2.64">
            <text:p>2.64</text:p>
          </table:table-cell>
        </table:table-row>
        <table:table-row>
          <table:table-cell table:style-name="ce1" office:value-type="string">
            <text:p>Building 5</text:p>
          </table:table-cell>
        </table:table-row>
        <table:table-row>
          <table:table-cell table:style-name="ce1" office:value-type="float" office:value="2.69">
            <text:p>2.69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95">
            <text:p>2.95</text:p>
          </table:table-cell>
        </table:table-row>
        <table:table-row>
          <table:table-cell table:style-name="ce1" office:value-type="string">
            <text:p>Building 6</text:p>
          </table:table-cell>
        </table:table-row>
        <table:table-row>
          <table:table-cell table:style-name="ce1" office:value-type="float" office:value="2.45">
            <text:p>2.4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6">
            <text:p>2.56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float" office:value="2.56">
            <text:p>2.56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string">
            <text:p>Building 6</text:p>
          </table:table-cell>
        </table:table-row>
        <table:table-row>
          <table:table-cell table:style-name="ce1" office:value-type="float" office:value="2.6">
            <text:p>2.6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string">
            <text:p>Building 7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3.14">
            <text:p>3.14</text:p>
          </table:table-cell>
        </table:table-row>
        <table:table-row>
          <table:table-cell table:style-name="ce1" office:value-type="float" office:value="2.87">
            <text:p>2.87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2.7">
            <text:p>2.7</text:p>
          </table:table-cell>
        </table:table-row>
        <table:table-row>
          <table:table-cell table:style-name="ce1" office:value-type="string">
            <text:p>Building 7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>
          <table:table-cell table:style-name="ce1" office:value-type="float" office:value="2.8">
            <text:p>2.8</text:p>
          </table:table-cell>
        </table:table-row>
        <table:table-row>
          <table:table-cell table:style-name="ce1" office:value-type="float" office:value="2.78">
            <text:p>2.78</text:p>
          </table:table-cell>
        </table:table-row>
        <table:table-row>
          <table:table-cell table:style-name="ce1" office:value-type="float" office:value="2.75">
            <text:p>2.75</text:p>
          </table:table-cell>
        </table:table-row>
        <table:table-row>
          <table:table-cell table:style-name="ce1" office:value-type="string">
            <text:p>Building 8</text:p>
          </table:table-cell>
        </table:table-row>
        <table:table-row>
          <table:table-cell table:style-name="ce1" office:value-type="float" office:value="2.63">
            <text:p>2.63</text:p>
          </table:table-cell>
        </table:table-row>
        <table:table-row>
          <table:table-cell table:style-name="ce1" office:value-type="float" office:value="2.55">
            <text:p>2.55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85">
            <text:p>2.85</text:p>
          </table:table-cell>
        </table:table-row>
        <table:table-row>
          <table:table-cell table:style-name="ce1" office:value-type="string">
            <text:p>Building 8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2.5">
            <text:p>2.5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string">
            <text:p>Building 9</text:p>
          </table:table-cell>
        </table:table-row>
        <table:table-row>
          <table:table-cell table:style-name="ce1" office:value-type="float" office:value="2.4">
            <text:p>2.4</text:p>
          </table:table-cell>
        </table:table-row>
        <table:table-row>
          <table:table-cell table:style-name="ce1" office:value-type="float" office:value="3.02">
            <text:p>3.0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.15">
            <text:p>3.15</text:p>
          </table:table-cell>
        </table:table-row>
        <table:table-row>
          <table:table-cell table:style-name="ce1" office:value-type="float" office:value="2.95">
            <text:p>2.95</text:p>
          </table:table-cell>
        </table:table-row>
        <table:table-row>
          <table:table-cell table:style-name="ce1" office:value-type="float" office:value="2.58">
            <text:p>2.58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string">
            <text:p>Column1</text:p>
          </table:table-cell>
        </table:table-row>
        <table:table-row table:number-rows-repeated="122">
          <table:table-cell table:number-columns-repeated="1"/>
        </table:table-row>
        <table:table-row>
          <table:table-cell table:style-name="ce1" office:value-type="string">
            <text:p>Total:</text:p>
          </table:table-cell>
        </table:table-row>
        <table:table-row>
          <table:table-cell table:style-name="ce1" office:value-type="string">
            <text:p>Building 19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19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20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2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2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2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Building 2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1"/>
        </table:table-row>
        <table:table-row>
          <table:table-cell table:style-name="ce1" office:value-type="float" office:value="91">
            <text:p>91</text:p>
          </table:table-cell>
        </table:table-row>
        <table:table-row>
          <table:table-cell table:style-name="ce1" office:value-type="string">
            <text:p>Building Serie Code</text:p>
          </table:table-cell>
        </table:table-row>
        <table:table-row>
          <table:table-cell table:style-name="ce1" office:value-type="float" office:value="110">
            <text:p>110</text:p>
          </table:table-cell>
        </table:table-row>
        <table:table-row>
          <table:table-cell table:style-name="ce1" office:value-type="string">
            <text:p>Building 23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Building 24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string">
            <text:p>316/318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7">
            <text:p>467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uilding 24</text:p>
          </table:table-cell>
        </table:table-row>
        <table:table-row>
          <table:table-cell table:style-name="ce1" office:value-type="float" office:value="103">
            <text:p>103</text:p>
          </table:table-cell>
        </table:table-row>
        <table:table-row>
          <table:table-cell table:style-name="ce1" office:value-type="float" office:value="104">
            <text:p>104</text:p>
          </table:table-cell>
        </table:table-row>
        <table:table-row>
          <table:table-cell table:style-name="ce1" office:value-type="float" office:value="104">
            <text:p>104</text:p>
          </table:table-cell>
        </table:table-row>
        <table:table-row>
          <table:table-cell table:style-name="ce1" office:value-type="float" office:value="102">
            <text:p>102</text:p>
          </table:table-cell>
        </table:table-row>
        <table:table-row>
          <table:table-cell table:style-name="ce1" office:value-type="float" office:value="101">
            <text:p>101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string">
            <text:p>Building 25</text:p>
          </table:table-cell>
        </table:table-row>
        <table:table-row>
          <table:table-cell table:style-name="ce1" office:value-type="float" office:value="602">
            <text:p>602</text:p>
          </table:table-cell>
        </table:table-row>
        <table:table-row>
          <table:table-cell table:style-name="ce1" office:value-type="float" office:value="119">
            <text:p>119</text:p>
          </table:table-cell>
        </table:table-row>
        <table:table-row>
          <table:table-cell table:style-name="ce1" office:value-type="float" office:value="119">
            <text:p>119</text:p>
          </table:table-cell>
        </table:table-row>
        <table:table-row>
          <table:table-cell table:style-name="ce1" office:value-type="float" office:value="105">
            <text:p>105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uilding 25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uilding 26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uilding 26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uilding 27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30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1P2" style:volatile="true">
      <number:text>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0:54:50.61801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3:59:24.561339630</meta:creation-date>
    <dc:date>2022-12-08T10:57:16.483721770</dc:date>
    <meta:editing-duration>PT17H7M12S</meta:editing-duration>
    <meta:editing-cycles>3</meta:editing-cycles>
    <meta:generator>LibreOffice/6.0.7.3$Linux_X86_64 LibreOffice_project/00m0$Build-3</meta:generator>
    <meta:document-statistic meta:table-count="1" meta:cell-count="5127" meta:object-count="288"/>
  </office:meta>
</office:document-meta>
</file>